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08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33.87mm"/>
    </style:style>
    <style:style style:name="co4" style:family="table-column">
      <style:table-column-properties fo:break-before="auto" style:column-width="28.84mm"/>
    </style:style>
    <style:style style:name="co5" style:family="table-column">
      <style:table-column-properties fo:break-before="auto" style:column-width="32.81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1.96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0">
      <style:table-cell-properties fo:background-color="#ffffff"/>
    </style:style>
    <style:style style:name="ce1" style:family="table-cell" style:parent-style-name="Default" style:data-style-name="N0"/>
    <style:style style:name="ce8" style:family="table-cell" style:parent-style-name="Default" style:data-style-name="N84"/>
    <style:style style:name="ce4" style:family="table-cell" style:parent-style-name="Default" style:data-style-name="N108"/>
    <style:style style:name="ce3" style:family="table-cell" style:parent-style-name="Default" style:data-style-name="N40"/>
  </office:automatic-styles>
  <office:body>
    <office:spreadsheet>
      <table:calculation-settings table:automatic-find-labels="false" table:use-regular-expressions="false" table:use-wildcards="true"/>
      <table:table table:name="jornad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017" table:default-cell-style-name="ce1"/>
        <table:table-row table:style-name="ro1">
          <table:table-cell table:style-name="ce2" office:value-type="string" calcext:value-type="string">
            <text:p>id_jornada</text:p>
          </table:table-cell>
          <table:table-cell table:style-name="ce2" office:value-type="string" calcext:value-type="string">
            <text:p>id_empleado</text:p>
          </table:table-cell>
          <table:table-cell table:style-name="ce2" office:value-type="string" calcext:value-type="string">
            <text:p>entrada_fecha</text:p>
          </table:table-cell>
          <table:table-cell table:style-name="ce2" office:value-type="string" calcext:value-type="string">
            <text:p>entrada_hora</text:p>
          </table:table-cell>
          <table:table-cell table:style-name="ce2" office:value-type="string" calcext:value-type="string">
            <text:p>salida_ho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07</text:p>
          </table:table-cell>
          <table:table-cell office:value-type="string" calcext:value-type="string">
            <text:p>emp00010</text:p>
          </table:table-cell>
          <table:table-cell table:style-name="ce8" office:value-type="date" office:date-value="2019-01-01" calcext:value-type="date">
            <text:p>2019-01-01</text:p>
          </table:table-cell>
          <table:table-cell table:style-name="ce3" office:value-type="time" office:time-value="PT07H25M00S" calcext:value-type="time">
            <text:p>07:25</text:p>
          </table:table-cell>
          <table:table-cell table:style-name="ce3" office:value-type="time" office:time-value="PT15H25M00S" calcext:value-type="time">
            <text:p>15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17</text:p>
          </table:table-cell>
          <table:table-cell office:value-type="string" calcext:value-type="string">
            <text:p>emp00036</text:p>
          </table:table-cell>
          <table:table-cell table:style-name="ce4" office:value-type="date" office:date-value="2019-01-01" calcext:value-type="date">
            <text:p>2019-01-01</text:p>
          </table:table-cell>
          <table:table-cell table:style-name="ce3" office:value-type="time" office:time-value="PT10H03M00S" calcext:value-type="time">
            <text:p>10:03</text:p>
          </table:table-cell>
          <table:table-cell table:style-name="ce3" office:value-type="time" office:time-value="PT18H03M00S" calcext:value-type="time">
            <text:p>18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66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1-01" calcext:value-type="date">
            <text:p>2019-01-01</text:p>
          </table:table-cell>
          <table:table-cell table:style-name="ce3" office:value-type="time" office:time-value="PT11H45M00S" calcext:value-type="time">
            <text:p>11:45</text:p>
          </table:table-cell>
          <table:table-cell table:style-name="ce3" office:value-type="time" office:time-value="PT19H45M00S" calcext:value-type="time">
            <text:p>19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97</text:p>
          </table:table-cell>
          <table:table-cell office:value-type="string" calcext:value-type="string">
            <text:p>emp00011</text:p>
          </table:table-cell>
          <table:table-cell table:style-name="ce4" office:value-type="date" office:date-value="2019-01-01" calcext:value-type="date">
            <text:p>2019-01-01</text:p>
          </table:table-cell>
          <table:table-cell table:style-name="ce3" office:value-type="time" office:time-value="PT10H54M00S" calcext:value-type="time">
            <text:p>10:54</text:p>
          </table:table-cell>
          <table:table-cell table:style-name="ce3" office:value-type="time" office:time-value="PT18H54M00S" calcext:value-type="time">
            <text:p>18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1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1-01" calcext:value-type="date">
            <text:p>2019-01-01</text:p>
          </table:table-cell>
          <table:table-cell table:style-name="ce3" office:value-type="time" office:time-value="PT10H54M00S" calcext:value-type="time">
            <text:p>10:54</text:p>
          </table:table-cell>
          <table:table-cell table:style-name="ce3" office:value-type="time" office:time-value="PT18H54M00S" calcext:value-type="time">
            <text:p>18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70</text:p>
          </table:table-cell>
          <table:table-cell office:value-type="string" calcext:value-type="string">
            <text:p>emp00059</text:p>
          </table:table-cell>
          <table:table-cell table:style-name="ce4" office:value-type="date" office:date-value="2019-01-01" calcext:value-type="date">
            <text:p>2019-01-01</text:p>
          </table:table-cell>
          <table:table-cell table:style-name="ce3" office:value-type="time" office:time-value="PT08H47M00S" calcext:value-type="time">
            <text:p>08:47</text:p>
          </table:table-cell>
          <table:table-cell table:style-name="ce3" office:value-type="time" office:time-value="PT16H47M00S" calcext:value-type="time">
            <text:p>16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57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1-02" calcext:value-type="date">
            <text:p>2019-01-02</text:p>
          </table:table-cell>
          <table:table-cell table:style-name="ce3" office:value-type="time" office:time-value="PT08H56M00S" calcext:value-type="time">
            <text:p>08:56</text:p>
          </table:table-cell>
          <table:table-cell table:style-name="ce3" office:value-type="time" office:time-value="PT16H56M00S" calcext:value-type="time">
            <text:p>16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3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1-02" calcext:value-type="date">
            <text:p>2019-01-02</text:p>
          </table:table-cell>
          <table:table-cell table:style-name="ce3" office:value-type="time" office:time-value="PT07H29M00S" calcext:value-type="time">
            <text:p>07:29</text:p>
          </table:table-cell>
          <table:table-cell table:style-name="ce3" office:value-type="time" office:time-value="PT15H29M00S" calcext:value-type="time">
            <text:p>15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1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1-03" calcext:value-type="date">
            <text:p>2019-01-03</text:p>
          </table:table-cell>
          <table:table-cell table:style-name="ce3" office:value-type="time" office:time-value="PT12H32M00S" calcext:value-type="time">
            <text:p>12:32</text:p>
          </table:table-cell>
          <table:table-cell table:style-name="ce3" office:value-type="time" office:time-value="PT20H32M00S" calcext:value-type="time">
            <text:p>20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1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1-03" calcext:value-type="date">
            <text:p>2019-01-03</text:p>
          </table:table-cell>
          <table:table-cell table:style-name="ce3" office:value-type="time" office:time-value="PT08H31M00S" calcext:value-type="time">
            <text:p>08:31</text:p>
          </table:table-cell>
          <table:table-cell table:style-name="ce3" office:value-type="time" office:time-value="PT16H31M00S" calcext:value-type="time">
            <text:p>16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54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1-03" calcext:value-type="date">
            <text:p>2019-01-03</text:p>
          </table:table-cell>
          <table:table-cell table:style-name="ce3" office:value-type="time" office:time-value="PT07H43M00S" calcext:value-type="time">
            <text:p>07:43</text:p>
          </table:table-cell>
          <table:table-cell table:style-name="ce3" office:value-type="time" office:time-value="PT15H43M00S" calcext:value-type="time">
            <text:p>15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23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1-03" calcext:value-type="date">
            <text:p>2019-01-03</text:p>
          </table:table-cell>
          <table:table-cell table:style-name="ce3" office:value-type="time" office:time-value="PT12H52M00S" calcext:value-type="time">
            <text:p>12:52</text:p>
          </table:table-cell>
          <table:table-cell table:style-name="ce3" office:value-type="time" office:time-value="PT20H52M00S" calcext:value-type="time">
            <text:p>20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7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1-04" calcext:value-type="date">
            <text:p>2019-01-04</text:p>
          </table:table-cell>
          <table:table-cell table:style-name="ce3" office:value-type="time" office:time-value="PT10H02M00S" calcext:value-type="time">
            <text:p>10:02</text:p>
          </table:table-cell>
          <table:table-cell table:style-name="ce3" office:value-type="time" office:time-value="PT18H02M00S" calcext:value-type="time">
            <text:p>18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14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1-04" calcext:value-type="date">
            <text:p>2019-01-04</text:p>
          </table:table-cell>
          <table:table-cell table:style-name="ce3" office:value-type="time" office:time-value="PT08H32M00S" calcext:value-type="time">
            <text:p>08:32</text:p>
          </table:table-cell>
          <table:table-cell table:style-name="ce3" office:value-type="time" office:time-value="PT16H32M00S" calcext:value-type="time">
            <text:p>16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1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1-04" calcext:value-type="date">
            <text:p>2019-01-04</text:p>
          </table:table-cell>
          <table:table-cell table:style-name="ce3" office:value-type="time" office:time-value="PT12H12M00S" calcext:value-type="time">
            <text:p>12:12</text:p>
          </table:table-cell>
          <table:table-cell table:style-name="ce3" office:value-type="time" office:time-value="PT20H12M00S" calcext:value-type="time">
            <text:p>20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7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1-05" calcext:value-type="date">
            <text:p>2019-01-05</text:p>
          </table:table-cell>
          <table:table-cell table:style-name="ce3" office:value-type="time" office:time-value="PT06H14M00S" calcext:value-type="time">
            <text:p>06:14</text:p>
          </table:table-cell>
          <table:table-cell table:style-name="ce3" office:value-type="time" office:time-value="PT14H14M00S" calcext:value-type="time">
            <text:p>14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30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1-05" calcext:value-type="date">
            <text:p>2019-01-05</text:p>
          </table:table-cell>
          <table:table-cell table:style-name="ce3" office:value-type="time" office:time-value="PT06H20M00S" calcext:value-type="time">
            <text:p>06:20</text:p>
          </table:table-cell>
          <table:table-cell table:style-name="ce3" office:value-type="time" office:time-value="PT14H20M00S" calcext:value-type="time">
            <text:p>14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03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1-07" calcext:value-type="date">
            <text:p>2019-01-07</text:p>
          </table:table-cell>
          <table:table-cell table:style-name="ce3" office:value-type="time" office:time-value="PT10H06M00S" calcext:value-type="time">
            <text:p>10:06</text:p>
          </table:table-cell>
          <table:table-cell table:style-name="ce3" office:value-type="time" office:time-value="PT18H06M00S" calcext:value-type="time">
            <text:p>18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1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1-07" calcext:value-type="date">
            <text:p>2019-01-07</text:p>
          </table:table-cell>
          <table:table-cell table:style-name="ce3" office:value-type="time" office:time-value="PT11H08M00S" calcext:value-type="time">
            <text:p>11:08</text:p>
          </table:table-cell>
          <table:table-cell table:style-name="ce3" office:value-type="time" office:time-value="PT19H08M00S" calcext:value-type="time">
            <text:p>19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76</text:p>
          </table:table-cell>
          <table:table-cell office:value-type="string" calcext:value-type="string">
            <text:p>emp00045</text:p>
          </table:table-cell>
          <table:table-cell table:style-name="ce4" office:value-type="date" office:date-value="2019-01-07" calcext:value-type="date">
            <text:p>2019-01-07</text:p>
          </table:table-cell>
          <table:table-cell table:style-name="ce3" office:value-type="time" office:time-value="PT09H47M00S" calcext:value-type="time">
            <text:p>09:47</text:p>
          </table:table-cell>
          <table:table-cell table:style-name="ce3" office:value-type="time" office:time-value="PT17H47M00S" calcext:value-type="time">
            <text:p>17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70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1-07" calcext:value-type="date">
            <text:p>2019-01-07</text:p>
          </table:table-cell>
          <table:table-cell table:style-name="ce3" office:value-type="time" office:time-value="PT12H37M00S" calcext:value-type="time">
            <text:p>12:37</text:p>
          </table:table-cell>
          <table:table-cell table:style-name="ce3" office:value-type="time" office:time-value="PT20H37M00S" calcext:value-type="time">
            <text:p>20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78</text:p>
          </table:table-cell>
          <table:table-cell office:value-type="string" calcext:value-type="string">
            <text:p>emp00009</text:p>
          </table:table-cell>
          <table:table-cell table:style-name="ce4" office:value-type="date" office:date-value="2019-01-07" calcext:value-type="date">
            <text:p>2019-01-07</text:p>
          </table:table-cell>
          <table:table-cell table:style-name="ce3" office:value-type="time" office:time-value="PT08H12M00S" calcext:value-type="time">
            <text:p>08:12</text:p>
          </table:table-cell>
          <table:table-cell table:style-name="ce3" office:value-type="time" office:time-value="PT16H12M00S" calcext:value-type="time">
            <text:p>16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19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1-07" calcext:value-type="date">
            <text:p>2019-01-07</text:p>
          </table:table-cell>
          <table:table-cell table:style-name="ce3" office:value-type="time" office:time-value="PT10H06M00S" calcext:value-type="time">
            <text:p>10:06</text:p>
          </table:table-cell>
          <table:table-cell table:style-name="ce3" office:value-type="time" office:time-value="PT18H06M00S" calcext:value-type="time">
            <text:p>18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24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1-08" calcext:value-type="date">
            <text:p>2019-01-08</text:p>
          </table:table-cell>
          <table:table-cell table:style-name="ce3" office:value-type="time" office:time-value="PT09H36M00S" calcext:value-type="time">
            <text:p>09:36</text:p>
          </table:table-cell>
          <table:table-cell table:style-name="ce3" office:value-type="time" office:time-value="PT17H36M00S" calcext:value-type="time">
            <text:p>17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07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1-08" calcext:value-type="date">
            <text:p>2019-01-08</text:p>
          </table:table-cell>
          <table:table-cell table:style-name="ce3" office:value-type="time" office:time-value="PT07H11M00S" calcext:value-type="time">
            <text:p>07:11</text:p>
          </table:table-cell>
          <table:table-cell table:style-name="ce3" office:value-type="time" office:time-value="PT15H11M00S" calcext:value-type="time">
            <text:p>15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8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1-08" calcext:value-type="date">
            <text:p>2019-01-08</text:p>
          </table:table-cell>
          <table:table-cell table:style-name="ce3" office:value-type="time" office:time-value="PT11H59M00S" calcext:value-type="time">
            <text:p>11:59</text:p>
          </table:table-cell>
          <table:table-cell table:style-name="ce3" office:value-type="time" office:time-value="PT19H59M00S" calcext:value-type="time">
            <text:p>19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6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1-08" calcext:value-type="date">
            <text:p>2019-01-08</text:p>
          </table:table-cell>
          <table:table-cell table:style-name="ce3" office:value-type="time" office:time-value="PT11H48M00S" calcext:value-type="time">
            <text:p>11:48</text:p>
          </table:table-cell>
          <table:table-cell table:style-name="ce3" office:value-type="time" office:time-value="PT19H48M00S" calcext:value-type="time">
            <text:p>19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83</text:p>
          </table:table-cell>
          <table:table-cell office:value-type="string" calcext:value-type="string">
            <text:p>emp00073</text:p>
          </table:table-cell>
          <table:table-cell table:style-name="ce4" office:value-type="date" office:date-value="2019-01-08" calcext:value-type="date">
            <text:p>2019-01-08</text:p>
          </table:table-cell>
          <table:table-cell table:style-name="ce3" office:value-type="time" office:time-value="PT10H22M00S" calcext:value-type="time">
            <text:p>10:22</text:p>
          </table:table-cell>
          <table:table-cell table:style-name="ce3" office:value-type="time" office:time-value="PT18H22M00S" calcext:value-type="time">
            <text:p>18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1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1-08" calcext:value-type="date">
            <text:p>2019-01-08</text:p>
          </table:table-cell>
          <table:table-cell table:style-name="ce3" office:value-type="time" office:time-value="PT12H32M00S" calcext:value-type="time">
            <text:p>12:32</text:p>
          </table:table-cell>
          <table:table-cell table:style-name="ce3" office:value-type="time" office:time-value="PT20H32M00S" calcext:value-type="time">
            <text:p>20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64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1-09" calcext:value-type="date">
            <text:p>2019-01-09</text:p>
          </table:table-cell>
          <table:table-cell table:style-name="ce3" office:value-type="time" office:time-value="PT06H15M00S" calcext:value-type="time">
            <text:p>06:15</text:p>
          </table:table-cell>
          <table:table-cell table:style-name="ce3" office:value-type="time" office:time-value="PT14H15M00S" calcext:value-type="time">
            <text:p>14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86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1-09" calcext:value-type="date">
            <text:p>2019-01-09</text:p>
          </table:table-cell>
          <table:table-cell table:style-name="ce3" office:value-type="time" office:time-value="PT11H42M00S" calcext:value-type="time">
            <text:p>11:42</text:p>
          </table:table-cell>
          <table:table-cell table:style-name="ce3" office:value-type="time" office:time-value="PT19H42M00S" calcext:value-type="time">
            <text:p>19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42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1-09" calcext:value-type="date">
            <text:p>2019-01-09</text:p>
          </table:table-cell>
          <table:table-cell table:style-name="ce3" office:value-type="time" office:time-value="PT07H48M00S" calcext:value-type="time">
            <text:p>07:48</text:p>
          </table:table-cell>
          <table:table-cell table:style-name="ce3" office:value-type="time" office:time-value="PT15H48M00S" calcext:value-type="time">
            <text:p>15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4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1-10" calcext:value-type="date">
            <text:p>2019-01-10</text:p>
          </table:table-cell>
          <table:table-cell table:style-name="ce3" office:value-type="time" office:time-value="PT09H09M00S" calcext:value-type="time">
            <text:p>09:09</text:p>
          </table:table-cell>
          <table:table-cell table:style-name="ce3" office:value-type="time" office:time-value="PT17H09M00S" calcext:value-type="time">
            <text:p>17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6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1-10" calcext:value-type="date">
            <text:p>2019-01-10</text:p>
          </table:table-cell>
          <table:table-cell table:style-name="ce3" office:value-type="time" office:time-value="PT07H14M00S" calcext:value-type="time">
            <text:p>07:14</text:p>
          </table:table-cell>
          <table:table-cell table:style-name="ce3" office:value-type="time" office:time-value="PT15H14M00S" calcext:value-type="time">
            <text:p>15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5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1-10" calcext:value-type="date">
            <text:p>2019-01-10</text:p>
          </table:table-cell>
          <table:table-cell table:style-name="ce3" office:value-type="time" office:time-value="PT11H02M00S" calcext:value-type="time">
            <text:p>11:02</text:p>
          </table:table-cell>
          <table:table-cell table:style-name="ce3" office:value-type="time" office:time-value="PT19H02M00S" calcext:value-type="time">
            <text:p>19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28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1-11" calcext:value-type="date">
            <text:p>2019-01-11</text:p>
          </table:table-cell>
          <table:table-cell table:style-name="ce3" office:value-type="time" office:time-value="PT11H31M00S" calcext:value-type="time">
            <text:p>11:31</text:p>
          </table:table-cell>
          <table:table-cell table:style-name="ce3" office:value-type="time" office:time-value="PT19H31M00S" calcext:value-type="time">
            <text:p>19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4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1-11" calcext:value-type="date">
            <text:p>2019-01-11</text:p>
          </table:table-cell>
          <table:table-cell table:style-name="ce3" office:value-type="time" office:time-value="PT10H23M00S" calcext:value-type="time">
            <text:p>10:23</text:p>
          </table:table-cell>
          <table:table-cell table:style-name="ce3" office:value-type="time" office:time-value="PT18H23M00S" calcext:value-type="time">
            <text:p>18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26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1-11" calcext:value-type="date">
            <text:p>2019-01-11</text:p>
          </table:table-cell>
          <table:table-cell table:style-name="ce3" office:value-type="time" office:time-value="PT11H23M00S" calcext:value-type="time">
            <text:p>11:23</text:p>
          </table:table-cell>
          <table:table-cell table:style-name="ce3" office:value-type="time" office:time-value="PT19H23M00S" calcext:value-type="time">
            <text:p>19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00</text:p>
          </table:table-cell>
          <table:table-cell office:value-type="string" calcext:value-type="string">
            <text:p>emp00056</text:p>
          </table:table-cell>
          <table:table-cell table:style-name="ce4" office:value-type="date" office:date-value="2019-01-11" calcext:value-type="date">
            <text:p>2019-01-11</text:p>
          </table:table-cell>
          <table:table-cell table:style-name="ce3" office:value-type="time" office:time-value="PT12H07M00S" calcext:value-type="time">
            <text:p>12:07</text:p>
          </table:table-cell>
          <table:table-cell table:style-name="ce3" office:value-type="time" office:time-value="PT20H07M00S" calcext:value-type="time">
            <text:p>20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99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1-11" calcext:value-type="date">
            <text:p>2019-01-11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19H00M00S" calcext:value-type="time">
            <text:p>19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94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1-12" calcext:value-type="date">
            <text:p>2019-01-12</text:p>
          </table:table-cell>
          <table:table-cell table:style-name="ce3" office:value-type="time" office:time-value="PT12H38M00S" calcext:value-type="time">
            <text:p>12:38</text:p>
          </table:table-cell>
          <table:table-cell table:style-name="ce3" office:value-type="time" office:time-value="PT20H38M00S" calcext:value-type="time">
            <text:p>20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50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1-12" calcext:value-type="date">
            <text:p>2019-01-12</text:p>
          </table:table-cell>
          <table:table-cell table:style-name="ce3" office:value-type="time" office:time-value="PT09H34M00S" calcext:value-type="time">
            <text:p>09:34</text:p>
          </table:table-cell>
          <table:table-cell table:style-name="ce3" office:value-type="time" office:time-value="PT17H34M00S" calcext:value-type="time">
            <text:p>17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68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1-12" calcext:value-type="date">
            <text:p>2019-01-12</text:p>
          </table:table-cell>
          <table:table-cell table:style-name="ce3" office:value-type="time" office:time-value="PT08H50M00S" calcext:value-type="time">
            <text:p>08:50</text:p>
          </table:table-cell>
          <table:table-cell table:style-name="ce3" office:value-type="time" office:time-value="PT16H50M00S" calcext:value-type="time">
            <text:p>16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48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1-12" calcext:value-type="date">
            <text:p>2019-01-12</text:p>
          </table:table-cell>
          <table:table-cell table:style-name="ce3" office:value-type="time" office:time-value="PT10H45M00S" calcext:value-type="time">
            <text:p>10:45</text:p>
          </table:table-cell>
          <table:table-cell table:style-name="ce3" office:value-type="time" office:time-value="PT18H45M00S" calcext:value-type="time">
            <text:p>18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06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1-13" calcext:value-type="date">
            <text:p>2019-01-13</text:p>
          </table:table-cell>
          <table:table-cell table:style-name="ce3" office:value-type="time" office:time-value="PT11H14M00S" calcext:value-type="time">
            <text:p>11:14</text:p>
          </table:table-cell>
          <table:table-cell table:style-name="ce3" office:value-type="time" office:time-value="PT19H14M00S" calcext:value-type="time">
            <text:p>19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4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1-13" calcext:value-type="date">
            <text:p>2019-01-13</text:p>
          </table:table-cell>
          <table:table-cell table:style-name="ce3" office:value-type="time" office:time-value="PT10H15M00S" calcext:value-type="time">
            <text:p>10:15</text:p>
          </table:table-cell>
          <table:table-cell table:style-name="ce3" office:value-type="time" office:time-value="PT18H15M00S" calcext:value-type="time">
            <text:p>18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0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1-13" calcext:value-type="date">
            <text:p>2019-01-13</text:p>
          </table:table-cell>
          <table:table-cell table:style-name="ce3" office:value-type="time" office:time-value="PT10H37M00S" calcext:value-type="time">
            <text:p>10:37</text:p>
          </table:table-cell>
          <table:table-cell table:style-name="ce3" office:value-type="time" office:time-value="PT18H37M00S" calcext:value-type="time">
            <text:p>18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57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1-13" calcext:value-type="date">
            <text:p>2019-01-13</text:p>
          </table:table-cell>
          <table:table-cell table:style-name="ce3" office:value-type="time" office:time-value="PT09H16M00S" calcext:value-type="time">
            <text:p>09:16</text:p>
          </table:table-cell>
          <table:table-cell table:style-name="ce3" office:value-type="time" office:time-value="PT17H16M00S" calcext:value-type="time">
            <text:p>17: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7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1-13" calcext:value-type="date">
            <text:p>2019-01-13</text:p>
          </table:table-cell>
          <table:table-cell table:style-name="ce3" office:value-type="time" office:time-value="PT06H07M00S" calcext:value-type="time">
            <text:p>06:07</text:p>
          </table:table-cell>
          <table:table-cell table:style-name="ce3" office:value-type="time" office:time-value="PT14H07M00S" calcext:value-type="time">
            <text:p>14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28</text:p>
          </table:table-cell>
          <table:table-cell office:value-type="string" calcext:value-type="string">
            <text:p>emp00067</text:p>
          </table:table-cell>
          <table:table-cell table:style-name="ce4" office:value-type="date" office:date-value="2019-01-13" calcext:value-type="date">
            <text:p>2019-01-13</text:p>
          </table:table-cell>
          <table:table-cell table:style-name="ce3" office:value-type="time" office:time-value="PT11H31M00S" calcext:value-type="time">
            <text:p>11:31</text:p>
          </table:table-cell>
          <table:table-cell table:style-name="ce3" office:value-type="time" office:time-value="PT19H31M00S" calcext:value-type="time">
            <text:p>19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7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1-14" calcext:value-type="date">
            <text:p>2019-01-14</text:p>
          </table:table-cell>
          <table:table-cell table:style-name="ce3" office:value-type="time" office:time-value="PT07H45M00S" calcext:value-type="time">
            <text:p>07:45</text:p>
          </table:table-cell>
          <table:table-cell table:style-name="ce3" office:value-type="time" office:time-value="PT15H45M00S" calcext:value-type="time">
            <text:p>15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1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1-14" calcext:value-type="date">
            <text:p>2019-01-14</text:p>
          </table:table-cell>
          <table:table-cell table:style-name="ce3" office:value-type="time" office:time-value="PT12H04M00S" calcext:value-type="time">
            <text:p>12:04</text:p>
          </table:table-cell>
          <table:table-cell table:style-name="ce3" office:value-type="time" office:time-value="PT20H04M00S" calcext:value-type="time">
            <text:p>20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68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1-14" calcext:value-type="date">
            <text:p>2019-01-14</text:p>
          </table:table-cell>
          <table:table-cell table:style-name="ce3" office:value-type="time" office:time-value="PT12H58M00S" calcext:value-type="time">
            <text:p>12:58</text:p>
          </table:table-cell>
          <table:table-cell table:style-name="ce3" office:value-type="time" office:time-value="PT20H58M00S" calcext:value-type="time">
            <text:p>20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76</text:p>
          </table:table-cell>
          <table:table-cell office:value-type="string" calcext:value-type="string">
            <text:p>emp00069</text:p>
          </table:table-cell>
          <table:table-cell table:style-name="ce4" office:value-type="date" office:date-value="2019-01-14" calcext:value-type="date">
            <text:p>2019-01-14</text:p>
          </table:table-cell>
          <table:table-cell table:style-name="ce3" office:value-type="time" office:time-value="PT09H02M00S" calcext:value-type="time">
            <text:p>09:02</text:p>
          </table:table-cell>
          <table:table-cell table:style-name="ce3" office:value-type="time" office:time-value="PT17H02M00S" calcext:value-type="time">
            <text:p>17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59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1-15" calcext:value-type="date">
            <text:p>2019-01-15</text:p>
          </table:table-cell>
          <table:table-cell table:style-name="ce3" office:value-type="time" office:time-value="PT09H42M00S" calcext:value-type="time">
            <text:p>09:42</text:p>
          </table:table-cell>
          <table:table-cell table:style-name="ce3" office:value-type="time" office:time-value="PT17H42M00S" calcext:value-type="time">
            <text:p>17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94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1-15" calcext:value-type="date">
            <text:p>2019-01-15</text:p>
          </table:table-cell>
          <table:table-cell table:style-name="ce3" office:value-type="time" office:time-value="PT10H44M00S" calcext:value-type="time">
            <text:p>10:44</text:p>
          </table:table-cell>
          <table:table-cell table:style-name="ce3" office:value-type="time" office:time-value="PT18H44M00S" calcext:value-type="time">
            <text:p>18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27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1-15" calcext:value-type="date">
            <text:p>2019-01-15</text:p>
          </table:table-cell>
          <table:table-cell table:style-name="ce3" office:value-type="time" office:time-value="PT10H55M00S" calcext:value-type="time">
            <text:p>10:55</text:p>
          </table:table-cell>
          <table:table-cell table:style-name="ce3" office:value-type="time" office:time-value="PT18H55M00S" calcext:value-type="time">
            <text:p>18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0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1-16" calcext:value-type="date">
            <text:p>2019-01-16</text:p>
          </table:table-cell>
          <table:table-cell table:style-name="ce3" office:value-type="time" office:time-value="PT09H29M00S" calcext:value-type="time">
            <text:p>09:29</text:p>
          </table:table-cell>
          <table:table-cell table:style-name="ce3" office:value-type="time" office:time-value="PT17H29M00S" calcext:value-type="time">
            <text:p>17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20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1-16" calcext:value-type="date">
            <text:p>2019-01-16</text:p>
          </table:table-cell>
          <table:table-cell table:style-name="ce3" office:value-type="time" office:time-value="PT06H02M00S" calcext:value-type="time">
            <text:p>06:02</text:p>
          </table:table-cell>
          <table:table-cell table:style-name="ce3" office:value-type="time" office:time-value="PT14H02M00S" calcext:value-type="time">
            <text:p>14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6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1-16" calcext:value-type="date">
            <text:p>2019-01-16</text:p>
          </table:table-cell>
          <table:table-cell table:style-name="ce3" office:value-type="time" office:time-value="PT12H30M00S" calcext:value-type="time">
            <text:p>12:30</text:p>
          </table:table-cell>
          <table:table-cell table:style-name="ce3" office:value-type="time" office:time-value="PT20H30M00S" calcext:value-type="time">
            <text:p>20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0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1-16" calcext:value-type="date">
            <text:p>2019-01-16</text:p>
          </table:table-cell>
          <table:table-cell table:style-name="ce3" office:value-type="time" office:time-value="PT12H46M00S" calcext:value-type="time">
            <text:p>12:46</text:p>
          </table:table-cell>
          <table:table-cell table:style-name="ce3" office:value-type="time" office:time-value="PT20H46M00S" calcext:value-type="time">
            <text:p>20: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4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1-16" calcext:value-type="date">
            <text:p>2019-01-16</text:p>
          </table:table-cell>
          <table:table-cell table:style-name="ce3" office:value-type="time" office:time-value="PT08H52M00S" calcext:value-type="time">
            <text:p>08:52</text:p>
          </table:table-cell>
          <table:table-cell table:style-name="ce3" office:value-type="time" office:time-value="PT16H52M00S" calcext:value-type="time">
            <text:p>16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5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1-17" calcext:value-type="date">
            <text:p>2019-01-17</text:p>
          </table:table-cell>
          <table:table-cell table:style-name="ce3" office:value-type="time" office:time-value="PT06H23M00S" calcext:value-type="time">
            <text:p>06:23</text:p>
          </table:table-cell>
          <table:table-cell table:style-name="ce3" office:value-type="time" office:time-value="PT14H23M00S" calcext:value-type="time">
            <text:p>14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47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1-17" calcext:value-type="date">
            <text:p>2019-01-17</text:p>
          </table:table-cell>
          <table:table-cell table:style-name="ce3" office:value-type="time" office:time-value="PT09H42M00S" calcext:value-type="time">
            <text:p>09:42</text:p>
          </table:table-cell>
          <table:table-cell table:style-name="ce3" office:value-type="time" office:time-value="PT17H42M00S" calcext:value-type="time">
            <text:p>17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5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1-18" calcext:value-type="date">
            <text:p>2019-01-18</text:p>
          </table:table-cell>
          <table:table-cell table:style-name="ce3" office:value-type="time" office:time-value="PT06H19M00S" calcext:value-type="time">
            <text:p>06:19</text:p>
          </table:table-cell>
          <table:table-cell table:style-name="ce3" office:value-type="time" office:time-value="PT14H19M00S" calcext:value-type="time">
            <text:p>14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67</text:p>
          </table:table-cell>
          <table:table-cell office:value-type="string" calcext:value-type="string">
            <text:p>emp00065</text:p>
          </table:table-cell>
          <table:table-cell table:style-name="ce4" office:value-type="date" office:date-value="2019-01-18" calcext:value-type="date">
            <text:p>2019-01-18</text:p>
          </table:table-cell>
          <table:table-cell table:style-name="ce3" office:value-type="time" office:time-value="PT06H54M00S" calcext:value-type="time">
            <text:p>06:54</text:p>
          </table:table-cell>
          <table:table-cell table:style-name="ce3" office:value-type="time" office:time-value="PT14H54M00S" calcext:value-type="time">
            <text:p>14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34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1-18" calcext:value-type="date">
            <text:p>2019-01-18</text:p>
          </table:table-cell>
          <table:table-cell table:style-name="ce3" office:value-type="time" office:time-value="PT11H06M00S" calcext:value-type="time">
            <text:p>11:06</text:p>
          </table:table-cell>
          <table:table-cell table:style-name="ce3" office:value-type="time" office:time-value="PT19H06M00S" calcext:value-type="time">
            <text:p>19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9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1-18" calcext:value-type="date">
            <text:p>2019-01-18</text:p>
          </table:table-cell>
          <table:table-cell table:style-name="ce3" office:value-type="time" office:time-value="PT11H55M00S" calcext:value-type="time">
            <text:p>11:55</text:p>
          </table:table-cell>
          <table:table-cell table:style-name="ce3" office:value-type="time" office:time-value="PT19H55M00S" calcext:value-type="time">
            <text:p>19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1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1-19" calcext:value-type="date">
            <text:p>2019-01-19</text:p>
          </table:table-cell>
          <table:table-cell table:style-name="ce3" office:value-type="time" office:time-value="PT09H36M00S" calcext:value-type="time">
            <text:p>09:36</text:p>
          </table:table-cell>
          <table:table-cell table:style-name="ce3" office:value-type="time" office:time-value="PT17H36M00S" calcext:value-type="time">
            <text:p>17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24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1-19" calcext:value-type="date">
            <text:p>2019-01-19</text:p>
          </table:table-cell>
          <table:table-cell table:style-name="ce3" office:value-type="time" office:time-value="PT12H02M00S" calcext:value-type="time">
            <text:p>12:02</text:p>
          </table:table-cell>
          <table:table-cell table:style-name="ce3" office:value-type="time" office:time-value="PT20H02M00S" calcext:value-type="time">
            <text:p>20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11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1-19" calcext:value-type="date">
            <text:p>2019-01-19</text:p>
          </table:table-cell>
          <table:table-cell table:style-name="ce3" office:value-type="time" office:time-value="PT06H33M00S" calcext:value-type="time">
            <text:p>06:33</text:p>
          </table:table-cell>
          <table:table-cell table:style-name="ce3" office:value-type="time" office:time-value="PT14H33M00S" calcext:value-type="time">
            <text:p>14: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2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1-20" calcext:value-type="date">
            <text:p>2019-01-20</text:p>
          </table:table-cell>
          <table:table-cell table:style-name="ce3" office:value-type="time" office:time-value="PT09H43M00S" calcext:value-type="time">
            <text:p>09:43</text:p>
          </table:table-cell>
          <table:table-cell table:style-name="ce3" office:value-type="time" office:time-value="PT17H43M00S" calcext:value-type="time">
            <text:p>17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65</text:p>
          </table:table-cell>
          <table:table-cell office:value-type="string" calcext:value-type="string">
            <text:p>emp00033</text:p>
          </table:table-cell>
          <table:table-cell table:style-name="ce4" office:value-type="date" office:date-value="2019-01-20" calcext:value-type="date">
            <text:p>2019-01-20</text:p>
          </table:table-cell>
          <table:table-cell table:style-name="ce3" office:value-type="time" office:time-value="PT11H28M00S" calcext:value-type="time">
            <text:p>11:28</text:p>
          </table:table-cell>
          <table:table-cell table:style-name="ce3" office:value-type="time" office:time-value="PT19H28M00S" calcext:value-type="time">
            <text:p>19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96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1-21" calcext:value-type="date">
            <text:p>2019-01-21</text:p>
          </table:table-cell>
          <table:table-cell table:style-name="ce3" office:value-type="time" office:time-value="PT11H02M00S" calcext:value-type="time">
            <text:p>11:02</text:p>
          </table:table-cell>
          <table:table-cell table:style-name="ce3" office:value-type="time" office:time-value="PT19H02M00S" calcext:value-type="time">
            <text:p>19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33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1-21" calcext:value-type="date">
            <text:p>2019-01-21</text:p>
          </table:table-cell>
          <table:table-cell table:style-name="ce3" office:value-type="time" office:time-value="PT08H50M00S" calcext:value-type="time">
            <text:p>08:50</text:p>
          </table:table-cell>
          <table:table-cell table:style-name="ce3" office:value-type="time" office:time-value="PT16H50M00S" calcext:value-type="time">
            <text:p>16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28</text:p>
          </table:table-cell>
          <table:table-cell office:value-type="string" calcext:value-type="string">
            <text:p>emp00065</text:p>
          </table:table-cell>
          <table:table-cell table:style-name="ce4" office:value-type="date" office:date-value="2019-01-21" calcext:value-type="date">
            <text:p>2019-01-21</text:p>
          </table:table-cell>
          <table:table-cell table:style-name="ce3" office:value-type="time" office:time-value="PT08H44M00S" calcext:value-type="time">
            <text:p>08:44</text:p>
          </table:table-cell>
          <table:table-cell table:style-name="ce3" office:value-type="time" office:time-value="PT16H44M00S" calcext:value-type="time">
            <text:p>16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8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1-21" calcext:value-type="date">
            <text:p>2019-01-21</text:p>
          </table:table-cell>
          <table:table-cell table:style-name="ce3" office:value-type="time" office:time-value="PT09H01M00S" calcext:value-type="time">
            <text:p>09:01</text:p>
          </table:table-cell>
          <table:table-cell table:style-name="ce3" office:value-type="time" office:time-value="PT17H01M00S" calcext:value-type="time">
            <text:p>17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4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1-22" calcext:value-type="date">
            <text:p>2019-01-22</text:p>
          </table:table-cell>
          <table:table-cell table:style-name="ce3" office:value-type="time" office:time-value="PT07H18M00S" calcext:value-type="time">
            <text:p>07:18</text:p>
          </table:table-cell>
          <table:table-cell table:style-name="ce3" office:value-type="time" office:time-value="PT15H18M00S" calcext:value-type="time">
            <text:p>15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4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1-22" calcext:value-type="date">
            <text:p>2019-01-22</text:p>
          </table:table-cell>
          <table:table-cell table:style-name="ce3" office:value-type="time" office:time-value="PT06H21M00S" calcext:value-type="time">
            <text:p>06:21</text:p>
          </table:table-cell>
          <table:table-cell table:style-name="ce3" office:value-type="time" office:time-value="PT14H21M00S" calcext:value-type="time">
            <text:p>14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9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1-23" calcext:value-type="date">
            <text:p>2019-01-23</text:p>
          </table:table-cell>
          <table:table-cell table:style-name="ce3" office:value-type="time" office:time-value="PT10H33M00S" calcext:value-type="time">
            <text:p>10:33</text:p>
          </table:table-cell>
          <table:table-cell table:style-name="ce3" office:value-type="time" office:time-value="PT18H33M00S" calcext:value-type="time">
            <text:p>18: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5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1-23" calcext:value-type="date">
            <text:p>2019-01-23</text:p>
          </table:table-cell>
          <table:table-cell table:style-name="ce3" office:value-type="time" office:time-value="PT09H07M00S" calcext:value-type="time">
            <text:p>09:07</text:p>
          </table:table-cell>
          <table:table-cell table:style-name="ce3" office:value-type="time" office:time-value="PT17H07M00S" calcext:value-type="time">
            <text:p>17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3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1-24" calcext:value-type="date">
            <text:p>2019-01-24</text:p>
          </table:table-cell>
          <table:table-cell table:style-name="ce3" office:value-type="time" office:time-value="PT09H29M00S" calcext:value-type="time">
            <text:p>09:29</text:p>
          </table:table-cell>
          <table:table-cell table:style-name="ce3" office:value-type="time" office:time-value="PT17H29M00S" calcext:value-type="time">
            <text:p>17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50</text:p>
          </table:table-cell>
          <table:table-cell office:value-type="string" calcext:value-type="string">
            <text:p>emp00038</text:p>
          </table:table-cell>
          <table:table-cell table:style-name="ce4" office:value-type="date" office:date-value="2019-01-24" calcext:value-type="date">
            <text:p>2019-01-24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14H45M00S" calcext:value-type="time">
            <text:p>14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56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1-24" calcext:value-type="date">
            <text:p>2019-01-24</text:p>
          </table:table-cell>
          <table:table-cell table:style-name="ce3" office:value-type="time" office:time-value="PT10H36M00S" calcext:value-type="time">
            <text:p>10:36</text:p>
          </table:table-cell>
          <table:table-cell table:style-name="ce3" office:value-type="time" office:time-value="PT18H36M00S" calcext:value-type="time">
            <text:p>18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18</text:p>
          </table:table-cell>
          <table:table-cell office:value-type="string" calcext:value-type="string">
            <text:p>emp00070</text:p>
          </table:table-cell>
          <table:table-cell table:style-name="ce4" office:value-type="date" office:date-value="2019-01-25" calcext:value-type="date">
            <text:p>2019-01-25</text:p>
          </table:table-cell>
          <table:table-cell table:style-name="ce3" office:value-type="time" office:time-value="PT12H45M00S" calcext:value-type="time">
            <text:p>12:45</text:p>
          </table:table-cell>
          <table:table-cell table:style-name="ce3" office:value-type="time" office:time-value="PT20H45M00S" calcext:value-type="time">
            <text:p>20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0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1-26" calcext:value-type="date">
            <text:p>2019-01-26</text:p>
          </table:table-cell>
          <table:table-cell table:style-name="ce3" office:value-type="time" office:time-value="PT11H46M00S" calcext:value-type="time">
            <text:p>11:46</text:p>
          </table:table-cell>
          <table:table-cell table:style-name="ce3" office:value-type="time" office:time-value="PT19H46M00S" calcext:value-type="time">
            <text:p>19: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08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1-26" calcext:value-type="date">
            <text:p>2019-01-26</text:p>
          </table:table-cell>
          <table:table-cell table:style-name="ce3" office:value-type="time" office:time-value="PT09H21M00S" calcext:value-type="time">
            <text:p>09:21</text:p>
          </table:table-cell>
          <table:table-cell table:style-name="ce3" office:value-type="time" office:time-value="PT17H21M00S" calcext:value-type="time">
            <text:p>17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24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1-26" calcext:value-type="date">
            <text:p>2019-01-26</text:p>
          </table:table-cell>
          <table:table-cell table:style-name="ce3" office:value-type="time" office:time-value="PT10H06M00S" calcext:value-type="time">
            <text:p>10:06</text:p>
          </table:table-cell>
          <table:table-cell table:style-name="ce3" office:value-type="time" office:time-value="PT18H06M00S" calcext:value-type="time">
            <text:p>18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6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1-26" calcext:value-type="date">
            <text:p>2019-01-26</text:p>
          </table:table-cell>
          <table:table-cell table:style-name="ce3" office:value-type="time" office:time-value="PT08H59M00S" calcext:value-type="time">
            <text:p>08:59</text:p>
          </table:table-cell>
          <table:table-cell table:style-name="ce3" office:value-type="time" office:time-value="PT16H59M00S" calcext:value-type="time">
            <text:p>16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43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1-27" calcext:value-type="date">
            <text:p>2019-01-27</text:p>
          </table:table-cell>
          <table:table-cell table:style-name="ce3" office:value-type="time" office:time-value="PT10H28M00S" calcext:value-type="time">
            <text:p>10:28</text:p>
          </table:table-cell>
          <table:table-cell table:style-name="ce3" office:value-type="time" office:time-value="PT18H28M00S" calcext:value-type="time">
            <text:p>18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13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1-27" calcext:value-type="date">
            <text:p>2019-01-27</text:p>
          </table:table-cell>
          <table:table-cell table:style-name="ce3" office:value-type="time" office:time-value="PT10H38M00S" calcext:value-type="time">
            <text:p>10:38</text:p>
          </table:table-cell>
          <table:table-cell table:style-name="ce3" office:value-type="time" office:time-value="PT18H38M00S" calcext:value-type="time">
            <text:p>18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0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1-27" calcext:value-type="date">
            <text:p>2019-01-27</text:p>
          </table:table-cell>
          <table:table-cell table:style-name="ce3" office:value-type="time" office:time-value="PT06H12M00S" calcext:value-type="time">
            <text:p>06:12</text:p>
          </table:table-cell>
          <table:table-cell table:style-name="ce3" office:value-type="time" office:time-value="PT14H12M00S" calcext:value-type="time">
            <text:p>14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4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1-28" calcext:value-type="date">
            <text:p>2019-01-28</text:p>
          </table:table-cell>
          <table:table-cell table:style-name="ce3" office:value-type="time" office:time-value="PT07H48M00S" calcext:value-type="time">
            <text:p>07:48</text:p>
          </table:table-cell>
          <table:table-cell table:style-name="ce3" office:value-type="time" office:time-value="PT15H48M00S" calcext:value-type="time">
            <text:p>15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42</text:p>
          </table:table-cell>
          <table:table-cell office:value-type="string" calcext:value-type="string">
            <text:p>emp00036</text:p>
          </table:table-cell>
          <table:table-cell table:style-name="ce4" office:value-type="date" office:date-value="2019-01-28" calcext:value-type="date">
            <text:p>2019-01-28</text:p>
          </table:table-cell>
          <table:table-cell table:style-name="ce3" office:value-type="time" office:time-value="PT08H28M00S" calcext:value-type="time">
            <text:p>08:28</text:p>
          </table:table-cell>
          <table:table-cell table:style-name="ce3" office:value-type="time" office:time-value="PT16H28M00S" calcext:value-type="time">
            <text:p>16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09</text:p>
          </table:table-cell>
          <table:table-cell office:value-type="string" calcext:value-type="string">
            <text:p>emp00040</text:p>
          </table:table-cell>
          <table:table-cell table:style-name="ce4" office:value-type="date" office:date-value="2019-01-29" calcext:value-type="date">
            <text:p>2019-01-29</text:p>
          </table:table-cell>
          <table:table-cell table:style-name="ce3" office:value-type="time" office:time-value="PT06H14M00S" calcext:value-type="time">
            <text:p>06:14</text:p>
          </table:table-cell>
          <table:table-cell table:style-name="ce3" office:value-type="time" office:time-value="PT14H14M00S" calcext:value-type="time">
            <text:p>14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96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1-29" calcext:value-type="date">
            <text:p>2019-01-29</text:p>
          </table:table-cell>
          <table:table-cell table:style-name="ce3" office:value-type="time" office:time-value="PT07H33M00S" calcext:value-type="time">
            <text:p>07:33</text:p>
          </table:table-cell>
          <table:table-cell table:style-name="ce3" office:value-type="time" office:time-value="PT15H33M00S" calcext:value-type="time">
            <text:p>15: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32</text:p>
          </table:table-cell>
          <table:table-cell office:value-type="string" calcext:value-type="string">
            <text:p>emp00087</text:p>
          </table:table-cell>
          <table:table-cell table:style-name="ce4" office:value-type="date" office:date-value="2019-01-29" calcext:value-type="date">
            <text:p>2019-01-29</text:p>
          </table:table-cell>
          <table:table-cell table:style-name="ce3" office:value-type="time" office:time-value="PT08H52M00S" calcext:value-type="time">
            <text:p>08:52</text:p>
          </table:table-cell>
          <table:table-cell table:style-name="ce3" office:value-type="time" office:time-value="PT16H52M00S" calcext:value-type="time">
            <text:p>16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64</text:p>
          </table:table-cell>
          <table:table-cell office:value-type="string" calcext:value-type="string">
            <text:p>emp00043</text:p>
          </table:table-cell>
          <table:table-cell table:style-name="ce4" office:value-type="date" office:date-value="2019-01-29" calcext:value-type="date">
            <text:p>2019-01-29</text:p>
          </table:table-cell>
          <table:table-cell table:style-name="ce3" office:value-type="time" office:time-value="PT10H15M00S" calcext:value-type="time">
            <text:p>10:15</text:p>
          </table:table-cell>
          <table:table-cell table:style-name="ce3" office:value-type="time" office:time-value="PT18H15M00S" calcext:value-type="time">
            <text:p>18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2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1-29" calcext:value-type="date">
            <text:p>2019-01-29</text:p>
          </table:table-cell>
          <table:table-cell table:style-name="ce3" office:value-type="time" office:time-value="PT09H08M00S" calcext:value-type="time">
            <text:p>09:08</text:p>
          </table:table-cell>
          <table:table-cell table:style-name="ce3" office:value-type="time" office:time-value="PT17H08M00S" calcext:value-type="time">
            <text:p>17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14</text:p>
          </table:table-cell>
          <table:table-cell office:value-type="string" calcext:value-type="string">
            <text:p>emp00014</text:p>
          </table:table-cell>
          <table:table-cell table:style-name="ce4" office:value-type="date" office:date-value="2019-01-29" calcext:value-type="date">
            <text:p>2019-01-29</text:p>
          </table:table-cell>
          <table:table-cell table:style-name="ce3" office:value-type="time" office:time-value="PT08H10M00S" calcext:value-type="time">
            <text:p>08:10</text:p>
          </table:table-cell>
          <table:table-cell table:style-name="ce3" office:value-type="time" office:time-value="PT16H10M00S" calcext:value-type="time">
            <text:p>16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3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2-01" calcext:value-type="date">
            <text:p>2019-02-01</text:p>
          </table:table-cell>
          <table:table-cell table:style-name="ce3" office:value-type="time" office:time-value="PT07H51M00S" calcext:value-type="time">
            <text:p>07:51</text:p>
          </table:table-cell>
          <table:table-cell table:style-name="ce3" office:value-type="time" office:time-value="PT15H51M00S" calcext:value-type="time">
            <text:p>15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40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2-02" calcext:value-type="date">
            <text:p>2019-02-02</text:p>
          </table:table-cell>
          <table:table-cell table:style-name="ce3" office:value-type="time" office:time-value="PT06H24M00S" calcext:value-type="time">
            <text:p>06:24</text:p>
          </table:table-cell>
          <table:table-cell table:style-name="ce3" office:value-type="time" office:time-value="PT14H24M00S" calcext:value-type="time">
            <text:p>14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9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2-02" calcext:value-type="date">
            <text:p>2019-02-02</text:p>
          </table:table-cell>
          <table:table-cell table:style-name="ce3" office:value-type="time" office:time-value="PT07H04M00S" calcext:value-type="time">
            <text:p>07:04</text:p>
          </table:table-cell>
          <table:table-cell table:style-name="ce3" office:value-type="time" office:time-value="PT15H04M00S" calcext:value-type="time">
            <text:p>15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7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2-02" calcext:value-type="date">
            <text:p>2019-02-02</text:p>
          </table:table-cell>
          <table:table-cell table:style-name="ce3" office:value-type="time" office:time-value="PT07H08M00S" calcext:value-type="time">
            <text:p>07:08</text:p>
          </table:table-cell>
          <table:table-cell table:style-name="ce3" office:value-type="time" office:time-value="PT15H08M00S" calcext:value-type="time">
            <text:p>15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46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2-03" calcext:value-type="date">
            <text:p>2019-02-03</text:p>
          </table:table-cell>
          <table:table-cell table:style-name="ce3" office:value-type="time" office:time-value="PT08H09M00S" calcext:value-type="time">
            <text:p>08:09</text:p>
          </table:table-cell>
          <table:table-cell table:style-name="ce3" office:value-type="time" office:time-value="PT16H09M00S" calcext:value-type="time">
            <text:p>16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74</text:p>
          </table:table-cell>
          <table:table-cell office:value-type="string" calcext:value-type="string">
            <text:p>emp00068</text:p>
          </table:table-cell>
          <table:table-cell table:style-name="ce4" office:value-type="date" office:date-value="2019-02-03" calcext:value-type="date">
            <text:p>2019-02-03</text:p>
          </table:table-cell>
          <table:table-cell table:style-name="ce3" office:value-type="time" office:time-value="PT11H44M00S" calcext:value-type="time">
            <text:p>11:44</text:p>
          </table:table-cell>
          <table:table-cell table:style-name="ce3" office:value-type="time" office:time-value="PT19H44M00S" calcext:value-type="time">
            <text:p>19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0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2-03" calcext:value-type="date">
            <text:p>2019-02-03</text:p>
          </table:table-cell>
          <table:table-cell table:style-name="ce3" office:value-type="time" office:time-value="PT11H57M00S" calcext:value-type="time">
            <text:p>11:57</text:p>
          </table:table-cell>
          <table:table-cell table:style-name="ce3" office:value-type="time" office:time-value="PT19H57M00S" calcext:value-type="time">
            <text:p>19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8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2-04" calcext:value-type="date">
            <text:p>2019-02-04</text:p>
          </table:table-cell>
          <table:table-cell table:style-name="ce3" office:value-type="time" office:time-value="PT09H13M00S" calcext:value-type="time">
            <text:p>09:13</text:p>
          </table:table-cell>
          <table:table-cell table:style-name="ce3" office:value-type="time" office:time-value="PT17H13M00S" calcext:value-type="time">
            <text:p>17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3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2-04" calcext:value-type="date">
            <text:p>2019-02-04</text:p>
          </table:table-cell>
          <table:table-cell table:style-name="ce3" office:value-type="time" office:time-value="PT08H48M00S" calcext:value-type="time">
            <text:p>08:48</text:p>
          </table:table-cell>
          <table:table-cell table:style-name="ce3" office:value-type="time" office:time-value="PT16H48M00S" calcext:value-type="time">
            <text:p>16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26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2-04" calcext:value-type="date">
            <text:p>2019-02-04</text:p>
          </table:table-cell>
          <table:table-cell table:style-name="ce3" office:value-type="time" office:time-value="PT06H07M00S" calcext:value-type="time">
            <text:p>06:07</text:p>
          </table:table-cell>
          <table:table-cell table:style-name="ce3" office:value-type="time" office:time-value="PT14H07M00S" calcext:value-type="time">
            <text:p>14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7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2-04" calcext:value-type="date">
            <text:p>2019-02-04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20H00M00S" calcext:value-type="time">
            <text:p>2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0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2-04" calcext:value-type="date">
            <text:p>2019-02-04</text:p>
          </table:table-cell>
          <table:table-cell table:style-name="ce3" office:value-type="time" office:time-value="PT10H04M00S" calcext:value-type="time">
            <text:p>10:04</text:p>
          </table:table-cell>
          <table:table-cell table:style-name="ce3" office:value-type="time" office:time-value="PT18H04M00S" calcext:value-type="time">
            <text:p>18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54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2-05" calcext:value-type="date">
            <text:p>2019-02-05</text:p>
          </table:table-cell>
          <table:table-cell table:style-name="ce3" office:value-type="time" office:time-value="PT08H27M00S" calcext:value-type="time">
            <text:p>08:27</text:p>
          </table:table-cell>
          <table:table-cell table:style-name="ce3" office:value-type="time" office:time-value="PT16H27M00S" calcext:value-type="time">
            <text:p>16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74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2-05" calcext:value-type="date">
            <text:p>2019-02-05</text:p>
          </table:table-cell>
          <table:table-cell table:style-name="ce3" office:value-type="time" office:time-value="PT08H04M00S" calcext:value-type="time">
            <text:p>08:04</text:p>
          </table:table-cell>
          <table:table-cell table:style-name="ce3" office:value-type="time" office:time-value="PT16H04M00S" calcext:value-type="time">
            <text:p>16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73</text:p>
          </table:table-cell>
          <table:table-cell office:value-type="string" calcext:value-type="string">
            <text:p>emp00046</text:p>
          </table:table-cell>
          <table:table-cell table:style-name="ce4" office:value-type="date" office:date-value="2019-02-05" calcext:value-type="date">
            <text:p>2019-02-05</text:p>
          </table:table-cell>
          <table:table-cell table:style-name="ce3" office:value-type="time" office:time-value="PT06H26M00S" calcext:value-type="time">
            <text:p>06:26</text:p>
          </table:table-cell>
          <table:table-cell table:style-name="ce3" office:value-type="time" office:time-value="PT14H26M00S" calcext:value-type="time">
            <text:p>14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9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2-05" calcext:value-type="date">
            <text:p>2019-02-05</text:p>
          </table:table-cell>
          <table:table-cell table:style-name="ce3" office:value-type="time" office:time-value="PT09H36M00S" calcext:value-type="time">
            <text:p>09:36</text:p>
          </table:table-cell>
          <table:table-cell table:style-name="ce3" office:value-type="time" office:time-value="PT17H36M00S" calcext:value-type="time">
            <text:p>17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9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2-05" calcext:value-type="date">
            <text:p>2019-02-05</text:p>
          </table:table-cell>
          <table:table-cell table:style-name="ce3" office:value-type="time" office:time-value="PT12H35M00S" calcext:value-type="time">
            <text:p>12:35</text:p>
          </table:table-cell>
          <table:table-cell table:style-name="ce3" office:value-type="time" office:time-value="PT20H35M00S" calcext:value-type="time">
            <text:p>20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18</text:p>
          </table:table-cell>
          <table:table-cell office:value-type="string" calcext:value-type="string">
            <text:p>emp00015</text:p>
          </table:table-cell>
          <table:table-cell table:style-name="ce4" office:value-type="date" office:date-value="2019-02-05" calcext:value-type="date">
            <text:p>2019-02-05</text:p>
          </table:table-cell>
          <table:table-cell table:style-name="ce3" office:value-type="time" office:time-value="PT10H47M00S" calcext:value-type="time">
            <text:p>10:47</text:p>
          </table:table-cell>
          <table:table-cell table:style-name="ce3" office:value-type="time" office:time-value="PT18H47M00S" calcext:value-type="time">
            <text:p>18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30</text:p>
          </table:table-cell>
          <table:table-cell office:value-type="string" calcext:value-type="string">
            <text:p>emp00070</text:p>
          </table:table-cell>
          <table:table-cell table:style-name="ce4" office:value-type="date" office:date-value="2019-02-05" calcext:value-type="date">
            <text:p>2019-02-05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15H40M00S" calcext:value-type="time">
            <text:p>15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96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2-06" calcext:value-type="date">
            <text:p>2019-02-06</text:p>
          </table:table-cell>
          <table:table-cell table:style-name="ce3" office:value-type="time" office:time-value="PT07H32M00S" calcext:value-type="time">
            <text:p>07:32</text:p>
          </table:table-cell>
          <table:table-cell table:style-name="ce3" office:value-type="time" office:time-value="PT15H32M00S" calcext:value-type="time">
            <text:p>15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88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2-06" calcext:value-type="date">
            <text:p>2019-02-06</text:p>
          </table:table-cell>
          <table:table-cell table:style-name="ce3" office:value-type="time" office:time-value="PT08H41M00S" calcext:value-type="time">
            <text:p>08:41</text:p>
          </table:table-cell>
          <table:table-cell table:style-name="ce3" office:value-type="time" office:time-value="PT16H41M00S" calcext:value-type="time">
            <text:p>16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36</text:p>
          </table:table-cell>
          <table:table-cell office:value-type="string" calcext:value-type="string">
            <text:p>emp00024</text:p>
          </table:table-cell>
          <table:table-cell table:style-name="ce4" office:value-type="date" office:date-value="2019-02-06" calcext:value-type="date">
            <text:p>2019-02-06</text:p>
          </table:table-cell>
          <table:table-cell table:style-name="ce3" office:value-type="time" office:time-value="PT07H09M00S" calcext:value-type="time">
            <text:p>07:09</text:p>
          </table:table-cell>
          <table:table-cell table:style-name="ce3" office:value-type="time" office:time-value="PT15H09M00S" calcext:value-type="time">
            <text:p>15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68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2-07" calcext:value-type="date">
            <text:p>2019-02-07</text:p>
          </table:table-cell>
          <table:table-cell table:style-name="ce3" office:value-type="time" office:time-value="PT08H14M00S" calcext:value-type="time">
            <text:p>08:14</text:p>
          </table:table-cell>
          <table:table-cell table:style-name="ce3" office:value-type="time" office:time-value="PT16H14M00S" calcext:value-type="time">
            <text:p>16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1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2-08" calcext:value-type="date">
            <text:p>2019-02-08</text:p>
          </table:table-cell>
          <table:table-cell table:style-name="ce3" office:value-type="time" office:time-value="PT08H26M00S" calcext:value-type="time">
            <text:p>08:26</text:p>
          </table:table-cell>
          <table:table-cell table:style-name="ce3" office:value-type="time" office:time-value="PT16H26M00S" calcext:value-type="time">
            <text:p>16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87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2-08" calcext:value-type="date">
            <text:p>2019-02-08</text:p>
          </table:table-cell>
          <table:table-cell table:style-name="ce3" office:value-type="time" office:time-value="PT10H01M00S" calcext:value-type="time">
            <text:p>10:01</text:p>
          </table:table-cell>
          <table:table-cell table:style-name="ce3" office:value-type="time" office:time-value="PT18H01M00S" calcext:value-type="time">
            <text:p>18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0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2-09" calcext:value-type="date">
            <text:p>2019-02-09</text:p>
          </table:table-cell>
          <table:table-cell table:style-name="ce3" office:value-type="time" office:time-value="PT08H08M00S" calcext:value-type="time">
            <text:p>08:08</text:p>
          </table:table-cell>
          <table:table-cell table:style-name="ce3" office:value-type="time" office:time-value="PT16H08M00S" calcext:value-type="time">
            <text:p>16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94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2-09" calcext:value-type="date">
            <text:p>2019-02-09</text:p>
          </table:table-cell>
          <table:table-cell table:style-name="ce3" office:value-type="time" office:time-value="PT12H18M00S" calcext:value-type="time">
            <text:p>12:18</text:p>
          </table:table-cell>
          <table:table-cell table:style-name="ce3" office:value-type="time" office:time-value="PT20H18M00S" calcext:value-type="time">
            <text:p>20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19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2-10" calcext:value-type="date">
            <text:p>2019-02-10</text:p>
          </table:table-cell>
          <table:table-cell table:style-name="ce3" office:value-type="time" office:time-value="PT12H57M00S" calcext:value-type="time">
            <text:p>12:57</text:p>
          </table:table-cell>
          <table:table-cell table:style-name="ce3" office:value-type="time" office:time-value="PT20H57M00S" calcext:value-type="time">
            <text:p>20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04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2-11" calcext:value-type="date">
            <text:p>2019-02-11</text:p>
          </table:table-cell>
          <table:table-cell table:style-name="ce3" office:value-type="time" office:time-value="PT09H40M00S" calcext:value-type="time">
            <text:p>09:40</text:p>
          </table:table-cell>
          <table:table-cell table:style-name="ce3" office:value-type="time" office:time-value="PT17H40M00S" calcext:value-type="time">
            <text:p>17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4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2-11" calcext:value-type="date">
            <text:p>2019-02-11</text:p>
          </table:table-cell>
          <table:table-cell table:style-name="ce3" office:value-type="time" office:time-value="PT08H36M00S" calcext:value-type="time">
            <text:p>08:36</text:p>
          </table:table-cell>
          <table:table-cell table:style-name="ce3" office:value-type="time" office:time-value="PT16H36M00S" calcext:value-type="time">
            <text:p>16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61</text:p>
          </table:table-cell>
          <table:table-cell office:value-type="string" calcext:value-type="string">
            <text:p>emp00059</text:p>
          </table:table-cell>
          <table:table-cell table:style-name="ce4" office:value-type="date" office:date-value="2019-02-11" calcext:value-type="date">
            <text:p>2019-02-11</text:p>
          </table:table-cell>
          <table:table-cell table:style-name="ce3" office:value-type="time" office:time-value="PT11H14M00S" calcext:value-type="time">
            <text:p>11:14</text:p>
          </table:table-cell>
          <table:table-cell table:style-name="ce3" office:value-type="time" office:time-value="PT19H14M00S" calcext:value-type="time">
            <text:p>19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8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2-11" calcext:value-type="date">
            <text:p>2019-02-11</text:p>
          </table:table-cell>
          <table:table-cell table:style-name="ce3" office:value-type="time" office:time-value="PT09H08M00S" calcext:value-type="time">
            <text:p>09:08</text:p>
          </table:table-cell>
          <table:table-cell table:style-name="ce3" office:value-type="time" office:time-value="PT17H08M00S" calcext:value-type="time">
            <text:p>17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59</text:p>
          </table:table-cell>
          <table:table-cell office:value-type="string" calcext:value-type="string">
            <text:p>emp00058</text:p>
          </table:table-cell>
          <table:table-cell table:style-name="ce4" office:value-type="date" office:date-value="2019-02-11" calcext:value-type="date">
            <text:p>2019-02-11</text:p>
          </table:table-cell>
          <table:table-cell table:style-name="ce3" office:value-type="time" office:time-value="PT09H42M00S" calcext:value-type="time">
            <text:p>09:42</text:p>
          </table:table-cell>
          <table:table-cell table:style-name="ce3" office:value-type="time" office:time-value="PT17H42M00S" calcext:value-type="time">
            <text:p>17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63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2-12" calcext:value-type="date">
            <text:p>2019-02-12</text:p>
          </table:table-cell>
          <table:table-cell table:style-name="ce3" office:value-type="time" office:time-value="PT10H06M00S" calcext:value-type="time">
            <text:p>10:06</text:p>
          </table:table-cell>
          <table:table-cell table:style-name="ce3" office:value-type="time" office:time-value="PT18H06M00S" calcext:value-type="time">
            <text:p>18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0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2-12" calcext:value-type="date">
            <text:p>2019-02-12</text:p>
          </table:table-cell>
          <table:table-cell table:style-name="ce3" office:value-type="time" office:time-value="PT09H44M00S" calcext:value-type="time">
            <text:p>09:44</text:p>
          </table:table-cell>
          <table:table-cell table:style-name="ce3" office:value-type="time" office:time-value="PT17H44M00S" calcext:value-type="time">
            <text:p>17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03</text:p>
          </table:table-cell>
          <table:table-cell office:value-type="string" calcext:value-type="string">
            <text:p>emp00077</text:p>
          </table:table-cell>
          <table:table-cell table:style-name="ce4" office:value-type="date" office:date-value="2019-02-12" calcext:value-type="date">
            <text:p>2019-02-12</text:p>
          </table:table-cell>
          <table:table-cell table:style-name="ce3" office:value-type="time" office:time-value="PT06H34M00S" calcext:value-type="time">
            <text:p>06:34</text:p>
          </table:table-cell>
          <table:table-cell table:style-name="ce3" office:value-type="time" office:time-value="PT14H34M00S" calcext:value-type="time">
            <text:p>14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41</text:p>
          </table:table-cell>
          <table:table-cell office:value-type="string" calcext:value-type="string">
            <text:p>emp00018</text:p>
          </table:table-cell>
          <table:table-cell table:style-name="ce4" office:value-type="date" office:date-value="2019-02-12" calcext:value-type="date">
            <text:p>2019-02-12</text:p>
          </table:table-cell>
          <table:table-cell table:style-name="ce3" office:value-type="time" office:time-value="PT08H02M00S" calcext:value-type="time">
            <text:p>08:02</text:p>
          </table:table-cell>
          <table:table-cell table:style-name="ce3" office:value-type="time" office:time-value="PT16H02M00S" calcext:value-type="time">
            <text:p>16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28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2-13" calcext:value-type="date">
            <text:p>2019-02-13</text:p>
          </table:table-cell>
          <table:table-cell table:style-name="ce3" office:value-type="time" office:time-value="PT09H41M00S" calcext:value-type="time">
            <text:p>09:41</text:p>
          </table:table-cell>
          <table:table-cell table:style-name="ce3" office:value-type="time" office:time-value="PT17H41M00S" calcext:value-type="time">
            <text:p>17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3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2-13" calcext:value-type="date">
            <text:p>2019-02-13</text:p>
          </table:table-cell>
          <table:table-cell table:style-name="ce3" office:value-type="time" office:time-value="PT12H53M00S" calcext:value-type="time">
            <text:p>12:53</text:p>
          </table:table-cell>
          <table:table-cell table:style-name="ce3" office:value-type="time" office:time-value="PT20H53M00S" calcext:value-type="time">
            <text:p>20: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7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2-13" calcext:value-type="date">
            <text:p>2019-02-13</text:p>
          </table:table-cell>
          <table:table-cell table:style-name="ce3" office:value-type="time" office:time-value="PT08H30M00S" calcext:value-type="time">
            <text:p>08:30</text:p>
          </table:table-cell>
          <table:table-cell table:style-name="ce3" office:value-type="time" office:time-value="PT16H30M00S" calcext:value-type="time">
            <text:p>16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14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2-14" calcext:value-type="date">
            <text:p>2019-02-14</text:p>
          </table:table-cell>
          <table:table-cell table:style-name="ce3" office:value-type="time" office:time-value="PT07H36M00S" calcext:value-type="time">
            <text:p>07:36</text:p>
          </table:table-cell>
          <table:table-cell table:style-name="ce3" office:value-type="time" office:time-value="PT15H36M00S" calcext:value-type="time">
            <text:p>15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30</text:p>
          </table:table-cell>
          <table:table-cell office:value-type="string" calcext:value-type="string">
            <text:p>emp00078</text:p>
          </table:table-cell>
          <table:table-cell table:style-name="ce4" office:value-type="date" office:date-value="2019-02-14" calcext:value-type="date">
            <text:p>2019-02-14</text:p>
          </table:table-cell>
          <table:table-cell table:style-name="ce3" office:value-type="time" office:time-value="PT07H34M00S" calcext:value-type="time">
            <text:p>07:34</text:p>
          </table:table-cell>
          <table:table-cell table:style-name="ce3" office:value-type="time" office:time-value="PT15H34M00S" calcext:value-type="time">
            <text:p>15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1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2-14" calcext:value-type="date">
            <text:p>2019-02-14</text:p>
          </table:table-cell>
          <table:table-cell table:style-name="ce3" office:value-type="time" office:time-value="PT09H10M00S" calcext:value-type="time">
            <text:p>09:10</text:p>
          </table:table-cell>
          <table:table-cell table:style-name="ce3" office:value-type="time" office:time-value="PT17H10M00S" calcext:value-type="time">
            <text:p>17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1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2-15" calcext:value-type="date">
            <text:p>2019-02-15</text:p>
          </table:table-cell>
          <table:table-cell table:style-name="ce3" office:value-type="time" office:time-value="PT09H10M00S" calcext:value-type="time">
            <text:p>09:10</text:p>
          </table:table-cell>
          <table:table-cell table:style-name="ce3" office:value-type="time" office:time-value="PT17H10M00S" calcext:value-type="time">
            <text:p>17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84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2-15" calcext:value-type="date">
            <text:p>2019-02-15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14H45M00S" calcext:value-type="time">
            <text:p>14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75</text:p>
          </table:table-cell>
          <table:table-cell office:value-type="string" calcext:value-type="string">
            <text:p>emp00077</text:p>
          </table:table-cell>
          <table:table-cell table:style-name="ce4" office:value-type="date" office:date-value="2019-02-15" calcext:value-type="date">
            <text:p>2019-02-15</text:p>
          </table:table-cell>
          <table:table-cell table:style-name="ce3" office:value-type="time" office:time-value="PT07H47M00S" calcext:value-type="time">
            <text:p>07:47</text:p>
          </table:table-cell>
          <table:table-cell table:style-name="ce3" office:value-type="time" office:time-value="PT15H47M00S" calcext:value-type="time">
            <text:p>15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9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2-15" calcext:value-type="date">
            <text:p>2019-02-15</text:p>
          </table:table-cell>
          <table:table-cell table:style-name="ce3" office:value-type="time" office:time-value="PT11H36M00S" calcext:value-type="time">
            <text:p>11:36</text:p>
          </table:table-cell>
          <table:table-cell table:style-name="ce3" office:value-type="time" office:time-value="PT19H36M00S" calcext:value-type="time">
            <text:p>19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14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2-16" calcext:value-type="date">
            <text:p>2019-02-16</text:p>
          </table:table-cell>
          <table:table-cell table:style-name="ce3" office:value-type="time" office:time-value="PT08H36M00S" calcext:value-type="time">
            <text:p>08:36</text:p>
          </table:table-cell>
          <table:table-cell table:style-name="ce3" office:value-type="time" office:time-value="PT16H36M00S" calcext:value-type="time">
            <text:p>16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77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2-16" calcext:value-type="date">
            <text:p>2019-02-16</text:p>
          </table:table-cell>
          <table:table-cell table:style-name="ce3" office:value-type="time" office:time-value="PT08H45M00S" calcext:value-type="time">
            <text:p>08:45</text:p>
          </table:table-cell>
          <table:table-cell table:style-name="ce3" office:value-type="time" office:time-value="PT16H45M00S" calcext:value-type="time">
            <text:p>16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8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2-16" calcext:value-type="date">
            <text:p>2019-02-16</text:p>
          </table:table-cell>
          <table:table-cell table:style-name="ce3" office:value-type="time" office:time-value="PT06H17M00S" calcext:value-type="time">
            <text:p>06:17</text:p>
          </table:table-cell>
          <table:table-cell table:style-name="ce3" office:value-type="time" office:time-value="PT14H17M00S" calcext:value-type="time">
            <text:p>14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44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2-16" calcext:value-type="date">
            <text:p>2019-02-16</text:p>
          </table:table-cell>
          <table:table-cell table:style-name="ce3" office:value-type="time" office:time-value="PT10H56M00S" calcext:value-type="time">
            <text:p>10:56</text:p>
          </table:table-cell>
          <table:table-cell table:style-name="ce3" office:value-type="time" office:time-value="PT18H56M00S" calcext:value-type="time">
            <text:p>18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86</text:p>
          </table:table-cell>
          <table:table-cell office:value-type="string" calcext:value-type="string">
            <text:p>emp00047</text:p>
          </table:table-cell>
          <table:table-cell table:style-name="ce4" office:value-type="date" office:date-value="2019-02-16" calcext:value-type="date">
            <text:p>2019-02-16</text:p>
          </table:table-cell>
          <table:table-cell table:style-name="ce3" office:value-type="time" office:time-value="PT07H22M00S" calcext:value-type="time">
            <text:p>07:22</text:p>
          </table:table-cell>
          <table:table-cell table:style-name="ce3" office:value-type="time" office:time-value="PT15H22M00S" calcext:value-type="time">
            <text:p>15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6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2-17" calcext:value-type="date">
            <text:p>2019-02-17</text:p>
          </table:table-cell>
          <table:table-cell table:style-name="ce3" office:value-type="time" office:time-value="PT09H58M00S" calcext:value-type="time">
            <text:p>09:58</text:p>
          </table:table-cell>
          <table:table-cell table:style-name="ce3" office:value-type="time" office:time-value="PT17H58M00S" calcext:value-type="time">
            <text:p>17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94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2-17" calcext:value-type="date">
            <text:p>2019-02-17</text:p>
          </table:table-cell>
          <table:table-cell table:style-name="ce3" office:value-type="time" office:time-value="PT11H10M00S" calcext:value-type="time">
            <text:p>11:10</text:p>
          </table:table-cell>
          <table:table-cell table:style-name="ce3" office:value-type="time" office:time-value="PT19H10M00S" calcext:value-type="time">
            <text:p>19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60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2-17" calcext:value-type="date">
            <text:p>2019-02-17</text:p>
          </table:table-cell>
          <table:table-cell table:style-name="ce3" office:value-type="time" office:time-value="PT11H16M00S" calcext:value-type="time">
            <text:p>11:16</text:p>
          </table:table-cell>
          <table:table-cell table:style-name="ce3" office:value-type="time" office:time-value="PT19H16M00S" calcext:value-type="time">
            <text:p>19: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54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2-17" calcext:value-type="date">
            <text:p>2019-02-17</text:p>
          </table:table-cell>
          <table:table-cell table:style-name="ce3" office:value-type="time" office:time-value="PT08H27M00S" calcext:value-type="time">
            <text:p>08:27</text:p>
          </table:table-cell>
          <table:table-cell table:style-name="ce3" office:value-type="time" office:time-value="PT16H27M00S" calcext:value-type="time">
            <text:p>16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7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2-18" calcext:value-type="date">
            <text:p>2019-02-18</text:p>
          </table:table-cell>
          <table:table-cell table:style-name="ce3" office:value-type="time" office:time-value="PT06H47M00S" calcext:value-type="time">
            <text:p>06:47</text:p>
          </table:table-cell>
          <table:table-cell table:style-name="ce3" office:value-type="time" office:time-value="PT14H47M00S" calcext:value-type="time">
            <text:p>14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07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2-18" calcext:value-type="date">
            <text:p>2019-02-18</text:p>
          </table:table-cell>
          <table:table-cell table:style-name="ce3" office:value-type="time" office:time-value="PT12H40M00S" calcext:value-type="time">
            <text:p>12:40</text:p>
          </table:table-cell>
          <table:table-cell table:style-name="ce3" office:value-type="time" office:time-value="PT20H40M00S" calcext:value-type="time">
            <text:p>20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76</text:p>
          </table:table-cell>
          <table:table-cell office:value-type="string" calcext:value-type="string">
            <text:p>emp00003</text:p>
          </table:table-cell>
          <table:table-cell table:style-name="ce4" office:value-type="date" office:date-value="2019-02-18" calcext:value-type="date">
            <text:p>2019-02-18</text:p>
          </table:table-cell>
          <table:table-cell table:style-name="ce3" office:value-type="time" office:time-value="PT09H02M00S" calcext:value-type="time">
            <text:p>09:02</text:p>
          </table:table-cell>
          <table:table-cell table:style-name="ce3" office:value-type="time" office:time-value="PT17H02M00S" calcext:value-type="time">
            <text:p>17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28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2-19" calcext:value-type="date">
            <text:p>2019-02-19</text:p>
          </table:table-cell>
          <table:table-cell table:style-name="ce3" office:value-type="time" office:time-value="PT11H11M00S" calcext:value-type="time">
            <text:p>11:11</text:p>
          </table:table-cell>
          <table:table-cell table:style-name="ce3" office:value-type="time" office:time-value="PT19H11M00S" calcext:value-type="time">
            <text:p>19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4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2-19" calcext:value-type="date">
            <text:p>2019-02-19</text:p>
          </table:table-cell>
          <table:table-cell table:style-name="ce3" office:value-type="time" office:time-value="PT09H36M00S" calcext:value-type="time">
            <text:p>09:36</text:p>
          </table:table-cell>
          <table:table-cell table:style-name="ce3" office:value-type="time" office:time-value="PT17H36M00S" calcext:value-type="time">
            <text:p>17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8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2-20" calcext:value-type="date">
            <text:p>2019-02-20</text:p>
          </table:table-cell>
          <table:table-cell table:style-name="ce3" office:value-type="time" office:time-value="PT09H01M00S" calcext:value-type="time">
            <text:p>09:01</text:p>
          </table:table-cell>
          <table:table-cell table:style-name="ce3" office:value-type="time" office:time-value="PT17H01M00S" calcext:value-type="time">
            <text:p>17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9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2-20" calcext:value-type="date">
            <text:p>2019-02-20</text:p>
          </table:table-cell>
          <table:table-cell table:style-name="ce3" office:value-type="time" office:time-value="PT10H09M00S" calcext:value-type="time">
            <text:p>10:09</text:p>
          </table:table-cell>
          <table:table-cell table:style-name="ce3" office:value-type="time" office:time-value="PT18H09M00S" calcext:value-type="time">
            <text:p>18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34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2-21" calcext:value-type="date">
            <text:p>2019-02-21</text:p>
          </table:table-cell>
          <table:table-cell table:style-name="ce3" office:value-type="time" office:time-value="PT11H25M00S" calcext:value-type="time">
            <text:p>11:25</text:p>
          </table:table-cell>
          <table:table-cell table:style-name="ce3" office:value-type="time" office:time-value="PT19H25M00S" calcext:value-type="time">
            <text:p>19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1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2-21" calcext:value-type="date">
            <text:p>2019-02-21</text:p>
          </table:table-cell>
          <table:table-cell table:style-name="ce3" office:value-type="time" office:time-value="PT10H53M00S" calcext:value-type="time">
            <text:p>10:53</text:p>
          </table:table-cell>
          <table:table-cell table:style-name="ce3" office:value-type="time" office:time-value="PT18H53M00S" calcext:value-type="time">
            <text:p>18: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0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2-22" calcext:value-type="date">
            <text:p>2019-02-22</text:p>
          </table:table-cell>
          <table:table-cell table:style-name="ce3" office:value-type="time" office:time-value="PT09H58M00S" calcext:value-type="time">
            <text:p>09:58</text:p>
          </table:table-cell>
          <table:table-cell table:style-name="ce3" office:value-type="time" office:time-value="PT17H58M00S" calcext:value-type="time">
            <text:p>17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8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2-22" calcext:value-type="date">
            <text:p>2019-02-22</text:p>
          </table:table-cell>
          <table:table-cell table:style-name="ce3" office:value-type="time" office:time-value="PT08H25M00S" calcext:value-type="time">
            <text:p>08:25</text:p>
          </table:table-cell>
          <table:table-cell table:style-name="ce3" office:value-type="time" office:time-value="PT16H25M00S" calcext:value-type="time">
            <text:p>16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23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2-22" calcext:value-type="date">
            <text:p>2019-02-22</text:p>
          </table:table-cell>
          <table:table-cell table:style-name="ce3" office:value-type="time" office:time-value="PT12H02M00S" calcext:value-type="time">
            <text:p>12:02</text:p>
          </table:table-cell>
          <table:table-cell table:style-name="ce3" office:value-type="time" office:time-value="PT20H02M00S" calcext:value-type="time">
            <text:p>20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14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2-22" calcext:value-type="date">
            <text:p>2019-02-22</text:p>
          </table:table-cell>
          <table:table-cell table:style-name="ce3" office:value-type="time" office:time-value="PT08H36M00S" calcext:value-type="time">
            <text:p>08:36</text:p>
          </table:table-cell>
          <table:table-cell table:style-name="ce3" office:value-type="time" office:time-value="PT16H36M00S" calcext:value-type="time">
            <text:p>16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9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2-23" calcext:value-type="date">
            <text:p>2019-02-23</text:p>
          </table:table-cell>
          <table:table-cell table:style-name="ce3" office:value-type="time" office:time-value="PT06H35M00S" calcext:value-type="time">
            <text:p>06:35</text:p>
          </table:table-cell>
          <table:table-cell table:style-name="ce3" office:value-type="time" office:time-value="PT14H35M00S" calcext:value-type="time">
            <text:p>14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8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2-23" calcext:value-type="date">
            <text:p>2019-02-23</text:p>
          </table:table-cell>
          <table:table-cell table:style-name="ce3" office:value-type="time" office:time-value="PT10H44M00S" calcext:value-type="time">
            <text:p>10:44</text:p>
          </table:table-cell>
          <table:table-cell table:style-name="ce3" office:value-type="time" office:time-value="PT18H44M00S" calcext:value-type="time">
            <text:p>18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96</text:p>
          </table:table-cell>
          <table:table-cell office:value-type="string" calcext:value-type="string">
            <text:p>emp00065</text:p>
          </table:table-cell>
          <table:table-cell table:style-name="ce4" office:value-type="date" office:date-value="2019-02-23" calcext:value-type="date">
            <text:p>2019-02-23</text:p>
          </table:table-cell>
          <table:table-cell table:style-name="ce3" office:value-type="time" office:time-value="PT08H14M00S" calcext:value-type="time">
            <text:p>08:14</text:p>
          </table:table-cell>
          <table:table-cell table:style-name="ce3" office:value-type="time" office:time-value="PT16H14M00S" calcext:value-type="time">
            <text:p>16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34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2-24" calcext:value-type="date">
            <text:p>2019-02-24</text:p>
          </table:table-cell>
          <table:table-cell table:style-name="ce3" office:value-type="time" office:time-value="PT11H07M00S" calcext:value-type="time">
            <text:p>11:07</text:p>
          </table:table-cell>
          <table:table-cell table:style-name="ce3" office:value-type="time" office:time-value="PT19H07M00S" calcext:value-type="time">
            <text:p>19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7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2-24" calcext:value-type="date">
            <text:p>2019-02-24</text:p>
          </table:table-cell>
          <table:table-cell table:style-name="ce3" office:value-type="time" office:time-value="PT09H45M00S" calcext:value-type="time">
            <text:p>09:45</text:p>
          </table:table-cell>
          <table:table-cell table:style-name="ce3" office:value-type="time" office:time-value="PT17H45M00S" calcext:value-type="time">
            <text:p>17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87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2-24" calcext:value-type="date">
            <text:p>2019-02-24</text:p>
          </table:table-cell>
          <table:table-cell table:style-name="ce3" office:value-type="time" office:time-value="PT10H52M00S" calcext:value-type="time">
            <text:p>10:52</text:p>
          </table:table-cell>
          <table:table-cell table:style-name="ce3" office:value-type="time" office:time-value="PT18H52M00S" calcext:value-type="time">
            <text:p>18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4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2-24" calcext:value-type="date">
            <text:p>2019-02-24</text:p>
          </table:table-cell>
          <table:table-cell table:style-name="ce3" office:value-type="time" office:time-value="PT11H09M00S" calcext:value-type="time">
            <text:p>11:09</text:p>
          </table:table-cell>
          <table:table-cell table:style-name="ce3" office:value-type="time" office:time-value="PT19H09M00S" calcext:value-type="time">
            <text:p>19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73</text:p>
          </table:table-cell>
          <table:table-cell office:value-type="string" calcext:value-type="string">
            <text:p>emp00052</text:p>
          </table:table-cell>
          <table:table-cell table:style-name="ce4" office:value-type="date" office:date-value="2019-02-24" calcext:value-type="date">
            <text:p>2019-02-24</text:p>
          </table:table-cell>
          <table:table-cell table:style-name="ce3" office:value-type="time" office:time-value="PT07H53M00S" calcext:value-type="time">
            <text:p>07:53</text:p>
          </table:table-cell>
          <table:table-cell table:style-name="ce3" office:value-type="time" office:time-value="PT15H53M00S" calcext:value-type="time">
            <text:p>15: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7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2-25" calcext:value-type="date">
            <text:p>2019-02-25</text:p>
          </table:table-cell>
          <table:table-cell table:style-name="ce3" office:value-type="time" office:time-value="PT07H36M00S" calcext:value-type="time">
            <text:p>07:36</text:p>
          </table:table-cell>
          <table:table-cell table:style-name="ce3" office:value-type="time" office:time-value="PT15H36M00S" calcext:value-type="time">
            <text:p>15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16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2-26" calcext:value-type="date">
            <text:p>2019-02-26</text:p>
          </table:table-cell>
          <table:table-cell table:style-name="ce3" office:value-type="time" office:time-value="PT12H51M00S" calcext:value-type="time">
            <text:p>12:51</text:p>
          </table:table-cell>
          <table:table-cell table:style-name="ce3" office:value-type="time" office:time-value="PT20H51M00S" calcext:value-type="time">
            <text:p>20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71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2-26" calcext:value-type="date">
            <text:p>2019-02-26</text:p>
          </table:table-cell>
          <table:table-cell table:style-name="ce3" office:value-type="time" office:time-value="PT07H07M00S" calcext:value-type="time">
            <text:p>07:07</text:p>
          </table:table-cell>
          <table:table-cell table:style-name="ce3" office:value-type="time" office:time-value="PT15H07M00S" calcext:value-type="time">
            <text:p>15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4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2-27" calcext:value-type="date">
            <text:p>2019-02-27</text:p>
          </table:table-cell>
          <table:table-cell table:style-name="ce3" office:value-type="time" office:time-value="PT08H50M00S" calcext:value-type="time">
            <text:p>08:50</text:p>
          </table:table-cell>
          <table:table-cell table:style-name="ce3" office:value-type="time" office:time-value="PT16H50M00S" calcext:value-type="time">
            <text:p>16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28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2-27" calcext:value-type="date">
            <text:p>2019-02-27</text:p>
          </table:table-cell>
          <table:table-cell table:style-name="ce3" office:value-type="time" office:time-value="PT07H27M00S" calcext:value-type="time">
            <text:p>07:27</text:p>
          </table:table-cell>
          <table:table-cell table:style-name="ce3" office:value-type="time" office:time-value="PT15H27M00S" calcext:value-type="time">
            <text:p>15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90</text:p>
          </table:table-cell>
          <table:table-cell office:value-type="string" calcext:value-type="string">
            <text:p>emp00004</text:p>
          </table:table-cell>
          <table:table-cell table:style-name="ce4" office:value-type="date" office:date-value="2019-02-27" calcext:value-type="date">
            <text:p>2019-02-27</text:p>
          </table:table-cell>
          <table:table-cell table:style-name="ce3" office:value-type="time" office:time-value="PT06H57M00S" calcext:value-type="time">
            <text:p>06:57</text:p>
          </table:table-cell>
          <table:table-cell table:style-name="ce3" office:value-type="time" office:time-value="PT14H57M00S" calcext:value-type="time">
            <text:p>14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0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2-27" calcext:value-type="date">
            <text:p>2019-02-27</text:p>
          </table:table-cell>
          <table:table-cell table:style-name="ce3" office:value-type="time" office:time-value="PT06H27M00S" calcext:value-type="time">
            <text:p>06:27</text:p>
          </table:table-cell>
          <table:table-cell table:style-name="ce3" office:value-type="time" office:time-value="PT14H27M00S" calcext:value-type="time">
            <text:p>14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64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2-28" calcext:value-type="date">
            <text:p>2019-02-28</text:p>
          </table:table-cell>
          <table:table-cell table:style-name="ce3" office:value-type="time" office:time-value="PT12H54M00S" calcext:value-type="time">
            <text:p>12:54</text:p>
          </table:table-cell>
          <table:table-cell table:style-name="ce3" office:value-type="time" office:time-value="PT20H54M00S" calcext:value-type="time">
            <text:p>20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6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2-28" calcext:value-type="date">
            <text:p>2019-02-28</text:p>
          </table:table-cell>
          <table:table-cell table:style-name="ce3" office:value-type="time" office:time-value="PT10H52M00S" calcext:value-type="time">
            <text:p>10:52</text:p>
          </table:table-cell>
          <table:table-cell table:style-name="ce3" office:value-type="time" office:time-value="PT18H52M00S" calcext:value-type="time">
            <text:p>18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0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2-28" calcext:value-type="date">
            <text:p>2019-02-28</text:p>
          </table:table-cell>
          <table:table-cell table:style-name="ce3" office:value-type="time" office:time-value="PT06H26M00S" calcext:value-type="time">
            <text:p>06:26</text:p>
          </table:table-cell>
          <table:table-cell table:style-name="ce3" office:value-type="time" office:time-value="PT14H26M00S" calcext:value-type="time">
            <text:p>14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3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3-01" calcext:value-type="date">
            <text:p>2019-03-01</text:p>
          </table:table-cell>
          <table:table-cell table:style-name="ce3" office:value-type="time" office:time-value="PT06H01M00S" calcext:value-type="time">
            <text:p>06:01</text:p>
          </table:table-cell>
          <table:table-cell table:style-name="ce3" office:value-type="time" office:time-value="PT14H01M00S" calcext:value-type="time">
            <text:p>14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0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3-01" calcext:value-type="date">
            <text:p>2019-03-01</text:p>
          </table:table-cell>
          <table:table-cell table:style-name="ce3" office:value-type="time" office:time-value="PT09H52M00S" calcext:value-type="time">
            <text:p>09:52</text:p>
          </table:table-cell>
          <table:table-cell table:style-name="ce3" office:value-type="time" office:time-value="PT17H52M00S" calcext:value-type="time">
            <text:p>17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14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3-02" calcext:value-type="date">
            <text:p>2019-03-02</text:p>
          </table:table-cell>
          <table:table-cell table:style-name="ce3" office:value-type="time" office:time-value="PT09H03M00S" calcext:value-type="time">
            <text:p>09:03</text:p>
          </table:table-cell>
          <table:table-cell table:style-name="ce3" office:value-type="time" office:time-value="PT17H03M00S" calcext:value-type="time">
            <text:p>17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20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3-02" calcext:value-type="date">
            <text:p>2019-03-02</text:p>
          </table:table-cell>
          <table:table-cell table:style-name="ce3" office:value-type="time" office:time-value="PT10H54M00S" calcext:value-type="time">
            <text:p>10:54</text:p>
          </table:table-cell>
          <table:table-cell table:style-name="ce3" office:value-type="time" office:time-value="PT18H54M00S" calcext:value-type="time">
            <text:p>18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22</text:p>
          </table:table-cell>
          <table:table-cell office:value-type="string" calcext:value-type="string">
            <text:p>emp00054</text:p>
          </table:table-cell>
          <table:table-cell table:style-name="ce4" office:value-type="date" office:date-value="2019-03-02" calcext:value-type="date">
            <text:p>2019-03-02</text:p>
          </table:table-cell>
          <table:table-cell table:style-name="ce3" office:value-type="time" office:time-value="PT07H48M00S" calcext:value-type="time">
            <text:p>07:48</text:p>
          </table:table-cell>
          <table:table-cell table:style-name="ce3" office:value-type="time" office:time-value="PT15H48M00S" calcext:value-type="time">
            <text:p>15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57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3-02" calcext:value-type="date">
            <text:p>2019-03-02</text:p>
          </table:table-cell>
          <table:table-cell table:style-name="ce3" office:value-type="time" office:time-value="PT12H30M00S" calcext:value-type="time">
            <text:p>12:30</text:p>
          </table:table-cell>
          <table:table-cell table:style-name="ce3" office:value-type="time" office:time-value="PT20H30M00S" calcext:value-type="time">
            <text:p>20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68</text:p>
          </table:table-cell>
          <table:table-cell office:value-type="string" calcext:value-type="string">
            <text:p>emp00037</text:p>
          </table:table-cell>
          <table:table-cell table:style-name="ce4" office:value-type="date" office:date-value="2019-03-02" calcext:value-type="date">
            <text:p>2019-03-02</text:p>
          </table:table-cell>
          <table:table-cell table:style-name="ce3" office:value-type="time" office:time-value="PT07H11M00S" calcext:value-type="time">
            <text:p>07:11</text:p>
          </table:table-cell>
          <table:table-cell table:style-name="ce3" office:value-type="time" office:time-value="PT15H11M00S" calcext:value-type="time">
            <text:p>15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68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3-03" calcext:value-type="date">
            <text:p>2019-03-03</text:p>
          </table:table-cell>
          <table:table-cell table:style-name="ce3" office:value-type="time" office:time-value="PT06H41M00S" calcext:value-type="time">
            <text:p>06:41</text:p>
          </table:table-cell>
          <table:table-cell table:style-name="ce3" office:value-type="time" office:time-value="PT14H41M00S" calcext:value-type="time">
            <text:p>14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34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3-03" calcext:value-type="date">
            <text:p>2019-03-03</text:p>
          </table:table-cell>
          <table:table-cell table:style-name="ce3" office:value-type="time" office:time-value="PT10H15M00S" calcext:value-type="time">
            <text:p>10:15</text:p>
          </table:table-cell>
          <table:table-cell table:style-name="ce3" office:value-type="time" office:time-value="PT18H15M00S" calcext:value-type="time">
            <text:p>18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43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3-03" calcext:value-type="date">
            <text:p>2019-03-03</text:p>
          </table:table-cell>
          <table:table-cell table:style-name="ce3" office:value-type="time" office:time-value="PT10H15M00S" calcext:value-type="time">
            <text:p>10:15</text:p>
          </table:table-cell>
          <table:table-cell table:style-name="ce3" office:value-type="time" office:time-value="PT18H15M00S" calcext:value-type="time">
            <text:p>18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3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3-03" calcext:value-type="date">
            <text:p>2019-03-03</text:p>
          </table:table-cell>
          <table:table-cell table:style-name="ce3" office:value-type="time" office:time-value="PT07H09M00S" calcext:value-type="time">
            <text:p>07:09</text:p>
          </table:table-cell>
          <table:table-cell table:style-name="ce3" office:value-type="time" office:time-value="PT15H09M00S" calcext:value-type="time">
            <text:p>15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8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3-03" calcext:value-type="date">
            <text:p>2019-03-03</text:p>
          </table:table-cell>
          <table:table-cell table:style-name="ce3" office:value-type="time" office:time-value="PT07H15M00S" calcext:value-type="time">
            <text:p>07:15</text:p>
          </table:table-cell>
          <table:table-cell table:style-name="ce3" office:value-type="time" office:time-value="PT15H15M00S" calcext:value-type="time">
            <text:p>15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63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3-04" calcext:value-type="date">
            <text:p>2019-03-04</text:p>
          </table:table-cell>
          <table:table-cell table:style-name="ce3" office:value-type="time" office:time-value="PT08H31M00S" calcext:value-type="time">
            <text:p>08:31</text:p>
          </table:table-cell>
          <table:table-cell table:style-name="ce3" office:value-type="time" office:time-value="PT16H31M00S" calcext:value-type="time">
            <text:p>16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76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3-04" calcext:value-type="date">
            <text:p>2019-03-04</text:p>
          </table:table-cell>
          <table:table-cell table:style-name="ce3" office:value-type="time" office:time-value="PT10H56M00S" calcext:value-type="time">
            <text:p>10:56</text:p>
          </table:table-cell>
          <table:table-cell table:style-name="ce3" office:value-type="time" office:time-value="PT18H56M00S" calcext:value-type="time">
            <text:p>18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73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3-05" calcext:value-type="date">
            <text:p>2019-03-05</text:p>
          </table:table-cell>
          <table:table-cell table:style-name="ce3" office:value-type="time" office:time-value="PT12H47M00S" calcext:value-type="time">
            <text:p>12:47</text:p>
          </table:table-cell>
          <table:table-cell table:style-name="ce3" office:value-type="time" office:time-value="PT20H47M00S" calcext:value-type="time">
            <text:p>20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24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3-05" calcext:value-type="date">
            <text:p>2019-03-05</text:p>
          </table:table-cell>
          <table:table-cell table:style-name="ce3" office:value-type="time" office:time-value="PT12H48M00S" calcext:value-type="time">
            <text:p>12:48</text:p>
          </table:table-cell>
          <table:table-cell table:style-name="ce3" office:value-type="time" office:time-value="PT20H48M00S" calcext:value-type="time">
            <text:p>20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8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3-05" calcext:value-type="date">
            <text:p>2019-03-05</text:p>
          </table:table-cell>
          <table:table-cell table:style-name="ce3" office:value-type="time" office:time-value="PT11H50M00S" calcext:value-type="time">
            <text:p>11:50</text:p>
          </table:table-cell>
          <table:table-cell table:style-name="ce3" office:value-type="time" office:time-value="PT19H50M00S" calcext:value-type="time">
            <text:p>19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48</text:p>
          </table:table-cell>
          <table:table-cell office:value-type="string" calcext:value-type="string">
            <text:p>emp00055</text:p>
          </table:table-cell>
          <table:table-cell table:style-name="ce4" office:value-type="date" office:date-value="2019-03-05" calcext:value-type="date">
            <text:p>2019-03-05</text:p>
          </table:table-cell>
          <table:table-cell table:style-name="ce3" office:value-type="time" office:time-value="PT08H18M00S" calcext:value-type="time">
            <text:p>08:18</text:p>
          </table:table-cell>
          <table:table-cell table:style-name="ce3" office:value-type="time" office:time-value="PT16H18M00S" calcext:value-type="time">
            <text:p>16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1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3-05" calcext:value-type="date">
            <text:p>2019-03-05</text:p>
          </table:table-cell>
          <table:table-cell table:style-name="ce3" office:value-type="time" office:time-value="PT12H04M00S" calcext:value-type="time">
            <text:p>12:04</text:p>
          </table:table-cell>
          <table:table-cell table:style-name="ce3" office:value-type="time" office:time-value="PT20H04M00S" calcext:value-type="time">
            <text:p>20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71</text:p>
          </table:table-cell>
          <table:table-cell office:value-type="string" calcext:value-type="string">
            <text:p>emp00097</text:p>
          </table:table-cell>
          <table:table-cell table:style-name="ce4" office:value-type="date" office:date-value="2019-03-05" calcext:value-type="date">
            <text:p>2019-03-05</text:p>
          </table:table-cell>
          <table:table-cell table:style-name="ce3" office:value-type="time" office:time-value="PT12H22M00S" calcext:value-type="time">
            <text:p>12:22</text:p>
          </table:table-cell>
          <table:table-cell table:style-name="ce3" office:value-type="time" office:time-value="PT20H22M00S" calcext:value-type="time">
            <text:p>20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10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3-06" calcext:value-type="date">
            <text:p>2019-03-06</text:p>
          </table:table-cell>
          <table:table-cell table:style-name="ce3" office:value-type="time" office:time-value="PT08H25M00S" calcext:value-type="time">
            <text:p>08:25</text:p>
          </table:table-cell>
          <table:table-cell table:style-name="ce3" office:value-type="time" office:time-value="PT16H25M00S" calcext:value-type="time">
            <text:p>16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4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3-06" calcext:value-type="date">
            <text:p>2019-03-06</text:p>
          </table:table-cell>
          <table:table-cell table:style-name="ce3" office:value-type="time" office:time-value="PT07H37M00S" calcext:value-type="time">
            <text:p>07:37</text:p>
          </table:table-cell>
          <table:table-cell table:style-name="ce3" office:value-type="time" office:time-value="PT15H37M00S" calcext:value-type="time">
            <text:p>15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5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3-06" calcext:value-type="date">
            <text:p>2019-03-06</text:p>
          </table:table-cell>
          <table:table-cell table:style-name="ce3" office:value-type="time" office:time-value="PT10H02M00S" calcext:value-type="time">
            <text:p>10:02</text:p>
          </table:table-cell>
          <table:table-cell table:style-name="ce3" office:value-type="time" office:time-value="PT18H02M00S" calcext:value-type="time">
            <text:p>18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23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3-07" calcext:value-type="date">
            <text:p>2019-03-07</text:p>
          </table:table-cell>
          <table:table-cell table:style-name="ce3" office:value-type="time" office:time-value="PT12H52M00S" calcext:value-type="time">
            <text:p>12:52</text:p>
          </table:table-cell>
          <table:table-cell table:style-name="ce3" office:value-type="time" office:time-value="PT20H52M00S" calcext:value-type="time">
            <text:p>20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76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3-07" calcext:value-type="date">
            <text:p>2019-03-07</text:p>
          </table:table-cell>
          <table:table-cell table:style-name="ce3" office:value-type="time" office:time-value="PT10H56M00S" calcext:value-type="time">
            <text:p>10:56</text:p>
          </table:table-cell>
          <table:table-cell table:style-name="ce3" office:value-type="time" office:time-value="PT18H56M00S" calcext:value-type="time">
            <text:p>18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76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3-07" calcext:value-type="date">
            <text:p>2019-03-07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15H05M00S" calcext:value-type="time">
            <text:p>15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33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3-07" calcext:value-type="date">
            <text:p>2019-03-07</text:p>
          </table:table-cell>
          <table:table-cell table:style-name="ce3" office:value-type="time" office:time-value="PT11H42M00S" calcext:value-type="time">
            <text:p>11:42</text:p>
          </table:table-cell>
          <table:table-cell table:style-name="ce3" office:value-type="time" office:time-value="PT19H42M00S" calcext:value-type="time">
            <text:p>19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9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3-08" calcext:value-type="date">
            <text:p>2019-03-08</text:p>
          </table:table-cell>
          <table:table-cell table:style-name="ce3" office:value-type="time" office:time-value="PT10H56M00S" calcext:value-type="time">
            <text:p>10:56</text:p>
          </table:table-cell>
          <table:table-cell table:style-name="ce3" office:value-type="time" office:time-value="PT18H56M00S" calcext:value-type="time">
            <text:p>18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64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3-08" calcext:value-type="date">
            <text:p>2019-03-08</text:p>
          </table:table-cell>
          <table:table-cell table:style-name="ce3" office:value-type="time" office:time-value="PT10H25M00S" calcext:value-type="time">
            <text:p>10:25</text:p>
          </table:table-cell>
          <table:table-cell table:style-name="ce3" office:value-type="time" office:time-value="PT18H25M00S" calcext:value-type="time">
            <text:p>18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2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3-08" calcext:value-type="date">
            <text:p>2019-03-08</text:p>
          </table:table-cell>
          <table:table-cell table:style-name="ce3" office:value-type="time" office:time-value="PT06H39M00S" calcext:value-type="time">
            <text:p>06:39</text:p>
          </table:table-cell>
          <table:table-cell table:style-name="ce3" office:value-type="time" office:time-value="PT14H39M00S" calcext:value-type="time">
            <text:p>14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3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3-09" calcext:value-type="date">
            <text:p>2019-03-09</text:p>
          </table:table-cell>
          <table:table-cell table:style-name="ce3" office:value-type="time" office:time-value="PT08H13M00S" calcext:value-type="time">
            <text:p>08:13</text:p>
          </table:table-cell>
          <table:table-cell table:style-name="ce3" office:value-type="time" office:time-value="PT16H13M00S" calcext:value-type="time">
            <text:p>16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06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3-09" calcext:value-type="date">
            <text:p>2019-03-09</text:p>
          </table:table-cell>
          <table:table-cell table:style-name="ce3" office:value-type="time" office:time-value="PT08H07M00S" calcext:value-type="time">
            <text:p>08:07</text:p>
          </table:table-cell>
          <table:table-cell table:style-name="ce3" office:value-type="time" office:time-value="PT16H07M00S" calcext:value-type="time">
            <text:p>16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9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3-09" calcext:value-type="date">
            <text:p>2019-03-09</text:p>
          </table:table-cell>
          <table:table-cell table:style-name="ce3" office:value-type="time" office:time-value="PT09H52M00S" calcext:value-type="time">
            <text:p>09:52</text:p>
          </table:table-cell>
          <table:table-cell table:style-name="ce3" office:value-type="time" office:time-value="PT17H52M00S" calcext:value-type="time">
            <text:p>17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8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3-09" calcext:value-type="date">
            <text:p>2019-03-09</text:p>
          </table:table-cell>
          <table:table-cell table:style-name="ce3" office:value-type="time" office:time-value="PT10H22M00S" calcext:value-type="time">
            <text:p>10:22</text:p>
          </table:table-cell>
          <table:table-cell table:style-name="ce3" office:value-type="time" office:time-value="PT18H22M00S" calcext:value-type="time">
            <text:p>18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6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3-10" calcext:value-type="date">
            <text:p>2019-03-10</text:p>
          </table:table-cell>
          <table:table-cell table:style-name="ce3" office:value-type="time" office:time-value="PT07H12M00S" calcext:value-type="time">
            <text:p>07:12</text:p>
          </table:table-cell>
          <table:table-cell table:style-name="ce3" office:value-type="time" office:time-value="PT15H12M00S" calcext:value-type="time">
            <text:p>15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2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3-10" calcext:value-type="date">
            <text:p>2019-03-10</text:p>
          </table:table-cell>
          <table:table-cell table:style-name="ce3" office:value-type="time" office:time-value="PT12H37M00S" calcext:value-type="time">
            <text:p>12:37</text:p>
          </table:table-cell>
          <table:table-cell table:style-name="ce3" office:value-type="time" office:time-value="PT20H37M00S" calcext:value-type="time">
            <text:p>20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3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3-10" calcext:value-type="date">
            <text:p>2019-03-10</text:p>
          </table:table-cell>
          <table:table-cell table:style-name="ce3" office:value-type="time" office:time-value="PT06H33M00S" calcext:value-type="time">
            <text:p>06:33</text:p>
          </table:table-cell>
          <table:table-cell table:style-name="ce3" office:value-type="time" office:time-value="PT14H33M00S" calcext:value-type="time">
            <text:p>14: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3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3-10" calcext:value-type="date">
            <text:p>2019-03-10</text:p>
          </table:table-cell>
          <table:table-cell table:style-name="ce3" office:value-type="time" office:time-value="PT07H20M00S" calcext:value-type="time">
            <text:p>07:20</text:p>
          </table:table-cell>
          <table:table-cell table:style-name="ce3" office:value-type="time" office:time-value="PT15H20M00S" calcext:value-type="time">
            <text:p>15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83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3-11" calcext:value-type="date">
            <text:p>2019-03-11</text:p>
          </table:table-cell>
          <table:table-cell table:style-name="ce3" office:value-type="time" office:time-value="PT09H51M00S" calcext:value-type="time">
            <text:p>09:51</text:p>
          </table:table-cell>
          <table:table-cell table:style-name="ce3" office:value-type="time" office:time-value="PT17H51M00S" calcext:value-type="time">
            <text:p>17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14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3-11" calcext:value-type="date">
            <text:p>2019-03-11</text:p>
          </table:table-cell>
          <table:table-cell table:style-name="ce3" office:value-type="time" office:time-value="PT08H10M00S" calcext:value-type="time">
            <text:p>08:10</text:p>
          </table:table-cell>
          <table:table-cell table:style-name="ce3" office:value-type="time" office:time-value="PT16H10M00S" calcext:value-type="time">
            <text:p>16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15</text:p>
          </table:table-cell>
          <table:table-cell office:value-type="string" calcext:value-type="string">
            <text:p>emp00017</text:p>
          </table:table-cell>
          <table:table-cell table:style-name="ce4" office:value-type="date" office:date-value="2019-03-11" calcext:value-type="date">
            <text:p>2019-03-11</text:p>
          </table:table-cell>
          <table:table-cell table:style-name="ce3" office:value-type="time" office:time-value="PT11H07M00S" calcext:value-type="time">
            <text:p>11:07</text:p>
          </table:table-cell>
          <table:table-cell table:style-name="ce3" office:value-type="time" office:time-value="PT19H07M00S" calcext:value-type="time">
            <text:p>19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0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3-11" calcext:value-type="date">
            <text:p>2019-03-11</text:p>
          </table:table-cell>
          <table:table-cell table:style-name="ce3" office:value-type="time" office:time-value="PT06H14M00S" calcext:value-type="time">
            <text:p>06:14</text:p>
          </table:table-cell>
          <table:table-cell table:style-name="ce3" office:value-type="time" office:time-value="PT14H14M00S" calcext:value-type="time">
            <text:p>14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26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3-11" calcext:value-type="date">
            <text:p>2019-03-11</text:p>
          </table:table-cell>
          <table:table-cell table:style-name="ce3" office:value-type="time" office:time-value="PT11H47M00S" calcext:value-type="time">
            <text:p>11:47</text:p>
          </table:table-cell>
          <table:table-cell table:style-name="ce3" office:value-type="time" office:time-value="PT19H47M00S" calcext:value-type="time">
            <text:p>19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2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3-12" calcext:value-type="date">
            <text:p>2019-03-12</text:p>
          </table:table-cell>
          <table:table-cell table:style-name="ce3" office:value-type="time" office:time-value="PT06H38M00S" calcext:value-type="time">
            <text:p>06:38</text:p>
          </table:table-cell>
          <table:table-cell table:style-name="ce3" office:value-type="time" office:time-value="PT14H38M00S" calcext:value-type="time">
            <text:p>14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3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3-12" calcext:value-type="date">
            <text:p>2019-03-12</text:p>
          </table:table-cell>
          <table:table-cell table:style-name="ce3" office:value-type="time" office:time-value="PT07H58M00S" calcext:value-type="time">
            <text:p>07:58</text:p>
          </table:table-cell>
          <table:table-cell table:style-name="ce3" office:value-type="time" office:time-value="PT15H58M00S" calcext:value-type="time">
            <text:p>15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11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3-12" calcext:value-type="date">
            <text:p>2019-03-12</text:p>
          </table:table-cell>
          <table:table-cell table:style-name="ce3" office:value-type="time" office:time-value="PT09H51M00S" calcext:value-type="time">
            <text:p>09:51</text:p>
          </table:table-cell>
          <table:table-cell table:style-name="ce3" office:value-type="time" office:time-value="PT17H51M00S" calcext:value-type="time">
            <text:p>17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2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3-12" calcext:value-type="date">
            <text:p>2019-03-12</text:p>
          </table:table-cell>
          <table:table-cell table:style-name="ce3" office:value-type="time" office:time-value="PT09H31M00S" calcext:value-type="time">
            <text:p>09:31</text:p>
          </table:table-cell>
          <table:table-cell table:style-name="ce3" office:value-type="time" office:time-value="PT17H31M00S" calcext:value-type="time">
            <text:p>17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19</text:p>
          </table:table-cell>
          <table:table-cell office:value-type="string" calcext:value-type="string">
            <text:p>emp00078</text:p>
          </table:table-cell>
          <table:table-cell table:style-name="ce4" office:value-type="date" office:date-value="2019-03-12" calcext:value-type="date">
            <text:p>2019-03-12</text:p>
          </table:table-cell>
          <table:table-cell table:style-name="ce3" office:value-type="time" office:time-value="PT07H22M00S" calcext:value-type="time">
            <text:p>07:22</text:p>
          </table:table-cell>
          <table:table-cell table:style-name="ce3" office:value-type="time" office:time-value="PT15H22M00S" calcext:value-type="time">
            <text:p>15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01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3-12" calcext:value-type="date">
            <text:p>2019-03-12</text:p>
          </table:table-cell>
          <table:table-cell table:style-name="ce3" office:value-type="time" office:time-value="PT12H37M00S" calcext:value-type="time">
            <text:p>12:37</text:p>
          </table:table-cell>
          <table:table-cell table:style-name="ce3" office:value-type="time" office:time-value="PT20H37M00S" calcext:value-type="time">
            <text:p>20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0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3-13" calcext:value-type="date">
            <text:p>2019-03-13</text:p>
          </table:table-cell>
          <table:table-cell table:style-name="ce3" office:value-type="time" office:time-value="PT12H37M00S" calcext:value-type="time">
            <text:p>12:37</text:p>
          </table:table-cell>
          <table:table-cell table:style-name="ce3" office:value-type="time" office:time-value="PT20H37M00S" calcext:value-type="time">
            <text:p>20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36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3-13" calcext:value-type="date">
            <text:p>2019-03-13</text:p>
          </table:table-cell>
          <table:table-cell table:style-name="ce3" office:value-type="time" office:time-value="PT07H09M00S" calcext:value-type="time">
            <text:p>07:09</text:p>
          </table:table-cell>
          <table:table-cell table:style-name="ce3" office:value-type="time" office:time-value="PT15H09M00S" calcext:value-type="time">
            <text:p>15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4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3-13" calcext:value-type="date">
            <text:p>2019-03-13</text:p>
          </table:table-cell>
          <table:table-cell table:style-name="ce3" office:value-type="time" office:time-value="PT08H03M00S" calcext:value-type="time">
            <text:p>08:03</text:p>
          </table:table-cell>
          <table:table-cell table:style-name="ce3" office:value-type="time" office:time-value="PT16H03M00S" calcext:value-type="time">
            <text:p>16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54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3-14" calcext:value-type="date">
            <text:p>2019-03-14</text:p>
          </table:table-cell>
          <table:table-cell table:style-name="ce3" office:value-type="time" office:time-value="PT10H32M00S" calcext:value-type="time">
            <text:p>10:32</text:p>
          </table:table-cell>
          <table:table-cell table:style-name="ce3" office:value-type="time" office:time-value="PT18H32M00S" calcext:value-type="time">
            <text:p>18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8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3-14" calcext:value-type="date">
            <text:p>2019-03-14</text:p>
          </table:table-cell>
          <table:table-cell table:style-name="ce3" office:value-type="time" office:time-value="PT10H31M00S" calcext:value-type="time">
            <text:p>10:31</text:p>
          </table:table-cell>
          <table:table-cell table:style-name="ce3" office:value-type="time" office:time-value="PT18H31M00S" calcext:value-type="time">
            <text:p>18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6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3-14" calcext:value-type="date">
            <text:p>2019-03-14</text:p>
          </table:table-cell>
          <table:table-cell table:style-name="ce3" office:value-type="time" office:time-value="PT08H49M00S" calcext:value-type="time">
            <text:p>08:49</text:p>
          </table:table-cell>
          <table:table-cell table:style-name="ce3" office:value-type="time" office:time-value="PT16H49M00S" calcext:value-type="time">
            <text:p>16: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17</text:p>
          </table:table-cell>
          <table:table-cell office:value-type="string" calcext:value-type="string">
            <text:p>emp00091</text:p>
          </table:table-cell>
          <table:table-cell table:style-name="ce4" office:value-type="date" office:date-value="2019-03-14" calcext:value-type="date">
            <text:p>2019-03-14</text:p>
          </table:table-cell>
          <table:table-cell table:style-name="ce3" office:value-type="time" office:time-value="PT11H18M00S" calcext:value-type="time">
            <text:p>11:18</text:p>
          </table:table-cell>
          <table:table-cell table:style-name="ce3" office:value-type="time" office:time-value="PT19H18M00S" calcext:value-type="time">
            <text:p>19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3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3-16" calcext:value-type="date">
            <text:p>2019-03-16</text:p>
          </table:table-cell>
          <table:table-cell table:style-name="ce3" office:value-type="time" office:time-value="PT12H29M00S" calcext:value-type="time">
            <text:p>12:29</text:p>
          </table:table-cell>
          <table:table-cell table:style-name="ce3" office:value-type="time" office:time-value="PT20H29M00S" calcext:value-type="time">
            <text:p>20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28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3-16" calcext:value-type="date">
            <text:p>2019-03-16</text:p>
          </table:table-cell>
          <table:table-cell table:style-name="ce3" office:value-type="time" office:time-value="PT08H17M00S" calcext:value-type="time">
            <text:p>08:17</text:p>
          </table:table-cell>
          <table:table-cell table:style-name="ce3" office:value-type="time" office:time-value="PT16H17M00S" calcext:value-type="time">
            <text:p>16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36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3-16" calcext:value-type="date">
            <text:p>2019-03-16</text:p>
          </table:table-cell>
          <table:table-cell table:style-name="ce3" office:value-type="time" office:time-value="PT09H01M00S" calcext:value-type="time">
            <text:p>09:01</text:p>
          </table:table-cell>
          <table:table-cell table:style-name="ce3" office:value-type="time" office:time-value="PT17H01M00S" calcext:value-type="time">
            <text:p>17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60</text:p>
          </table:table-cell>
          <table:table-cell office:value-type="string" calcext:value-type="string">
            <text:p>emp00060</text:p>
          </table:table-cell>
          <table:table-cell table:style-name="ce4" office:value-type="date" office:date-value="2019-03-16" calcext:value-type="date">
            <text:p>2019-03-16</text:p>
          </table:table-cell>
          <table:table-cell table:style-name="ce3" office:value-type="time" office:time-value="PT08H43M00S" calcext:value-type="time">
            <text:p>08:43</text:p>
          </table:table-cell>
          <table:table-cell table:style-name="ce3" office:value-type="time" office:time-value="PT16H43M00S" calcext:value-type="time">
            <text:p>16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37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3-17" calcext:value-type="date">
            <text:p>2019-03-17</text:p>
          </table:table-cell>
          <table:table-cell table:style-name="ce3" office:value-type="time" office:time-value="PT07H08M00S" calcext:value-type="time">
            <text:p>07:08</text:p>
          </table:table-cell>
          <table:table-cell table:style-name="ce3" office:value-type="time" office:time-value="PT15H08M00S" calcext:value-type="time">
            <text:p>15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55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3-17" calcext:value-type="date">
            <text:p>2019-03-17</text:p>
          </table:table-cell>
          <table:table-cell table:style-name="ce3" office:value-type="time" office:time-value="PT10H10M00S" calcext:value-type="time">
            <text:p>10:10</text:p>
          </table:table-cell>
          <table:table-cell table:style-name="ce3" office:value-type="time" office:time-value="PT18H10M00S" calcext:value-type="time">
            <text:p>18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31</text:p>
          </table:table-cell>
          <table:table-cell office:value-type="string" calcext:value-type="string">
            <text:p>emp00077</text:p>
          </table:table-cell>
          <table:table-cell table:style-name="ce4" office:value-type="date" office:date-value="2019-03-17" calcext:value-type="date">
            <text:p>2019-03-17</text:p>
          </table:table-cell>
          <table:table-cell table:style-name="ce3" office:value-type="time" office:time-value="PT12H12M00S" calcext:value-type="time">
            <text:p>12:12</text:p>
          </table:table-cell>
          <table:table-cell table:style-name="ce3" office:value-type="time" office:time-value="PT20H12M00S" calcext:value-type="time">
            <text:p>20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6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3-18" calcext:value-type="date">
            <text:p>2019-03-18</text:p>
          </table:table-cell>
          <table:table-cell table:style-name="ce3" office:value-type="time" office:time-value="PT06H58M00S" calcext:value-type="time">
            <text:p>06:58</text:p>
          </table:table-cell>
          <table:table-cell table:style-name="ce3" office:value-type="time" office:time-value="PT14H58M00S" calcext:value-type="time">
            <text:p>14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63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3-18" calcext:value-type="date">
            <text:p>2019-03-18</text:p>
          </table:table-cell>
          <table:table-cell table:style-name="ce3" office:value-type="time" office:time-value="PT12H51M00S" calcext:value-type="time">
            <text:p>12:51</text:p>
          </table:table-cell>
          <table:table-cell table:style-name="ce3" office:value-type="time" office:time-value="PT20H51M00S" calcext:value-type="time">
            <text:p>20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84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3-18" calcext:value-type="date">
            <text:p>2019-03-18</text:p>
          </table:table-cell>
          <table:table-cell table:style-name="ce3" office:value-type="time" office:time-value="PT06H47M00S" calcext:value-type="time">
            <text:p>06:47</text:p>
          </table:table-cell>
          <table:table-cell table:style-name="ce3" office:value-type="time" office:time-value="PT14H47M00S" calcext:value-type="time">
            <text:p>14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79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3-18" calcext:value-type="date">
            <text:p>2019-03-18</text:p>
          </table:table-cell>
          <table:table-cell table:style-name="ce3" office:value-type="time" office:time-value="PT07H07M00S" calcext:value-type="time">
            <text:p>07:07</text:p>
          </table:table-cell>
          <table:table-cell table:style-name="ce3" office:value-type="time" office:time-value="PT15H07M00S" calcext:value-type="time">
            <text:p>15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9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3-19" calcext:value-type="date">
            <text:p>2019-03-19</text:p>
          </table:table-cell>
          <table:table-cell table:style-name="ce3" office:value-type="time" office:time-value="PT10H39M00S" calcext:value-type="time">
            <text:p>10:39</text:p>
          </table:table-cell>
          <table:table-cell table:style-name="ce3" office:value-type="time" office:time-value="PT18H39M00S" calcext:value-type="time">
            <text:p>18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9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3-19" calcext:value-type="date">
            <text:p>2019-03-19</text:p>
          </table:table-cell>
          <table:table-cell table:style-name="ce3" office:value-type="time" office:time-value="PT11H55M00S" calcext:value-type="time">
            <text:p>11:55</text:p>
          </table:table-cell>
          <table:table-cell table:style-name="ce3" office:value-type="time" office:time-value="PT19H55M00S" calcext:value-type="time">
            <text:p>19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5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3-19" calcext:value-type="date">
            <text:p>2019-03-19</text:p>
          </table:table-cell>
          <table:table-cell table:style-name="ce3" office:value-type="time" office:time-value="PT09H21M00S" calcext:value-type="time">
            <text:p>09:21</text:p>
          </table:table-cell>
          <table:table-cell table:style-name="ce3" office:value-type="time" office:time-value="PT17H21M00S" calcext:value-type="time">
            <text:p>17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1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3-19" calcext:value-type="date">
            <text:p>2019-03-19</text:p>
          </table:table-cell>
          <table:table-cell table:style-name="ce3" office:value-type="time" office:time-value="PT10H57M00S" calcext:value-type="time">
            <text:p>10:57</text:p>
          </table:table-cell>
          <table:table-cell table:style-name="ce3" office:value-type="time" office:time-value="PT18H57M00S" calcext:value-type="time">
            <text:p>18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26</text:p>
          </table:table-cell>
          <table:table-cell office:value-type="string" calcext:value-type="string">
            <text:p>emp00041</text:p>
          </table:table-cell>
          <table:table-cell table:style-name="ce4" office:value-type="date" office:date-value="2019-03-19" calcext:value-type="date">
            <text:p>2019-03-19</text:p>
          </table:table-cell>
          <table:table-cell table:style-name="ce3" office:value-type="time" office:time-value="PT07H01M00S" calcext:value-type="time">
            <text:p>07:01</text:p>
          </table:table-cell>
          <table:table-cell table:style-name="ce3" office:value-type="time" office:time-value="PT15H01M00S" calcext:value-type="time">
            <text:p>15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3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3-20" calcext:value-type="date">
            <text:p>2019-03-20</text:p>
          </table:table-cell>
          <table:table-cell table:style-name="ce3" office:value-type="time" office:time-value="PT08H35M00S" calcext:value-type="time">
            <text:p>08:35</text:p>
          </table:table-cell>
          <table:table-cell table:style-name="ce3" office:value-type="time" office:time-value="PT16H35M00S" calcext:value-type="time">
            <text:p>16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3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3-20" calcext:value-type="date">
            <text:p>2019-03-20</text:p>
          </table:table-cell>
          <table:table-cell table:style-name="ce3" office:value-type="time" office:time-value="PT12H56M00S" calcext:value-type="time">
            <text:p>12:56</text:p>
          </table:table-cell>
          <table:table-cell table:style-name="ce3" office:value-type="time" office:time-value="PT20H56M00S" calcext:value-type="time">
            <text:p>20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10</text:p>
          </table:table-cell>
          <table:table-cell office:value-type="string" calcext:value-type="string">
            <text:p>emp00077</text:p>
          </table:table-cell>
          <table:table-cell table:style-name="ce4" office:value-type="date" office:date-value="2019-03-20" calcext:value-type="date">
            <text:p>2019-03-20</text:p>
          </table:table-cell>
          <table:table-cell table:style-name="ce3" office:value-type="time" office:time-value="PT12H14M00S" calcext:value-type="time">
            <text:p>12:14</text:p>
          </table:table-cell>
          <table:table-cell table:style-name="ce3" office:value-type="time" office:time-value="PT20H14M00S" calcext:value-type="time">
            <text:p>20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5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3-20" calcext:value-type="date">
            <text:p>2019-03-20</text:p>
          </table:table-cell>
          <table:table-cell table:style-name="ce3" office:value-type="time" office:time-value="PT11H59M00S" calcext:value-type="time">
            <text:p>11:59</text:p>
          </table:table-cell>
          <table:table-cell table:style-name="ce3" office:value-type="time" office:time-value="PT19H59M00S" calcext:value-type="time">
            <text:p>19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5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3-20" calcext:value-type="date">
            <text:p>2019-03-20</text:p>
          </table:table-cell>
          <table:table-cell table:style-name="ce3" office:value-type="time" office:time-value="PT10H12M00S" calcext:value-type="time">
            <text:p>10:12</text:p>
          </table:table-cell>
          <table:table-cell table:style-name="ce3" office:value-type="time" office:time-value="PT18H12M00S" calcext:value-type="time">
            <text:p>18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50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3-21" calcext:value-type="date">
            <text:p>2019-03-21</text:p>
          </table:table-cell>
          <table:table-cell table:style-name="ce3" office:value-type="time" office:time-value="PT08H47M00S" calcext:value-type="time">
            <text:p>08:47</text:p>
          </table:table-cell>
          <table:table-cell table:style-name="ce3" office:value-type="time" office:time-value="PT16H47M00S" calcext:value-type="time">
            <text:p>16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8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3-21" calcext:value-type="date">
            <text:p>2019-03-21</text:p>
          </table:table-cell>
          <table:table-cell table:style-name="ce3" office:value-type="time" office:time-value="PT08H19M00S" calcext:value-type="time">
            <text:p>08:19</text:p>
          </table:table-cell>
          <table:table-cell table:style-name="ce3" office:value-type="time" office:time-value="PT16H19M00S" calcext:value-type="time">
            <text:p>16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1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3-21" calcext:value-type="date">
            <text:p>2019-03-21</text:p>
          </table:table-cell>
          <table:table-cell table:style-name="ce3" office:value-type="time" office:time-value="PT10H50M00S" calcext:value-type="time">
            <text:p>10:50</text:p>
          </table:table-cell>
          <table:table-cell table:style-name="ce3" office:value-type="time" office:time-value="PT18H50M00S" calcext:value-type="time">
            <text:p>18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87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3-22" calcext:value-type="date">
            <text:p>2019-03-22</text:p>
          </table:table-cell>
          <table:table-cell table:style-name="ce3" office:value-type="time" office:time-value="PT07H06M00S" calcext:value-type="time">
            <text:p>07:06</text:p>
          </table:table-cell>
          <table:table-cell table:style-name="ce3" office:value-type="time" office:time-value="PT15H06M00S" calcext:value-type="time">
            <text:p>15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2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3-22" calcext:value-type="date">
            <text:p>2019-03-22</text:p>
          </table:table-cell>
          <table:table-cell table:style-name="ce3" office:value-type="time" office:time-value="PT07H46M00S" calcext:value-type="time">
            <text:p>07:46</text:p>
          </table:table-cell>
          <table:table-cell table:style-name="ce3" office:value-type="time" office:time-value="PT15H46M00S" calcext:value-type="time">
            <text:p>15: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4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3-23" calcext:value-type="date">
            <text:p>2019-03-23</text:p>
          </table:table-cell>
          <table:table-cell table:style-name="ce3" office:value-type="time" office:time-value="PT09H39M00S" calcext:value-type="time">
            <text:p>09:39</text:p>
          </table:table-cell>
          <table:table-cell table:style-name="ce3" office:value-type="time" office:time-value="PT17H39M00S" calcext:value-type="time">
            <text:p>17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6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3-23" calcext:value-type="date">
            <text:p>2019-03-23</text:p>
          </table:table-cell>
          <table:table-cell table:style-name="ce3" office:value-type="time" office:time-value="PT10H51M00S" calcext:value-type="time">
            <text:p>10:51</text:p>
          </table:table-cell>
          <table:table-cell table:style-name="ce3" office:value-type="time" office:time-value="PT18H51M00S" calcext:value-type="time">
            <text:p>18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8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3-23" calcext:value-type="date">
            <text:p>2019-03-23</text:p>
          </table:table-cell>
          <table:table-cell table:style-name="ce3" office:value-type="time" office:time-value="PT07H07M00S" calcext:value-type="time">
            <text:p>07:07</text:p>
          </table:table-cell>
          <table:table-cell table:style-name="ce3" office:value-type="time" office:time-value="PT15H07M00S" calcext:value-type="time">
            <text:p>15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39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3-23" calcext:value-type="date">
            <text:p>2019-03-23</text:p>
          </table:table-cell>
          <table:table-cell table:style-name="ce3" office:value-type="time" office:time-value="PT12H10M00S" calcext:value-type="time">
            <text:p>12:10</text:p>
          </table:table-cell>
          <table:table-cell table:style-name="ce3" office:value-type="time" office:time-value="PT20H10M00S" calcext:value-type="time">
            <text:p>20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97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3-24" calcext:value-type="date">
            <text:p>2019-03-24</text:p>
          </table:table-cell>
          <table:table-cell table:style-name="ce3" office:value-type="time" office:time-value="PT06H20M00S" calcext:value-type="time">
            <text:p>06:20</text:p>
          </table:table-cell>
          <table:table-cell table:style-name="ce3" office:value-type="time" office:time-value="PT14H20M00S" calcext:value-type="time">
            <text:p>14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2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3-24" calcext:value-type="date">
            <text:p>2019-03-24</text:p>
          </table:table-cell>
          <table:table-cell table:style-name="ce3" office:value-type="time" office:time-value="PT07H13M00S" calcext:value-type="time">
            <text:p>07:13</text:p>
          </table:table-cell>
          <table:table-cell table:style-name="ce3" office:value-type="time" office:time-value="PT15H13M00S" calcext:value-type="time">
            <text:p>15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9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3-24" calcext:value-type="date">
            <text:p>2019-03-24</text:p>
          </table:table-cell>
          <table:table-cell table:style-name="ce3" office:value-type="time" office:time-value="PT12H42M00S" calcext:value-type="time">
            <text:p>12:42</text:p>
          </table:table-cell>
          <table:table-cell table:style-name="ce3" office:value-type="time" office:time-value="PT20H42M00S" calcext:value-type="time">
            <text:p>20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76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3-24" calcext:value-type="date">
            <text:p>2019-03-24</text:p>
          </table:table-cell>
          <table:table-cell table:style-name="ce3" office:value-type="time" office:time-value="PT09H51M00S" calcext:value-type="time">
            <text:p>09:51</text:p>
          </table:table-cell>
          <table:table-cell table:style-name="ce3" office:value-type="time" office:time-value="PT17H51M00S" calcext:value-type="time">
            <text:p>17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25</text:p>
          </table:table-cell>
          <table:table-cell office:value-type="string" calcext:value-type="string">
            <text:p>emp00082</text:p>
          </table:table-cell>
          <table:table-cell table:style-name="ce4" office:value-type="date" office:date-value="2019-03-24" calcext:value-type="date">
            <text:p>2019-03-24</text:p>
          </table:table-cell>
          <table:table-cell table:style-name="ce3" office:value-type="time" office:time-value="PT11H43M00S" calcext:value-type="time">
            <text:p>11:43</text:p>
          </table:table-cell>
          <table:table-cell table:style-name="ce3" office:value-type="time" office:time-value="PT19H43M00S" calcext:value-type="time">
            <text:p>19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14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3-24" calcext:value-type="date">
            <text:p>2019-03-24</text:p>
          </table:table-cell>
          <table:table-cell table:style-name="ce3" office:value-type="time" office:time-value="PT09H03M00S" calcext:value-type="time">
            <text:p>09:03</text:p>
          </table:table-cell>
          <table:table-cell table:style-name="ce3" office:value-type="time" office:time-value="PT17H03M00S" calcext:value-type="time">
            <text:p>17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4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3-25" calcext:value-type="date">
            <text:p>2019-03-25</text:p>
          </table:table-cell>
          <table:table-cell table:style-name="ce3" office:value-type="time" office:time-value="PT11H47M00S" calcext:value-type="time">
            <text:p>11:47</text:p>
          </table:table-cell>
          <table:table-cell table:style-name="ce3" office:value-type="time" office:time-value="PT19H47M00S" calcext:value-type="time">
            <text:p>19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06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3-25" calcext:value-type="date">
            <text:p>2019-03-25</text:p>
          </table:table-cell>
          <table:table-cell table:style-name="ce3" office:value-type="time" office:time-value="PT12H10M00S" calcext:value-type="time">
            <text:p>12:10</text:p>
          </table:table-cell>
          <table:table-cell table:style-name="ce3" office:value-type="time" office:time-value="PT20H10M00S" calcext:value-type="time">
            <text:p>20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2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3-25" calcext:value-type="date">
            <text:p>2019-03-25</text:p>
          </table:table-cell>
          <table:table-cell table:style-name="ce3" office:value-type="time" office:time-value="PT09H09M00S" calcext:value-type="time">
            <text:p>09:09</text:p>
          </table:table-cell>
          <table:table-cell table:style-name="ce3" office:value-type="time" office:time-value="PT17H09M00S" calcext:value-type="time">
            <text:p>17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43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3-26" calcext:value-type="date">
            <text:p>2019-03-26</text:p>
          </table:table-cell>
          <table:table-cell table:style-name="ce3" office:value-type="time" office:time-value="PT07H01M00S" calcext:value-type="time">
            <text:p>07:01</text:p>
          </table:table-cell>
          <table:table-cell table:style-name="ce3" office:value-type="time" office:time-value="PT15H01M00S" calcext:value-type="time">
            <text:p>15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47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3-26" calcext:value-type="date">
            <text:p>2019-03-26</text:p>
          </table:table-cell>
          <table:table-cell table:style-name="ce3" office:value-type="time" office:time-value="PT09H11M00S" calcext:value-type="time">
            <text:p>09:11</text:p>
          </table:table-cell>
          <table:table-cell table:style-name="ce3" office:value-type="time" office:time-value="PT17H11M00S" calcext:value-type="time">
            <text:p>17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23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3-27" calcext:value-type="date">
            <text:p>2019-03-27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14H48M00S" calcext:value-type="time">
            <text:p>14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7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3-27" calcext:value-type="date">
            <text:p>2019-03-27</text:p>
          </table:table-cell>
          <table:table-cell table:style-name="ce3" office:value-type="time" office:time-value="PT06H35M00S" calcext:value-type="time">
            <text:p>06:35</text:p>
          </table:table-cell>
          <table:table-cell table:style-name="ce3" office:value-type="time" office:time-value="PT14H35M00S" calcext:value-type="time">
            <text:p>14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34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3-27" calcext:value-type="date">
            <text:p>2019-03-27</text:p>
          </table:table-cell>
          <table:table-cell table:style-name="ce3" office:value-type="time" office:time-value="PT12H29M00S" calcext:value-type="time">
            <text:p>12:29</text:p>
          </table:table-cell>
          <table:table-cell table:style-name="ce3" office:value-type="time" office:time-value="PT20H29M00S" calcext:value-type="time">
            <text:p>20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0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3-27" calcext:value-type="date">
            <text:p>2019-03-27</text:p>
          </table:table-cell>
          <table:table-cell table:style-name="ce3" office:value-type="time" office:time-value="PT09H24M00S" calcext:value-type="time">
            <text:p>09:24</text:p>
          </table:table-cell>
          <table:table-cell table:style-name="ce3" office:value-type="time" office:time-value="PT17H24M00S" calcext:value-type="time">
            <text:p>17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2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3-28" calcext:value-type="date">
            <text:p>2019-03-28</text:p>
          </table:table-cell>
          <table:table-cell table:style-name="ce3" office:value-type="time" office:time-value="PT12H06M00S" calcext:value-type="time">
            <text:p>12:06</text:p>
          </table:table-cell>
          <table:table-cell table:style-name="ce3" office:value-type="time" office:time-value="PT20H06M00S" calcext:value-type="time">
            <text:p>20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24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3-28" calcext:value-type="date">
            <text:p>2019-03-28</text:p>
          </table:table-cell>
          <table:table-cell table:style-name="ce3" office:value-type="time" office:time-value="PT09H12M00S" calcext:value-type="time">
            <text:p>09:12</text:p>
          </table:table-cell>
          <table:table-cell table:style-name="ce3" office:value-type="time" office:time-value="PT17H12M00S" calcext:value-type="time">
            <text:p>17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75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3-28" calcext:value-type="date">
            <text:p>2019-03-28</text:p>
          </table:table-cell>
          <table:table-cell table:style-name="ce3" office:value-type="time" office:time-value="PT09H56M00S" calcext:value-type="time">
            <text:p>09:56</text:p>
          </table:table-cell>
          <table:table-cell table:style-name="ce3" office:value-type="time" office:time-value="PT17H56M00S" calcext:value-type="time">
            <text:p>17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9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3-28" calcext:value-type="date">
            <text:p>2019-03-28</text:p>
          </table:table-cell>
          <table:table-cell table:style-name="ce3" office:value-type="time" office:time-value="PT10H19M00S" calcext:value-type="time">
            <text:p>10:19</text:p>
          </table:table-cell>
          <table:table-cell table:style-name="ce3" office:value-type="time" office:time-value="PT18H19M00S" calcext:value-type="time">
            <text:p>18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23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3-29" calcext:value-type="date">
            <text:p>2019-03-29</text:p>
          </table:table-cell>
          <table:table-cell table:style-name="ce3" office:value-type="time" office:time-value="PT06H10M00S" calcext:value-type="time">
            <text:p>06:10</text:p>
          </table:table-cell>
          <table:table-cell table:style-name="ce3" office:value-type="time" office:time-value="PT14H10M00S" calcext:value-type="time">
            <text:p>14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0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3-29" calcext:value-type="date">
            <text:p>2019-03-29</text:p>
          </table:table-cell>
          <table:table-cell table:style-name="ce3" office:value-type="time" office:time-value="PT06H21M00S" calcext:value-type="time">
            <text:p>06:21</text:p>
          </table:table-cell>
          <table:table-cell table:style-name="ce3" office:value-type="time" office:time-value="PT14H21M00S" calcext:value-type="time">
            <text:p>14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0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3-29" calcext:value-type="date">
            <text:p>2019-03-29</text:p>
          </table:table-cell>
          <table:table-cell table:style-name="ce3" office:value-type="time" office:time-value="PT06H35M00S" calcext:value-type="time">
            <text:p>06:35</text:p>
          </table:table-cell>
          <table:table-cell table:style-name="ce3" office:value-type="time" office:time-value="PT14H35M00S" calcext:value-type="time">
            <text:p>14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11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4-01" calcext:value-type="date">
            <text:p>2019-04-01</text:p>
          </table:table-cell>
          <table:table-cell table:style-name="ce3" office:value-type="time" office:time-value="PT12H11M00S" calcext:value-type="time">
            <text:p>12:11</text:p>
          </table:table-cell>
          <table:table-cell table:style-name="ce3" office:value-type="time" office:time-value="PT20H11M00S" calcext:value-type="time">
            <text:p>20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8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4-01" calcext:value-type="date">
            <text:p>2019-04-01</text:p>
          </table:table-cell>
          <table:table-cell table:style-name="ce3" office:value-type="time" office:time-value="PT11H18M00S" calcext:value-type="time">
            <text:p>11:18</text:p>
          </table:table-cell>
          <table:table-cell table:style-name="ce3" office:value-type="time" office:time-value="PT19H18M00S" calcext:value-type="time">
            <text:p>19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39</text:p>
          </table:table-cell>
          <table:table-cell office:value-type="string" calcext:value-type="string">
            <text:p>emp00018</text:p>
          </table:table-cell>
          <table:table-cell table:style-name="ce4" office:value-type="date" office:date-value="2019-04-01" calcext:value-type="date">
            <text:p>2019-04-01</text:p>
          </table:table-cell>
          <table:table-cell table:style-name="ce3" office:value-type="time" office:time-value="PT08H52M00S" calcext:value-type="time">
            <text:p>08:52</text:p>
          </table:table-cell>
          <table:table-cell table:style-name="ce3" office:value-type="time" office:time-value="PT16H52M00S" calcext:value-type="time">
            <text:p>16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0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4-02" calcext:value-type="date">
            <text:p>2019-04-02</text:p>
          </table:table-cell>
          <table:table-cell table:style-name="ce3" office:value-type="time" office:time-value="PT07H44M00S" calcext:value-type="time">
            <text:p>07:44</text:p>
          </table:table-cell>
          <table:table-cell table:style-name="ce3" office:value-type="time" office:time-value="PT15H44M00S" calcext:value-type="time">
            <text:p>15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33</text:p>
          </table:table-cell>
          <table:table-cell office:value-type="string" calcext:value-type="string">
            <text:p>emp00009</text:p>
          </table:table-cell>
          <table:table-cell table:style-name="ce4" office:value-type="date" office:date-value="2019-04-02" calcext:value-type="date">
            <text:p>2019-04-02</text:p>
          </table:table-cell>
          <table:table-cell table:style-name="ce3" office:value-type="time" office:time-value="PT07H41M00S" calcext:value-type="time">
            <text:p>07:41</text:p>
          </table:table-cell>
          <table:table-cell table:style-name="ce3" office:value-type="time" office:time-value="PT15H41M00S" calcext:value-type="time">
            <text:p>15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43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4-02" calcext:value-type="date">
            <text:p>2019-04-02</text:p>
          </table:table-cell>
          <table:table-cell table:style-name="ce3" office:value-type="time" office:time-value="PT11H51M00S" calcext:value-type="time">
            <text:p>11:51</text:p>
          </table:table-cell>
          <table:table-cell table:style-name="ce3" office:value-type="time" office:time-value="PT19H51M00S" calcext:value-type="time">
            <text:p>19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95</text:p>
          </table:table-cell>
          <table:table-cell office:value-type="string" calcext:value-type="string">
            <text:p>emp00091</text:p>
          </table:table-cell>
          <table:table-cell table:style-name="ce4" office:value-type="date" office:date-value="2019-04-02" calcext:value-type="date">
            <text:p>2019-04-02</text:p>
          </table:table-cell>
          <table:table-cell table:style-name="ce3" office:value-type="time" office:time-value="PT09H37M00S" calcext:value-type="time">
            <text:p>09:37</text:p>
          </table:table-cell>
          <table:table-cell table:style-name="ce3" office:value-type="time" office:time-value="PT17H37M00S" calcext:value-type="time">
            <text:p>17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6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4-03" calcext:value-type="date">
            <text:p>2019-04-03</text:p>
          </table:table-cell>
          <table:table-cell table:style-name="ce3" office:value-type="time" office:time-value="PT12H43M00S" calcext:value-type="time">
            <text:p>12:43</text:p>
          </table:table-cell>
          <table:table-cell table:style-name="ce3" office:value-type="time" office:time-value="PT20H43M00S" calcext:value-type="time">
            <text:p>20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88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4-03" calcext:value-type="date">
            <text:p>2019-04-03</text:p>
          </table:table-cell>
          <table:table-cell table:style-name="ce3" office:value-type="time" office:time-value="PT10H58M00S" calcext:value-type="time">
            <text:p>10:58</text:p>
          </table:table-cell>
          <table:table-cell table:style-name="ce3" office:value-type="time" office:time-value="PT18H58M00S" calcext:value-type="time">
            <text:p>18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14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4-03" calcext:value-type="date">
            <text:p>2019-04-03</text:p>
          </table:table-cell>
          <table:table-cell table:style-name="ce3" office:value-type="time" office:time-value="PT09H51M00S" calcext:value-type="time">
            <text:p>09:51</text:p>
          </table:table-cell>
          <table:table-cell table:style-name="ce3" office:value-type="time" office:time-value="PT17H51M00S" calcext:value-type="time">
            <text:p>17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36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4-04" calcext:value-type="date">
            <text:p>2019-04-04</text:p>
          </table:table-cell>
          <table:table-cell table:style-name="ce3" office:value-type="time" office:time-value="PT09H46M00S" calcext:value-type="time">
            <text:p>09:46</text:p>
          </table:table-cell>
          <table:table-cell table:style-name="ce3" office:value-type="time" office:time-value="PT17H46M00S" calcext:value-type="time">
            <text:p>17: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35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4-04" calcext:value-type="date">
            <text:p>2019-04-04</text:p>
          </table:table-cell>
          <table:table-cell table:style-name="ce3" office:value-type="time" office:time-value="PT10H10M00S" calcext:value-type="time">
            <text:p>10:10</text:p>
          </table:table-cell>
          <table:table-cell table:style-name="ce3" office:value-type="time" office:time-value="PT18H10M00S" calcext:value-type="time">
            <text:p>18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2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4-05" calcext:value-type="date">
            <text:p>2019-04-05</text:p>
          </table:table-cell>
          <table:table-cell table:style-name="ce3" office:value-type="time" office:time-value="PT09H28M00S" calcext:value-type="time">
            <text:p>09:28</text:p>
          </table:table-cell>
          <table:table-cell table:style-name="ce3" office:value-type="time" office:time-value="PT17H28M00S" calcext:value-type="time">
            <text:p>17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85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4-05" calcext:value-type="date">
            <text:p>2019-04-05</text:p>
          </table:table-cell>
          <table:table-cell table:style-name="ce3" office:value-type="time" office:time-value="PT09H58M00S" calcext:value-type="time">
            <text:p>09:58</text:p>
          </table:table-cell>
          <table:table-cell table:style-name="ce3" office:value-type="time" office:time-value="PT17H58M00S" calcext:value-type="time">
            <text:p>17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93</text:p>
          </table:table-cell>
          <table:table-cell office:value-type="string" calcext:value-type="string">
            <text:p>emp00056</text:p>
          </table:table-cell>
          <table:table-cell table:style-name="ce4" office:value-type="date" office:date-value="2019-04-05" calcext:value-type="date">
            <text:p>2019-04-05</text:p>
          </table:table-cell>
          <table:table-cell table:style-name="ce3" office:value-type="time" office:time-value="PT10H05M00S" calcext:value-type="time">
            <text:p>10:05</text:p>
          </table:table-cell>
          <table:table-cell table:style-name="ce3" office:value-type="time" office:time-value="PT18H05M00S" calcext:value-type="time">
            <text:p>18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4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4-05" calcext:value-type="date">
            <text:p>2019-04-05</text:p>
          </table:table-cell>
          <table:table-cell table:style-name="ce3" office:value-type="time" office:time-value="PT12H30M00S" calcext:value-type="time">
            <text:p>12:30</text:p>
          </table:table-cell>
          <table:table-cell table:style-name="ce3" office:value-type="time" office:time-value="PT20H30M00S" calcext:value-type="time">
            <text:p>20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1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4-07" calcext:value-type="date">
            <text:p>2019-04-07</text:p>
          </table:table-cell>
          <table:table-cell table:style-name="ce3" office:value-type="time" office:time-value="PT12H12M00S" calcext:value-type="time">
            <text:p>12:12</text:p>
          </table:table-cell>
          <table:table-cell table:style-name="ce3" office:value-type="time" office:time-value="PT20H12M00S" calcext:value-type="time">
            <text:p>20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00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4-07" calcext:value-type="date">
            <text:p>2019-04-07</text:p>
          </table:table-cell>
          <table:table-cell table:style-name="ce3" office:value-type="time" office:time-value="PT08H51M00S" calcext:value-type="time">
            <text:p>08:51</text:p>
          </table:table-cell>
          <table:table-cell table:style-name="ce3" office:value-type="time" office:time-value="PT16H51M00S" calcext:value-type="time">
            <text:p>16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49</text:p>
          </table:table-cell>
          <table:table-cell office:value-type="string" calcext:value-type="string">
            <text:p>emp00017</text:p>
          </table:table-cell>
          <table:table-cell table:style-name="ce4" office:value-type="date" office:date-value="2019-04-07" calcext:value-type="date">
            <text:p>2019-04-07</text:p>
          </table:table-cell>
          <table:table-cell table:style-name="ce3" office:value-type="time" office:time-value="PT08H37M00S" calcext:value-type="time">
            <text:p>08:37</text:p>
          </table:table-cell>
          <table:table-cell table:style-name="ce3" office:value-type="time" office:time-value="PT16H37M00S" calcext:value-type="time">
            <text:p>16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9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4-07" calcext:value-type="date">
            <text:p>2019-04-07</text:p>
          </table:table-cell>
          <table:table-cell table:style-name="ce3" office:value-type="time" office:time-value="PT11H22M00S" calcext:value-type="time">
            <text:p>11:22</text:p>
          </table:table-cell>
          <table:table-cell table:style-name="ce3" office:value-type="time" office:time-value="PT19H22M00S" calcext:value-type="time">
            <text:p>19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83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4-07" calcext:value-type="date">
            <text:p>2019-04-07</text:p>
          </table:table-cell>
          <table:table-cell table:style-name="ce3" office:value-type="time" office:time-value="PT12H47M00S" calcext:value-type="time">
            <text:p>12:47</text:p>
          </table:table-cell>
          <table:table-cell table:style-name="ce3" office:value-type="time" office:time-value="PT20H47M00S" calcext:value-type="time">
            <text:p>20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56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4-08" calcext:value-type="date">
            <text:p>2019-04-08</text:p>
          </table:table-cell>
          <table:table-cell table:style-name="ce3" office:value-type="time" office:time-value="PT12H50M00S" calcext:value-type="time">
            <text:p>12:50</text:p>
          </table:table-cell>
          <table:table-cell table:style-name="ce3" office:value-type="time" office:time-value="PT20H50M00S" calcext:value-type="time">
            <text:p>20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03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4-08" calcext:value-type="date">
            <text:p>2019-04-08</text:p>
          </table:table-cell>
          <table:table-cell table:style-name="ce3" office:value-type="time" office:time-value="PT10H46M00S" calcext:value-type="time">
            <text:p>10:46</text:p>
          </table:table-cell>
          <table:table-cell table:style-name="ce3" office:value-type="time" office:time-value="PT18H46M00S" calcext:value-type="time">
            <text:p>18: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6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4-08" calcext:value-type="date">
            <text:p>2019-04-08</text:p>
          </table:table-cell>
          <table:table-cell table:style-name="ce3" office:value-type="time" office:time-value="PT07H45M00S" calcext:value-type="time">
            <text:p>07:45</text:p>
          </table:table-cell>
          <table:table-cell table:style-name="ce3" office:value-type="time" office:time-value="PT15H45M00S" calcext:value-type="time">
            <text:p>15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44</text:p>
          </table:table-cell>
          <table:table-cell office:value-type="string" calcext:value-type="string">
            <text:p>emp00059</text:p>
          </table:table-cell>
          <table:table-cell table:style-name="ce4" office:value-type="date" office:date-value="2019-04-08" calcext:value-type="date">
            <text:p>2019-04-08</text:p>
          </table:table-cell>
          <table:table-cell table:style-name="ce3" office:value-type="time" office:time-value="PT08H55M00S" calcext:value-type="time">
            <text:p>08:55</text:p>
          </table:table-cell>
          <table:table-cell table:style-name="ce3" office:value-type="time" office:time-value="PT16H55M00S" calcext:value-type="time">
            <text:p>16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04</text:p>
          </table:table-cell>
          <table:table-cell office:value-type="string" calcext:value-type="string">
            <text:p>emp00011</text:p>
          </table:table-cell>
          <table:table-cell table:style-name="ce4" office:value-type="date" office:date-value="2019-04-08" calcext:value-type="date">
            <text:p>2019-04-08</text:p>
          </table:table-cell>
          <table:table-cell table:style-name="ce3" office:value-type="time" office:time-value="PT06H52M00S" calcext:value-type="time">
            <text:p>06:52</text:p>
          </table:table-cell>
          <table:table-cell table:style-name="ce3" office:value-type="time" office:time-value="PT14H52M00S" calcext:value-type="time">
            <text:p>14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84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4-09" calcext:value-type="date">
            <text:p>2019-04-09</text:p>
          </table:table-cell>
          <table:table-cell table:style-name="ce3" office:value-type="time" office:time-value="PT08H50M00S" calcext:value-type="time">
            <text:p>08:50</text:p>
          </table:table-cell>
          <table:table-cell table:style-name="ce3" office:value-type="time" office:time-value="PT16H50M00S" calcext:value-type="time">
            <text:p>16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72</text:p>
          </table:table-cell>
          <table:table-cell office:value-type="string" calcext:value-type="string">
            <text:p>emp00021</text:p>
          </table:table-cell>
          <table:table-cell table:style-name="ce4" office:value-type="date" office:date-value="2019-04-09" calcext:value-type="date">
            <text:p>2019-04-09</text:p>
          </table:table-cell>
          <table:table-cell table:style-name="ce3" office:value-type="time" office:time-value="PT07H55M00S" calcext:value-type="time">
            <text:p>07:55</text:p>
          </table:table-cell>
          <table:table-cell table:style-name="ce3" office:value-type="time" office:time-value="PT15H55M00S" calcext:value-type="time">
            <text:p>15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74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4-09" calcext:value-type="date">
            <text:p>2019-04-09</text:p>
          </table:table-cell>
          <table:table-cell table:style-name="ce3" office:value-type="time" office:time-value="PT10H15M00S" calcext:value-type="time">
            <text:p>10:15</text:p>
          </table:table-cell>
          <table:table-cell table:style-name="ce3" office:value-type="time" office:time-value="PT18H15M00S" calcext:value-type="time">
            <text:p>18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6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4-09" calcext:value-type="date">
            <text:p>2019-04-09</text:p>
          </table:table-cell>
          <table:table-cell table:style-name="ce3" office:value-type="time" office:time-value="PT09H09M00S" calcext:value-type="time">
            <text:p>09:09</text:p>
          </table:table-cell>
          <table:table-cell table:style-name="ce3" office:value-type="time" office:time-value="PT17H09M00S" calcext:value-type="time">
            <text:p>17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22</text:p>
          </table:table-cell>
          <table:table-cell office:value-type="string" calcext:value-type="string">
            <text:p>emp00098</text:p>
          </table:table-cell>
          <table:table-cell table:style-name="ce4" office:value-type="date" office:date-value="2019-04-09" calcext:value-type="date">
            <text:p>2019-04-09</text:p>
          </table:table-cell>
          <table:table-cell table:style-name="ce3" office:value-type="time" office:time-value="PT06H02M00S" calcext:value-type="time">
            <text:p>06:02</text:p>
          </table:table-cell>
          <table:table-cell table:style-name="ce3" office:value-type="time" office:time-value="PT14H02M00S" calcext:value-type="time">
            <text:p>14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53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4-09" calcext:value-type="date">
            <text:p>2019-04-09</text:p>
          </table:table-cell>
          <table:table-cell table:style-name="ce3" office:value-type="time" office:time-value="PT08H13M00S" calcext:value-type="time">
            <text:p>08:13</text:p>
          </table:table-cell>
          <table:table-cell table:style-name="ce3" office:value-type="time" office:time-value="PT16H13M00S" calcext:value-type="time">
            <text:p>16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57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4-10" calcext:value-type="date">
            <text:p>2019-04-10</text:p>
          </table:table-cell>
          <table:table-cell table:style-name="ce3" office:value-type="time" office:time-value="PT12H43M00S" calcext:value-type="time">
            <text:p>12:43</text:p>
          </table:table-cell>
          <table:table-cell table:style-name="ce3" office:value-type="time" office:time-value="PT20H43M00S" calcext:value-type="time">
            <text:p>20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75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4-10" calcext:value-type="date">
            <text:p>2019-04-10</text:p>
          </table:table-cell>
          <table:table-cell table:style-name="ce3" office:value-type="time" office:time-value="PT10H56M00S" calcext:value-type="time">
            <text:p>10:56</text:p>
          </table:table-cell>
          <table:table-cell table:style-name="ce3" office:value-type="time" office:time-value="PT18H56M00S" calcext:value-type="time">
            <text:p>18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73</text:p>
          </table:table-cell>
          <table:table-cell office:value-type="string" calcext:value-type="string">
            <text:p>emp00091</text:p>
          </table:table-cell>
          <table:table-cell table:style-name="ce4" office:value-type="date" office:date-value="2019-04-10" calcext:value-type="date">
            <text:p>2019-04-10</text:p>
          </table:table-cell>
          <table:table-cell table:style-name="ce3" office:value-type="time" office:time-value="PT10H25M00S" calcext:value-type="time">
            <text:p>10:25</text:p>
          </table:table-cell>
          <table:table-cell table:style-name="ce3" office:value-type="time" office:time-value="PT18H25M00S" calcext:value-type="time">
            <text:p>18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99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4-11" calcext:value-type="date">
            <text:p>2019-04-11</text:p>
          </table:table-cell>
          <table:table-cell table:style-name="ce3" office:value-type="time" office:time-value="PT09H33M00S" calcext:value-type="time">
            <text:p>09:33</text:p>
          </table:table-cell>
          <table:table-cell table:style-name="ce3" office:value-type="time" office:time-value="PT17H33M00S" calcext:value-type="time">
            <text:p>17: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8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4-11" calcext:value-type="date">
            <text:p>2019-04-11</text:p>
          </table:table-cell>
          <table:table-cell table:style-name="ce3" office:value-type="time" office:time-value="PT12H18M00S" calcext:value-type="time">
            <text:p>12:18</text:p>
          </table:table-cell>
          <table:table-cell table:style-name="ce3" office:value-type="time" office:time-value="PT20H18M00S" calcext:value-type="time">
            <text:p>20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2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4-11" calcext:value-type="date">
            <text:p>2019-04-11</text:p>
          </table:table-cell>
          <table:table-cell table:style-name="ce3" office:value-type="time" office:time-value="PT09H38M00S" calcext:value-type="time">
            <text:p>09:38</text:p>
          </table:table-cell>
          <table:table-cell table:style-name="ce3" office:value-type="time" office:time-value="PT17H38M00S" calcext:value-type="time">
            <text:p>17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84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4-12" calcext:value-type="date">
            <text:p>2019-04-12</text:p>
          </table:table-cell>
          <table:table-cell table:style-name="ce3" office:value-type="time" office:time-value="PT10H39M00S" calcext:value-type="time">
            <text:p>10:39</text:p>
          </table:table-cell>
          <table:table-cell table:style-name="ce3" office:value-type="time" office:time-value="PT18H39M00S" calcext:value-type="time">
            <text:p>18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23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4-12" calcext:value-type="date">
            <text:p>2019-04-12</text:p>
          </table:table-cell>
          <table:table-cell table:style-name="ce3" office:value-type="time" office:time-value="PT10H39M00S" calcext:value-type="time">
            <text:p>10:39</text:p>
          </table:table-cell>
          <table:table-cell table:style-name="ce3" office:value-type="time" office:time-value="PT18H39M00S" calcext:value-type="time">
            <text:p>18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1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4-12" calcext:value-type="date">
            <text:p>2019-04-12</text:p>
          </table:table-cell>
          <table:table-cell table:style-name="ce3" office:value-type="time" office:time-value="PT06H26M00S" calcext:value-type="time">
            <text:p>06:26</text:p>
          </table:table-cell>
          <table:table-cell table:style-name="ce3" office:value-type="time" office:time-value="PT14H26M00S" calcext:value-type="time">
            <text:p>14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57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4-12" calcext:value-type="date">
            <text:p>2019-04-12</text:p>
          </table:table-cell>
          <table:table-cell table:style-name="ce3" office:value-type="time" office:time-value="PT10H36M00S" calcext:value-type="time">
            <text:p>10:36</text:p>
          </table:table-cell>
          <table:table-cell table:style-name="ce3" office:value-type="time" office:time-value="PT18H36M00S" calcext:value-type="time">
            <text:p>18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9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4-13" calcext:value-type="date">
            <text:p>2019-04-13</text:p>
          </table:table-cell>
          <table:table-cell table:style-name="ce3" office:value-type="time" office:time-value="PT06H57M00S" calcext:value-type="time">
            <text:p>06:57</text:p>
          </table:table-cell>
          <table:table-cell table:style-name="ce3" office:value-type="time" office:time-value="PT14H57M00S" calcext:value-type="time">
            <text:p>14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6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4-13" calcext:value-type="date">
            <text:p>2019-04-13</text:p>
          </table:table-cell>
          <table:table-cell table:style-name="ce3" office:value-type="time" office:time-value="PT06H56M00S" calcext:value-type="time">
            <text:p>06:56</text:p>
          </table:table-cell>
          <table:table-cell table:style-name="ce3" office:value-type="time" office:time-value="PT14H56M00S" calcext:value-type="time">
            <text:p>14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2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4-13" calcext:value-type="date">
            <text:p>2019-04-13</text:p>
          </table:table-cell>
          <table:table-cell table:style-name="ce3" office:value-type="time" office:time-value="PT12H37M00S" calcext:value-type="time">
            <text:p>12:37</text:p>
          </table:table-cell>
          <table:table-cell table:style-name="ce3" office:value-type="time" office:time-value="PT20H37M00S" calcext:value-type="time">
            <text:p>20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1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4-14" calcext:value-type="date">
            <text:p>2019-04-14</text:p>
          </table:table-cell>
          <table:table-cell table:style-name="ce3" office:value-type="time" office:time-value="PT12H29M00S" calcext:value-type="time">
            <text:p>12:29</text:p>
          </table:table-cell>
          <table:table-cell table:style-name="ce3" office:value-type="time" office:time-value="PT20H29M00S" calcext:value-type="time">
            <text:p>20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2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4-14" calcext:value-type="date">
            <text:p>2019-04-14</text:p>
          </table:table-cell>
          <table:table-cell table:style-name="ce3" office:value-type="time" office:time-value="PT09H24M00S" calcext:value-type="time">
            <text:p>09:24</text:p>
          </table:table-cell>
          <table:table-cell table:style-name="ce3" office:value-type="time" office:time-value="PT17H24M00S" calcext:value-type="time">
            <text:p>17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6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4-14" calcext:value-type="date">
            <text:p>2019-04-14</text:p>
          </table:table-cell>
          <table:table-cell table:style-name="ce3" office:value-type="time" office:time-value="PT10H35M00S" calcext:value-type="time">
            <text:p>10:35</text:p>
          </table:table-cell>
          <table:table-cell table:style-name="ce3" office:value-type="time" office:time-value="PT18H35M00S" calcext:value-type="time">
            <text:p>18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28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4-15" calcext:value-type="date">
            <text:p>2019-04-15</text:p>
          </table:table-cell>
          <table:table-cell table:style-name="ce3" office:value-type="time" office:time-value="PT09H30M00S" calcext:value-type="time">
            <text:p>09:30</text:p>
          </table:table-cell>
          <table:table-cell table:style-name="ce3" office:value-type="time" office:time-value="PT17H30M00S" calcext:value-type="time">
            <text:p>17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70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4-15" calcext:value-type="date">
            <text:p>2019-04-15</text:p>
          </table:table-cell>
          <table:table-cell table:style-name="ce3" office:value-type="time" office:time-value="PT10H24M00S" calcext:value-type="time">
            <text:p>10:24</text:p>
          </table:table-cell>
          <table:table-cell table:style-name="ce3" office:value-type="time" office:time-value="PT18H24M00S" calcext:value-type="time">
            <text:p>18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5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4-15" calcext:value-type="date">
            <text:p>2019-04-15</text:p>
          </table:table-cell>
          <table:table-cell table:style-name="ce3" office:value-type="time" office:time-value="PT12H42M00S" calcext:value-type="time">
            <text:p>12:42</text:p>
          </table:table-cell>
          <table:table-cell table:style-name="ce3" office:value-type="time" office:time-value="PT20H42M00S" calcext:value-type="time">
            <text:p>20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24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4-15" calcext:value-type="date">
            <text:p>2019-04-15</text:p>
          </table:table-cell>
          <table:table-cell table:style-name="ce3" office:value-type="time" office:time-value="PT10H56M00S" calcext:value-type="time">
            <text:p>10:56</text:p>
          </table:table-cell>
          <table:table-cell table:style-name="ce3" office:value-type="time" office:time-value="PT18H56M00S" calcext:value-type="time">
            <text:p>18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44</text:p>
          </table:table-cell>
          <table:table-cell office:value-type="string" calcext:value-type="string">
            <text:p>emp00060</text:p>
          </table:table-cell>
          <table:table-cell table:style-name="ce4" office:value-type="date" office:date-value="2019-04-15" calcext:value-type="date">
            <text:p>2019-04-15</text:p>
          </table:table-cell>
          <table:table-cell table:style-name="ce3" office:value-type="time" office:time-value="PT09H30M00S" calcext:value-type="time">
            <text:p>09:30</text:p>
          </table:table-cell>
          <table:table-cell table:style-name="ce3" office:value-type="time" office:time-value="PT17H30M00S" calcext:value-type="time">
            <text:p>17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48</text:p>
          </table:table-cell>
          <table:table-cell office:value-type="string" calcext:value-type="string">
            <text:p>emp00110</text:p>
          </table:table-cell>
          <table:table-cell table:style-name="ce4" office:value-type="date" office:date-value="2019-04-15" calcext:value-type="date">
            <text:p>2019-04-15</text:p>
          </table:table-cell>
          <table:table-cell table:style-name="ce3" office:value-type="time" office:time-value="PT09H50M00S" calcext:value-type="time">
            <text:p>09:50</text:p>
          </table:table-cell>
          <table:table-cell table:style-name="ce3" office:value-type="time" office:time-value="PT17H50M00S" calcext:value-type="time">
            <text:p>17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2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4-16" calcext:value-type="date">
            <text:p>2019-04-16</text:p>
          </table:table-cell>
          <table:table-cell table:style-name="ce3" office:value-type="time" office:time-value="PT08H57M00S" calcext:value-type="time">
            <text:p>08:57</text:p>
          </table:table-cell>
          <table:table-cell table:style-name="ce3" office:value-type="time" office:time-value="PT16H57M00S" calcext:value-type="time">
            <text:p>16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26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4-16" calcext:value-type="date">
            <text:p>2019-04-16</text:p>
          </table:table-cell>
          <table:table-cell table:style-name="ce3" office:value-type="time" office:time-value="PT11H47M00S" calcext:value-type="time">
            <text:p>11:47</text:p>
          </table:table-cell>
          <table:table-cell table:style-name="ce3" office:value-type="time" office:time-value="PT19H47M00S" calcext:value-type="time">
            <text:p>19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2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4-16" calcext:value-type="date">
            <text:p>2019-04-16</text:p>
          </table:table-cell>
          <table:table-cell table:style-name="ce3" office:value-type="time" office:time-value="PT11H58M00S" calcext:value-type="time">
            <text:p>11:58</text:p>
          </table:table-cell>
          <table:table-cell table:style-name="ce3" office:value-type="time" office:time-value="PT19H58M00S" calcext:value-type="time">
            <text:p>19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63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4-16" calcext:value-type="date">
            <text:p>2019-04-16</text:p>
          </table:table-cell>
          <table:table-cell table:style-name="ce3" office:value-type="time" office:time-value="PT08H39M00S" calcext:value-type="time">
            <text:p>08:39</text:p>
          </table:table-cell>
          <table:table-cell table:style-name="ce3" office:value-type="time" office:time-value="PT16H39M00S" calcext:value-type="time">
            <text:p>16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1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4-16" calcext:value-type="date">
            <text:p>2019-04-16</text:p>
          </table:table-cell>
          <table:table-cell table:style-name="ce3" office:value-type="time" office:time-value="PT12H29M00S" calcext:value-type="time">
            <text:p>12:29</text:p>
          </table:table-cell>
          <table:table-cell table:style-name="ce3" office:value-type="time" office:time-value="PT20H29M00S" calcext:value-type="time">
            <text:p>20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2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4-17" calcext:value-type="date">
            <text:p>2019-04-17</text:p>
          </table:table-cell>
          <table:table-cell table:style-name="ce3" office:value-type="time" office:time-value="PT10H34M00S" calcext:value-type="time">
            <text:p>10:34</text:p>
          </table:table-cell>
          <table:table-cell table:style-name="ce3" office:value-type="time" office:time-value="PT18H34M00S" calcext:value-type="time">
            <text:p>18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95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4-17" calcext:value-type="date">
            <text:p>2019-04-17</text:p>
          </table:table-cell>
          <table:table-cell table:style-name="ce3" office:value-type="time" office:time-value="PT11H32M00S" calcext:value-type="time">
            <text:p>11:32</text:p>
          </table:table-cell>
          <table:table-cell table:style-name="ce3" office:value-type="time" office:time-value="PT19H32M00S" calcext:value-type="time">
            <text:p>19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16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4-17" calcext:value-type="date">
            <text:p>2019-04-17</text:p>
          </table:table-cell>
          <table:table-cell table:style-name="ce3" office:value-type="time" office:time-value="PT06H03M00S" calcext:value-type="time">
            <text:p>06:03</text:p>
          </table:table-cell>
          <table:table-cell table:style-name="ce3" office:value-type="time" office:time-value="PT14H03M00S" calcext:value-type="time">
            <text:p>14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48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4-17" calcext:value-type="date">
            <text:p>2019-04-17</text:p>
          </table:table-cell>
          <table:table-cell table:style-name="ce3" office:value-type="time" office:time-value="PT11H10M00S" calcext:value-type="time">
            <text:p>11:10</text:p>
          </table:table-cell>
          <table:table-cell table:style-name="ce3" office:value-type="time" office:time-value="PT19H10M00S" calcext:value-type="time">
            <text:p>19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95</text:p>
          </table:table-cell>
          <table:table-cell office:value-type="string" calcext:value-type="string">
            <text:p>emp00047</text:p>
          </table:table-cell>
          <table:table-cell table:style-name="ce4" office:value-type="date" office:date-value="2019-04-17" calcext:value-type="date">
            <text:p>2019-04-17</text:p>
          </table:table-cell>
          <table:table-cell table:style-name="ce3" office:value-type="time" office:time-value="PT10H21M00S" calcext:value-type="time">
            <text:p>10:21</text:p>
          </table:table-cell>
          <table:table-cell table:style-name="ce3" office:value-type="time" office:time-value="PT18H21M00S" calcext:value-type="time">
            <text:p>18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64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4-17" calcext:value-type="date">
            <text:p>2019-04-17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19H00M00S" calcext:value-type="time">
            <text:p>19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0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4-18" calcext:value-type="date">
            <text:p>2019-04-18</text:p>
          </table:table-cell>
          <table:table-cell table:style-name="ce3" office:value-type="time" office:time-value="PT06H43M00S" calcext:value-type="time">
            <text:p>06:43</text:p>
          </table:table-cell>
          <table:table-cell table:style-name="ce3" office:value-type="time" office:time-value="PT14H43M00S" calcext:value-type="time">
            <text:p>14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60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4-18" calcext:value-type="date">
            <text:p>2019-04-18</text:p>
          </table:table-cell>
          <table:table-cell table:style-name="ce3" office:value-type="time" office:time-value="PT12H14M00S" calcext:value-type="time">
            <text:p>12:14</text:p>
          </table:table-cell>
          <table:table-cell table:style-name="ce3" office:value-type="time" office:time-value="PT20H14M00S" calcext:value-type="time">
            <text:p>20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6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4-18" calcext:value-type="date">
            <text:p>2019-04-18</text:p>
          </table:table-cell>
          <table:table-cell table:style-name="ce3" office:value-type="time" office:time-value="PT09H10M00S" calcext:value-type="time">
            <text:p>09:10</text:p>
          </table:table-cell>
          <table:table-cell table:style-name="ce3" office:value-type="time" office:time-value="PT17H10M00S" calcext:value-type="time">
            <text:p>17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5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4-18" calcext:value-type="date">
            <text:p>2019-04-18</text:p>
          </table:table-cell>
          <table:table-cell table:style-name="ce3" office:value-type="time" office:time-value="PT09H45M00S" calcext:value-type="time">
            <text:p>09:45</text:p>
          </table:table-cell>
          <table:table-cell table:style-name="ce3" office:value-type="time" office:time-value="PT17H45M00S" calcext:value-type="time">
            <text:p>17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00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4-20" calcext:value-type="date">
            <text:p>2019-04-20</text:p>
          </table:table-cell>
          <table:table-cell table:style-name="ce3" office:value-type="time" office:time-value="PT08H33M00S" calcext:value-type="time">
            <text:p>08:33</text:p>
          </table:table-cell>
          <table:table-cell table:style-name="ce3" office:value-type="time" office:time-value="PT16H33M00S" calcext:value-type="time">
            <text:p>16: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4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4-20" calcext:value-type="date">
            <text:p>2019-04-20</text:p>
          </table:table-cell>
          <table:table-cell table:style-name="ce3" office:value-type="time" office:time-value="PT12H32M00S" calcext:value-type="time">
            <text:p>12:32</text:p>
          </table:table-cell>
          <table:table-cell table:style-name="ce3" office:value-type="time" office:time-value="PT20H32M00S" calcext:value-type="time">
            <text:p>20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80</text:p>
          </table:table-cell>
          <table:table-cell office:value-type="string" calcext:value-type="string">
            <text:p>emp00050</text:p>
          </table:table-cell>
          <table:table-cell table:style-name="ce4" office:value-type="date" office:date-value="2019-04-20" calcext:value-type="date">
            <text:p>2019-04-20</text:p>
          </table:table-cell>
          <table:table-cell table:style-name="ce3" office:value-type="time" office:time-value="PT10H47M00S" calcext:value-type="time">
            <text:p>10:47</text:p>
          </table:table-cell>
          <table:table-cell table:style-name="ce3" office:value-type="time" office:time-value="PT18H47M00S" calcext:value-type="time">
            <text:p>18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10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4-20" calcext:value-type="date">
            <text:p>2019-04-20</text:p>
          </table:table-cell>
          <table:table-cell table:style-name="ce3" office:value-type="time" office:time-value="PT09H07M00S" calcext:value-type="time">
            <text:p>09:07</text:p>
          </table:table-cell>
          <table:table-cell table:style-name="ce3" office:value-type="time" office:time-value="PT17H07M00S" calcext:value-type="time">
            <text:p>17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5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4-21" calcext:value-type="date">
            <text:p>2019-04-21</text:p>
          </table:table-cell>
          <table:table-cell table:style-name="ce3" office:value-type="time" office:time-value="PT10H08M00S" calcext:value-type="time">
            <text:p>10:08</text:p>
          </table:table-cell>
          <table:table-cell table:style-name="ce3" office:value-type="time" office:time-value="PT18H08M00S" calcext:value-type="time">
            <text:p>18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7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4-21" calcext:value-type="date">
            <text:p>2019-04-21</text:p>
          </table:table-cell>
          <table:table-cell table:style-name="ce3" office:value-type="time" office:time-value="PT11H33M00S" calcext:value-type="time">
            <text:p>11:33</text:p>
          </table:table-cell>
          <table:table-cell table:style-name="ce3" office:value-type="time" office:time-value="PT19H33M00S" calcext:value-type="time">
            <text:p>19: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28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4-21" calcext:value-type="date">
            <text:p>2019-04-21</text:p>
          </table:table-cell>
          <table:table-cell table:style-name="ce3" office:value-type="time" office:time-value="PT09H41M00S" calcext:value-type="time">
            <text:p>09:41</text:p>
          </table:table-cell>
          <table:table-cell table:style-name="ce3" office:value-type="time" office:time-value="PT17H41M00S" calcext:value-type="time">
            <text:p>17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28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4-21" calcext:value-type="date">
            <text:p>2019-04-21</text:p>
          </table:table-cell>
          <table:table-cell table:style-name="ce3" office:value-type="time" office:time-value="PT09H30M00S" calcext:value-type="time">
            <text:p>09:30</text:p>
          </table:table-cell>
          <table:table-cell table:style-name="ce3" office:value-type="time" office:time-value="PT17H30M00S" calcext:value-type="time">
            <text:p>17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4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4-22" calcext:value-type="date">
            <text:p>2019-04-22</text:p>
          </table:table-cell>
          <table:table-cell table:style-name="ce3" office:value-type="time" office:time-value="PT06H29M00S" calcext:value-type="time">
            <text:p>06:29</text:p>
          </table:table-cell>
          <table:table-cell table:style-name="ce3" office:value-type="time" office:time-value="PT14H29M00S" calcext:value-type="time">
            <text:p>14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97</text:p>
          </table:table-cell>
          <table:table-cell office:value-type="string" calcext:value-type="string">
            <text:p>emp00069</text:p>
          </table:table-cell>
          <table:table-cell table:style-name="ce4" office:value-type="date" office:date-value="2019-04-22" calcext:value-type="date">
            <text:p>2019-04-22</text:p>
          </table:table-cell>
          <table:table-cell table:style-name="ce3" office:value-type="time" office:time-value="PT11H27M00S" calcext:value-type="time">
            <text:p>11:27</text:p>
          </table:table-cell>
          <table:table-cell table:style-name="ce3" office:value-type="time" office:time-value="PT19H27M00S" calcext:value-type="time">
            <text:p>19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03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4-22" calcext:value-type="date">
            <text:p>2019-04-22</text:p>
          </table:table-cell>
          <table:table-cell table:style-name="ce3" office:value-type="time" office:time-value="PT06H19M00S" calcext:value-type="time">
            <text:p>06:19</text:p>
          </table:table-cell>
          <table:table-cell table:style-name="ce3" office:value-type="time" office:time-value="PT14H19M00S" calcext:value-type="time">
            <text:p>14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04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4-22" calcext:value-type="date">
            <text:p>2019-04-22</text:p>
          </table:table-cell>
          <table:table-cell table:style-name="ce3" office:value-type="time" office:time-value="PT08H03M00S" calcext:value-type="time">
            <text:p>08:03</text:p>
          </table:table-cell>
          <table:table-cell table:style-name="ce3" office:value-type="time" office:time-value="PT16H03M00S" calcext:value-type="time">
            <text:p>16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8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4-23" calcext:value-type="date">
            <text:p>2019-04-23</text:p>
          </table:table-cell>
          <table:table-cell table:style-name="ce3" office:value-type="time" office:time-value="PT10H06M00S" calcext:value-type="time">
            <text:p>10:06</text:p>
          </table:table-cell>
          <table:table-cell table:style-name="ce3" office:value-type="time" office:time-value="PT18H06M00S" calcext:value-type="time">
            <text:p>18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6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4-23" calcext:value-type="date">
            <text:p>2019-04-23</text:p>
          </table:table-cell>
          <table:table-cell table:style-name="ce3" office:value-type="time" office:time-value="PT11H49M00S" calcext:value-type="time">
            <text:p>11:49</text:p>
          </table:table-cell>
          <table:table-cell table:style-name="ce3" office:value-type="time" office:time-value="PT19H49M00S" calcext:value-type="time">
            <text:p>19: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5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4-23" calcext:value-type="date">
            <text:p>2019-04-23</text:p>
          </table:table-cell>
          <table:table-cell table:style-name="ce3" office:value-type="time" office:time-value="PT08H16M00S" calcext:value-type="time">
            <text:p>08:16</text:p>
          </table:table-cell>
          <table:table-cell table:style-name="ce3" office:value-type="time" office:time-value="PT16H16M00S" calcext:value-type="time">
            <text:p>16: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55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4-24" calcext:value-type="date">
            <text:p>2019-04-24</text:p>
          </table:table-cell>
          <table:table-cell table:style-name="ce3" office:value-type="time" office:time-value="PT12H11M00S" calcext:value-type="time">
            <text:p>12:11</text:p>
          </table:table-cell>
          <table:table-cell table:style-name="ce3" office:value-type="time" office:time-value="PT20H11M00S" calcext:value-type="time">
            <text:p>20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4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4-24" calcext:value-type="date">
            <text:p>2019-04-24</text:p>
          </table:table-cell>
          <table:table-cell table:style-name="ce3" office:value-type="time" office:time-value="PT09H54M00S" calcext:value-type="time">
            <text:p>09:54</text:p>
          </table:table-cell>
          <table:table-cell table:style-name="ce3" office:value-type="time" office:time-value="PT17H54M00S" calcext:value-type="time">
            <text:p>17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9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4-24" calcext:value-type="date">
            <text:p>2019-04-24</text:p>
          </table:table-cell>
          <table:table-cell table:style-name="ce3" office:value-type="time" office:time-value="PT09H21M00S" calcext:value-type="time">
            <text:p>09:21</text:p>
          </table:table-cell>
          <table:table-cell table:style-name="ce3" office:value-type="time" office:time-value="PT17H21M00S" calcext:value-type="time">
            <text:p>17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1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4-25" calcext:value-type="date">
            <text:p>2019-04-25</text:p>
          </table:table-cell>
          <table:table-cell table:style-name="ce3" office:value-type="time" office:time-value="PT12H01M00S" calcext:value-type="time">
            <text:p>12:01</text:p>
          </table:table-cell>
          <table:table-cell table:style-name="ce3" office:value-type="time" office:time-value="PT20H01M00S" calcext:value-type="time">
            <text:p>20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93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4-25" calcext:value-type="date">
            <text:p>2019-04-25</text:p>
          </table:table-cell>
          <table:table-cell table:style-name="ce3" office:value-type="time" office:time-value="PT08H09M00S" calcext:value-type="time">
            <text:p>08:09</text:p>
          </table:table-cell>
          <table:table-cell table:style-name="ce3" office:value-type="time" office:time-value="PT16H09M00S" calcext:value-type="time">
            <text:p>16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6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4-25" calcext:value-type="date">
            <text:p>2019-04-25</text:p>
          </table:table-cell>
          <table:table-cell table:style-name="ce3" office:value-type="time" office:time-value="PT12H58M00S" calcext:value-type="time">
            <text:p>12:58</text:p>
          </table:table-cell>
          <table:table-cell table:style-name="ce3" office:value-type="time" office:time-value="PT20H58M00S" calcext:value-type="time">
            <text:p>20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64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4-25" calcext:value-type="date">
            <text:p>2019-04-25</text:p>
          </table:table-cell>
          <table:table-cell table:style-name="ce3" office:value-type="time" office:time-value="PT10H09M00S" calcext:value-type="time">
            <text:p>10:09</text:p>
          </table:table-cell>
          <table:table-cell table:style-name="ce3" office:value-type="time" office:time-value="PT18H09M00S" calcext:value-type="time">
            <text:p>18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51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4-26" calcext:value-type="date">
            <text:p>2019-04-26</text:p>
          </table:table-cell>
          <table:table-cell table:style-name="ce3" office:value-type="time" office:time-value="PT11H31M00S" calcext:value-type="time">
            <text:p>11:31</text:p>
          </table:table-cell>
          <table:table-cell table:style-name="ce3" office:value-type="time" office:time-value="PT19H31M00S" calcext:value-type="time">
            <text:p>19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3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4-26" calcext:value-type="date">
            <text:p>2019-04-26</text:p>
          </table:table-cell>
          <table:table-cell table:style-name="ce3" office:value-type="time" office:time-value="PT07H48M00S" calcext:value-type="time">
            <text:p>07:48</text:p>
          </table:table-cell>
          <table:table-cell table:style-name="ce3" office:value-type="time" office:time-value="PT15H48M00S" calcext:value-type="time">
            <text:p>15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52</text:p>
          </table:table-cell>
          <table:table-cell office:value-type="string" calcext:value-type="string">
            <text:p>emp00025</text:p>
          </table:table-cell>
          <table:table-cell table:style-name="ce4" office:value-type="date" office:date-value="2019-04-26" calcext:value-type="date">
            <text:p>2019-04-26</text:p>
          </table:table-cell>
          <table:table-cell table:style-name="ce3" office:value-type="time" office:time-value="PT08H37M00S" calcext:value-type="time">
            <text:p>08:37</text:p>
          </table:table-cell>
          <table:table-cell table:style-name="ce3" office:value-type="time" office:time-value="PT16H37M00S" calcext:value-type="time">
            <text:p>16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7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4-27" calcext:value-type="date">
            <text:p>2019-04-27</text:p>
          </table:table-cell>
          <table:table-cell table:style-name="ce3" office:value-type="time" office:time-value="PT10H34M00S" calcext:value-type="time">
            <text:p>10:34</text:p>
          </table:table-cell>
          <table:table-cell table:style-name="ce3" office:value-type="time" office:time-value="PT18H34M00S" calcext:value-type="time">
            <text:p>18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8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4-27" calcext:value-type="date">
            <text:p>2019-04-27</text:p>
          </table:table-cell>
          <table:table-cell table:style-name="ce3" office:value-type="time" office:time-value="PT11H59M00S" calcext:value-type="time">
            <text:p>11:59</text:p>
          </table:table-cell>
          <table:table-cell table:style-name="ce3" office:value-type="time" office:time-value="PT19H59M00S" calcext:value-type="time">
            <text:p>19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5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4-28" calcext:value-type="date">
            <text:p>2019-04-28</text:p>
          </table:table-cell>
          <table:table-cell table:style-name="ce3" office:value-type="time" office:time-value="PT12H21M00S" calcext:value-type="time">
            <text:p>12:21</text:p>
          </table:table-cell>
          <table:table-cell table:style-name="ce3" office:value-type="time" office:time-value="PT20H21M00S" calcext:value-type="time">
            <text:p>20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63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4-28" calcext:value-type="date">
            <text:p>2019-04-28</text:p>
          </table:table-cell>
          <table:table-cell table:style-name="ce3" office:value-type="time" office:time-value="PT11H19M00S" calcext:value-type="time">
            <text:p>11:19</text:p>
          </table:table-cell>
          <table:table-cell table:style-name="ce3" office:value-type="time" office:time-value="PT19H19M00S" calcext:value-type="time">
            <text:p>19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44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4-29" calcext:value-type="date">
            <text:p>2019-04-29</text:p>
          </table:table-cell>
          <table:table-cell table:style-name="ce3" office:value-type="time" office:time-value="PT10H16M00S" calcext:value-type="time">
            <text:p>10:16</text:p>
          </table:table-cell>
          <table:table-cell table:style-name="ce3" office:value-type="time" office:time-value="PT18H16M00S" calcext:value-type="time">
            <text:p>18: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84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4-29" calcext:value-type="date">
            <text:p>2019-04-29</text:p>
          </table:table-cell>
          <table:table-cell table:style-name="ce3" office:value-type="time" office:time-value="PT10H50M00S" calcext:value-type="time">
            <text:p>10:50</text:p>
          </table:table-cell>
          <table:table-cell table:style-name="ce3" office:value-type="time" office:time-value="PT18H50M00S" calcext:value-type="time">
            <text:p>18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4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4-29" calcext:value-type="date">
            <text:p>2019-04-29</text:p>
          </table:table-cell>
          <table:table-cell table:style-name="ce3" office:value-type="time" office:time-value="PT10H14M00S" calcext:value-type="time">
            <text:p>10:14</text:p>
          </table:table-cell>
          <table:table-cell table:style-name="ce3" office:value-type="time" office:time-value="PT18H14M00S" calcext:value-type="time">
            <text:p>18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50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5-01" calcext:value-type="date">
            <text:p>2019-05-01</text:p>
          </table:table-cell>
          <table:table-cell table:style-name="ce3" office:value-type="time" office:time-value="PT10H10M00S" calcext:value-type="time">
            <text:p>10:10</text:p>
          </table:table-cell>
          <table:table-cell table:style-name="ce3" office:value-type="time" office:time-value="PT18H10M00S" calcext:value-type="time">
            <text:p>18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8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5-01" calcext:value-type="date">
            <text:p>2019-05-01</text:p>
          </table:table-cell>
          <table:table-cell table:style-name="ce3" office:value-type="time" office:time-value="PT08H02M00S" calcext:value-type="time">
            <text:p>08:02</text:p>
          </table:table-cell>
          <table:table-cell table:style-name="ce3" office:value-type="time" office:time-value="PT16H02M00S" calcext:value-type="time">
            <text:p>16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53</text:p>
          </table:table-cell>
          <table:table-cell office:value-type="string" calcext:value-type="string">
            <text:p>emp00017</text:p>
          </table:table-cell>
          <table:table-cell table:style-name="ce4" office:value-type="date" office:date-value="2019-05-01" calcext:value-type="date">
            <text:p>2019-05-01</text:p>
          </table:table-cell>
          <table:table-cell table:style-name="ce3" office:value-type="time" office:time-value="PT11H25M00S" calcext:value-type="time">
            <text:p>11:25</text:p>
          </table:table-cell>
          <table:table-cell table:style-name="ce3" office:value-type="time" office:time-value="PT19H25M00S" calcext:value-type="time">
            <text:p>19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37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5-02" calcext:value-type="date">
            <text:p>2019-05-02</text:p>
          </table:table-cell>
          <table:table-cell table:style-name="ce3" office:value-type="time" office:time-value="PT09H51M00S" calcext:value-type="time">
            <text:p>09:51</text:p>
          </table:table-cell>
          <table:table-cell table:style-name="ce3" office:value-type="time" office:time-value="PT17H51M00S" calcext:value-type="time">
            <text:p>17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37</text:p>
          </table:table-cell>
          <table:table-cell office:value-type="string" calcext:value-type="string">
            <text:p>emp00069</text:p>
          </table:table-cell>
          <table:table-cell table:style-name="ce4" office:value-type="date" office:date-value="2019-05-02" calcext:value-type="date">
            <text:p>2019-05-02</text:p>
          </table:table-cell>
          <table:table-cell table:style-name="ce3" office:value-type="time" office:time-value="PT12H02M00S" calcext:value-type="time">
            <text:p>12:02</text:p>
          </table:table-cell>
          <table:table-cell table:style-name="ce3" office:value-type="time" office:time-value="PT20H02M00S" calcext:value-type="time">
            <text:p>20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13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5-02" calcext:value-type="date">
            <text:p>2019-05-02</text:p>
          </table:table-cell>
          <table:table-cell table:style-name="ce3" office:value-type="time" office:time-value="PT08H43M00S" calcext:value-type="time">
            <text:p>08:43</text:p>
          </table:table-cell>
          <table:table-cell table:style-name="ce3" office:value-type="time" office:time-value="PT16H43M00S" calcext:value-type="time">
            <text:p>16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0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5-02" calcext:value-type="date">
            <text:p>2019-05-02</text:p>
          </table:table-cell>
          <table:table-cell table:style-name="ce3" office:value-type="time" office:time-value="PT08H15M00S" calcext:value-type="time">
            <text:p>08:15</text:p>
          </table:table-cell>
          <table:table-cell table:style-name="ce3" office:value-type="time" office:time-value="PT16H15M00S" calcext:value-type="time">
            <text:p>16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75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5-03" calcext:value-type="date">
            <text:p>2019-05-03</text:p>
          </table:table-cell>
          <table:table-cell table:style-name="ce3" office:value-type="time" office:time-value="PT08H53M00S" calcext:value-type="time">
            <text:p>08:53</text:p>
          </table:table-cell>
          <table:table-cell table:style-name="ce3" office:value-type="time" office:time-value="PT16H53M00S" calcext:value-type="time">
            <text:p>16: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00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5-03" calcext:value-type="date">
            <text:p>2019-05-03</text:p>
          </table:table-cell>
          <table:table-cell table:style-name="ce3" office:value-type="time" office:time-value="PT09H48M00S" calcext:value-type="time">
            <text:p>09:48</text:p>
          </table:table-cell>
          <table:table-cell table:style-name="ce3" office:value-type="time" office:time-value="PT17H48M00S" calcext:value-type="time">
            <text:p>17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4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5-03" calcext:value-type="date">
            <text:p>2019-05-03</text:p>
          </table:table-cell>
          <table:table-cell table:style-name="ce3" office:value-type="time" office:time-value="PT08H38M00S" calcext:value-type="time">
            <text:p>08:38</text:p>
          </table:table-cell>
          <table:table-cell table:style-name="ce3" office:value-type="time" office:time-value="PT16H38M00S" calcext:value-type="time">
            <text:p>16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9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5-04" calcext:value-type="date">
            <text:p>2019-05-04</text:p>
          </table:table-cell>
          <table:table-cell table:style-name="ce3" office:value-type="time" office:time-value="PT07H57M00S" calcext:value-type="time">
            <text:p>07:57</text:p>
          </table:table-cell>
          <table:table-cell table:style-name="ce3" office:value-type="time" office:time-value="PT15H57M00S" calcext:value-type="time">
            <text:p>15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73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5-04" calcext:value-type="date">
            <text:p>2019-05-04</text:p>
          </table:table-cell>
          <table:table-cell table:style-name="ce3" office:value-type="time" office:time-value="PT07H48M00S" calcext:value-type="time">
            <text:p>07:48</text:p>
          </table:table-cell>
          <table:table-cell table:style-name="ce3" office:value-type="time" office:time-value="PT15H48M00S" calcext:value-type="time">
            <text:p>15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18</text:p>
          </table:table-cell>
          <table:table-cell office:value-type="string" calcext:value-type="string">
            <text:p>emp00021</text:p>
          </table:table-cell>
          <table:table-cell table:style-name="ce4" office:value-type="date" office:date-value="2019-05-04" calcext:value-type="date">
            <text:p>2019-05-04</text:p>
          </table:table-cell>
          <table:table-cell table:style-name="ce3" office:value-type="time" office:time-value="PT12H36M00S" calcext:value-type="time">
            <text:p>12:36</text:p>
          </table:table-cell>
          <table:table-cell table:style-name="ce3" office:value-type="time" office:time-value="PT20H36M00S" calcext:value-type="time">
            <text:p>20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3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5-04" calcext:value-type="date">
            <text:p>2019-05-04</text:p>
          </table:table-cell>
          <table:table-cell table:style-name="ce3" office:value-type="time" office:time-value="PT08H35M00S" calcext:value-type="time">
            <text:p>08:35</text:p>
          </table:table-cell>
          <table:table-cell table:style-name="ce3" office:value-type="time" office:time-value="PT16H35M00S" calcext:value-type="time">
            <text:p>16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67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5-05" calcext:value-type="date">
            <text:p>2019-05-05</text:p>
          </table:table-cell>
          <table:table-cell table:style-name="ce3" office:value-type="time" office:time-value="PT11H13M00S" calcext:value-type="time">
            <text:p>11:13</text:p>
          </table:table-cell>
          <table:table-cell table:style-name="ce3" office:value-type="time" office:time-value="PT19H13M00S" calcext:value-type="time">
            <text:p>19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9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5-05" calcext:value-type="date">
            <text:p>2019-05-05</text:p>
          </table:table-cell>
          <table:table-cell table:style-name="ce3" office:value-type="time" office:time-value="PT07H25M00S" calcext:value-type="time">
            <text:p>07:25</text:p>
          </table:table-cell>
          <table:table-cell table:style-name="ce3" office:value-type="time" office:time-value="PT15H25M00S" calcext:value-type="time">
            <text:p>15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04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5-05" calcext:value-type="date">
            <text:p>2019-05-05</text:p>
          </table:table-cell>
          <table:table-cell table:style-name="ce3" office:value-type="time" office:time-value="PT11H55M00S" calcext:value-type="time">
            <text:p>11:55</text:p>
          </table:table-cell>
          <table:table-cell table:style-name="ce3" office:value-type="time" office:time-value="PT19H55M00S" calcext:value-type="time">
            <text:p>19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07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5-06" calcext:value-type="date">
            <text:p>2019-05-06</text:p>
          </table:table-cell>
          <table:table-cell table:style-name="ce3" office:value-type="time" office:time-value="PT12H26M00S" calcext:value-type="time">
            <text:p>12:26</text:p>
          </table:table-cell>
          <table:table-cell table:style-name="ce3" office:value-type="time" office:time-value="PT20H26M00S" calcext:value-type="time">
            <text:p>20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9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5-07" calcext:value-type="date">
            <text:p>2019-05-07</text:p>
          </table:table-cell>
          <table:table-cell table:style-name="ce3" office:value-type="time" office:time-value="PT10H35M00S" calcext:value-type="time">
            <text:p>10:35</text:p>
          </table:table-cell>
          <table:table-cell table:style-name="ce3" office:value-type="time" office:time-value="PT18H35M00S" calcext:value-type="time">
            <text:p>18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1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5-07" calcext:value-type="date">
            <text:p>2019-05-07</text:p>
          </table:table-cell>
          <table:table-cell table:style-name="ce3" office:value-type="time" office:time-value="PT07H49M00S" calcext:value-type="time">
            <text:p>07:49</text:p>
          </table:table-cell>
          <table:table-cell table:style-name="ce3" office:value-type="time" office:time-value="PT15H49M00S" calcext:value-type="time">
            <text:p>15: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13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5-07" calcext:value-type="date">
            <text:p>2019-05-07</text:p>
          </table:table-cell>
          <table:table-cell table:style-name="ce3" office:value-type="time" office:time-value="PT10H32M00S" calcext:value-type="time">
            <text:p>10:32</text:p>
          </table:table-cell>
          <table:table-cell table:style-name="ce3" office:value-type="time" office:time-value="PT18H32M00S" calcext:value-type="time">
            <text:p>18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02</text:p>
          </table:table-cell>
          <table:table-cell office:value-type="string" calcext:value-type="string">
            <text:p>emp00053</text:p>
          </table:table-cell>
          <table:table-cell table:style-name="ce4" office:value-type="date" office:date-value="2019-05-07" calcext:value-type="date">
            <text:p>2019-05-07</text:p>
          </table:table-cell>
          <table:table-cell table:style-name="ce3" office:value-type="time" office:time-value="PT11H18M00S" calcext:value-type="time">
            <text:p>11:18</text:p>
          </table:table-cell>
          <table:table-cell table:style-name="ce3" office:value-type="time" office:time-value="PT19H18M00S" calcext:value-type="time">
            <text:p>19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2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5-08" calcext:value-type="date">
            <text:p>2019-05-08</text:p>
          </table:table-cell>
          <table:table-cell table:style-name="ce3" office:value-type="time" office:time-value="PT09H56M00S" calcext:value-type="time">
            <text:p>09:56</text:p>
          </table:table-cell>
          <table:table-cell table:style-name="ce3" office:value-type="time" office:time-value="PT17H56M00S" calcext:value-type="time">
            <text:p>17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9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5-08" calcext:value-type="date">
            <text:p>2019-05-08</text:p>
          </table:table-cell>
          <table:table-cell table:style-name="ce3" office:value-type="time" office:time-value="PT11H36M00S" calcext:value-type="time">
            <text:p>11:36</text:p>
          </table:table-cell>
          <table:table-cell table:style-name="ce3" office:value-type="time" office:time-value="PT19H36M00S" calcext:value-type="time">
            <text:p>19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0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5-08" calcext:value-type="date">
            <text:p>2019-05-08</text:p>
          </table:table-cell>
          <table:table-cell table:style-name="ce3" office:value-type="time" office:time-value="PT06H56M00S" calcext:value-type="time">
            <text:p>06:56</text:p>
          </table:table-cell>
          <table:table-cell table:style-name="ce3" office:value-type="time" office:time-value="PT14H56M00S" calcext:value-type="time">
            <text:p>14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44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5-08" calcext:value-type="date">
            <text:p>2019-05-08</text:p>
          </table:table-cell>
          <table:table-cell table:style-name="ce3" office:value-type="time" office:time-value="PT07H17M00S" calcext:value-type="time">
            <text:p>07:17</text:p>
          </table:table-cell>
          <table:table-cell table:style-name="ce3" office:value-type="time" office:time-value="PT15H17M00S" calcext:value-type="time">
            <text:p>15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26</text:p>
          </table:table-cell>
          <table:table-cell office:value-type="string" calcext:value-type="string">
            <text:p>emp00084</text:p>
          </table:table-cell>
          <table:table-cell table:style-name="ce4" office:value-type="date" office:date-value="2019-05-08" calcext:value-type="date">
            <text:p>2019-05-08</text:p>
          </table:table-cell>
          <table:table-cell table:style-name="ce3" office:value-type="time" office:time-value="PT11H48M00S" calcext:value-type="time">
            <text:p>11:48</text:p>
          </table:table-cell>
          <table:table-cell table:style-name="ce3" office:value-type="time" office:time-value="PT19H48M00S" calcext:value-type="time">
            <text:p>19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35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5-08" calcext:value-type="date">
            <text:p>2019-05-08</text:p>
          </table:table-cell>
          <table:table-cell table:style-name="ce3" office:value-type="time" office:time-value="PT11H21M00S" calcext:value-type="time">
            <text:p>11:21</text:p>
          </table:table-cell>
          <table:table-cell table:style-name="ce3" office:value-type="time" office:time-value="PT19H21M00S" calcext:value-type="time">
            <text:p>19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04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5-09" calcext:value-type="date">
            <text:p>2019-05-09</text:p>
          </table:table-cell>
          <table:table-cell table:style-name="ce3" office:value-type="time" office:time-value="PT11H53M00S" calcext:value-type="time">
            <text:p>11:53</text:p>
          </table:table-cell>
          <table:table-cell table:style-name="ce3" office:value-type="time" office:time-value="PT19H53M00S" calcext:value-type="time">
            <text:p>19: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8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5-09" calcext:value-type="date">
            <text:p>2019-05-09</text:p>
          </table:table-cell>
          <table:table-cell table:style-name="ce3" office:value-type="time" office:time-value="PT11H39M00S" calcext:value-type="time">
            <text:p>11:39</text:p>
          </table:table-cell>
          <table:table-cell table:style-name="ce3" office:value-type="time" office:time-value="PT19H39M00S" calcext:value-type="time">
            <text:p>19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77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5-10" calcext:value-type="date">
            <text:p>2019-05-10</text:p>
          </table:table-cell>
          <table:table-cell table:style-name="ce3" office:value-type="time" office:time-value="PT12H17M00S" calcext:value-type="time">
            <text:p>12:17</text:p>
          </table:table-cell>
          <table:table-cell table:style-name="ce3" office:value-type="time" office:time-value="PT20H17M00S" calcext:value-type="time">
            <text:p>20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1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5-10" calcext:value-type="date">
            <text:p>2019-05-10</text:p>
          </table:table-cell>
          <table:table-cell table:style-name="ce3" office:value-type="time" office:time-value="PT10H39M00S" calcext:value-type="time">
            <text:p>10:39</text:p>
          </table:table-cell>
          <table:table-cell table:style-name="ce3" office:value-type="time" office:time-value="PT18H39M00S" calcext:value-type="time">
            <text:p>18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7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5-11" calcext:value-type="date">
            <text:p>2019-05-11</text:p>
          </table:table-cell>
          <table:table-cell table:style-name="ce3" office:value-type="time" office:time-value="PT08H30M00S" calcext:value-type="time">
            <text:p>08:30</text:p>
          </table:table-cell>
          <table:table-cell table:style-name="ce3" office:value-type="time" office:time-value="PT16H30M00S" calcext:value-type="time">
            <text:p>16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8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5-11" calcext:value-type="date">
            <text:p>2019-05-11</text:p>
          </table:table-cell>
          <table:table-cell table:style-name="ce3" office:value-type="time" office:time-value="PT10H57M00S" calcext:value-type="time">
            <text:p>10:57</text:p>
          </table:table-cell>
          <table:table-cell table:style-name="ce3" office:value-type="time" office:time-value="PT18H57M00S" calcext:value-type="time">
            <text:p>18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8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5-11" calcext:value-type="date">
            <text:p>2019-05-11</text:p>
          </table:table-cell>
          <table:table-cell table:style-name="ce3" office:value-type="time" office:time-value="PT08H09M00S" calcext:value-type="time">
            <text:p>08:09</text:p>
          </table:table-cell>
          <table:table-cell table:style-name="ce3" office:value-type="time" office:time-value="PT16H09M00S" calcext:value-type="time">
            <text:p>16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74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5-12" calcext:value-type="date">
            <text:p>2019-05-12</text:p>
          </table:table-cell>
          <table:table-cell table:style-name="ce3" office:value-type="time" office:time-value="PT11H03M00S" calcext:value-type="time">
            <text:p>11:03</text:p>
          </table:table-cell>
          <table:table-cell table:style-name="ce3" office:value-type="time" office:time-value="PT19H03M00S" calcext:value-type="time">
            <text:p>19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3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5-12" calcext:value-type="date">
            <text:p>2019-05-12</text:p>
          </table:table-cell>
          <table:table-cell table:style-name="ce3" office:value-type="time" office:time-value="PT12H25M00S" calcext:value-type="time">
            <text:p>12:25</text:p>
          </table:table-cell>
          <table:table-cell table:style-name="ce3" office:value-type="time" office:time-value="PT20H25M00S" calcext:value-type="time">
            <text:p>20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94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5-13" calcext:value-type="date">
            <text:p>2019-05-13</text:p>
          </table:table-cell>
          <table:table-cell table:style-name="ce3" office:value-type="time" office:time-value="PT12H37M00S" calcext:value-type="time">
            <text:p>12:37</text:p>
          </table:table-cell>
          <table:table-cell table:style-name="ce3" office:value-type="time" office:time-value="PT20H37M00S" calcext:value-type="time">
            <text:p>20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3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5-13" calcext:value-type="date">
            <text:p>2019-05-13</text:p>
          </table:table-cell>
          <table:table-cell table:style-name="ce3" office:value-type="time" office:time-value="PT11H45M00S" calcext:value-type="time">
            <text:p>11:45</text:p>
          </table:table-cell>
          <table:table-cell table:style-name="ce3" office:value-type="time" office:time-value="PT19H45M00S" calcext:value-type="time">
            <text:p>19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46</text:p>
          </table:table-cell>
          <table:table-cell office:value-type="string" calcext:value-type="string">
            <text:p>emp00099</text:p>
          </table:table-cell>
          <table:table-cell table:style-name="ce4" office:value-type="date" office:date-value="2019-05-13" calcext:value-type="date">
            <text:p>2019-05-13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14H25M00S" calcext:value-type="time">
            <text:p>14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8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5-14" calcext:value-type="date">
            <text:p>2019-05-14</text:p>
          </table:table-cell>
          <table:table-cell table:style-name="ce3" office:value-type="time" office:time-value="PT08H14M00S" calcext:value-type="time">
            <text:p>08:14</text:p>
          </table:table-cell>
          <table:table-cell table:style-name="ce3" office:value-type="time" office:time-value="PT16H14M00S" calcext:value-type="time">
            <text:p>16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1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5-14" calcext:value-type="date">
            <text:p>2019-05-14</text:p>
          </table:table-cell>
          <table:table-cell table:style-name="ce3" office:value-type="time" office:time-value="PT09H55M00S" calcext:value-type="time">
            <text:p>09:55</text:p>
          </table:table-cell>
          <table:table-cell table:style-name="ce3" office:value-type="time" office:time-value="PT17H55M00S" calcext:value-type="time">
            <text:p>17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53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5-14" calcext:value-type="date">
            <text:p>2019-05-14</text:p>
          </table:table-cell>
          <table:table-cell table:style-name="ce3" office:value-type="time" office:time-value="PT11H14M00S" calcext:value-type="time">
            <text:p>11:14</text:p>
          </table:table-cell>
          <table:table-cell table:style-name="ce3" office:value-type="time" office:time-value="PT19H14M00S" calcext:value-type="time">
            <text:p>19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1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5-14" calcext:value-type="date">
            <text:p>2019-05-14</text:p>
          </table:table-cell>
          <table:table-cell table:style-name="ce3" office:value-type="time" office:time-value="PT07H33M00S" calcext:value-type="time">
            <text:p>07:33</text:p>
          </table:table-cell>
          <table:table-cell table:style-name="ce3" office:value-type="time" office:time-value="PT15H33M00S" calcext:value-type="time">
            <text:p>15: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47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5-14" calcext:value-type="date">
            <text:p>2019-05-14</text:p>
          </table:table-cell>
          <table:table-cell table:style-name="ce3" office:value-type="time" office:time-value="PT06H27M00S" calcext:value-type="time">
            <text:p>06:27</text:p>
          </table:table-cell>
          <table:table-cell table:style-name="ce3" office:value-type="time" office:time-value="PT14H27M00S" calcext:value-type="time">
            <text:p>14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33</text:p>
          </table:table-cell>
          <table:table-cell office:value-type="string" calcext:value-type="string">
            <text:p>emp00047</text:p>
          </table:table-cell>
          <table:table-cell table:style-name="ce4" office:value-type="date" office:date-value="2019-05-14" calcext:value-type="date">
            <text:p>2019-05-14</text:p>
          </table:table-cell>
          <table:table-cell table:style-name="ce3" office:value-type="time" office:time-value="PT09H02M00S" calcext:value-type="time">
            <text:p>09:02</text:p>
          </table:table-cell>
          <table:table-cell table:style-name="ce3" office:value-type="time" office:time-value="PT17H02M00S" calcext:value-type="time">
            <text:p>17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03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5-14" calcext:value-type="date">
            <text:p>2019-05-14</text:p>
          </table:table-cell>
          <table:table-cell table:style-name="ce3" office:value-type="time" office:time-value="PT12H43M00S" calcext:value-type="time">
            <text:p>12:43</text:p>
          </table:table-cell>
          <table:table-cell table:style-name="ce3" office:value-type="time" office:time-value="PT20H43M00S" calcext:value-type="time">
            <text:p>20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7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5-15" calcext:value-type="date">
            <text:p>2019-05-15</text:p>
          </table:table-cell>
          <table:table-cell table:style-name="ce3" office:value-type="time" office:time-value="PT08H31M00S" calcext:value-type="time">
            <text:p>08:31</text:p>
          </table:table-cell>
          <table:table-cell table:style-name="ce3" office:value-type="time" office:time-value="PT16H31M00S" calcext:value-type="time">
            <text:p>16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55</text:p>
          </table:table-cell>
          <table:table-cell office:value-type="string" calcext:value-type="string">
            <text:p>emp00036</text:p>
          </table:table-cell>
          <table:table-cell table:style-name="ce4" office:value-type="date" office:date-value="2019-05-15" calcext:value-type="date">
            <text:p>2019-05-15</text:p>
          </table:table-cell>
          <table:table-cell table:style-name="ce3" office:value-type="time" office:time-value="PT11H44M00S" calcext:value-type="time">
            <text:p>11:44</text:p>
          </table:table-cell>
          <table:table-cell table:style-name="ce3" office:value-type="time" office:time-value="PT19H44M00S" calcext:value-type="time">
            <text:p>19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0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5-16" calcext:value-type="date">
            <text:p>2019-05-16</text:p>
          </table:table-cell>
          <table:table-cell table:style-name="ce3" office:value-type="time" office:time-value="PT08H15M00S" calcext:value-type="time">
            <text:p>08:15</text:p>
          </table:table-cell>
          <table:table-cell table:style-name="ce3" office:value-type="time" office:time-value="PT16H15M00S" calcext:value-type="time">
            <text:p>16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9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5-16" calcext:value-type="date">
            <text:p>2019-05-16</text:p>
          </table:table-cell>
          <table:table-cell table:style-name="ce3" office:value-type="time" office:time-value="PT07H18M00S" calcext:value-type="time">
            <text:p>07:18</text:p>
          </table:table-cell>
          <table:table-cell table:style-name="ce3" office:value-type="time" office:time-value="PT15H18M00S" calcext:value-type="time">
            <text:p>15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58</text:p>
          </table:table-cell>
          <table:table-cell office:value-type="string" calcext:value-type="string">
            <text:p>emp00098</text:p>
          </table:table-cell>
          <table:table-cell table:style-name="ce4" office:value-type="date" office:date-value="2019-05-16" calcext:value-type="date">
            <text:p>2019-05-16</text:p>
          </table:table-cell>
          <table:table-cell table:style-name="ce3" office:value-type="time" office:time-value="PT06H23M00S" calcext:value-type="time">
            <text:p>06:23</text:p>
          </table:table-cell>
          <table:table-cell table:style-name="ce3" office:value-type="time" office:time-value="PT14H23M00S" calcext:value-type="time">
            <text:p>14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5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5-17" calcext:value-type="date">
            <text:p>2019-05-17</text:p>
          </table:table-cell>
          <table:table-cell table:style-name="ce3" office:value-type="time" office:time-value="PT09H20M00S" calcext:value-type="time">
            <text:p>09:20</text:p>
          </table:table-cell>
          <table:table-cell table:style-name="ce3" office:value-type="time" office:time-value="PT17H20M00S" calcext:value-type="time">
            <text:p>17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8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5-17" calcext:value-type="date">
            <text:p>2019-05-17</text:p>
          </table:table-cell>
          <table:table-cell table:style-name="ce3" office:value-type="time" office:time-value="PT06H10M00S" calcext:value-type="time">
            <text:p>06:10</text:p>
          </table:table-cell>
          <table:table-cell table:style-name="ce3" office:value-type="time" office:time-value="PT14H10M00S" calcext:value-type="time">
            <text:p>14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1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5-17" calcext:value-type="date">
            <text:p>2019-05-17</text:p>
          </table:table-cell>
          <table:table-cell table:style-name="ce3" office:value-type="time" office:time-value="PT09H50M00S" calcext:value-type="time">
            <text:p>09:50</text:p>
          </table:table-cell>
          <table:table-cell table:style-name="ce3" office:value-type="time" office:time-value="PT17H50M00S" calcext:value-type="time">
            <text:p>17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2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5-17" calcext:value-type="date">
            <text:p>2019-05-17</text:p>
          </table:table-cell>
          <table:table-cell table:style-name="ce3" office:value-type="time" office:time-value="PT09H21M00S" calcext:value-type="time">
            <text:p>09:21</text:p>
          </table:table-cell>
          <table:table-cell table:style-name="ce3" office:value-type="time" office:time-value="PT17H21M00S" calcext:value-type="time">
            <text:p>17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49</text:p>
          </table:table-cell>
          <table:table-cell office:value-type="string" calcext:value-type="string">
            <text:p>emp00035</text:p>
          </table:table-cell>
          <table:table-cell table:style-name="ce4" office:value-type="date" office:date-value="2019-05-17" calcext:value-type="date">
            <text:p>2019-05-17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19H00M00S" calcext:value-type="time">
            <text:p>19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24</text:p>
          </table:table-cell>
          <table:table-cell office:value-type="string" calcext:value-type="string">
            <text:p>emp00041</text:p>
          </table:table-cell>
          <table:table-cell table:style-name="ce4" office:value-type="date" office:date-value="2019-05-17" calcext:value-type="date">
            <text:p>2019-05-17</text:p>
          </table:table-cell>
          <table:table-cell table:style-name="ce3" office:value-type="time" office:time-value="PT12H48M00S" calcext:value-type="time">
            <text:p>12:48</text:p>
          </table:table-cell>
          <table:table-cell table:style-name="ce3" office:value-type="time" office:time-value="PT20H48M00S" calcext:value-type="time">
            <text:p>20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04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5-18" calcext:value-type="date">
            <text:p>2019-05-18</text:p>
          </table:table-cell>
          <table:table-cell table:style-name="ce3" office:value-type="time" office:time-value="PT06H52M00S" calcext:value-type="time">
            <text:p>06:52</text:p>
          </table:table-cell>
          <table:table-cell table:style-name="ce3" office:value-type="time" office:time-value="PT14H52M00S" calcext:value-type="time">
            <text:p>14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88</text:p>
          </table:table-cell>
          <table:table-cell office:value-type="string" calcext:value-type="string">
            <text:p>emp00058</text:p>
          </table:table-cell>
          <table:table-cell table:style-name="ce4" office:value-type="date" office:date-value="2019-05-18" calcext:value-type="date">
            <text:p>2019-05-18</text:p>
          </table:table-cell>
          <table:table-cell table:style-name="ce3" office:value-type="time" office:time-value="PT06H31M00S" calcext:value-type="time">
            <text:p>06:31</text:p>
          </table:table-cell>
          <table:table-cell table:style-name="ce3" office:value-type="time" office:time-value="PT14H31M00S" calcext:value-type="time">
            <text:p>14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86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5-19" calcext:value-type="date">
            <text:p>2019-05-19</text:p>
          </table:table-cell>
          <table:table-cell table:style-name="ce3" office:value-type="time" office:time-value="PT07H22M00S" calcext:value-type="time">
            <text:p>07:22</text:p>
          </table:table-cell>
          <table:table-cell table:style-name="ce3" office:value-type="time" office:time-value="PT15H22M00S" calcext:value-type="time">
            <text:p>15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8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5-19" calcext:value-type="date">
            <text:p>2019-05-19</text:p>
          </table:table-cell>
          <table:table-cell table:style-name="ce3" office:value-type="time" office:time-value="PT12H54M00S" calcext:value-type="time">
            <text:p>12:54</text:p>
          </table:table-cell>
          <table:table-cell table:style-name="ce3" office:value-type="time" office:time-value="PT20H54M00S" calcext:value-type="time">
            <text:p>20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67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5-19" calcext:value-type="date">
            <text:p>2019-05-19</text:p>
          </table:table-cell>
          <table:table-cell table:style-name="ce3" office:value-type="time" office:time-value="PT07H29M00S" calcext:value-type="time">
            <text:p>07:29</text:p>
          </table:table-cell>
          <table:table-cell table:style-name="ce3" office:value-type="time" office:time-value="PT15H29M00S" calcext:value-type="time">
            <text:p>15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74</text:p>
          </table:table-cell>
          <table:table-cell office:value-type="string" calcext:value-type="string">
            <text:p>emp00028</text:p>
          </table:table-cell>
          <table:table-cell table:style-name="ce4" office:value-type="date" office:date-value="2019-05-19" calcext:value-type="date">
            <text:p>2019-05-19</text:p>
          </table:table-cell>
          <table:table-cell table:style-name="ce3" office:value-type="time" office:time-value="PT11H50M00S" calcext:value-type="time">
            <text:p>11:50</text:p>
          </table:table-cell>
          <table:table-cell table:style-name="ce3" office:value-type="time" office:time-value="PT19H50M00S" calcext:value-type="time">
            <text:p>19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8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5-20" calcext:value-type="date">
            <text:p>2019-05-20</text:p>
          </table:table-cell>
          <table:table-cell table:style-name="ce3" office:value-type="time" office:time-value="PT10H22M00S" calcext:value-type="time">
            <text:p>10:22</text:p>
          </table:table-cell>
          <table:table-cell table:style-name="ce3" office:value-type="time" office:time-value="PT18H22M00S" calcext:value-type="time">
            <text:p>18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83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5-20" calcext:value-type="date">
            <text:p>2019-05-20</text:p>
          </table:table-cell>
          <table:table-cell table:style-name="ce3" office:value-type="time" office:time-value="PT12H47M00S" calcext:value-type="time">
            <text:p>12:47</text:p>
          </table:table-cell>
          <table:table-cell table:style-name="ce3" office:value-type="time" office:time-value="PT20H47M00S" calcext:value-type="time">
            <text:p>20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0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5-20" calcext:value-type="date">
            <text:p>2019-05-20</text:p>
          </table:table-cell>
          <table:table-cell table:style-name="ce3" office:value-type="time" office:time-value="PT11H18M00S" calcext:value-type="time">
            <text:p>11:18</text:p>
          </table:table-cell>
          <table:table-cell table:style-name="ce3" office:value-type="time" office:time-value="PT19H18M00S" calcext:value-type="time">
            <text:p>19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33</text:p>
          </table:table-cell>
          <table:table-cell office:value-type="string" calcext:value-type="string">
            <text:p>emp00008</text:p>
          </table:table-cell>
          <table:table-cell table:style-name="ce4" office:value-type="date" office:date-value="2019-05-20" calcext:value-type="date">
            <text:p>2019-05-20</text:p>
          </table:table-cell>
          <table:table-cell table:style-name="ce3" office:value-type="time" office:time-value="PT08H54M00S" calcext:value-type="time">
            <text:p>08:54</text:p>
          </table:table-cell>
          <table:table-cell table:style-name="ce3" office:value-type="time" office:time-value="PT16H54M00S" calcext:value-type="time">
            <text:p>16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10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5-20" calcext:value-type="date">
            <text:p>2019-05-20</text:p>
          </table:table-cell>
          <table:table-cell table:style-name="ce3" office:value-type="time" office:time-value="PT08H25M00S" calcext:value-type="time">
            <text:p>08:25</text:p>
          </table:table-cell>
          <table:table-cell table:style-name="ce3" office:value-type="time" office:time-value="PT16H25M00S" calcext:value-type="time">
            <text:p>16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75</text:p>
          </table:table-cell>
          <table:table-cell office:value-type="string" calcext:value-type="string">
            <text:p>emp00092</text:p>
          </table:table-cell>
          <table:table-cell table:style-name="ce4" office:value-type="date" office:date-value="2019-05-20" calcext:value-type="date">
            <text:p>2019-05-20</text:p>
          </table:table-cell>
          <table:table-cell table:style-name="ce3" office:value-type="time" office:time-value="PT11H16M00S" calcext:value-type="time">
            <text:p>11:16</text:p>
          </table:table-cell>
          <table:table-cell table:style-name="ce3" office:value-type="time" office:time-value="PT19H16M00S" calcext:value-type="time">
            <text:p>19: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6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5-21" calcext:value-type="date">
            <text:p>2019-05-21</text:p>
          </table:table-cell>
          <table:table-cell table:style-name="ce3" office:value-type="time" office:time-value="PT10H18M00S" calcext:value-type="time">
            <text:p>10:18</text:p>
          </table:table-cell>
          <table:table-cell table:style-name="ce3" office:value-type="time" office:time-value="PT18H18M00S" calcext:value-type="time">
            <text:p>18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8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5-21" calcext:value-type="date">
            <text:p>2019-05-21</text:p>
          </table:table-cell>
          <table:table-cell table:style-name="ce3" office:value-type="time" office:time-value="PT06H20M00S" calcext:value-type="time">
            <text:p>06:20</text:p>
          </table:table-cell>
          <table:table-cell table:style-name="ce3" office:value-type="time" office:time-value="PT14H20M00S" calcext:value-type="time">
            <text:p>14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1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5-21" calcext:value-type="date">
            <text:p>2019-05-21</text:p>
          </table:table-cell>
          <table:table-cell table:style-name="ce3" office:value-type="time" office:time-value="PT06H49M00S" calcext:value-type="time">
            <text:p>06:49</text:p>
          </table:table-cell>
          <table:table-cell table:style-name="ce3" office:value-type="time" office:time-value="PT14H49M00S" calcext:value-type="time">
            <text:p>14: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2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5-21" calcext:value-type="date">
            <text:p>2019-05-21</text:p>
          </table:table-cell>
          <table:table-cell table:style-name="ce3" office:value-type="time" office:time-value="PT12H35M00S" calcext:value-type="time">
            <text:p>12:35</text:p>
          </table:table-cell>
          <table:table-cell table:style-name="ce3" office:value-type="time" office:time-value="PT20H35M00S" calcext:value-type="time">
            <text:p>20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2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5-22" calcext:value-type="date">
            <text:p>2019-05-22</text:p>
          </table:table-cell>
          <table:table-cell table:style-name="ce3" office:value-type="time" office:time-value="PT08H12M00S" calcext:value-type="time">
            <text:p>08:12</text:p>
          </table:table-cell>
          <table:table-cell table:style-name="ce3" office:value-type="time" office:time-value="PT16H12M00S" calcext:value-type="time">
            <text:p>16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0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5-22" calcext:value-type="date">
            <text:p>2019-05-22</text:p>
          </table:table-cell>
          <table:table-cell table:style-name="ce3" office:value-type="time" office:time-value="PT12H36M00S" calcext:value-type="time">
            <text:p>12:36</text:p>
          </table:table-cell>
          <table:table-cell table:style-name="ce3" office:value-type="time" office:time-value="PT20H36M00S" calcext:value-type="time">
            <text:p>20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71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5-22" calcext:value-type="date">
            <text:p>2019-05-22</text:p>
          </table:table-cell>
          <table:table-cell table:style-name="ce3" office:value-type="time" office:time-value="PT10H13M00S" calcext:value-type="time">
            <text:p>10:13</text:p>
          </table:table-cell>
          <table:table-cell table:style-name="ce3" office:value-type="time" office:time-value="PT18H13M00S" calcext:value-type="time">
            <text:p>18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0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5-22" calcext:value-type="date">
            <text:p>2019-05-22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15H00M00S" calcext:value-type="time">
            <text:p>1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04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5-22" calcext:value-type="date">
            <text:p>2019-05-22</text:p>
          </table:table-cell>
          <table:table-cell table:style-name="ce3" office:value-type="time" office:time-value="PT06H59M00S" calcext:value-type="time">
            <text:p>06:59</text:p>
          </table:table-cell>
          <table:table-cell table:style-name="ce3" office:value-type="time" office:time-value="PT14H59M00S" calcext:value-type="time">
            <text:p>14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1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5-23" calcext:value-type="date">
            <text:p>2019-05-23</text:p>
          </table:table-cell>
          <table:table-cell table:style-name="ce3" office:value-type="time" office:time-value="PT06H49M00S" calcext:value-type="time">
            <text:p>06:49</text:p>
          </table:table-cell>
          <table:table-cell table:style-name="ce3" office:value-type="time" office:time-value="PT14H49M00S" calcext:value-type="time">
            <text:p>14: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6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5-23" calcext:value-type="date">
            <text:p>2019-05-23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15H40M00S" calcext:value-type="time">
            <text:p>15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0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5-23" calcext:value-type="date">
            <text:p>2019-05-23</text:p>
          </table:table-cell>
          <table:table-cell table:style-name="ce3" office:value-type="time" office:time-value="PT09H49M00S" calcext:value-type="time">
            <text:p>09:49</text:p>
          </table:table-cell>
          <table:table-cell table:style-name="ce3" office:value-type="time" office:time-value="PT17H49M00S" calcext:value-type="time">
            <text:p>17: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17</text:p>
          </table:table-cell>
          <table:table-cell office:value-type="string" calcext:value-type="string">
            <text:p>emp00024</text:p>
          </table:table-cell>
          <table:table-cell table:style-name="ce4" office:value-type="date" office:date-value="2019-05-23" calcext:value-type="date">
            <text:p>2019-05-23</text:p>
          </table:table-cell>
          <table:table-cell table:style-name="ce3" office:value-type="time" office:time-value="PT10H51M00S" calcext:value-type="time">
            <text:p>10:51</text:p>
          </table:table-cell>
          <table:table-cell table:style-name="ce3" office:value-type="time" office:time-value="PT18H51M00S" calcext:value-type="time">
            <text:p>18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03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5-24" calcext:value-type="date">
            <text:p>2019-05-24</text:p>
          </table:table-cell>
          <table:table-cell table:style-name="ce3" office:value-type="time" office:time-value="PT11H27M00S" calcext:value-type="time">
            <text:p>11:27</text:p>
          </table:table-cell>
          <table:table-cell table:style-name="ce3" office:value-type="time" office:time-value="PT19H27M00S" calcext:value-type="time">
            <text:p>19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3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5-24" calcext:value-type="date">
            <text:p>2019-05-24</text:p>
          </table:table-cell>
          <table:table-cell table:style-name="ce3" office:value-type="time" office:time-value="PT07H09M00S" calcext:value-type="time">
            <text:p>07:09</text:p>
          </table:table-cell>
          <table:table-cell table:style-name="ce3" office:value-type="time" office:time-value="PT15H09M00S" calcext:value-type="time">
            <text:p>15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94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5-24" calcext:value-type="date">
            <text:p>2019-05-24</text:p>
          </table:table-cell>
          <table:table-cell table:style-name="ce3" office:value-type="time" office:time-value="PT12H38M00S" calcext:value-type="time">
            <text:p>12:38</text:p>
          </table:table-cell>
          <table:table-cell table:style-name="ce3" office:value-type="time" office:time-value="PT20H38M00S" calcext:value-type="time">
            <text:p>20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20</text:p>
          </table:table-cell>
          <table:table-cell office:value-type="string" calcext:value-type="string">
            <text:p>emp00014</text:p>
          </table:table-cell>
          <table:table-cell table:style-name="ce4" office:value-type="date" office:date-value="2019-05-24" calcext:value-type="date">
            <text:p>2019-05-24</text:p>
          </table:table-cell>
          <table:table-cell table:style-name="ce3" office:value-type="time" office:time-value="PT08H51M00S" calcext:value-type="time">
            <text:p>08:51</text:p>
          </table:table-cell>
          <table:table-cell table:style-name="ce3" office:value-type="time" office:time-value="PT16H51M00S" calcext:value-type="time">
            <text:p>16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0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5-25" calcext:value-type="date">
            <text:p>2019-05-25</text:p>
          </table:table-cell>
          <table:table-cell table:style-name="ce3" office:value-type="time" office:time-value="PT11H51M00S" calcext:value-type="time">
            <text:p>11:51</text:p>
          </table:table-cell>
          <table:table-cell table:style-name="ce3" office:value-type="time" office:time-value="PT19H51M00S" calcext:value-type="time">
            <text:p>19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88</text:p>
          </table:table-cell>
          <table:table-cell office:value-type="string" calcext:value-type="string">
            <text:p>emp00016</text:p>
          </table:table-cell>
          <table:table-cell table:style-name="ce4" office:value-type="date" office:date-value="2019-05-25" calcext:value-type="date">
            <text:p>2019-05-25</text:p>
          </table:table-cell>
          <table:table-cell table:style-name="ce3" office:value-type="time" office:time-value="PT09H54M00S" calcext:value-type="time">
            <text:p>09:54</text:p>
          </table:table-cell>
          <table:table-cell table:style-name="ce3" office:value-type="time" office:time-value="PT17H54M00S" calcext:value-type="time">
            <text:p>17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7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5-25" calcext:value-type="date">
            <text:p>2019-05-25</text:p>
          </table:table-cell>
          <table:table-cell table:style-name="ce3" office:value-type="time" office:time-value="PT08H05M00S" calcext:value-type="time">
            <text:p>08:05</text:p>
          </table:table-cell>
          <table:table-cell table:style-name="ce3" office:value-type="time" office:time-value="PT16H05M00S" calcext:value-type="time">
            <text:p>16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2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5-25" calcext:value-type="date">
            <text:p>2019-05-25</text:p>
          </table:table-cell>
          <table:table-cell table:style-name="ce3" office:value-type="time" office:time-value="PT12H12M00S" calcext:value-type="time">
            <text:p>12:12</text:p>
          </table:table-cell>
          <table:table-cell table:style-name="ce3" office:value-type="time" office:time-value="PT20H12M00S" calcext:value-type="time">
            <text:p>20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1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5-26" calcext:value-type="date">
            <text:p>2019-05-26</text:p>
          </table:table-cell>
          <table:table-cell table:style-name="ce3" office:value-type="time" office:time-value="PT11H39M00S" calcext:value-type="time">
            <text:p>11:39</text:p>
          </table:table-cell>
          <table:table-cell table:style-name="ce3" office:value-type="time" office:time-value="PT19H39M00S" calcext:value-type="time">
            <text:p>19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90</text:p>
          </table:table-cell>
          <table:table-cell office:value-type="string" calcext:value-type="string">
            <text:p>emp00089</text:p>
          </table:table-cell>
          <table:table-cell table:style-name="ce4" office:value-type="date" office:date-value="2019-05-26" calcext:value-type="date">
            <text:p>2019-05-26</text:p>
          </table:table-cell>
          <table:table-cell table:style-name="ce3" office:value-type="time" office:time-value="PT11H08M00S" calcext:value-type="time">
            <text:p>11:08</text:p>
          </table:table-cell>
          <table:table-cell table:style-name="ce3" office:value-type="time" office:time-value="PT19H08M00S" calcext:value-type="time">
            <text:p>19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1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5-26" calcext:value-type="date">
            <text:p>2019-05-26</text:p>
          </table:table-cell>
          <table:table-cell table:style-name="ce3" office:value-type="time" office:time-value="PT08H26M00S" calcext:value-type="time">
            <text:p>08:26</text:p>
          </table:table-cell>
          <table:table-cell table:style-name="ce3" office:value-type="time" office:time-value="PT16H26M00S" calcext:value-type="time">
            <text:p>16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84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5-26" calcext:value-type="date">
            <text:p>2019-05-26</text:p>
          </table:table-cell>
          <table:table-cell table:style-name="ce3" office:value-type="time" office:time-value="PT11H30M00S" calcext:value-type="time">
            <text:p>11:30</text:p>
          </table:table-cell>
          <table:table-cell table:style-name="ce3" office:value-type="time" office:time-value="PT19H30M00S" calcext:value-type="time">
            <text:p>19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7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5-27" calcext:value-type="date">
            <text:p>2019-05-27</text:p>
          </table:table-cell>
          <table:table-cell table:style-name="ce3" office:value-type="time" office:time-value="PT09H43M00S" calcext:value-type="time">
            <text:p>09:43</text:p>
          </table:table-cell>
          <table:table-cell table:style-name="ce3" office:value-type="time" office:time-value="PT17H43M00S" calcext:value-type="time">
            <text:p>17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0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5-27" calcext:value-type="date">
            <text:p>2019-05-27</text:p>
          </table:table-cell>
          <table:table-cell table:style-name="ce3" office:value-type="time" office:time-value="PT12H05M00S" calcext:value-type="time">
            <text:p>12:05</text:p>
          </table:table-cell>
          <table:table-cell table:style-name="ce3" office:value-type="time" office:time-value="PT20H05M00S" calcext:value-type="time">
            <text:p>20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3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5-27" calcext:value-type="date">
            <text:p>2019-05-27</text:p>
          </table:table-cell>
          <table:table-cell table:style-name="ce3" office:value-type="time" office:time-value="PT06H42M00S" calcext:value-type="time">
            <text:p>06:42</text:p>
          </table:table-cell>
          <table:table-cell table:style-name="ce3" office:value-type="time" office:time-value="PT14H42M00S" calcext:value-type="time">
            <text:p>14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17</text:p>
          </table:table-cell>
          <table:table-cell office:value-type="string" calcext:value-type="string">
            <text:p>emp00002</text:p>
          </table:table-cell>
          <table:table-cell table:style-name="ce4" office:value-type="date" office:date-value="2019-05-27" calcext:value-type="date">
            <text:p>2019-05-27</text:p>
          </table:table-cell>
          <table:table-cell table:style-name="ce3" office:value-type="time" office:time-value="PT09H59M00S" calcext:value-type="time">
            <text:p>09:59</text:p>
          </table:table-cell>
          <table:table-cell table:style-name="ce3" office:value-type="time" office:time-value="PT17H59M00S" calcext:value-type="time">
            <text:p>17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4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5-27" calcext:value-type="date">
            <text:p>2019-05-27</text:p>
          </table:table-cell>
          <table:table-cell table:style-name="ce3" office:value-type="time" office:time-value="PT09H18M00S" calcext:value-type="time">
            <text:p>09:18</text:p>
          </table:table-cell>
          <table:table-cell table:style-name="ce3" office:value-type="time" office:time-value="PT17H18M00S" calcext:value-type="time">
            <text:p>17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77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5-28" calcext:value-type="date">
            <text:p>2019-05-28</text:p>
          </table:table-cell>
          <table:table-cell table:style-name="ce3" office:value-type="time" office:time-value="PT06H22M00S" calcext:value-type="time">
            <text:p>06:22</text:p>
          </table:table-cell>
          <table:table-cell table:style-name="ce3" office:value-type="time" office:time-value="PT14H22M00S" calcext:value-type="time">
            <text:p>14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1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5-28" calcext:value-type="date">
            <text:p>2019-05-28</text:p>
          </table:table-cell>
          <table:table-cell table:style-name="ce3" office:value-type="time" office:time-value="PT10H39M00S" calcext:value-type="time">
            <text:p>10:39</text:p>
          </table:table-cell>
          <table:table-cell table:style-name="ce3" office:value-type="time" office:time-value="PT18H39M00S" calcext:value-type="time">
            <text:p>18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31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5-28" calcext:value-type="date">
            <text:p>2019-05-28</text:p>
          </table:table-cell>
          <table:table-cell table:style-name="ce3" office:value-type="time" office:time-value="PT07H38M00S" calcext:value-type="time">
            <text:p>07:38</text:p>
          </table:table-cell>
          <table:table-cell table:style-name="ce3" office:value-type="time" office:time-value="PT15H38M00S" calcext:value-type="time">
            <text:p>15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6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5-28" calcext:value-type="date">
            <text:p>2019-05-28</text:p>
          </table:table-cell>
          <table:table-cell table:style-name="ce3" office:value-type="time" office:time-value="PT07H22M00S" calcext:value-type="time">
            <text:p>07:22</text:p>
          </table:table-cell>
          <table:table-cell table:style-name="ce3" office:value-type="time" office:time-value="PT15H22M00S" calcext:value-type="time">
            <text:p>15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93</text:p>
          </table:table-cell>
          <table:table-cell office:value-type="string" calcext:value-type="string">
            <text:p>emp00045</text:p>
          </table:table-cell>
          <table:table-cell table:style-name="ce4" office:value-type="date" office:date-value="2019-05-28" calcext:value-type="date">
            <text:p>2019-05-28</text:p>
          </table:table-cell>
          <table:table-cell table:style-name="ce3" office:value-type="time" office:time-value="PT09H18M00S" calcext:value-type="time">
            <text:p>09:18</text:p>
          </table:table-cell>
          <table:table-cell table:style-name="ce3" office:value-type="time" office:time-value="PT17H18M00S" calcext:value-type="time">
            <text:p>17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6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5-28" calcext:value-type="date">
            <text:p>2019-05-28</text:p>
          </table:table-cell>
          <table:table-cell table:style-name="ce3" office:value-type="time" office:time-value="PT11H46M00S" calcext:value-type="time">
            <text:p>11:46</text:p>
          </table:table-cell>
          <table:table-cell table:style-name="ce3" office:value-type="time" office:time-value="PT19H46M00S" calcext:value-type="time">
            <text:p>19: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4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5-29" calcext:value-type="date">
            <text:p>2019-05-29</text:p>
          </table:table-cell>
          <table:table-cell table:style-name="ce3" office:value-type="time" office:time-value="PT09H03M00S" calcext:value-type="time">
            <text:p>09:03</text:p>
          </table:table-cell>
          <table:table-cell table:style-name="ce3" office:value-type="time" office:time-value="PT17H03M00S" calcext:value-type="time">
            <text:p>17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5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5-29" calcext:value-type="date">
            <text:p>2019-05-29</text:p>
          </table:table-cell>
          <table:table-cell table:style-name="ce3" office:value-type="time" office:time-value="PT12H42M00S" calcext:value-type="time">
            <text:p>12:42</text:p>
          </table:table-cell>
          <table:table-cell table:style-name="ce3" office:value-type="time" office:time-value="PT20H42M00S" calcext:value-type="time">
            <text:p>20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79</text:p>
          </table:table-cell>
          <table:table-cell office:value-type="string" calcext:value-type="string">
            <text:p>emp00036</text:p>
          </table:table-cell>
          <table:table-cell table:style-name="ce4" office:value-type="date" office:date-value="2019-05-29" calcext:value-type="date">
            <text:p>2019-05-29</text:p>
          </table:table-cell>
          <table:table-cell table:style-name="ce3" office:value-type="time" office:time-value="PT09H18M00S" calcext:value-type="time">
            <text:p>09:18</text:p>
          </table:table-cell>
          <table:table-cell table:style-name="ce3" office:value-type="time" office:time-value="PT17H18M00S" calcext:value-type="time">
            <text:p>17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43</text:p>
          </table:table-cell>
          <table:table-cell office:value-type="string" calcext:value-type="string">
            <text:p>emp00013</text:p>
          </table:table-cell>
          <table:table-cell table:style-name="ce4" office:value-type="date" office:date-value="2019-05-29" calcext:value-type="date">
            <text:p>2019-05-29</text:p>
          </table:table-cell>
          <table:table-cell table:style-name="ce3" office:value-type="time" office:time-value="PT10H17M00S" calcext:value-type="time">
            <text:p>10:17</text:p>
          </table:table-cell>
          <table:table-cell table:style-name="ce3" office:value-type="time" office:time-value="PT18H17M00S" calcext:value-type="time">
            <text:p>18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95</text:p>
          </table:table-cell>
          <table:table-cell office:value-type="string" calcext:value-type="string">
            <text:p>emp00043</text:p>
          </table:table-cell>
          <table:table-cell table:style-name="ce4" office:value-type="date" office:date-value="2019-05-29" calcext:value-type="date">
            <text:p>2019-05-29</text:p>
          </table:table-cell>
          <table:table-cell table:style-name="ce3" office:value-type="time" office:time-value="PT12H30M00S" calcext:value-type="time">
            <text:p>12:30</text:p>
          </table:table-cell>
          <table:table-cell table:style-name="ce3" office:value-type="time" office:time-value="PT20H30M00S" calcext:value-type="time">
            <text:p>20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06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6-01" calcext:value-type="date">
            <text:p>2019-06-01</text:p>
          </table:table-cell>
          <table:table-cell table:style-name="ce3" office:value-type="time" office:time-value="PT08H14M00S" calcext:value-type="time">
            <text:p>08:14</text:p>
          </table:table-cell>
          <table:table-cell table:style-name="ce3" office:value-type="time" office:time-value="PT16H14M00S" calcext:value-type="time">
            <text:p>16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6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6-01" calcext:value-type="date">
            <text:p>2019-06-01</text:p>
          </table:table-cell>
          <table:table-cell table:style-name="ce3" office:value-type="time" office:time-value="PT11H21M00S" calcext:value-type="time">
            <text:p>11:21</text:p>
          </table:table-cell>
          <table:table-cell table:style-name="ce3" office:value-type="time" office:time-value="PT19H21M00S" calcext:value-type="time">
            <text:p>19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93</text:p>
          </table:table-cell>
          <table:table-cell office:value-type="string" calcext:value-type="string">
            <text:p>emp00032</text:p>
          </table:table-cell>
          <table:table-cell table:style-name="ce4" office:value-type="date" office:date-value="2019-06-01" calcext:value-type="date">
            <text:p>2019-06-01</text:p>
          </table:table-cell>
          <table:table-cell table:style-name="ce3" office:value-type="time" office:time-value="PT08H29M00S" calcext:value-type="time">
            <text:p>08:29</text:p>
          </table:table-cell>
          <table:table-cell table:style-name="ce3" office:value-type="time" office:time-value="PT16H29M00S" calcext:value-type="time">
            <text:p>16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9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6-01" calcext:value-type="date">
            <text:p>2019-06-01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14H40M00S" calcext:value-type="time">
            <text:p>14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51</text:p>
          </table:table-cell>
          <table:table-cell office:value-type="string" calcext:value-type="string">
            <text:p>emp00044</text:p>
          </table:table-cell>
          <table:table-cell table:style-name="ce4" office:value-type="date" office:date-value="2019-06-01" calcext:value-type="date">
            <text:p>2019-06-01</text:p>
          </table:table-cell>
          <table:table-cell table:style-name="ce3" office:value-type="time" office:time-value="PT08H45M00S" calcext:value-type="time">
            <text:p>08:45</text:p>
          </table:table-cell>
          <table:table-cell table:style-name="ce3" office:value-type="time" office:time-value="PT16H45M00S" calcext:value-type="time">
            <text:p>16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54</text:p>
          </table:table-cell>
          <table:table-cell office:value-type="string" calcext:value-type="string">
            <text:p>emp00045</text:p>
          </table:table-cell>
          <table:table-cell table:style-name="ce4" office:value-type="date" office:date-value="2019-06-01" calcext:value-type="date">
            <text:p>2019-06-01</text:p>
          </table:table-cell>
          <table:table-cell table:style-name="ce3" office:value-type="time" office:time-value="PT08H52M00S" calcext:value-type="time">
            <text:p>08:52</text:p>
          </table:table-cell>
          <table:table-cell table:style-name="ce3" office:value-type="time" office:time-value="PT16H52M00S" calcext:value-type="time">
            <text:p>16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96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6-02" calcext:value-type="date">
            <text:p>2019-06-02</text:p>
          </table:table-cell>
          <table:table-cell table:style-name="ce3" office:value-type="time" office:time-value="PT07H29M00S" calcext:value-type="time">
            <text:p>07:29</text:p>
          </table:table-cell>
          <table:table-cell table:style-name="ce3" office:value-type="time" office:time-value="PT15H29M00S" calcext:value-type="time">
            <text:p>15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92</text:p>
          </table:table-cell>
          <table:table-cell office:value-type="string" calcext:value-type="string">
            <text:p>emp00072</text:p>
          </table:table-cell>
          <table:table-cell table:style-name="ce4" office:value-type="date" office:date-value="2019-06-03" calcext:value-type="date">
            <text:p>2019-06-03</text:p>
          </table:table-cell>
          <table:table-cell table:style-name="ce3" office:value-type="time" office:time-value="PT08H16M00S" calcext:value-type="time">
            <text:p>08:16</text:p>
          </table:table-cell>
          <table:table-cell table:style-name="ce3" office:value-type="time" office:time-value="PT16H16M00S" calcext:value-type="time">
            <text:p>16: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33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6-04" calcext:value-type="date">
            <text:p>2019-06-04</text:p>
          </table:table-cell>
          <table:table-cell table:style-name="ce3" office:value-type="time" office:time-value="PT11H42M00S" calcext:value-type="time">
            <text:p>11:42</text:p>
          </table:table-cell>
          <table:table-cell table:style-name="ce3" office:value-type="time" office:time-value="PT19H42M00S" calcext:value-type="time">
            <text:p>19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7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6-04" calcext:value-type="date">
            <text:p>2019-06-04</text:p>
          </table:table-cell>
          <table:table-cell table:style-name="ce3" office:value-type="time" office:time-value="PT12H35M00S" calcext:value-type="time">
            <text:p>12:35</text:p>
          </table:table-cell>
          <table:table-cell table:style-name="ce3" office:value-type="time" office:time-value="PT20H35M00S" calcext:value-type="time">
            <text:p>20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37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6-04" calcext:value-type="date">
            <text:p>2019-06-04</text:p>
          </table:table-cell>
          <table:table-cell table:style-name="ce3" office:value-type="time" office:time-value="PT09H00M00S" calcext:value-type="time">
            <text:p>09:00</text:p>
          </table:table-cell>
          <table:table-cell table:style-name="ce3" office:value-type="time" office:time-value="PT17H00M00S" calcext:value-type="time">
            <text:p>1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83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6-05" calcext:value-type="date">
            <text:p>2019-06-05</text:p>
          </table:table-cell>
          <table:table-cell table:style-name="ce3" office:value-type="time" office:time-value="PT07H09M00S" calcext:value-type="time">
            <text:p>07:09</text:p>
          </table:table-cell>
          <table:table-cell table:style-name="ce3" office:value-type="time" office:time-value="PT15H09M00S" calcext:value-type="time">
            <text:p>15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54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6-05" calcext:value-type="date">
            <text:p>2019-06-05</text:p>
          </table:table-cell>
          <table:table-cell table:style-name="ce3" office:value-type="time" office:time-value="PT07H08M00S" calcext:value-type="time">
            <text:p>07:08</text:p>
          </table:table-cell>
          <table:table-cell table:style-name="ce3" office:value-type="time" office:time-value="PT15H08M00S" calcext:value-type="time">
            <text:p>15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6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6-05" calcext:value-type="date">
            <text:p>2019-06-05</text:p>
          </table:table-cell>
          <table:table-cell table:style-name="ce3" office:value-type="time" office:time-value="PT11H42M00S" calcext:value-type="time">
            <text:p>11:42</text:p>
          </table:table-cell>
          <table:table-cell table:style-name="ce3" office:value-type="time" office:time-value="PT19H42M00S" calcext:value-type="time">
            <text:p>19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07</text:p>
          </table:table-cell>
          <table:table-cell office:value-type="string" calcext:value-type="string">
            <text:p>emp00090</text:p>
          </table:table-cell>
          <table:table-cell table:style-name="ce4" office:value-type="date" office:date-value="2019-06-06" calcext:value-type="date">
            <text:p>2019-06-06</text:p>
          </table:table-cell>
          <table:table-cell table:style-name="ce3" office:value-type="time" office:time-value="PT07H11M00S" calcext:value-type="time">
            <text:p>07:11</text:p>
          </table:table-cell>
          <table:table-cell table:style-name="ce3" office:value-type="time" office:time-value="PT15H11M00S" calcext:value-type="time">
            <text:p>15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0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6-06" calcext:value-type="date">
            <text:p>2019-06-06</text:p>
          </table:table-cell>
          <table:table-cell table:style-name="ce3" office:value-type="time" office:time-value="PT06H56M00S" calcext:value-type="time">
            <text:p>06:56</text:p>
          </table:table-cell>
          <table:table-cell table:style-name="ce3" office:value-type="time" office:time-value="PT14H56M00S" calcext:value-type="time">
            <text:p>14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63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6-07" calcext:value-type="date">
            <text:p>2019-06-07</text:p>
          </table:table-cell>
          <table:table-cell table:style-name="ce3" office:value-type="time" office:time-value="PT11H59M00S" calcext:value-type="time">
            <text:p>11:59</text:p>
          </table:table-cell>
          <table:table-cell table:style-name="ce3" office:value-type="time" office:time-value="PT19H59M00S" calcext:value-type="time">
            <text:p>19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97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6-07" calcext:value-type="date">
            <text:p>2019-06-07</text:p>
          </table:table-cell>
          <table:table-cell table:style-name="ce3" office:value-type="time" office:time-value="PT08H03M00S" calcext:value-type="time">
            <text:p>08:03</text:p>
          </table:table-cell>
          <table:table-cell table:style-name="ce3" office:value-type="time" office:time-value="PT16H03M00S" calcext:value-type="time">
            <text:p>16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67</text:p>
          </table:table-cell>
          <table:table-cell office:value-type="string" calcext:value-type="string">
            <text:p>emp00094</text:p>
          </table:table-cell>
          <table:table-cell table:style-name="ce4" office:value-type="date" office:date-value="2019-06-07" calcext:value-type="date">
            <text:p>2019-06-07</text:p>
          </table:table-cell>
          <table:table-cell table:style-name="ce3" office:value-type="time" office:time-value="PT07H51M00S" calcext:value-type="time">
            <text:p>07:51</text:p>
          </table:table-cell>
          <table:table-cell table:style-name="ce3" office:value-type="time" office:time-value="PT15H51M00S" calcext:value-type="time">
            <text:p>15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77</text:p>
          </table:table-cell>
          <table:table-cell office:value-type="string" calcext:value-type="string">
            <text:p>emp00012</text:p>
          </table:table-cell>
          <table:table-cell table:style-name="ce4" office:value-type="date" office:date-value="2019-06-07" calcext:value-type="date">
            <text:p>2019-06-07</text:p>
          </table:table-cell>
          <table:table-cell table:style-name="ce3" office:value-type="time" office:time-value="PT12H17M00S" calcext:value-type="time">
            <text:p>12:17</text:p>
          </table:table-cell>
          <table:table-cell table:style-name="ce3" office:value-type="time" office:time-value="PT20H17M00S" calcext:value-type="time">
            <text:p>20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0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6-08" calcext:value-type="date">
            <text:p>2019-06-08</text:p>
          </table:table-cell>
          <table:table-cell table:style-name="ce3" office:value-type="time" office:time-value="PT09H10M00S" calcext:value-type="time">
            <text:p>09:10</text:p>
          </table:table-cell>
          <table:table-cell table:style-name="ce3" office:value-type="time" office:time-value="PT17H10M00S" calcext:value-type="time">
            <text:p>17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64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6-08" calcext:value-type="date">
            <text:p>2019-06-08</text:p>
          </table:table-cell>
          <table:table-cell table:style-name="ce3" office:value-type="time" office:time-value="PT09H00M00S" calcext:value-type="time">
            <text:p>09:00</text:p>
          </table:table-cell>
          <table:table-cell table:style-name="ce3" office:value-type="time" office:time-value="PT17H00M00S" calcext:value-type="time">
            <text:p>1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2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6-09" calcext:value-type="date">
            <text:p>2019-06-09</text:p>
          </table:table-cell>
          <table:table-cell table:style-name="ce3" office:value-type="time" office:time-value="PT10H58M00S" calcext:value-type="time">
            <text:p>10:58</text:p>
          </table:table-cell>
          <table:table-cell table:style-name="ce3" office:value-type="time" office:time-value="PT18H58M00S" calcext:value-type="time">
            <text:p>18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2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6-09" calcext:value-type="date">
            <text:p>2019-06-09</text:p>
          </table:table-cell>
          <table:table-cell table:style-name="ce3" office:value-type="time" office:time-value="PT09H01M00S" calcext:value-type="time">
            <text:p>09:01</text:p>
          </table:table-cell>
          <table:table-cell table:style-name="ce3" office:value-type="time" office:time-value="PT17H01M00S" calcext:value-type="time">
            <text:p>17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1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6-09" calcext:value-type="date">
            <text:p>2019-06-09</text:p>
          </table:table-cell>
          <table:table-cell table:style-name="ce3" office:value-type="time" office:time-value="PT06H39M00S" calcext:value-type="time">
            <text:p>06:39</text:p>
          </table:table-cell>
          <table:table-cell table:style-name="ce3" office:value-type="time" office:time-value="PT14H39M00S" calcext:value-type="time">
            <text:p>14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68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6-09" calcext:value-type="date">
            <text:p>2019-06-09</text:p>
          </table:table-cell>
          <table:table-cell table:style-name="ce3" office:value-type="time" office:time-value="PT08H23M00S" calcext:value-type="time">
            <text:p>08:23</text:p>
          </table:table-cell>
          <table:table-cell table:style-name="ce3" office:value-type="time" office:time-value="PT16H23M00S" calcext:value-type="time">
            <text:p>16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88</text:p>
          </table:table-cell>
          <table:table-cell office:value-type="string" calcext:value-type="string">
            <text:p>emp00055</text:p>
          </table:table-cell>
          <table:table-cell table:style-name="ce4" office:value-type="date" office:date-value="2019-06-09" calcext:value-type="date">
            <text:p>2019-06-09</text:p>
          </table:table-cell>
          <table:table-cell table:style-name="ce3" office:value-type="time" office:time-value="PT07H54M00S" calcext:value-type="time">
            <text:p>07:54</text:p>
          </table:table-cell>
          <table:table-cell table:style-name="ce3" office:value-type="time" office:time-value="PT15H54M00S" calcext:value-type="time">
            <text:p>15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6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6-10" calcext:value-type="date">
            <text:p>2019-06-10</text:p>
          </table:table-cell>
          <table:table-cell table:style-name="ce3" office:value-type="time" office:time-value="PT11H13M00S" calcext:value-type="time">
            <text:p>11:13</text:p>
          </table:table-cell>
          <table:table-cell table:style-name="ce3" office:value-type="time" office:time-value="PT19H13M00S" calcext:value-type="time">
            <text:p>19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0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6-10" calcext:value-type="date">
            <text:p>2019-06-10</text:p>
          </table:table-cell>
          <table:table-cell table:style-name="ce3" office:value-type="time" office:time-value="PT10H51M00S" calcext:value-type="time">
            <text:p>10:51</text:p>
          </table:table-cell>
          <table:table-cell table:style-name="ce3" office:value-type="time" office:time-value="PT18H51M00S" calcext:value-type="time">
            <text:p>18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71</text:p>
          </table:table-cell>
          <table:table-cell office:value-type="string" calcext:value-type="string">
            <text:p>emp00098</text:p>
          </table:table-cell>
          <table:table-cell table:style-name="ce4" office:value-type="date" office:date-value="2019-06-10" calcext:value-type="date">
            <text:p>2019-06-10</text:p>
          </table:table-cell>
          <table:table-cell table:style-name="ce3" office:value-type="time" office:time-value="PT09H14M00S" calcext:value-type="time">
            <text:p>09:14</text:p>
          </table:table-cell>
          <table:table-cell table:style-name="ce3" office:value-type="time" office:time-value="PT17H14M00S" calcext:value-type="time">
            <text:p>17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97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6-10" calcext:value-type="date">
            <text:p>2019-06-10</text:p>
          </table:table-cell>
          <table:table-cell table:style-name="ce3" office:value-type="time" office:time-value="PT10H12M00S" calcext:value-type="time">
            <text:p>10:12</text:p>
          </table:table-cell>
          <table:table-cell table:style-name="ce3" office:value-type="time" office:time-value="PT18H12M00S" calcext:value-type="time">
            <text:p>18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6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6-10" calcext:value-type="date">
            <text:p>2019-06-10</text:p>
          </table:table-cell>
          <table:table-cell table:style-name="ce3" office:value-type="time" office:time-value="PT10H28M00S" calcext:value-type="time">
            <text:p>10:28</text:p>
          </table:table-cell>
          <table:table-cell table:style-name="ce3" office:value-type="time" office:time-value="PT18H28M00S" calcext:value-type="time">
            <text:p>18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24</text:p>
          </table:table-cell>
          <table:table-cell office:value-type="string" calcext:value-type="string">
            <text:p>emp00106</text:p>
          </table:table-cell>
          <table:table-cell table:style-name="ce4" office:value-type="date" office:date-value="2019-06-10" calcext:value-type="date">
            <text:p>2019-06-10</text:p>
          </table:table-cell>
          <table:table-cell table:style-name="ce3" office:value-type="time" office:time-value="PT09H36M00S" calcext:value-type="time">
            <text:p>09:36</text:p>
          </table:table-cell>
          <table:table-cell table:style-name="ce3" office:value-type="time" office:time-value="PT17H36M00S" calcext:value-type="time">
            <text:p>17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8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6-11" calcext:value-type="date">
            <text:p>2019-06-11</text:p>
          </table:table-cell>
          <table:table-cell table:style-name="ce3" office:value-type="time" office:time-value="PT08H08M00S" calcext:value-type="time">
            <text:p>08:08</text:p>
          </table:table-cell>
          <table:table-cell table:style-name="ce3" office:value-type="time" office:time-value="PT16H08M00S" calcext:value-type="time">
            <text:p>16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4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6-11" calcext:value-type="date">
            <text:p>2019-06-11</text:p>
          </table:table-cell>
          <table:table-cell table:style-name="ce3" office:value-type="time" office:time-value="PT06H59M00S" calcext:value-type="time">
            <text:p>06:59</text:p>
          </table:table-cell>
          <table:table-cell table:style-name="ce3" office:value-type="time" office:time-value="PT14H59M00S" calcext:value-type="time">
            <text:p>14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7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6-11" calcext:value-type="date">
            <text:p>2019-06-11</text:p>
          </table:table-cell>
          <table:table-cell table:style-name="ce3" office:value-type="time" office:time-value="PT07H01M00S" calcext:value-type="time">
            <text:p>07:01</text:p>
          </table:table-cell>
          <table:table-cell table:style-name="ce3" office:value-type="time" office:time-value="PT15H01M00S" calcext:value-type="time">
            <text:p>15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35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6-11" calcext:value-type="date">
            <text:p>2019-06-11</text:p>
          </table:table-cell>
          <table:table-cell table:style-name="ce3" office:value-type="time" office:time-value="PT07H43M00S" calcext:value-type="time">
            <text:p>07:43</text:p>
          </table:table-cell>
          <table:table-cell table:style-name="ce3" office:value-type="time" office:time-value="PT15H43M00S" calcext:value-type="time">
            <text:p>15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3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6-12" calcext:value-type="date">
            <text:p>2019-06-12</text:p>
          </table:table-cell>
          <table:table-cell table:style-name="ce3" office:value-type="time" office:time-value="PT11H40M00S" calcext:value-type="time">
            <text:p>11:40</text:p>
          </table:table-cell>
          <table:table-cell table:style-name="ce3" office:value-type="time" office:time-value="PT19H40M00S" calcext:value-type="time">
            <text:p>19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69</text:p>
          </table:table-cell>
          <table:table-cell office:value-type="string" calcext:value-type="string">
            <text:p>emp00022</text:p>
          </table:table-cell>
          <table:table-cell table:style-name="ce4" office:value-type="date" office:date-value="2019-06-12" calcext:value-type="date">
            <text:p>2019-06-12</text:p>
          </table:table-cell>
          <table:table-cell table:style-name="ce3" office:value-type="time" office:time-value="PT07H48M00S" calcext:value-type="time">
            <text:p>07:48</text:p>
          </table:table-cell>
          <table:table-cell table:style-name="ce3" office:value-type="time" office:time-value="PT15H48M00S" calcext:value-type="time">
            <text:p>15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74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6-12" calcext:value-type="date">
            <text:p>2019-06-12</text:p>
          </table:table-cell>
          <table:table-cell table:style-name="ce3" office:value-type="time" office:time-value="PT08H31M00S" calcext:value-type="time">
            <text:p>08:31</text:p>
          </table:table-cell>
          <table:table-cell table:style-name="ce3" office:value-type="time" office:time-value="PT16H31M00S" calcext:value-type="time">
            <text:p>16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11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6-12" calcext:value-type="date">
            <text:p>2019-06-12</text:p>
          </table:table-cell>
          <table:table-cell table:style-name="ce3" office:value-type="time" office:time-value="PT11H58M00S" calcext:value-type="time">
            <text:p>11:58</text:p>
          </table:table-cell>
          <table:table-cell table:style-name="ce3" office:value-type="time" office:time-value="PT19H58M00S" calcext:value-type="time">
            <text:p>19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23</text:p>
          </table:table-cell>
          <table:table-cell office:value-type="string" calcext:value-type="string">
            <text:p>emp00033</text:p>
          </table:table-cell>
          <table:table-cell table:style-name="ce4" office:value-type="date" office:date-value="2019-06-12" calcext:value-type="date">
            <text:p>2019-06-12</text:p>
          </table:table-cell>
          <table:table-cell table:style-name="ce3" office:value-type="time" office:time-value="PT08H57M00S" calcext:value-type="time">
            <text:p>08:57</text:p>
          </table:table-cell>
          <table:table-cell table:style-name="ce3" office:value-type="time" office:time-value="PT16H57M00S" calcext:value-type="time">
            <text:p>16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9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6-12" calcext:value-type="date">
            <text:p>2019-06-12</text:p>
          </table:table-cell>
          <table:table-cell table:style-name="ce3" office:value-type="time" office:time-value="PT06H21M00S" calcext:value-type="time">
            <text:p>06:21</text:p>
          </table:table-cell>
          <table:table-cell table:style-name="ce3" office:value-type="time" office:time-value="PT14H21M00S" calcext:value-type="time">
            <text:p>14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0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6-12" calcext:value-type="date">
            <text:p>2019-06-12</text:p>
          </table:table-cell>
          <table:table-cell table:style-name="ce3" office:value-type="time" office:time-value="PT10H10M00S" calcext:value-type="time">
            <text:p>10:10</text:p>
          </table:table-cell>
          <table:table-cell table:style-name="ce3" office:value-type="time" office:time-value="PT18H10M00S" calcext:value-type="time">
            <text:p>18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4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6-13" calcext:value-type="date">
            <text:p>2019-06-13</text:p>
          </table:table-cell>
          <table:table-cell table:style-name="ce3" office:value-type="time" office:time-value="PT12H02M00S" calcext:value-type="time">
            <text:p>12:02</text:p>
          </table:table-cell>
          <table:table-cell table:style-name="ce3" office:value-type="time" office:time-value="PT20H02M00S" calcext:value-type="time">
            <text:p>20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5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6-13" calcext:value-type="date">
            <text:p>2019-06-13</text:p>
          </table:table-cell>
          <table:table-cell table:style-name="ce3" office:value-type="time" office:time-value="PT11H54M00S" calcext:value-type="time">
            <text:p>11:54</text:p>
          </table:table-cell>
          <table:table-cell table:style-name="ce3" office:value-type="time" office:time-value="PT19H54M00S" calcext:value-type="time">
            <text:p>19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7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6-13" calcext:value-type="date">
            <text:p>2019-06-13</text:p>
          </table:table-cell>
          <table:table-cell table:style-name="ce3" office:value-type="time" office:time-value="PT07H17M00S" calcext:value-type="time">
            <text:p>07:17</text:p>
          </table:table-cell>
          <table:table-cell table:style-name="ce3" office:value-type="time" office:time-value="PT15H17M00S" calcext:value-type="time">
            <text:p>15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0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6-13" calcext:value-type="date">
            <text:p>2019-06-13</text:p>
          </table:table-cell>
          <table:table-cell table:style-name="ce3" office:value-type="time" office:time-value="PT12H39M00S" calcext:value-type="time">
            <text:p>12:39</text:p>
          </table:table-cell>
          <table:table-cell table:style-name="ce3" office:value-type="time" office:time-value="PT20H39M00S" calcext:value-type="time">
            <text:p>20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01</text:p>
          </table:table-cell>
          <table:table-cell office:value-type="string" calcext:value-type="string">
            <text:p>emp00065</text:p>
          </table:table-cell>
          <table:table-cell table:style-name="ce4" office:value-type="date" office:date-value="2019-06-13" calcext:value-type="date">
            <text:p>2019-06-13</text:p>
          </table:table-cell>
          <table:table-cell table:style-name="ce3" office:value-type="time" office:time-value="PT10H32M00S" calcext:value-type="time">
            <text:p>10:32</text:p>
          </table:table-cell>
          <table:table-cell table:style-name="ce3" office:value-type="time" office:time-value="PT18H32M00S" calcext:value-type="time">
            <text:p>18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2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6-14" calcext:value-type="date">
            <text:p>2019-06-14</text:p>
          </table:table-cell>
          <table:table-cell table:style-name="ce3" office:value-type="time" office:time-value="PT07H57M00S" calcext:value-type="time">
            <text:p>07:57</text:p>
          </table:table-cell>
          <table:table-cell table:style-name="ce3" office:value-type="time" office:time-value="PT15H57M00S" calcext:value-type="time">
            <text:p>15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5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6-14" calcext:value-type="date">
            <text:p>2019-06-14</text:p>
          </table:table-cell>
          <table:table-cell table:style-name="ce3" office:value-type="time" office:time-value="PT10H17M00S" calcext:value-type="time">
            <text:p>10:17</text:p>
          </table:table-cell>
          <table:table-cell table:style-name="ce3" office:value-type="time" office:time-value="PT18H17M00S" calcext:value-type="time">
            <text:p>18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50</text:p>
          </table:table-cell>
          <table:table-cell office:value-type="string" calcext:value-type="string">
            <text:p>emp00098</text:p>
          </table:table-cell>
          <table:table-cell table:style-name="ce4" office:value-type="date" office:date-value="2019-06-14" calcext:value-type="date">
            <text:p>2019-06-14</text:p>
          </table:table-cell>
          <table:table-cell table:style-name="ce3" office:value-type="time" office:time-value="PT07H14M00S" calcext:value-type="time">
            <text:p>07:14</text:p>
          </table:table-cell>
          <table:table-cell table:style-name="ce3" office:value-type="time" office:time-value="PT15H14M00S" calcext:value-type="time">
            <text:p>15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74</text:p>
          </table:table-cell>
          <table:table-cell office:value-type="string" calcext:value-type="string">
            <text:p>emp00076</text:p>
          </table:table-cell>
          <table:table-cell table:style-name="ce4" office:value-type="date" office:date-value="2019-06-14" calcext:value-type="date">
            <text:p>2019-06-14</text:p>
          </table:table-cell>
          <table:table-cell table:style-name="ce3" office:value-type="time" office:time-value="PT09H01M00S" calcext:value-type="time">
            <text:p>09:01</text:p>
          </table:table-cell>
          <table:table-cell table:style-name="ce3" office:value-type="time" office:time-value="PT17H01M00S" calcext:value-type="time">
            <text:p>17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77</text:p>
          </table:table-cell>
          <table:table-cell office:value-type="string" calcext:value-type="string">
            <text:p>emp00077</text:p>
          </table:table-cell>
          <table:table-cell table:style-name="ce4" office:value-type="date" office:date-value="2019-06-14" calcext:value-type="date">
            <text:p>2019-06-14</text:p>
          </table:table-cell>
          <table:table-cell table:style-name="ce3" office:value-type="time" office:time-value="PT08H13M00S" calcext:value-type="time">
            <text:p>08:13</text:p>
          </table:table-cell>
          <table:table-cell table:style-name="ce3" office:value-type="time" office:time-value="PT16H13M00S" calcext:value-type="time">
            <text:p>16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55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6-15" calcext:value-type="date">
            <text:p>2019-06-15</text:p>
          </table:table-cell>
          <table:table-cell table:style-name="ce3" office:value-type="time" office:time-value="PT10H45M00S" calcext:value-type="time">
            <text:p>10:45</text:p>
          </table:table-cell>
          <table:table-cell table:style-name="ce3" office:value-type="time" office:time-value="PT18H45M00S" calcext:value-type="time">
            <text:p>18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56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6-15" calcext:value-type="date">
            <text:p>2019-06-15</text:p>
          </table:table-cell>
          <table:table-cell table:style-name="ce3" office:value-type="time" office:time-value="PT12H29M00S" calcext:value-type="time">
            <text:p>12:29</text:p>
          </table:table-cell>
          <table:table-cell table:style-name="ce3" office:value-type="time" office:time-value="PT20H29M00S" calcext:value-type="time">
            <text:p>20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55</text:p>
          </table:table-cell>
          <table:table-cell office:value-type="string" calcext:value-type="string">
            <text:p>emp00018</text:p>
          </table:table-cell>
          <table:table-cell table:style-name="ce4" office:value-type="date" office:date-value="2019-06-15" calcext:value-type="date">
            <text:p>2019-06-15</text:p>
          </table:table-cell>
          <table:table-cell table:style-name="ce3" office:value-type="time" office:time-value="PT07H10M00S" calcext:value-type="time">
            <text:p>07:10</text:p>
          </table:table-cell>
          <table:table-cell table:style-name="ce3" office:value-type="time" office:time-value="PT15H10M00S" calcext:value-type="time">
            <text:p>15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1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6-15" calcext:value-type="date">
            <text:p>2019-06-15</text:p>
          </table:table-cell>
          <table:table-cell table:style-name="ce3" office:value-type="time" office:time-value="PT08H10M00S" calcext:value-type="time">
            <text:p>08:10</text:p>
          </table:table-cell>
          <table:table-cell table:style-name="ce3" office:value-type="time" office:time-value="PT16H10M00S" calcext:value-type="time">
            <text:p>16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6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6-15" calcext:value-type="date">
            <text:p>2019-06-15</text:p>
          </table:table-cell>
          <table:table-cell table:style-name="ce3" office:value-type="time" office:time-value="PT08H32M00S" calcext:value-type="time">
            <text:p>08:32</text:p>
          </table:table-cell>
          <table:table-cell table:style-name="ce3" office:value-type="time" office:time-value="PT16H32M00S" calcext:value-type="time">
            <text:p>16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0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6-16" calcext:value-type="date">
            <text:p>2019-06-16</text:p>
          </table:table-cell>
          <table:table-cell table:style-name="ce3" office:value-type="time" office:time-value="PT06H26M00S" calcext:value-type="time">
            <text:p>06:26</text:p>
          </table:table-cell>
          <table:table-cell table:style-name="ce3" office:value-type="time" office:time-value="PT14H26M00S" calcext:value-type="time">
            <text:p>14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4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6-16" calcext:value-type="date">
            <text:p>2019-06-16</text:p>
          </table:table-cell>
          <table:table-cell table:style-name="ce3" office:value-type="time" office:time-value="PT12H52M00S" calcext:value-type="time">
            <text:p>12:52</text:p>
          </table:table-cell>
          <table:table-cell table:style-name="ce3" office:value-type="time" office:time-value="PT20H52M00S" calcext:value-type="time">
            <text:p>20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1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6-17" calcext:value-type="date">
            <text:p>2019-06-17</text:p>
          </table:table-cell>
          <table:table-cell table:style-name="ce3" office:value-type="time" office:time-value="PT11H23M00S" calcext:value-type="time">
            <text:p>11:23</text:p>
          </table:table-cell>
          <table:table-cell table:style-name="ce3" office:value-type="time" office:time-value="PT19H23M00S" calcext:value-type="time">
            <text:p>19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37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6-17" calcext:value-type="date">
            <text:p>2019-06-17</text:p>
          </table:table-cell>
          <table:table-cell table:style-name="ce3" office:value-type="time" office:time-value="PT11H06M00S" calcext:value-type="time">
            <text:p>11:06</text:p>
          </table:table-cell>
          <table:table-cell table:style-name="ce3" office:value-type="time" office:time-value="PT19H06M00S" calcext:value-type="time">
            <text:p>19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74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6-17" calcext:value-type="date">
            <text:p>2019-06-17</text:p>
          </table:table-cell>
          <table:table-cell table:style-name="ce3" office:value-type="time" office:time-value="PT10H26M00S" calcext:value-type="time">
            <text:p>10:26</text:p>
          </table:table-cell>
          <table:table-cell table:style-name="ce3" office:value-type="time" office:time-value="PT18H26M00S" calcext:value-type="time">
            <text:p>18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37</text:p>
          </table:table-cell>
          <table:table-cell office:value-type="string" calcext:value-type="string">
            <text:p>emp00059</text:p>
          </table:table-cell>
          <table:table-cell table:style-name="ce4" office:value-type="date" office:date-value="2019-06-17" calcext:value-type="date">
            <text:p>2019-06-17</text:p>
          </table:table-cell>
          <table:table-cell table:style-name="ce3" office:value-type="time" office:time-value="PT09H26M00S" calcext:value-type="time">
            <text:p>09:26</text:p>
          </table:table-cell>
          <table:table-cell table:style-name="ce3" office:value-type="time" office:time-value="PT17H26M00S" calcext:value-type="time">
            <text:p>17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7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6-18" calcext:value-type="date">
            <text:p>2019-06-18</text:p>
          </table:table-cell>
          <table:table-cell table:style-name="ce3" office:value-type="time" office:time-value="PT10H34M00S" calcext:value-type="time">
            <text:p>10:34</text:p>
          </table:table-cell>
          <table:table-cell table:style-name="ce3" office:value-type="time" office:time-value="PT18H34M00S" calcext:value-type="time">
            <text:p>18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31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6-18" calcext:value-type="date">
            <text:p>2019-06-18</text:p>
          </table:table-cell>
          <table:table-cell table:style-name="ce3" office:value-type="time" office:time-value="PT09H05M00S" calcext:value-type="time">
            <text:p>09:05</text:p>
          </table:table-cell>
          <table:table-cell table:style-name="ce3" office:value-type="time" office:time-value="PT17H05M00S" calcext:value-type="time">
            <text:p>17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91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6-19" calcext:value-type="date">
            <text:p>2019-06-19</text:p>
          </table:table-cell>
          <table:table-cell table:style-name="ce3" office:value-type="time" office:time-value="PT10H19M00S" calcext:value-type="time">
            <text:p>10:19</text:p>
          </table:table-cell>
          <table:table-cell table:style-name="ce3" office:value-type="time" office:time-value="PT18H19M00S" calcext:value-type="time">
            <text:p>18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31</text:p>
          </table:table-cell>
          <table:table-cell office:value-type="string" calcext:value-type="string">
            <text:p>emp00067</text:p>
          </table:table-cell>
          <table:table-cell table:style-name="ce4" office:value-type="date" office:date-value="2019-06-19" calcext:value-type="date">
            <text:p>2019-06-19</text:p>
          </table:table-cell>
          <table:table-cell table:style-name="ce3" office:value-type="time" office:time-value="PT07H38M00S" calcext:value-type="time">
            <text:p>07:38</text:p>
          </table:table-cell>
          <table:table-cell table:style-name="ce3" office:value-type="time" office:time-value="PT15H38M00S" calcext:value-type="time">
            <text:p>15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16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6-20" calcext:value-type="date">
            <text:p>2019-06-20</text:p>
          </table:table-cell>
          <table:table-cell table:style-name="ce3" office:value-type="time" office:time-value="PT09H48M00S" calcext:value-type="time">
            <text:p>09:48</text:p>
          </table:table-cell>
          <table:table-cell table:style-name="ce3" office:value-type="time" office:time-value="PT17H48M00S" calcext:value-type="time">
            <text:p>17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2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6-20" calcext:value-type="date">
            <text:p>2019-06-20</text:p>
          </table:table-cell>
          <table:table-cell table:style-name="ce3" office:value-type="time" office:time-value="PT09H10M00S" calcext:value-type="time">
            <text:p>09:10</text:p>
          </table:table-cell>
          <table:table-cell table:style-name="ce3" office:value-type="time" office:time-value="PT17H10M00S" calcext:value-type="time">
            <text:p>17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23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6-20" calcext:value-type="date">
            <text:p>2019-06-20</text:p>
          </table:table-cell>
          <table:table-cell table:style-name="ce3" office:value-type="time" office:time-value="PT09H57M00S" calcext:value-type="time">
            <text:p>09:57</text:p>
          </table:table-cell>
          <table:table-cell table:style-name="ce3" office:value-type="time" office:time-value="PT17H57M00S" calcext:value-type="time">
            <text:p>17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2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6-20" calcext:value-type="date">
            <text:p>2019-06-20</text:p>
          </table:table-cell>
          <table:table-cell table:style-name="ce3" office:value-type="time" office:time-value="PT07H28M00S" calcext:value-type="time">
            <text:p>07:28</text:p>
          </table:table-cell>
          <table:table-cell table:style-name="ce3" office:value-type="time" office:time-value="PT15H28M00S" calcext:value-type="time">
            <text:p>15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79</text:p>
          </table:table-cell>
          <table:table-cell office:value-type="string" calcext:value-type="string">
            <text:p>emp00055</text:p>
          </table:table-cell>
          <table:table-cell table:style-name="ce4" office:value-type="date" office:date-value="2019-06-20" calcext:value-type="date">
            <text:p>2019-06-20</text:p>
          </table:table-cell>
          <table:table-cell table:style-name="ce3" office:value-type="time" office:time-value="PT10H41M00S" calcext:value-type="time">
            <text:p>10:41</text:p>
          </table:table-cell>
          <table:table-cell table:style-name="ce3" office:value-type="time" office:time-value="PT18H41M00S" calcext:value-type="time">
            <text:p>18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51</text:p>
          </table:table-cell>
          <table:table-cell office:value-type="string" calcext:value-type="string">
            <text:p>emp00017</text:p>
          </table:table-cell>
          <table:table-cell table:style-name="ce4" office:value-type="date" office:date-value="2019-06-20" calcext:value-type="date">
            <text:p>2019-06-20</text:p>
          </table:table-cell>
          <table:table-cell table:style-name="ce3" office:value-type="time" office:time-value="PT06H19M00S" calcext:value-type="time">
            <text:p>06:19</text:p>
          </table:table-cell>
          <table:table-cell table:style-name="ce3" office:value-type="time" office:time-value="PT14H19M00S" calcext:value-type="time">
            <text:p>14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44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6-20" calcext:value-type="date">
            <text:p>2019-06-20</text:p>
          </table:table-cell>
          <table:table-cell table:style-name="ce3" office:value-type="time" office:time-value="PT10H16M00S" calcext:value-type="time">
            <text:p>10:16</text:p>
          </table:table-cell>
          <table:table-cell table:style-name="ce3" office:value-type="time" office:time-value="PT18H16M00S" calcext:value-type="time">
            <text:p>18: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46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6-21" calcext:value-type="date">
            <text:p>2019-06-21</text:p>
          </table:table-cell>
          <table:table-cell table:style-name="ce3" office:value-type="time" office:time-value="PT08H53M00S" calcext:value-type="time">
            <text:p>08:53</text:p>
          </table:table-cell>
          <table:table-cell table:style-name="ce3" office:value-type="time" office:time-value="PT16H53M00S" calcext:value-type="time">
            <text:p>16: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68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6-22" calcext:value-type="date">
            <text:p>2019-06-22</text:p>
          </table:table-cell>
          <table:table-cell table:style-name="ce3" office:value-type="time" office:time-value="PT07H11M00S" calcext:value-type="time">
            <text:p>07:11</text:p>
          </table:table-cell>
          <table:table-cell table:style-name="ce3" office:value-type="time" office:time-value="PT15H11M00S" calcext:value-type="time">
            <text:p>15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3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6-22" calcext:value-type="date">
            <text:p>2019-06-22</text:p>
          </table:table-cell>
          <table:table-cell table:style-name="ce3" office:value-type="time" office:time-value="PT12H34M00S" calcext:value-type="time">
            <text:p>12:34</text:p>
          </table:table-cell>
          <table:table-cell table:style-name="ce3" office:value-type="time" office:time-value="PT20H34M00S" calcext:value-type="time">
            <text:p>20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87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6-22" calcext:value-type="date">
            <text:p>2019-06-22</text:p>
          </table:table-cell>
          <table:table-cell table:style-name="ce3" office:value-type="time" office:time-value="PT10H52M00S" calcext:value-type="time">
            <text:p>10:52</text:p>
          </table:table-cell>
          <table:table-cell table:style-name="ce3" office:value-type="time" office:time-value="PT18H52M00S" calcext:value-type="time">
            <text:p>18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0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6-23" calcext:value-type="date">
            <text:p>2019-06-23</text:p>
          </table:table-cell>
          <table:table-cell table:style-name="ce3" office:value-type="time" office:time-value="PT11H19M00S" calcext:value-type="time">
            <text:p>11:19</text:p>
          </table:table-cell>
          <table:table-cell table:style-name="ce3" office:value-type="time" office:time-value="PT19H19M00S" calcext:value-type="time">
            <text:p>19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5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6-24" calcext:value-type="date">
            <text:p>2019-06-24</text:p>
          </table:table-cell>
          <table:table-cell table:style-name="ce3" office:value-type="time" office:time-value="PT07H04M00S" calcext:value-type="time">
            <text:p>07:04</text:p>
          </table:table-cell>
          <table:table-cell table:style-name="ce3" office:value-type="time" office:time-value="PT15H04M00S" calcext:value-type="time">
            <text:p>15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67</text:p>
          </table:table-cell>
          <table:table-cell office:value-type="string" calcext:value-type="string">
            <text:p>emp00043</text:p>
          </table:table-cell>
          <table:table-cell table:style-name="ce4" office:value-type="date" office:date-value="2019-06-24" calcext:value-type="date">
            <text:p>2019-06-24</text:p>
          </table:table-cell>
          <table:table-cell table:style-name="ce3" office:value-type="time" office:time-value="PT07H51M00S" calcext:value-type="time">
            <text:p>07:51</text:p>
          </table:table-cell>
          <table:table-cell table:style-name="ce3" office:value-type="time" office:time-value="PT15H51M00S" calcext:value-type="time">
            <text:p>15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8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6-24" calcext:value-type="date">
            <text:p>2019-06-24</text:p>
          </table:table-cell>
          <table:table-cell table:style-name="ce3" office:value-type="time" office:time-value="PT07H15M00S" calcext:value-type="time">
            <text:p>07:15</text:p>
          </table:table-cell>
          <table:table-cell table:style-name="ce3" office:value-type="time" office:time-value="PT15H15M00S" calcext:value-type="time">
            <text:p>15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2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6-24" calcext:value-type="date">
            <text:p>2019-06-24</text:p>
          </table:table-cell>
          <table:table-cell table:style-name="ce3" office:value-type="time" office:time-value="PT12H01M00S" calcext:value-type="time">
            <text:p>12:01</text:p>
          </table:table-cell>
          <table:table-cell table:style-name="ce3" office:value-type="time" office:time-value="PT20H01M00S" calcext:value-type="time">
            <text:p>20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6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6-24" calcext:value-type="date">
            <text:p>2019-06-24</text:p>
          </table:table-cell>
          <table:table-cell table:style-name="ce3" office:value-type="time" office:time-value="PT08H10M00S" calcext:value-type="time">
            <text:p>08:10</text:p>
          </table:table-cell>
          <table:table-cell table:style-name="ce3" office:value-type="time" office:time-value="PT16H10M00S" calcext:value-type="time">
            <text:p>16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8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6-24" calcext:value-type="date">
            <text:p>2019-06-24</text:p>
          </table:table-cell>
          <table:table-cell table:style-name="ce3" office:value-type="time" office:time-value="PT07H09M00S" calcext:value-type="time">
            <text:p>07:09</text:p>
          </table:table-cell>
          <table:table-cell table:style-name="ce3" office:value-type="time" office:time-value="PT15H09M00S" calcext:value-type="time">
            <text:p>15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14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6-25" calcext:value-type="date">
            <text:p>2019-06-25</text:p>
          </table:table-cell>
          <table:table-cell table:style-name="ce3" office:value-type="time" office:time-value="PT11H41M00S" calcext:value-type="time">
            <text:p>11:41</text:p>
          </table:table-cell>
          <table:table-cell table:style-name="ce3" office:value-type="time" office:time-value="PT19H41M00S" calcext:value-type="time">
            <text:p>19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7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6-25" calcext:value-type="date">
            <text:p>2019-06-25</text:p>
          </table:table-cell>
          <table:table-cell table:style-name="ce3" office:value-type="time" office:time-value="PT07H50M00S" calcext:value-type="time">
            <text:p>07:50</text:p>
          </table:table-cell>
          <table:table-cell table:style-name="ce3" office:value-type="time" office:time-value="PT15H50M00S" calcext:value-type="time">
            <text:p>15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2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6-26" calcext:value-type="date">
            <text:p>2019-06-26</text:p>
          </table:table-cell>
          <table:table-cell table:style-name="ce3" office:value-type="time" office:time-value="PT12H35M00S" calcext:value-type="time">
            <text:p>12:35</text:p>
          </table:table-cell>
          <table:table-cell table:style-name="ce3" office:value-type="time" office:time-value="PT20H35M00S" calcext:value-type="time">
            <text:p>20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44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6-27" calcext:value-type="date">
            <text:p>2019-06-27</text:p>
          </table:table-cell>
          <table:table-cell table:style-name="ce3" office:value-type="time" office:time-value="PT12H19M00S" calcext:value-type="time">
            <text:p>12:19</text:p>
          </table:table-cell>
          <table:table-cell table:style-name="ce3" office:value-type="time" office:time-value="PT20H19M00S" calcext:value-type="time">
            <text:p>20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4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6-27" calcext:value-type="date">
            <text:p>2019-06-27</text:p>
          </table:table-cell>
          <table:table-cell table:style-name="ce3" office:value-type="time" office:time-value="PT07H08M00S" calcext:value-type="time">
            <text:p>07:08</text:p>
          </table:table-cell>
          <table:table-cell table:style-name="ce3" office:value-type="time" office:time-value="PT15H08M00S" calcext:value-type="time">
            <text:p>15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57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6-27" calcext:value-type="date">
            <text:p>2019-06-27</text:p>
          </table:table-cell>
          <table:table-cell table:style-name="ce3" office:value-type="time" office:time-value="PT11H31M00S" calcext:value-type="time">
            <text:p>11:31</text:p>
          </table:table-cell>
          <table:table-cell table:style-name="ce3" office:value-type="time" office:time-value="PT19H31M00S" calcext:value-type="time">
            <text:p>19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24</text:p>
          </table:table-cell>
          <table:table-cell office:value-type="string" calcext:value-type="string">
            <text:p>emp00032</text:p>
          </table:table-cell>
          <table:table-cell table:style-name="ce4" office:value-type="date" office:date-value="2019-06-27" calcext:value-type="date">
            <text:p>2019-06-27</text:p>
          </table:table-cell>
          <table:table-cell table:style-name="ce3" office:value-type="time" office:time-value="PT09H47M00S" calcext:value-type="time">
            <text:p>09:47</text:p>
          </table:table-cell>
          <table:table-cell table:style-name="ce3" office:value-type="time" office:time-value="PT17H47M00S" calcext:value-type="time">
            <text:p>17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17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6-28" calcext:value-type="date">
            <text:p>2019-06-28</text:p>
          </table:table-cell>
          <table:table-cell table:style-name="ce3" office:value-type="time" office:time-value="PT06H20M00S" calcext:value-type="time">
            <text:p>06:20</text:p>
          </table:table-cell>
          <table:table-cell table:style-name="ce3" office:value-type="time" office:time-value="PT14H20M00S" calcext:value-type="time">
            <text:p>14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66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6-28" calcext:value-type="date">
            <text:p>2019-06-28</text:p>
          </table:table-cell>
          <table:table-cell table:style-name="ce3" office:value-type="time" office:time-value="PT08H11M00S" calcext:value-type="time">
            <text:p>08:11</text:p>
          </table:table-cell>
          <table:table-cell table:style-name="ce3" office:value-type="time" office:time-value="PT16H11M00S" calcext:value-type="time">
            <text:p>16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79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6-28" calcext:value-type="date">
            <text:p>2019-06-28</text:p>
          </table:table-cell>
          <table:table-cell table:style-name="ce3" office:value-type="time" office:time-value="PT10H01M00S" calcext:value-type="time">
            <text:p>10:01</text:p>
          </table:table-cell>
          <table:table-cell table:style-name="ce3" office:value-type="time" office:time-value="PT18H01M00S" calcext:value-type="time">
            <text:p>18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6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6-28" calcext:value-type="date">
            <text:p>2019-06-28</text:p>
          </table:table-cell>
          <table:table-cell table:style-name="ce3" office:value-type="time" office:time-value="PT10H18M00S" calcext:value-type="time">
            <text:p>10:18</text:p>
          </table:table-cell>
          <table:table-cell table:style-name="ce3" office:value-type="time" office:time-value="PT18H18M00S" calcext:value-type="time">
            <text:p>18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5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6-29" calcext:value-type="date">
            <text:p>2019-06-29</text:p>
          </table:table-cell>
          <table:table-cell table:style-name="ce3" office:value-type="time" office:time-value="PT08H37M00S" calcext:value-type="time">
            <text:p>08:37</text:p>
          </table:table-cell>
          <table:table-cell table:style-name="ce3" office:value-type="time" office:time-value="PT16H37M00S" calcext:value-type="time">
            <text:p>16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79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6-29" calcext:value-type="date">
            <text:p>2019-06-29</text:p>
          </table:table-cell>
          <table:table-cell table:style-name="ce3" office:value-type="time" office:time-value="PT11H01M00S" calcext:value-type="time">
            <text:p>11:01</text:p>
          </table:table-cell>
          <table:table-cell table:style-name="ce3" office:value-type="time" office:time-value="PT19H01M00S" calcext:value-type="time">
            <text:p>19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7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6-29" calcext:value-type="date">
            <text:p>2019-06-29</text:p>
          </table:table-cell>
          <table:table-cell table:style-name="ce3" office:value-type="time" office:time-value="PT10H02M00S" calcext:value-type="time">
            <text:p>10:02</text:p>
          </table:table-cell>
          <table:table-cell table:style-name="ce3" office:value-type="time" office:time-value="PT18H02M00S" calcext:value-type="time">
            <text:p>18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95</text:p>
          </table:table-cell>
          <table:table-cell office:value-type="string" calcext:value-type="string">
            <text:p>emp00090</text:p>
          </table:table-cell>
          <table:table-cell table:style-name="ce4" office:value-type="date" office:date-value="2019-06-29" calcext:value-type="date">
            <text:p>2019-06-29</text:p>
          </table:table-cell>
          <table:table-cell table:style-name="ce3" office:value-type="time" office:time-value="PT07H13M00S" calcext:value-type="time">
            <text:p>07:13</text:p>
          </table:table-cell>
          <table:table-cell table:style-name="ce3" office:value-type="time" office:time-value="PT15H13M00S" calcext:value-type="time">
            <text:p>15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04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7-01" calcext:value-type="date">
            <text:p>2019-07-01</text:p>
          </table:table-cell>
          <table:table-cell table:style-name="ce3" office:value-type="time" office:time-value="PT06H47M00S" calcext:value-type="time">
            <text:p>06:47</text:p>
          </table:table-cell>
          <table:table-cell table:style-name="ce3" office:value-type="time" office:time-value="PT14H47M00S" calcext:value-type="time">
            <text:p>14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04</text:p>
          </table:table-cell>
          <table:table-cell office:value-type="string" calcext:value-type="string">
            <text:p>emp00076</text:p>
          </table:table-cell>
          <table:table-cell table:style-name="ce4" office:value-type="date" office:date-value="2019-07-01" calcext:value-type="date">
            <text:p>2019-07-01</text:p>
          </table:table-cell>
          <table:table-cell table:style-name="ce3" office:value-type="time" office:time-value="PT10H40M00S" calcext:value-type="time">
            <text:p>10:40</text:p>
          </table:table-cell>
          <table:table-cell table:style-name="ce3" office:value-type="time" office:time-value="PT18H40M00S" calcext:value-type="time">
            <text:p>18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86</text:p>
          </table:table-cell>
          <table:table-cell office:value-type="string" calcext:value-type="string">
            <text:p>emp00059</text:p>
          </table:table-cell>
          <table:table-cell table:style-name="ce4" office:value-type="date" office:date-value="2019-07-01" calcext:value-type="date">
            <text:p>2019-07-01</text:p>
          </table:table-cell>
          <table:table-cell table:style-name="ce3" office:value-type="time" office:time-value="PT09H13M00S" calcext:value-type="time">
            <text:p>09:13</text:p>
          </table:table-cell>
          <table:table-cell table:style-name="ce3" office:value-type="time" office:time-value="PT17H13M00S" calcext:value-type="time">
            <text:p>17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7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7-02" calcext:value-type="date">
            <text:p>2019-07-02</text:p>
          </table:table-cell>
          <table:table-cell table:style-name="ce3" office:value-type="time" office:time-value="PT12H50M00S" calcext:value-type="time">
            <text:p>12:50</text:p>
          </table:table-cell>
          <table:table-cell table:style-name="ce3" office:value-type="time" office:time-value="PT20H50M00S" calcext:value-type="time">
            <text:p>20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3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7-03" calcext:value-type="date">
            <text:p>2019-07-03</text:p>
          </table:table-cell>
          <table:table-cell table:style-name="ce3" office:value-type="time" office:time-value="PT08H29M00S" calcext:value-type="time">
            <text:p>08:29</text:p>
          </table:table-cell>
          <table:table-cell table:style-name="ce3" office:value-type="time" office:time-value="PT16H29M00S" calcext:value-type="time">
            <text:p>16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43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7-03" calcext:value-type="date">
            <text:p>2019-07-03</text:p>
          </table:table-cell>
          <table:table-cell table:style-name="ce3" office:value-type="time" office:time-value="PT09H45M00S" calcext:value-type="time">
            <text:p>09:45</text:p>
          </table:table-cell>
          <table:table-cell table:style-name="ce3" office:value-type="time" office:time-value="PT17H45M00S" calcext:value-type="time">
            <text:p>17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4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7-03" calcext:value-type="date">
            <text:p>2019-07-03</text:p>
          </table:table-cell>
          <table:table-cell table:style-name="ce3" office:value-type="time" office:time-value="PT12H56M00S" calcext:value-type="time">
            <text:p>12:56</text:p>
          </table:table-cell>
          <table:table-cell table:style-name="ce3" office:value-type="time" office:time-value="PT20H56M00S" calcext:value-type="time">
            <text:p>20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20</text:p>
          </table:table-cell>
          <table:table-cell office:value-type="string" calcext:value-type="string">
            <text:p>emp00063</text:p>
          </table:table-cell>
          <table:table-cell table:style-name="ce4" office:value-type="date" office:date-value="2019-07-03" calcext:value-type="date">
            <text:p>2019-07-03</text:p>
          </table:table-cell>
          <table:table-cell table:style-name="ce3" office:value-type="time" office:time-value="PT10H54M00S" calcext:value-type="time">
            <text:p>10:54</text:p>
          </table:table-cell>
          <table:table-cell table:style-name="ce3" office:value-type="time" office:time-value="PT18H54M00S" calcext:value-type="time">
            <text:p>18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08</text:p>
          </table:table-cell>
          <table:table-cell office:value-type="string" calcext:value-type="string">
            <text:p>emp00037</text:p>
          </table:table-cell>
          <table:table-cell table:style-name="ce4" office:value-type="date" office:date-value="2019-07-03" calcext:value-type="date">
            <text:p>2019-07-03</text:p>
          </table:table-cell>
          <table:table-cell table:style-name="ce3" office:value-type="time" office:time-value="PT09H29M00S" calcext:value-type="time">
            <text:p>09:29</text:p>
          </table:table-cell>
          <table:table-cell table:style-name="ce3" office:value-type="time" office:time-value="PT17H29M00S" calcext:value-type="time">
            <text:p>17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39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7-04" calcext:value-type="date">
            <text:p>2019-07-04</text:p>
          </table:table-cell>
          <table:table-cell table:style-name="ce3" office:value-type="time" office:time-value="PT12H42M00S" calcext:value-type="time">
            <text:p>12:42</text:p>
          </table:table-cell>
          <table:table-cell table:style-name="ce3" office:value-type="time" office:time-value="PT20H42M00S" calcext:value-type="time">
            <text:p>20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51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7-04" calcext:value-type="date">
            <text:p>2019-07-04</text:p>
          </table:table-cell>
          <table:table-cell table:style-name="ce3" office:value-type="time" office:time-value="PT07H20M00S" calcext:value-type="time">
            <text:p>07:20</text:p>
          </table:table-cell>
          <table:table-cell table:style-name="ce3" office:value-type="time" office:time-value="PT15H20M00S" calcext:value-type="time">
            <text:p>15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2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7-04" calcext:value-type="date">
            <text:p>2019-07-04</text:p>
          </table:table-cell>
          <table:table-cell table:style-name="ce3" office:value-type="time" office:time-value="PT10H34M00S" calcext:value-type="time">
            <text:p>10:34</text:p>
          </table:table-cell>
          <table:table-cell table:style-name="ce3" office:value-type="time" office:time-value="PT18H34M00S" calcext:value-type="time">
            <text:p>18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0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7-05" calcext:value-type="date">
            <text:p>2019-07-05</text:p>
          </table:table-cell>
          <table:table-cell table:style-name="ce3" office:value-type="time" office:time-value="PT12H10M00S" calcext:value-type="time">
            <text:p>12:10</text:p>
          </table:table-cell>
          <table:table-cell table:style-name="ce3" office:value-type="time" office:time-value="PT20H10M00S" calcext:value-type="time">
            <text:p>20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7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7-05" calcext:value-type="date">
            <text:p>2019-07-05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20H00M00S" calcext:value-type="time">
            <text:p>2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47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7-05" calcext:value-type="date">
            <text:p>2019-07-05</text:p>
          </table:table-cell>
          <table:table-cell table:style-name="ce3" office:value-type="time" office:time-value="PT09H50M00S" calcext:value-type="time">
            <text:p>09:50</text:p>
          </table:table-cell>
          <table:table-cell table:style-name="ce3" office:value-type="time" office:time-value="PT17H50M00S" calcext:value-type="time">
            <text:p>17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17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7-05" calcext:value-type="date">
            <text:p>2019-07-05</text:p>
          </table:table-cell>
          <table:table-cell table:style-name="ce3" office:value-type="time" office:time-value="PT08H17M00S" calcext:value-type="time">
            <text:p>08:17</text:p>
          </table:table-cell>
          <table:table-cell table:style-name="ce3" office:value-type="time" office:time-value="PT16H17M00S" calcext:value-type="time">
            <text:p>16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6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7-05" calcext:value-type="date">
            <text:p>2019-07-05</text:p>
          </table:table-cell>
          <table:table-cell table:style-name="ce3" office:value-type="time" office:time-value="PT09H58M00S" calcext:value-type="time">
            <text:p>09:58</text:p>
          </table:table-cell>
          <table:table-cell table:style-name="ce3" office:value-type="time" office:time-value="PT17H58M00S" calcext:value-type="time">
            <text:p>17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77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7-06" calcext:value-type="date">
            <text:p>2019-07-06</text:p>
          </table:table-cell>
          <table:table-cell table:style-name="ce3" office:value-type="time" office:time-value="PT10H47M00S" calcext:value-type="time">
            <text:p>10:47</text:p>
          </table:table-cell>
          <table:table-cell table:style-name="ce3" office:value-type="time" office:time-value="PT18H47M00S" calcext:value-type="time">
            <text:p>18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5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7-06" calcext:value-type="date">
            <text:p>2019-07-06</text:p>
          </table:table-cell>
          <table:table-cell table:style-name="ce3" office:value-type="time" office:time-value="PT08H23M00S" calcext:value-type="time">
            <text:p>08:23</text:p>
          </table:table-cell>
          <table:table-cell table:style-name="ce3" office:value-type="time" office:time-value="PT16H23M00S" calcext:value-type="time">
            <text:p>16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48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7-07" calcext:value-type="date">
            <text:p>2019-07-07</text:p>
          </table:table-cell>
          <table:table-cell table:style-name="ce3" office:value-type="time" office:time-value="PT09H50M00S" calcext:value-type="time">
            <text:p>09:50</text:p>
          </table:table-cell>
          <table:table-cell table:style-name="ce3" office:value-type="time" office:time-value="PT17H50M00S" calcext:value-type="time">
            <text:p>17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04</text:p>
          </table:table-cell>
          <table:table-cell office:value-type="string" calcext:value-type="string">
            <text:p>emp00023</text:p>
          </table:table-cell>
          <table:table-cell table:style-name="ce4" office:value-type="date" office:date-value="2019-07-07" calcext:value-type="date">
            <text:p>2019-07-07</text:p>
          </table:table-cell>
          <table:table-cell table:style-name="ce3" office:value-type="time" office:time-value="PT07H19M00S" calcext:value-type="time">
            <text:p>07:19</text:p>
          </table:table-cell>
          <table:table-cell table:style-name="ce3" office:value-type="time" office:time-value="PT15H19M00S" calcext:value-type="time">
            <text:p>15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23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7-08" calcext:value-type="date">
            <text:p>2019-07-08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14H48M00S" calcext:value-type="time">
            <text:p>14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95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7-09" calcext:value-type="date">
            <text:p>2019-07-09</text:p>
          </table:table-cell>
          <table:table-cell table:style-name="ce3" office:value-type="time" office:time-value="PT12H30M00S" calcext:value-type="time">
            <text:p>12:30</text:p>
          </table:table-cell>
          <table:table-cell table:style-name="ce3" office:value-type="time" office:time-value="PT20H30M00S" calcext:value-type="time">
            <text:p>20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9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7-09" calcext:value-type="date">
            <text:p>2019-07-09</text:p>
          </table:table-cell>
          <table:table-cell table:style-name="ce3" office:value-type="time" office:time-value="PT11H26M00S" calcext:value-type="time">
            <text:p>11:26</text:p>
          </table:table-cell>
          <table:table-cell table:style-name="ce3" office:value-type="time" office:time-value="PT19H26M00S" calcext:value-type="time">
            <text:p>19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8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7-09" calcext:value-type="date">
            <text:p>2019-07-09</text:p>
          </table:table-cell>
          <table:table-cell table:style-name="ce3" office:value-type="time" office:time-value="PT07H29M00S" calcext:value-type="time">
            <text:p>07:29</text:p>
          </table:table-cell>
          <table:table-cell table:style-name="ce3" office:value-type="time" office:time-value="PT15H29M00S" calcext:value-type="time">
            <text:p>15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9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7-09" calcext:value-type="date">
            <text:p>2019-07-09</text:p>
          </table:table-cell>
          <table:table-cell table:style-name="ce3" office:value-type="time" office:time-value="PT12H13M00S" calcext:value-type="time">
            <text:p>12:13</text:p>
          </table:table-cell>
          <table:table-cell table:style-name="ce3" office:value-type="time" office:time-value="PT20H13M00S" calcext:value-type="time">
            <text:p>20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2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7-10" calcext:value-type="date">
            <text:p>2019-07-10</text:p>
          </table:table-cell>
          <table:table-cell table:style-name="ce3" office:value-type="time" office:time-value="PT12H12M00S" calcext:value-type="time">
            <text:p>12:12</text:p>
          </table:table-cell>
          <table:table-cell table:style-name="ce3" office:value-type="time" office:time-value="PT20H12M00S" calcext:value-type="time">
            <text:p>20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5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7-10" calcext:value-type="date">
            <text:p>2019-07-10</text:p>
          </table:table-cell>
          <table:table-cell table:style-name="ce3" office:value-type="time" office:time-value="PT11H03M00S" calcext:value-type="time">
            <text:p>11:03</text:p>
          </table:table-cell>
          <table:table-cell table:style-name="ce3" office:value-type="time" office:time-value="PT19H03M00S" calcext:value-type="time">
            <text:p>19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77</text:p>
          </table:table-cell>
          <table:table-cell office:value-type="string" calcext:value-type="string">
            <text:p>emp00059</text:p>
          </table:table-cell>
          <table:table-cell table:style-name="ce4" office:value-type="date" office:date-value="2019-07-10" calcext:value-type="date">
            <text:p>2019-07-10</text:p>
          </table:table-cell>
          <table:table-cell table:style-name="ce3" office:value-type="time" office:time-value="PT08H31M00S" calcext:value-type="time">
            <text:p>08:31</text:p>
          </table:table-cell>
          <table:table-cell table:style-name="ce3" office:value-type="time" office:time-value="PT16H31M00S" calcext:value-type="time">
            <text:p>16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51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7-10" calcext:value-type="date">
            <text:p>2019-07-10</text:p>
          </table:table-cell>
          <table:table-cell table:style-name="ce3" office:value-type="time" office:time-value="PT10H50M00S" calcext:value-type="time">
            <text:p>10:50</text:p>
          </table:table-cell>
          <table:table-cell table:style-name="ce3" office:value-type="time" office:time-value="PT18H50M00S" calcext:value-type="time">
            <text:p>18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1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7-10" calcext:value-type="date">
            <text:p>2019-07-10</text:p>
          </table:table-cell>
          <table:table-cell table:style-name="ce3" office:value-type="time" office:time-value="PT11H39M00S" calcext:value-type="time">
            <text:p>11:39</text:p>
          </table:table-cell>
          <table:table-cell table:style-name="ce3" office:value-type="time" office:time-value="PT19H39M00S" calcext:value-type="time">
            <text:p>19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5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7-11" calcext:value-type="date">
            <text:p>2019-07-11</text:p>
          </table:table-cell>
          <table:table-cell table:style-name="ce3" office:value-type="time" office:time-value="PT08H38M00S" calcext:value-type="time">
            <text:p>08:38</text:p>
          </table:table-cell>
          <table:table-cell table:style-name="ce3" office:value-type="time" office:time-value="PT16H38M00S" calcext:value-type="time">
            <text:p>16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83</text:p>
          </table:table-cell>
          <table:table-cell office:value-type="string" calcext:value-type="string">
            <text:p>emp00108</text:p>
          </table:table-cell>
          <table:table-cell table:style-name="ce4" office:value-type="date" office:date-value="2019-07-11" calcext:value-type="date">
            <text:p>2019-07-11</text:p>
          </table:table-cell>
          <table:table-cell table:style-name="ce3" office:value-type="time" office:time-value="PT07H55M00S" calcext:value-type="time">
            <text:p>07:55</text:p>
          </table:table-cell>
          <table:table-cell table:style-name="ce3" office:value-type="time" office:time-value="PT15H55M00S" calcext:value-type="time">
            <text:p>15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7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7-11" calcext:value-type="date">
            <text:p>2019-07-11</text:p>
          </table:table-cell>
          <table:table-cell table:style-name="ce3" office:value-type="time" office:time-value="PT10H02M00S" calcext:value-type="time">
            <text:p>10:02</text:p>
          </table:table-cell>
          <table:table-cell table:style-name="ce3" office:value-type="time" office:time-value="PT18H02M00S" calcext:value-type="time">
            <text:p>18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84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7-11" calcext:value-type="date">
            <text:p>2019-07-11</text:p>
          </table:table-cell>
          <table:table-cell table:style-name="ce3" office:value-type="time" office:time-value="PT07H10M00S" calcext:value-type="time">
            <text:p>07:10</text:p>
          </table:table-cell>
          <table:table-cell table:style-name="ce3" office:value-type="time" office:time-value="PT15H10M00S" calcext:value-type="time">
            <text:p>15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07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7-11" calcext:value-type="date">
            <text:p>2019-07-11</text:p>
          </table:table-cell>
          <table:table-cell table:style-name="ce3" office:value-type="time" office:time-value="PT07H25M00S" calcext:value-type="time">
            <text:p>07:25</text:p>
          </table:table-cell>
          <table:table-cell table:style-name="ce3" office:value-type="time" office:time-value="PT15H25M00S" calcext:value-type="time">
            <text:p>15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9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7-12" calcext:value-type="date">
            <text:p>2019-07-12</text:p>
          </table:table-cell>
          <table:table-cell table:style-name="ce3" office:value-type="time" office:time-value="PT07H38M00S" calcext:value-type="time">
            <text:p>07:38</text:p>
          </table:table-cell>
          <table:table-cell table:style-name="ce3" office:value-type="time" office:time-value="PT15H38M00S" calcext:value-type="time">
            <text:p>15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5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7-12" calcext:value-type="date">
            <text:p>2019-07-12</text:p>
          </table:table-cell>
          <table:table-cell table:style-name="ce3" office:value-type="time" office:time-value="PT06H13M00S" calcext:value-type="time">
            <text:p>06:13</text:p>
          </table:table-cell>
          <table:table-cell table:style-name="ce3" office:value-type="time" office:time-value="PT14H13M00S" calcext:value-type="time">
            <text:p>14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9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7-12" calcext:value-type="date">
            <text:p>2019-07-12</text:p>
          </table:table-cell>
          <table:table-cell table:style-name="ce3" office:value-type="time" office:time-value="PT11H32M00S" calcext:value-type="time">
            <text:p>11:32</text:p>
          </table:table-cell>
          <table:table-cell table:style-name="ce3" office:value-type="time" office:time-value="PT19H32M00S" calcext:value-type="time">
            <text:p>19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99</text:p>
          </table:table-cell>
          <table:table-cell office:value-type="string" calcext:value-type="string">
            <text:p>emp00047</text:p>
          </table:table-cell>
          <table:table-cell table:style-name="ce4" office:value-type="date" office:date-value="2019-07-12" calcext:value-type="date">
            <text:p>2019-07-12</text:p>
          </table:table-cell>
          <table:table-cell table:style-name="ce3" office:value-type="time" office:time-value="PT10H24M00S" calcext:value-type="time">
            <text:p>10:24</text:p>
          </table:table-cell>
          <table:table-cell table:style-name="ce3" office:value-type="time" office:time-value="PT18H24M00S" calcext:value-type="time">
            <text:p>18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28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7-12" calcext:value-type="date">
            <text:p>2019-07-12</text:p>
          </table:table-cell>
          <table:table-cell table:style-name="ce3" office:value-type="time" office:time-value="PT11H02M00S" calcext:value-type="time">
            <text:p>11:02</text:p>
          </table:table-cell>
          <table:table-cell table:style-name="ce3" office:value-type="time" office:time-value="PT19H02M00S" calcext:value-type="time">
            <text:p>19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20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7-13" calcext:value-type="date">
            <text:p>2019-07-13</text:p>
          </table:table-cell>
          <table:table-cell table:style-name="ce3" office:value-type="time" office:time-value="PT08H40M00S" calcext:value-type="time">
            <text:p>08:40</text:p>
          </table:table-cell>
          <table:table-cell table:style-name="ce3" office:value-type="time" office:time-value="PT16H40M00S" calcext:value-type="time">
            <text:p>16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3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7-13" calcext:value-type="date">
            <text:p>2019-07-13</text:p>
          </table:table-cell>
          <table:table-cell table:style-name="ce3" office:value-type="time" office:time-value="PT07H54M00S" calcext:value-type="time">
            <text:p>07:54</text:p>
          </table:table-cell>
          <table:table-cell table:style-name="ce3" office:value-type="time" office:time-value="PT15H54M00S" calcext:value-type="time">
            <text:p>15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3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7-13" calcext:value-type="date">
            <text:p>2019-07-13</text:p>
          </table:table-cell>
          <table:table-cell table:style-name="ce3" office:value-type="time" office:time-value="PT11H28M00S" calcext:value-type="time">
            <text:p>11:28</text:p>
          </table:table-cell>
          <table:table-cell table:style-name="ce3" office:value-type="time" office:time-value="PT19H28M00S" calcext:value-type="time">
            <text:p>19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58</text:p>
          </table:table-cell>
          <table:table-cell office:value-type="string" calcext:value-type="string">
            <text:p>emp00015</text:p>
          </table:table-cell>
          <table:table-cell table:style-name="ce4" office:value-type="date" office:date-value="2019-07-13" calcext:value-type="date">
            <text:p>2019-07-13</text:p>
          </table:table-cell>
          <table:table-cell table:style-name="ce3" office:value-type="time" office:time-value="PT10H34M00S" calcext:value-type="time">
            <text:p>10:34</text:p>
          </table:table-cell>
          <table:table-cell table:style-name="ce3" office:value-type="time" office:time-value="PT18H34M00S" calcext:value-type="time">
            <text:p>18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21</text:p>
          </table:table-cell>
          <table:table-cell office:value-type="string" calcext:value-type="string">
            <text:p>emp00075</text:p>
          </table:table-cell>
          <table:table-cell table:style-name="ce4" office:value-type="date" office:date-value="2019-07-13" calcext:value-type="date">
            <text:p>2019-07-13</text:p>
          </table:table-cell>
          <table:table-cell table:style-name="ce3" office:value-type="time" office:time-value="PT06H38M00S" calcext:value-type="time">
            <text:p>06:38</text:p>
          </table:table-cell>
          <table:table-cell table:style-name="ce3" office:value-type="time" office:time-value="PT14H38M00S" calcext:value-type="time">
            <text:p>14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0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7-14" calcext:value-type="date">
            <text:p>2019-07-14</text:p>
          </table:table-cell>
          <table:table-cell table:style-name="ce3" office:value-type="time" office:time-value="PT11H41M00S" calcext:value-type="time">
            <text:p>11:41</text:p>
          </table:table-cell>
          <table:table-cell table:style-name="ce3" office:value-type="time" office:time-value="PT19H41M00S" calcext:value-type="time">
            <text:p>19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73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7-14" calcext:value-type="date">
            <text:p>2019-07-14</text:p>
          </table:table-cell>
          <table:table-cell table:style-name="ce3" office:value-type="time" office:time-value="PT12H47M00S" calcext:value-type="time">
            <text:p>12:47</text:p>
          </table:table-cell>
          <table:table-cell table:style-name="ce3" office:value-type="time" office:time-value="PT20H47M00S" calcext:value-type="time">
            <text:p>20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79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7-15" calcext:value-type="date">
            <text:p>2019-07-15</text:p>
          </table:table-cell>
          <table:table-cell table:style-name="ce3" office:value-type="time" office:time-value="PT07H07M00S" calcext:value-type="time">
            <text:p>07:07</text:p>
          </table:table-cell>
          <table:table-cell table:style-name="ce3" office:value-type="time" office:time-value="PT15H07M00S" calcext:value-type="time">
            <text:p>15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53</text:p>
          </table:table-cell>
          <table:table-cell office:value-type="string" calcext:value-type="string">
            <text:p>emp00097</text:p>
          </table:table-cell>
          <table:table-cell table:style-name="ce4" office:value-type="date" office:date-value="2019-07-16" calcext:value-type="date">
            <text:p>2019-07-16</text:p>
          </table:table-cell>
          <table:table-cell table:style-name="ce3" office:value-type="time" office:time-value="PT11H29M00S" calcext:value-type="time">
            <text:p>11:29</text:p>
          </table:table-cell>
          <table:table-cell table:style-name="ce3" office:value-type="time" office:time-value="PT19H29M00S" calcext:value-type="time">
            <text:p>19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7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7-16" calcext:value-type="date">
            <text:p>2019-07-16</text:p>
          </table:table-cell>
          <table:table-cell table:style-name="ce3" office:value-type="time" office:time-value="PT07H45M00S" calcext:value-type="time">
            <text:p>07:45</text:p>
          </table:table-cell>
          <table:table-cell table:style-name="ce3" office:value-type="time" office:time-value="PT15H45M00S" calcext:value-type="time">
            <text:p>15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88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7-17" calcext:value-type="date">
            <text:p>2019-07-17</text:p>
          </table:table-cell>
          <table:table-cell table:style-name="ce3" office:value-type="time" office:time-value="PT07H54M00S" calcext:value-type="time">
            <text:p>07:54</text:p>
          </table:table-cell>
          <table:table-cell table:style-name="ce3" office:value-type="time" office:time-value="PT15H54M00S" calcext:value-type="time">
            <text:p>15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24</text:p>
          </table:table-cell>
          <table:table-cell office:value-type="string" calcext:value-type="string">
            <text:p>emp00084</text:p>
          </table:table-cell>
          <table:table-cell table:style-name="ce4" office:value-type="date" office:date-value="2019-07-17" calcext:value-type="date">
            <text:p>2019-07-17</text:p>
          </table:table-cell>
          <table:table-cell table:style-name="ce3" office:value-type="time" office:time-value="PT08H35M00S" calcext:value-type="time">
            <text:p>08:35</text:p>
          </table:table-cell>
          <table:table-cell table:style-name="ce3" office:value-type="time" office:time-value="PT16H35M00S" calcext:value-type="time">
            <text:p>16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16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7-17" calcext:value-type="date">
            <text:p>2019-07-17</text:p>
          </table:table-cell>
          <table:table-cell table:style-name="ce3" office:value-type="time" office:time-value="PT12H43M00S" calcext:value-type="time">
            <text:p>12:43</text:p>
          </table:table-cell>
          <table:table-cell table:style-name="ce3" office:value-type="time" office:time-value="PT20H43M00S" calcext:value-type="time">
            <text:p>20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6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7-18" calcext:value-type="date">
            <text:p>2019-07-18</text:p>
          </table:table-cell>
          <table:table-cell table:style-name="ce3" office:value-type="time" office:time-value="PT10H28M00S" calcext:value-type="time">
            <text:p>10:28</text:p>
          </table:table-cell>
          <table:table-cell table:style-name="ce3" office:value-type="time" office:time-value="PT18H28M00S" calcext:value-type="time">
            <text:p>18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03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7-18" calcext:value-type="date">
            <text:p>2019-07-18</text:p>
          </table:table-cell>
          <table:table-cell table:style-name="ce3" office:value-type="time" office:time-value="PT06H26M00S" calcext:value-type="time">
            <text:p>06:26</text:p>
          </table:table-cell>
          <table:table-cell table:style-name="ce3" office:value-type="time" office:time-value="PT14H26M00S" calcext:value-type="time">
            <text:p>14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84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7-18" calcext:value-type="date">
            <text:p>2019-07-18</text:p>
          </table:table-cell>
          <table:table-cell table:style-name="ce3" office:value-type="time" office:time-value="PT08H31M00S" calcext:value-type="time">
            <text:p>08:31</text:p>
          </table:table-cell>
          <table:table-cell table:style-name="ce3" office:value-type="time" office:time-value="PT16H31M00S" calcext:value-type="time">
            <text:p>16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2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7-18" calcext:value-type="date">
            <text:p>2019-07-18</text:p>
          </table:table-cell>
          <table:table-cell table:style-name="ce3" office:value-type="time" office:time-value="PT08H12M00S" calcext:value-type="time">
            <text:p>08:12</text:p>
          </table:table-cell>
          <table:table-cell table:style-name="ce3" office:value-type="time" office:time-value="PT16H12M00S" calcext:value-type="time">
            <text:p>16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6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7-19" calcext:value-type="date">
            <text:p>2019-07-19</text:p>
          </table:table-cell>
          <table:table-cell table:style-name="ce3" office:value-type="time" office:time-value="PT11H28M00S" calcext:value-type="time">
            <text:p>11:28</text:p>
          </table:table-cell>
          <table:table-cell table:style-name="ce3" office:value-type="time" office:time-value="PT19H28M00S" calcext:value-type="time">
            <text:p>19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86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7-19" calcext:value-type="date">
            <text:p>2019-07-19</text:p>
          </table:table-cell>
          <table:table-cell table:style-name="ce3" office:value-type="time" office:time-value="PT08H30M00S" calcext:value-type="time">
            <text:p>08:30</text:p>
          </table:table-cell>
          <table:table-cell table:style-name="ce3" office:value-type="time" office:time-value="PT16H30M00S" calcext:value-type="time">
            <text:p>16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58</text:p>
          </table:table-cell>
          <table:table-cell office:value-type="string" calcext:value-type="string">
            <text:p>emp00074</text:p>
          </table:table-cell>
          <table:table-cell table:style-name="ce4" office:value-type="date" office:date-value="2019-07-19" calcext:value-type="date">
            <text:p>2019-07-19</text:p>
          </table:table-cell>
          <table:table-cell table:style-name="ce3" office:value-type="time" office:time-value="PT07H24M00S" calcext:value-type="time">
            <text:p>07:24</text:p>
          </table:table-cell>
          <table:table-cell table:style-name="ce3" office:value-type="time" office:time-value="PT15H24M00S" calcext:value-type="time">
            <text:p>15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03</text:p>
          </table:table-cell>
          <table:table-cell office:value-type="string" calcext:value-type="string">
            <text:p>emp00054</text:p>
          </table:table-cell>
          <table:table-cell table:style-name="ce4" office:value-type="date" office:date-value="2019-07-19" calcext:value-type="date">
            <text:p>2019-07-19</text:p>
          </table:table-cell>
          <table:table-cell table:style-name="ce3" office:value-type="time" office:time-value="PT06H26M00S" calcext:value-type="time">
            <text:p>06:26</text:p>
          </table:table-cell>
          <table:table-cell table:style-name="ce3" office:value-type="time" office:time-value="PT14H26M00S" calcext:value-type="time">
            <text:p>14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59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7-20" calcext:value-type="date">
            <text:p>2019-07-20</text:p>
          </table:table-cell>
          <table:table-cell table:style-name="ce3" office:value-type="time" office:time-value="PT06H30M00S" calcext:value-type="time">
            <text:p>06:30</text:p>
          </table:table-cell>
          <table:table-cell table:style-name="ce3" office:value-type="time" office:time-value="PT14H30M00S" calcext:value-type="time">
            <text:p>14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77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7-20" calcext:value-type="date">
            <text:p>2019-07-20</text:p>
          </table:table-cell>
          <table:table-cell table:style-name="ce3" office:value-type="time" office:time-value="PT11H55M00S" calcext:value-type="time">
            <text:p>11:55</text:p>
          </table:table-cell>
          <table:table-cell table:style-name="ce3" office:value-type="time" office:time-value="PT19H55M00S" calcext:value-type="time">
            <text:p>19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80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7-20" calcext:value-type="date">
            <text:p>2019-07-20</text:p>
          </table:table-cell>
          <table:table-cell table:style-name="ce3" office:value-type="time" office:time-value="PT10H09M00S" calcext:value-type="time">
            <text:p>10:09</text:p>
          </table:table-cell>
          <table:table-cell table:style-name="ce3" office:value-type="time" office:time-value="PT18H09M00S" calcext:value-type="time">
            <text:p>18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1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7-20" calcext:value-type="date">
            <text:p>2019-07-20</text:p>
          </table:table-cell>
          <table:table-cell table:style-name="ce3" office:value-type="time" office:time-value="PT07H49M00S" calcext:value-type="time">
            <text:p>07:49</text:p>
          </table:table-cell>
          <table:table-cell table:style-name="ce3" office:value-type="time" office:time-value="PT15H49M00S" calcext:value-type="time">
            <text:p>15: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88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7-21" calcext:value-type="date">
            <text:p>2019-07-21</text:p>
          </table:table-cell>
          <table:table-cell table:style-name="ce3" office:value-type="time" office:time-value="PT07H50M00S" calcext:value-type="time">
            <text:p>07:50</text:p>
          </table:table-cell>
          <table:table-cell table:style-name="ce3" office:value-type="time" office:time-value="PT15H50M00S" calcext:value-type="time">
            <text:p>15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74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7-21" calcext:value-type="date">
            <text:p>2019-07-21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14H45M00S" calcext:value-type="time">
            <text:p>14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40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7-22" calcext:value-type="date">
            <text:p>2019-07-22</text:p>
          </table:table-cell>
          <table:table-cell table:style-name="ce3" office:value-type="time" office:time-value="PT09H45M00S" calcext:value-type="time">
            <text:p>09:45</text:p>
          </table:table-cell>
          <table:table-cell table:style-name="ce3" office:value-type="time" office:time-value="PT17H45M00S" calcext:value-type="time">
            <text:p>17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4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7-22" calcext:value-type="date">
            <text:p>2019-07-22</text:p>
          </table:table-cell>
          <table:table-cell table:style-name="ce3" office:value-type="time" office:time-value="PT10H39M00S" calcext:value-type="time">
            <text:p>10:39</text:p>
          </table:table-cell>
          <table:table-cell table:style-name="ce3" office:value-type="time" office:time-value="PT18H39M00S" calcext:value-type="time">
            <text:p>18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51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7-22" calcext:value-type="date">
            <text:p>2019-07-22</text:p>
          </table:table-cell>
          <table:table-cell table:style-name="ce3" office:value-type="time" office:time-value="PT11H18M00S" calcext:value-type="time">
            <text:p>11:18</text:p>
          </table:table-cell>
          <table:table-cell table:style-name="ce3" office:value-type="time" office:time-value="PT19H18M00S" calcext:value-type="time">
            <text:p>19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44</text:p>
          </table:table-cell>
          <table:table-cell office:value-type="string" calcext:value-type="string">
            <text:p>emp00086</text:p>
          </table:table-cell>
          <table:table-cell table:style-name="ce4" office:value-type="date" office:date-value="2019-07-22" calcext:value-type="date">
            <text:p>2019-07-22</text:p>
          </table:table-cell>
          <table:table-cell table:style-name="ce3" office:value-type="time" office:time-value="PT12H11M00S" calcext:value-type="time">
            <text:p>12:11</text:p>
          </table:table-cell>
          <table:table-cell table:style-name="ce3" office:value-type="time" office:time-value="PT20H11M00S" calcext:value-type="time">
            <text:p>20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03</text:p>
          </table:table-cell>
          <table:table-cell office:value-type="string" calcext:value-type="string">
            <text:p>emp00004</text:p>
          </table:table-cell>
          <table:table-cell table:style-name="ce4" office:value-type="date" office:date-value="2019-07-22" calcext:value-type="date">
            <text:p>2019-07-22</text:p>
          </table:table-cell>
          <table:table-cell table:style-name="ce3" office:value-type="time" office:time-value="PT08H52M00S" calcext:value-type="time">
            <text:p>08:52</text:p>
          </table:table-cell>
          <table:table-cell table:style-name="ce3" office:value-type="time" office:time-value="PT16H52M00S" calcext:value-type="time">
            <text:p>16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83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7-23" calcext:value-type="date">
            <text:p>2019-07-23</text:p>
          </table:table-cell>
          <table:table-cell table:style-name="ce3" office:value-type="time" office:time-value="PT11H45M00S" calcext:value-type="time">
            <text:p>11:45</text:p>
          </table:table-cell>
          <table:table-cell table:style-name="ce3" office:value-type="time" office:time-value="PT19H45M00S" calcext:value-type="time">
            <text:p>19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70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7-23" calcext:value-type="date">
            <text:p>2019-07-23</text:p>
          </table:table-cell>
          <table:table-cell table:style-name="ce3" office:value-type="time" office:time-value="PT10H13M00S" calcext:value-type="time">
            <text:p>10:13</text:p>
          </table:table-cell>
          <table:table-cell table:style-name="ce3" office:value-type="time" office:time-value="PT18H13M00S" calcext:value-type="time">
            <text:p>18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94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7-23" calcext:value-type="date">
            <text:p>2019-07-23</text:p>
          </table:table-cell>
          <table:table-cell table:style-name="ce3" office:value-type="time" office:time-value="PT11H42M00S" calcext:value-type="time">
            <text:p>11:42</text:p>
          </table:table-cell>
          <table:table-cell table:style-name="ce3" office:value-type="time" office:time-value="PT19H42M00S" calcext:value-type="time">
            <text:p>19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3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7-24" calcext:value-type="date">
            <text:p>2019-07-24</text:p>
          </table:table-cell>
          <table:table-cell table:style-name="ce3" office:value-type="time" office:time-value="PT06H57M00S" calcext:value-type="time">
            <text:p>06:57</text:p>
          </table:table-cell>
          <table:table-cell table:style-name="ce3" office:value-type="time" office:time-value="PT14H57M00S" calcext:value-type="time">
            <text:p>14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6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7-24" calcext:value-type="date">
            <text:p>2019-07-24</text:p>
          </table:table-cell>
          <table:table-cell table:style-name="ce3" office:value-type="time" office:time-value="PT07H09M00S" calcext:value-type="time">
            <text:p>07:09</text:p>
          </table:table-cell>
          <table:table-cell table:style-name="ce3" office:value-type="time" office:time-value="PT15H09M00S" calcext:value-type="time">
            <text:p>15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54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7-25" calcext:value-type="date">
            <text:p>2019-07-25</text:p>
          </table:table-cell>
          <table:table-cell table:style-name="ce3" office:value-type="time" office:time-value="PT10H39M00S" calcext:value-type="time">
            <text:p>10:39</text:p>
          </table:table-cell>
          <table:table-cell table:style-name="ce3" office:value-type="time" office:time-value="PT18H39M00S" calcext:value-type="time">
            <text:p>18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6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7-25" calcext:value-type="date">
            <text:p>2019-07-25</text:p>
          </table:table-cell>
          <table:table-cell table:style-name="ce3" office:value-type="time" office:time-value="PT10H58M00S" calcext:value-type="time">
            <text:p>10:58</text:p>
          </table:table-cell>
          <table:table-cell table:style-name="ce3" office:value-type="time" office:time-value="PT18H58M00S" calcext:value-type="time">
            <text:p>18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4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7-25" calcext:value-type="date">
            <text:p>2019-07-25</text:p>
          </table:table-cell>
          <table:table-cell table:style-name="ce3" office:value-type="time" office:time-value="PT12H03M00S" calcext:value-type="time">
            <text:p>12:03</text:p>
          </table:table-cell>
          <table:table-cell table:style-name="ce3" office:value-type="time" office:time-value="PT20H03M00S" calcext:value-type="time">
            <text:p>20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3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7-25" calcext:value-type="date">
            <text:p>2019-07-25</text:p>
          </table:table-cell>
          <table:table-cell table:style-name="ce3" office:value-type="time" office:time-value="PT07H26M00S" calcext:value-type="time">
            <text:p>07:26</text:p>
          </table:table-cell>
          <table:table-cell table:style-name="ce3" office:value-type="time" office:time-value="PT15H26M00S" calcext:value-type="time">
            <text:p>15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19</text:p>
          </table:table-cell>
          <table:table-cell office:value-type="string" calcext:value-type="string">
            <text:p>emp00077</text:p>
          </table:table-cell>
          <table:table-cell table:style-name="ce4" office:value-type="date" office:date-value="2019-07-25" calcext:value-type="date">
            <text:p>2019-07-25</text:p>
          </table:table-cell>
          <table:table-cell table:style-name="ce3" office:value-type="time" office:time-value="PT12H57M00S" calcext:value-type="time">
            <text:p>12:57</text:p>
          </table:table-cell>
          <table:table-cell table:style-name="ce3" office:value-type="time" office:time-value="PT20H57M00S" calcext:value-type="time">
            <text:p>20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6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7-26" calcext:value-type="date">
            <text:p>2019-07-26</text:p>
          </table:table-cell>
          <table:table-cell table:style-name="ce3" office:value-type="time" office:time-value="PT09H20M00S" calcext:value-type="time">
            <text:p>09:20</text:p>
          </table:table-cell>
          <table:table-cell table:style-name="ce3" office:value-type="time" office:time-value="PT17H20M00S" calcext:value-type="time">
            <text:p>17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0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7-26" calcext:value-type="date">
            <text:p>2019-07-26</text:p>
          </table:table-cell>
          <table:table-cell table:style-name="ce3" office:value-type="time" office:time-value="PT09H12M00S" calcext:value-type="time">
            <text:p>09:12</text:p>
          </table:table-cell>
          <table:table-cell table:style-name="ce3" office:value-type="time" office:time-value="PT17H12M00S" calcext:value-type="time">
            <text:p>17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40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7-27" calcext:value-type="date">
            <text:p>2019-07-27</text:p>
          </table:table-cell>
          <table:table-cell table:style-name="ce3" office:value-type="time" office:time-value="PT06H01M00S" calcext:value-type="time">
            <text:p>06:01</text:p>
          </table:table-cell>
          <table:table-cell table:style-name="ce3" office:value-type="time" office:time-value="PT14H01M00S" calcext:value-type="time">
            <text:p>14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83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7-27" calcext:value-type="date">
            <text:p>2019-07-27</text:p>
          </table:table-cell>
          <table:table-cell table:style-name="ce3" office:value-type="time" office:time-value="PT08H48M00S" calcext:value-type="time">
            <text:p>08:48</text:p>
          </table:table-cell>
          <table:table-cell table:style-name="ce3" office:value-type="time" office:time-value="PT16H48M00S" calcext:value-type="time">
            <text:p>16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2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7-28" calcext:value-type="date">
            <text:p>2019-07-28</text:p>
          </table:table-cell>
          <table:table-cell table:style-name="ce3" office:value-type="time" office:time-value="PT06H53M00S" calcext:value-type="time">
            <text:p>06:53</text:p>
          </table:table-cell>
          <table:table-cell table:style-name="ce3" office:value-type="time" office:time-value="PT14H53M00S" calcext:value-type="time">
            <text:p>14: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04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7-28" calcext:value-type="date">
            <text:p>2019-07-28</text:p>
          </table:table-cell>
          <table:table-cell table:style-name="ce3" office:value-type="time" office:time-value="PT06H47M00S" calcext:value-type="time">
            <text:p>06:47</text:p>
          </table:table-cell>
          <table:table-cell table:style-name="ce3" office:value-type="time" office:time-value="PT14H47M00S" calcext:value-type="time">
            <text:p>14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57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7-29" calcext:value-type="date">
            <text:p>2019-07-29</text:p>
          </table:table-cell>
          <table:table-cell table:style-name="ce3" office:value-type="time" office:time-value="PT10H36M00S" calcext:value-type="time">
            <text:p>10:36</text:p>
          </table:table-cell>
          <table:table-cell table:style-name="ce3" office:value-type="time" office:time-value="PT18H36M00S" calcext:value-type="time">
            <text:p>18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39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7-29" calcext:value-type="date">
            <text:p>2019-07-29</text:p>
          </table:table-cell>
          <table:table-cell table:style-name="ce3" office:value-type="time" office:time-value="PT12H10M00S" calcext:value-type="time">
            <text:p>12:10</text:p>
          </table:table-cell>
          <table:table-cell table:style-name="ce3" office:value-type="time" office:time-value="PT20H10M00S" calcext:value-type="time">
            <text:p>20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0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7-29" calcext:value-type="date">
            <text:p>2019-07-29</text:p>
          </table:table-cell>
          <table:table-cell table:style-name="ce3" office:value-type="time" office:time-value="PT06H19M00S" calcext:value-type="time">
            <text:p>06:19</text:p>
          </table:table-cell>
          <table:table-cell table:style-name="ce3" office:value-type="time" office:time-value="PT14H19M00S" calcext:value-type="time">
            <text:p>14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3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7-29" calcext:value-type="date">
            <text:p>2019-07-29</text:p>
          </table:table-cell>
          <table:table-cell table:style-name="ce3" office:value-type="time" office:time-value="PT07H58M00S" calcext:value-type="time">
            <text:p>07:58</text:p>
          </table:table-cell>
          <table:table-cell table:style-name="ce3" office:value-type="time" office:time-value="PT15H58M00S" calcext:value-type="time">
            <text:p>15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90</text:p>
          </table:table-cell>
          <table:table-cell office:value-type="string" calcext:value-type="string">
            <text:p>emp00068</text:p>
          </table:table-cell>
          <table:table-cell table:style-name="ce4" office:value-type="date" office:date-value="2019-07-29" calcext:value-type="date">
            <text:p>2019-07-29</text:p>
          </table:table-cell>
          <table:table-cell table:style-name="ce3" office:value-type="time" office:time-value="PT11H50M00S" calcext:value-type="time">
            <text:p>11:50</text:p>
          </table:table-cell>
          <table:table-cell table:style-name="ce3" office:value-type="time" office:time-value="PT19H50M00S" calcext:value-type="time">
            <text:p>19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27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7-29" calcext:value-type="date">
            <text:p>2019-07-29</text:p>
          </table:table-cell>
          <table:table-cell table:style-name="ce3" office:value-type="time" office:time-value="PT06H30M00S" calcext:value-type="time">
            <text:p>06:30</text:p>
          </table:table-cell>
          <table:table-cell table:style-name="ce3" office:value-type="time" office:time-value="PT14H30M00S" calcext:value-type="time">
            <text:p>14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7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8-01" calcext:value-type="date">
            <text:p>2019-08-01</text:p>
          </table:table-cell>
          <table:table-cell table:style-name="ce3" office:value-type="time" office:time-value="PT09H02M00S" calcext:value-type="time">
            <text:p>09:02</text:p>
          </table:table-cell>
          <table:table-cell table:style-name="ce3" office:value-type="time" office:time-value="PT17H02M00S" calcext:value-type="time">
            <text:p>17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8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8-01" calcext:value-type="date">
            <text:p>2019-08-01</text:p>
          </table:table-cell>
          <table:table-cell table:style-name="ce3" office:value-type="time" office:time-value="PT08H12M00S" calcext:value-type="time">
            <text:p>08:12</text:p>
          </table:table-cell>
          <table:table-cell table:style-name="ce3" office:value-type="time" office:time-value="PT16H12M00S" calcext:value-type="time">
            <text:p>16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40</text:p>
          </table:table-cell>
          <table:table-cell office:value-type="string" calcext:value-type="string">
            <text:p>emp00067</text:p>
          </table:table-cell>
          <table:table-cell table:style-name="ce4" office:value-type="date" office:date-value="2019-08-01" calcext:value-type="date">
            <text:p>2019-08-01</text:p>
          </table:table-cell>
          <table:table-cell table:style-name="ce3" office:value-type="time" office:time-value="PT10H09M00S" calcext:value-type="time">
            <text:p>10:09</text:p>
          </table:table-cell>
          <table:table-cell table:style-name="ce3" office:value-type="time" office:time-value="PT18H09M00S" calcext:value-type="time">
            <text:p>18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7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8-01" calcext:value-type="date">
            <text:p>2019-08-01</text:p>
          </table:table-cell>
          <table:table-cell table:style-name="ce3" office:value-type="time" office:time-value="PT09H43M00S" calcext:value-type="time">
            <text:p>09:43</text:p>
          </table:table-cell>
          <table:table-cell table:style-name="ce3" office:value-type="time" office:time-value="PT17H43M00S" calcext:value-type="time">
            <text:p>17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3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8-02" calcext:value-type="date">
            <text:p>2019-08-02</text:p>
          </table:table-cell>
          <table:table-cell table:style-name="ce3" office:value-type="time" office:time-value="PT06H03M00S" calcext:value-type="time">
            <text:p>06:03</text:p>
          </table:table-cell>
          <table:table-cell table:style-name="ce3" office:value-type="time" office:time-value="PT14H03M00S" calcext:value-type="time">
            <text:p>14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63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8-02" calcext:value-type="date">
            <text:p>2019-08-02</text:p>
          </table:table-cell>
          <table:table-cell table:style-name="ce3" office:value-type="time" office:time-value="PT10H08M00S" calcext:value-type="time">
            <text:p>10:08</text:p>
          </table:table-cell>
          <table:table-cell table:style-name="ce3" office:value-type="time" office:time-value="PT18H08M00S" calcext:value-type="time">
            <text:p>18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88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8-02" calcext:value-type="date">
            <text:p>2019-08-02</text:p>
          </table:table-cell>
          <table:table-cell table:style-name="ce3" office:value-type="time" office:time-value="PT10H39M00S" calcext:value-type="time">
            <text:p>10:39</text:p>
          </table:table-cell>
          <table:table-cell table:style-name="ce3" office:value-type="time" office:time-value="PT18H39M00S" calcext:value-type="time">
            <text:p>18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97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8-02" calcext:value-type="date">
            <text:p>2019-08-02</text:p>
          </table:table-cell>
          <table:table-cell table:style-name="ce3" office:value-type="time" office:time-value="PT09H22M00S" calcext:value-type="time">
            <text:p>09:22</text:p>
          </table:table-cell>
          <table:table-cell table:style-name="ce3" office:value-type="time" office:time-value="PT17H22M00S" calcext:value-type="time">
            <text:p>17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44</text:p>
          </table:table-cell>
          <table:table-cell office:value-type="string" calcext:value-type="string">
            <text:p>emp00051</text:p>
          </table:table-cell>
          <table:table-cell table:style-name="ce4" office:value-type="date" office:date-value="2019-08-02" calcext:value-type="date">
            <text:p>2019-08-02</text:p>
          </table:table-cell>
          <table:table-cell table:style-name="ce3" office:value-type="time" office:time-value="PT12H19M00S" calcext:value-type="time">
            <text:p>12:19</text:p>
          </table:table-cell>
          <table:table-cell table:style-name="ce3" office:value-type="time" office:time-value="PT20H19M00S" calcext:value-type="time">
            <text:p>20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84</text:p>
          </table:table-cell>
          <table:table-cell office:value-type="string" calcext:value-type="string">
            <text:p>emp00086</text:p>
          </table:table-cell>
          <table:table-cell table:style-name="ce4" office:value-type="date" office:date-value="2019-08-02" calcext:value-type="date">
            <text:p>2019-08-02</text:p>
          </table:table-cell>
          <table:table-cell table:style-name="ce3" office:value-type="time" office:time-value="PT10H39M00S" calcext:value-type="time">
            <text:p>10:39</text:p>
          </table:table-cell>
          <table:table-cell table:style-name="ce3" office:value-type="time" office:time-value="PT18H39M00S" calcext:value-type="time">
            <text:p>18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43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8-03" calcext:value-type="date">
            <text:p>2019-08-03</text:p>
          </table:table-cell>
          <table:table-cell table:style-name="ce3" office:value-type="time" office:time-value="PT10H53M00S" calcext:value-type="time">
            <text:p>10:53</text:p>
          </table:table-cell>
          <table:table-cell table:style-name="ce3" office:value-type="time" office:time-value="PT18H53M00S" calcext:value-type="time">
            <text:p>18: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17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8-04" calcext:value-type="date">
            <text:p>2019-08-04</text:p>
          </table:table-cell>
          <table:table-cell table:style-name="ce3" office:value-type="time" office:time-value="PT09H59M00S" calcext:value-type="time">
            <text:p>09:59</text:p>
          </table:table-cell>
          <table:table-cell table:style-name="ce3" office:value-type="time" office:time-value="PT17H59M00S" calcext:value-type="time">
            <text:p>17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8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8-04" calcext:value-type="date">
            <text:p>2019-08-04</text:p>
          </table:table-cell>
          <table:table-cell table:style-name="ce3" office:value-type="time" office:time-value="PT10H22M00S" calcext:value-type="time">
            <text:p>10:22</text:p>
          </table:table-cell>
          <table:table-cell table:style-name="ce3" office:value-type="time" office:time-value="PT18H22M00S" calcext:value-type="time">
            <text:p>18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9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8-04" calcext:value-type="date">
            <text:p>2019-08-04</text:p>
          </table:table-cell>
          <table:table-cell table:style-name="ce3" office:value-type="time" office:time-value="PT08H02M00S" calcext:value-type="time">
            <text:p>08:02</text:p>
          </table:table-cell>
          <table:table-cell table:style-name="ce3" office:value-type="time" office:time-value="PT16H02M00S" calcext:value-type="time">
            <text:p>16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4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8-04" calcext:value-type="date">
            <text:p>2019-08-04</text:p>
          </table:table-cell>
          <table:table-cell table:style-name="ce3" office:value-type="time" office:time-value="PT12H29M00S" calcext:value-type="time">
            <text:p>12:29</text:p>
          </table:table-cell>
          <table:table-cell table:style-name="ce3" office:value-type="time" office:time-value="PT20H29M00S" calcext:value-type="time">
            <text:p>20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3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8-04" calcext:value-type="date">
            <text:p>2019-08-04</text:p>
          </table:table-cell>
          <table:table-cell table:style-name="ce3" office:value-type="time" office:time-value="PT12H23M00S" calcext:value-type="time">
            <text:p>12:23</text:p>
          </table:table-cell>
          <table:table-cell table:style-name="ce3" office:value-type="time" office:time-value="PT20H23M00S" calcext:value-type="time">
            <text:p>20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86</text:p>
          </table:table-cell>
          <table:table-cell office:value-type="string" calcext:value-type="string">
            <text:p>emp00087</text:p>
          </table:table-cell>
          <table:table-cell table:style-name="ce4" office:value-type="date" office:date-value="2019-08-04" calcext:value-type="date">
            <text:p>2019-08-04</text:p>
          </table:table-cell>
          <table:table-cell table:style-name="ce3" office:value-type="time" office:time-value="PT06H20M00S" calcext:value-type="time">
            <text:p>06:20</text:p>
          </table:table-cell>
          <table:table-cell table:style-name="ce3" office:value-type="time" office:time-value="PT14H20M00S" calcext:value-type="time">
            <text:p>14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69</text:p>
          </table:table-cell>
          <table:table-cell office:value-type="string" calcext:value-type="string">
            <text:p>emp00032</text:p>
          </table:table-cell>
          <table:table-cell table:style-name="ce4" office:value-type="date" office:date-value="2019-08-04" calcext:value-type="date">
            <text:p>2019-08-04</text:p>
          </table:table-cell>
          <table:table-cell table:style-name="ce3" office:value-type="time" office:time-value="PT11H21M00S" calcext:value-type="time">
            <text:p>11:21</text:p>
          </table:table-cell>
          <table:table-cell table:style-name="ce3" office:value-type="time" office:time-value="PT19H21M00S" calcext:value-type="time">
            <text:p>19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11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8-05" calcext:value-type="date">
            <text:p>2019-08-05</text:p>
          </table:table-cell>
          <table:table-cell table:style-name="ce3" office:value-type="time" office:time-value="PT06H33M00S" calcext:value-type="time">
            <text:p>06:33</text:p>
          </table:table-cell>
          <table:table-cell table:style-name="ce3" office:value-type="time" office:time-value="PT14H33M00S" calcext:value-type="time">
            <text:p>14: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17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8-05" calcext:value-type="date">
            <text:p>2019-08-05</text:p>
          </table:table-cell>
          <table:table-cell table:style-name="ce3" office:value-type="time" office:time-value="PT11H18M00S" calcext:value-type="time">
            <text:p>11:18</text:p>
          </table:table-cell>
          <table:table-cell table:style-name="ce3" office:value-type="time" office:time-value="PT19H18M00S" calcext:value-type="time">
            <text:p>19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1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8-05" calcext:value-type="date">
            <text:p>2019-08-05</text:p>
          </table:table-cell>
          <table:table-cell table:style-name="ce3" office:value-type="time" office:time-value="PT08H28M00S" calcext:value-type="time">
            <text:p>08:28</text:p>
          </table:table-cell>
          <table:table-cell table:style-name="ce3" office:value-type="time" office:time-value="PT16H28M00S" calcext:value-type="time">
            <text:p>16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83</text:p>
          </table:table-cell>
          <table:table-cell office:value-type="string" calcext:value-type="string">
            <text:p>emp00078</text:p>
          </table:table-cell>
          <table:table-cell table:style-name="ce4" office:value-type="date" office:date-value="2019-08-05" calcext:value-type="date">
            <text:p>2019-08-05</text:p>
          </table:table-cell>
          <table:table-cell table:style-name="ce3" office:value-type="time" office:time-value="PT07H54M00S" calcext:value-type="time">
            <text:p>07:54</text:p>
          </table:table-cell>
          <table:table-cell table:style-name="ce3" office:value-type="time" office:time-value="PT15H54M00S" calcext:value-type="time">
            <text:p>15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68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8-05" calcext:value-type="date">
            <text:p>2019-08-05</text:p>
          </table:table-cell>
          <table:table-cell table:style-name="ce3" office:value-type="time" office:time-value="PT08H50M00S" calcext:value-type="time">
            <text:p>08:50</text:p>
          </table:table-cell>
          <table:table-cell table:style-name="ce3" office:value-type="time" office:time-value="PT16H50M00S" calcext:value-type="time">
            <text:p>16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7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8-05" calcext:value-type="date">
            <text:p>2019-08-05</text:p>
          </table:table-cell>
          <table:table-cell table:style-name="ce3" office:value-type="time" office:time-value="PT12H33M00S" calcext:value-type="time">
            <text:p>12:33</text:p>
          </table:table-cell>
          <table:table-cell table:style-name="ce3" office:value-type="time" office:time-value="PT20H33M00S" calcext:value-type="time">
            <text:p>20: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43</text:p>
          </table:table-cell>
          <table:table-cell office:value-type="string" calcext:value-type="string">
            <text:p>emp00037</text:p>
          </table:table-cell>
          <table:table-cell table:style-name="ce4" office:value-type="date" office:date-value="2019-08-05" calcext:value-type="date">
            <text:p>2019-08-05</text:p>
          </table:table-cell>
          <table:table-cell table:style-name="ce3" office:value-type="time" office:time-value="PT11H36M00S" calcext:value-type="time">
            <text:p>11:36</text:p>
          </table:table-cell>
          <table:table-cell table:style-name="ce3" office:value-type="time" office:time-value="PT19H36M00S" calcext:value-type="time">
            <text:p>19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35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8-06" calcext:value-type="date">
            <text:p>2019-08-06</text:p>
          </table:table-cell>
          <table:table-cell table:style-name="ce3" office:value-type="time" office:time-value="PT11H21M00S" calcext:value-type="time">
            <text:p>11:21</text:p>
          </table:table-cell>
          <table:table-cell table:style-name="ce3" office:value-type="time" office:time-value="PT19H21M00S" calcext:value-type="time">
            <text:p>19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4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8-06" calcext:value-type="date">
            <text:p>2019-08-06</text:p>
          </table:table-cell>
          <table:table-cell table:style-name="ce3" office:value-type="time" office:time-value="PT12H30M00S" calcext:value-type="time">
            <text:p>12:30</text:p>
          </table:table-cell>
          <table:table-cell table:style-name="ce3" office:value-type="time" office:time-value="PT20H30M00S" calcext:value-type="time">
            <text:p>20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28</text:p>
          </table:table-cell>
          <table:table-cell office:value-type="string" calcext:value-type="string">
            <text:p>emp00051</text:p>
          </table:table-cell>
          <table:table-cell table:style-name="ce4" office:value-type="date" office:date-value="2019-08-06" calcext:value-type="date">
            <text:p>2019-08-06</text:p>
          </table:table-cell>
          <table:table-cell table:style-name="ce3" office:value-type="time" office:time-value="PT10H42M00S" calcext:value-type="time">
            <text:p>10:42</text:p>
          </table:table-cell>
          <table:table-cell table:style-name="ce3" office:value-type="time" office:time-value="PT18H42M00S" calcext:value-type="time">
            <text:p>18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86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8-06" calcext:value-type="date">
            <text:p>2019-08-06</text:p>
          </table:table-cell>
          <table:table-cell table:style-name="ce3" office:value-type="time" office:time-value="PT10H15M00S" calcext:value-type="time">
            <text:p>10:15</text:p>
          </table:table-cell>
          <table:table-cell table:style-name="ce3" office:value-type="time" office:time-value="PT18H15M00S" calcext:value-type="time">
            <text:p>18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7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8-08" calcext:value-type="date">
            <text:p>2019-08-08</text:p>
          </table:table-cell>
          <table:table-cell table:style-name="ce3" office:value-type="time" office:time-value="PT12H22M00S" calcext:value-type="time">
            <text:p>12:22</text:p>
          </table:table-cell>
          <table:table-cell table:style-name="ce3" office:value-type="time" office:time-value="PT20H22M00S" calcext:value-type="time">
            <text:p>20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0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8-08" calcext:value-type="date">
            <text:p>2019-08-08</text:p>
          </table:table-cell>
          <table:table-cell table:style-name="ce3" office:value-type="time" office:time-value="PT09H08M00S" calcext:value-type="time">
            <text:p>09:08</text:p>
          </table:table-cell>
          <table:table-cell table:style-name="ce3" office:value-type="time" office:time-value="PT17H08M00S" calcext:value-type="time">
            <text:p>17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2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8-08" calcext:value-type="date">
            <text:p>2019-08-08</text:p>
          </table:table-cell>
          <table:table-cell table:style-name="ce3" office:value-type="time" office:time-value="PT12H42M00S" calcext:value-type="time">
            <text:p>12:42</text:p>
          </table:table-cell>
          <table:table-cell table:style-name="ce3" office:value-type="time" office:time-value="PT20H42M00S" calcext:value-type="time">
            <text:p>20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80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8-09" calcext:value-type="date">
            <text:p>2019-08-09</text:p>
          </table:table-cell>
          <table:table-cell table:style-name="ce3" office:value-type="time" office:time-value="PT07H06M00S" calcext:value-type="time">
            <text:p>07:06</text:p>
          </table:table-cell>
          <table:table-cell table:style-name="ce3" office:value-type="time" office:time-value="PT15H06M00S" calcext:value-type="time">
            <text:p>15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2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8-09" calcext:value-type="date">
            <text:p>2019-08-09</text:p>
          </table:table-cell>
          <table:table-cell table:style-name="ce3" office:value-type="time" office:time-value="PT11H14M00S" calcext:value-type="time">
            <text:p>11:14</text:p>
          </table:table-cell>
          <table:table-cell table:style-name="ce3" office:value-type="time" office:time-value="PT19H14M00S" calcext:value-type="time">
            <text:p>19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9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8-09" calcext:value-type="date">
            <text:p>2019-08-09</text:p>
          </table:table-cell>
          <table:table-cell table:style-name="ce3" office:value-type="time" office:time-value="PT12H24M00S" calcext:value-type="time">
            <text:p>12:24</text:p>
          </table:table-cell>
          <table:table-cell table:style-name="ce3" office:value-type="time" office:time-value="PT20H24M00S" calcext:value-type="time">
            <text:p>20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96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8-09" calcext:value-type="date">
            <text:p>2019-08-09</text:p>
          </table:table-cell>
          <table:table-cell table:style-name="ce3" office:value-type="time" office:time-value="PT11H52M00S" calcext:value-type="time">
            <text:p>11:52</text:p>
          </table:table-cell>
          <table:table-cell table:style-name="ce3" office:value-type="time" office:time-value="PT19H52M00S" calcext:value-type="time">
            <text:p>19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45</text:p>
          </table:table-cell>
          <table:table-cell office:value-type="string" calcext:value-type="string">
            <text:p>emp00005</text:p>
          </table:table-cell>
          <table:table-cell table:style-name="ce4" office:value-type="date" office:date-value="2019-08-09" calcext:value-type="date">
            <text:p>2019-08-09</text:p>
          </table:table-cell>
          <table:table-cell table:style-name="ce3" office:value-type="time" office:time-value="PT09H20M00S" calcext:value-type="time">
            <text:p>09:20</text:p>
          </table:table-cell>
          <table:table-cell table:style-name="ce3" office:value-type="time" office:time-value="PT17H20M00S" calcext:value-type="time">
            <text:p>17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1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8-10" calcext:value-type="date">
            <text:p>2019-08-10</text:p>
          </table:table-cell>
          <table:table-cell table:style-name="ce3" office:value-type="time" office:time-value="PT06H19M00S" calcext:value-type="time">
            <text:p>06:19</text:p>
          </table:table-cell>
          <table:table-cell table:style-name="ce3" office:value-type="time" office:time-value="PT14H19M00S" calcext:value-type="time">
            <text:p>14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39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8-10" calcext:value-type="date">
            <text:p>2019-08-10</text:p>
          </table:table-cell>
          <table:table-cell table:style-name="ce3" office:value-type="time" office:time-value="PT12H51M00S" calcext:value-type="time">
            <text:p>12:51</text:p>
          </table:table-cell>
          <table:table-cell table:style-name="ce3" office:value-type="time" office:time-value="PT20H51M00S" calcext:value-type="time">
            <text:p>20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27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8-11" calcext:value-type="date">
            <text:p>2019-08-11</text:p>
          </table:table-cell>
          <table:table-cell table:style-name="ce3" office:value-type="time" office:time-value="PT06H30M00S" calcext:value-type="time">
            <text:p>06:30</text:p>
          </table:table-cell>
          <table:table-cell table:style-name="ce3" office:value-type="time" office:time-value="PT14H30M00S" calcext:value-type="time">
            <text:p>14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46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8-11" calcext:value-type="date">
            <text:p>2019-08-11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20H00M00S" calcext:value-type="time">
            <text:p>2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2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8-11" calcext:value-type="date">
            <text:p>2019-08-11</text:p>
          </table:table-cell>
          <table:table-cell table:style-name="ce3" office:value-type="time" office:time-value="PT09H50M00S" calcext:value-type="time">
            <text:p>09:50</text:p>
          </table:table-cell>
          <table:table-cell table:style-name="ce3" office:value-type="time" office:time-value="PT17H50M00S" calcext:value-type="time">
            <text:p>17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63</text:p>
          </table:table-cell>
          <table:table-cell office:value-type="string" calcext:value-type="string">
            <text:p>emp00011</text:p>
          </table:table-cell>
          <table:table-cell table:style-name="ce4" office:value-type="date" office:date-value="2019-08-11" calcext:value-type="date">
            <text:p>2019-08-11</text:p>
          </table:table-cell>
          <table:table-cell table:style-name="ce3" office:value-type="time" office:time-value="PT10H08M00S" calcext:value-type="time">
            <text:p>10:08</text:p>
          </table:table-cell>
          <table:table-cell table:style-name="ce3" office:value-type="time" office:time-value="PT18H08M00S" calcext:value-type="time">
            <text:p>18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80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8-12" calcext:value-type="date">
            <text:p>2019-08-12</text:p>
          </table:table-cell>
          <table:table-cell table:style-name="ce3" office:value-type="time" office:time-value="PT11H04M00S" calcext:value-type="time">
            <text:p>11:04</text:p>
          </table:table-cell>
          <table:table-cell table:style-name="ce3" office:value-type="time" office:time-value="PT19H04M00S" calcext:value-type="time">
            <text:p>19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9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8-12" calcext:value-type="date">
            <text:p>2019-08-12</text:p>
          </table:table-cell>
          <table:table-cell table:style-name="ce3" office:value-type="time" office:time-value="PT07H33M00S" calcext:value-type="time">
            <text:p>07:33</text:p>
          </table:table-cell>
          <table:table-cell table:style-name="ce3" office:value-type="time" office:time-value="PT15H33M00S" calcext:value-type="time">
            <text:p>15: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4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8-13" calcext:value-type="date">
            <text:p>2019-08-13</text:p>
          </table:table-cell>
          <table:table-cell table:style-name="ce3" office:value-type="time" office:time-value="PT10H38M00S" calcext:value-type="time">
            <text:p>10:38</text:p>
          </table:table-cell>
          <table:table-cell table:style-name="ce3" office:value-type="time" office:time-value="PT18H38M00S" calcext:value-type="time">
            <text:p>18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1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8-13" calcext:value-type="date">
            <text:p>2019-08-13</text:p>
          </table:table-cell>
          <table:table-cell table:style-name="ce3" office:value-type="time" office:time-value="PT09H57M00S" calcext:value-type="time">
            <text:p>09:57</text:p>
          </table:table-cell>
          <table:table-cell table:style-name="ce3" office:value-type="time" office:time-value="PT17H57M00S" calcext:value-type="time">
            <text:p>17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30</text:p>
          </table:table-cell>
          <table:table-cell office:value-type="string" calcext:value-type="string">
            <text:p>emp00047</text:p>
          </table:table-cell>
          <table:table-cell table:style-name="ce4" office:value-type="date" office:date-value="2019-08-13" calcext:value-type="date">
            <text:p>2019-08-13</text:p>
          </table:table-cell>
          <table:table-cell table:style-name="ce3" office:value-type="time" office:time-value="PT12H23M00S" calcext:value-type="time">
            <text:p>12:23</text:p>
          </table:table-cell>
          <table:table-cell table:style-name="ce3" office:value-type="time" office:time-value="PT20H23M00S" calcext:value-type="time">
            <text:p>20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44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8-13" calcext:value-type="date">
            <text:p>2019-08-13</text:p>
          </table:table-cell>
          <table:table-cell table:style-name="ce3" office:value-type="time" office:time-value="PT07H12M00S" calcext:value-type="time">
            <text:p>07:12</text:p>
          </table:table-cell>
          <table:table-cell table:style-name="ce3" office:value-type="time" office:time-value="PT15H12M00S" calcext:value-type="time">
            <text:p>15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1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8-13" calcext:value-type="date">
            <text:p>2019-08-13</text:p>
          </table:table-cell>
          <table:table-cell table:style-name="ce3" office:value-type="time" office:time-value="PT12H01M00S" calcext:value-type="time">
            <text:p>12:01</text:p>
          </table:table-cell>
          <table:table-cell table:style-name="ce3" office:value-type="time" office:time-value="PT20H01M00S" calcext:value-type="time">
            <text:p>20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63</text:p>
          </table:table-cell>
          <table:table-cell office:value-type="string" calcext:value-type="string">
            <text:p>emp00087</text:p>
          </table:table-cell>
          <table:table-cell table:style-name="ce4" office:value-type="date" office:date-value="2019-08-13" calcext:value-type="date">
            <text:p>2019-08-13</text:p>
          </table:table-cell>
          <table:table-cell table:style-name="ce3" office:value-type="time" office:time-value="PT08H11M00S" calcext:value-type="time">
            <text:p>08:11</text:p>
          </table:table-cell>
          <table:table-cell table:style-name="ce3" office:value-type="time" office:time-value="PT16H11M00S" calcext:value-type="time">
            <text:p>16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50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8-14" calcext:value-type="date">
            <text:p>2019-08-14</text:p>
          </table:table-cell>
          <table:table-cell table:style-name="ce3" office:value-type="time" office:time-value="PT06H11M00S" calcext:value-type="time">
            <text:p>06:11</text:p>
          </table:table-cell>
          <table:table-cell table:style-name="ce3" office:value-type="time" office:time-value="PT14H11M00S" calcext:value-type="time">
            <text:p>14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4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8-14" calcext:value-type="date">
            <text:p>2019-08-14</text:p>
          </table:table-cell>
          <table:table-cell table:style-name="ce3" office:value-type="time" office:time-value="PT06H35M00S" calcext:value-type="time">
            <text:p>06:35</text:p>
          </table:table-cell>
          <table:table-cell table:style-name="ce3" office:value-type="time" office:time-value="PT14H35M00S" calcext:value-type="time">
            <text:p>14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1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8-14" calcext:value-type="date">
            <text:p>2019-08-14</text:p>
          </table:table-cell>
          <table:table-cell table:style-name="ce3" office:value-type="time" office:time-value="PT11H23M00S" calcext:value-type="time">
            <text:p>11:23</text:p>
          </table:table-cell>
          <table:table-cell table:style-name="ce3" office:value-type="time" office:time-value="PT19H23M00S" calcext:value-type="time">
            <text:p>19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4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8-15" calcext:value-type="date">
            <text:p>2019-08-15</text:p>
          </table:table-cell>
          <table:table-cell table:style-name="ce3" office:value-type="time" office:time-value="PT06H36M00S" calcext:value-type="time">
            <text:p>06:36</text:p>
          </table:table-cell>
          <table:table-cell table:style-name="ce3" office:value-type="time" office:time-value="PT14H36M00S" calcext:value-type="time">
            <text:p>14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01</text:p>
          </table:table-cell>
          <table:table-cell office:value-type="string" calcext:value-type="string">
            <text:p>emp00032</text:p>
          </table:table-cell>
          <table:table-cell table:style-name="ce4" office:value-type="date" office:date-value="2019-08-15" calcext:value-type="date">
            <text:p>2019-08-15</text:p>
          </table:table-cell>
          <table:table-cell table:style-name="ce3" office:value-type="time" office:time-value="PT10H04M00S" calcext:value-type="time">
            <text:p>10:04</text:p>
          </table:table-cell>
          <table:table-cell table:style-name="ce3" office:value-type="time" office:time-value="PT18H04M00S" calcext:value-type="time">
            <text:p>18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84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8-16" calcext:value-type="date">
            <text:p>2019-08-16</text:p>
          </table:table-cell>
          <table:table-cell table:style-name="ce3" office:value-type="time" office:time-value="PT11H30M00S" calcext:value-type="time">
            <text:p>11:30</text:p>
          </table:table-cell>
          <table:table-cell table:style-name="ce3" office:value-type="time" office:time-value="PT19H30M00S" calcext:value-type="time">
            <text:p>19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6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8-16" calcext:value-type="date">
            <text:p>2019-08-16</text:p>
          </table:table-cell>
          <table:table-cell table:style-name="ce3" office:value-type="time" office:time-value="PT07H56M00S" calcext:value-type="time">
            <text:p>07:56</text:p>
          </table:table-cell>
          <table:table-cell table:style-name="ce3" office:value-type="time" office:time-value="PT15H56M00S" calcext:value-type="time">
            <text:p>15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4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8-16" calcext:value-type="date">
            <text:p>2019-08-16</text:p>
          </table:table-cell>
          <table:table-cell table:style-name="ce3" office:value-type="time" office:time-value="PT06H29M00S" calcext:value-type="time">
            <text:p>06:29</text:p>
          </table:table-cell>
          <table:table-cell table:style-name="ce3" office:value-type="time" office:time-value="PT14H29M00S" calcext:value-type="time">
            <text:p>14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37</text:p>
          </table:table-cell>
          <table:table-cell office:value-type="string" calcext:value-type="string">
            <text:p>emp00040</text:p>
          </table:table-cell>
          <table:table-cell table:style-name="ce4" office:value-type="date" office:date-value="2019-08-16" calcext:value-type="date">
            <text:p>2019-08-16</text:p>
          </table:table-cell>
          <table:table-cell table:style-name="ce3" office:value-type="time" office:time-value="PT07H46M00S" calcext:value-type="time">
            <text:p>07:46</text:p>
          </table:table-cell>
          <table:table-cell table:style-name="ce3" office:value-type="time" office:time-value="PT15H46M00S" calcext:value-type="time">
            <text:p>15: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8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8-17" calcext:value-type="date">
            <text:p>2019-08-17</text:p>
          </table:table-cell>
          <table:table-cell table:style-name="ce3" office:value-type="time" office:time-value="PT09H01M00S" calcext:value-type="time">
            <text:p>09:01</text:p>
          </table:table-cell>
          <table:table-cell table:style-name="ce3" office:value-type="time" office:time-value="PT17H01M00S" calcext:value-type="time">
            <text:p>17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74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8-17" calcext:value-type="date">
            <text:p>2019-08-17</text:p>
          </table:table-cell>
          <table:table-cell table:style-name="ce3" office:value-type="time" office:time-value="PT06H10M00S" calcext:value-type="time">
            <text:p>06:10</text:p>
          </table:table-cell>
          <table:table-cell table:style-name="ce3" office:value-type="time" office:time-value="PT14H10M00S" calcext:value-type="time">
            <text:p>14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3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8-17" calcext:value-type="date">
            <text:p>2019-08-17</text:p>
          </table:table-cell>
          <table:table-cell table:style-name="ce3" office:value-type="time" office:time-value="PT12H02M00S" calcext:value-type="time">
            <text:p>12:02</text:p>
          </table:table-cell>
          <table:table-cell table:style-name="ce3" office:value-type="time" office:time-value="PT20H02M00S" calcext:value-type="time">
            <text:p>20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6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8-18" calcext:value-type="date">
            <text:p>2019-08-18</text:p>
          </table:table-cell>
          <table:table-cell table:style-name="ce3" office:value-type="time" office:time-value="PT09H58M00S" calcext:value-type="time">
            <text:p>09:58</text:p>
          </table:table-cell>
          <table:table-cell table:style-name="ce3" office:value-type="time" office:time-value="PT17H58M00S" calcext:value-type="time">
            <text:p>17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6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8-18" calcext:value-type="date">
            <text:p>2019-08-18</text:p>
          </table:table-cell>
          <table:table-cell table:style-name="ce3" office:value-type="time" office:time-value="PT07H22M00S" calcext:value-type="time">
            <text:p>07:22</text:p>
          </table:table-cell>
          <table:table-cell table:style-name="ce3" office:value-type="time" office:time-value="PT15H22M00S" calcext:value-type="time">
            <text:p>15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9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8-18" calcext:value-type="date">
            <text:p>2019-08-18</text:p>
          </table:table-cell>
          <table:table-cell table:style-name="ce3" office:value-type="time" office:time-value="PT12H14M00S" calcext:value-type="time">
            <text:p>12:14</text:p>
          </table:table-cell>
          <table:table-cell table:style-name="ce3" office:value-type="time" office:time-value="PT20H14M00S" calcext:value-type="time">
            <text:p>20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97</text:p>
          </table:table-cell>
          <table:table-cell office:value-type="string" calcext:value-type="string">
            <text:p>emp00011</text:p>
          </table:table-cell>
          <table:table-cell table:style-name="ce4" office:value-type="date" office:date-value="2019-08-18" calcext:value-type="date">
            <text:p>2019-08-18</text:p>
          </table:table-cell>
          <table:table-cell table:style-name="ce3" office:value-type="time" office:time-value="PT12H27M00S" calcext:value-type="time">
            <text:p>12:27</text:p>
          </table:table-cell>
          <table:table-cell table:style-name="ce3" office:value-type="time" office:time-value="PT20H27M00S" calcext:value-type="time">
            <text:p>20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0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8-18" calcext:value-type="date">
            <text:p>2019-08-18</text:p>
          </table:table-cell>
          <table:table-cell table:style-name="ce3" office:value-type="time" office:time-value="PT06H15M00S" calcext:value-type="time">
            <text:p>06:15</text:p>
          </table:table-cell>
          <table:table-cell table:style-name="ce3" office:value-type="time" office:time-value="PT14H15M00S" calcext:value-type="time">
            <text:p>14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5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8-18" calcext:value-type="date">
            <text:p>2019-08-18</text:p>
          </table:table-cell>
          <table:table-cell table:style-name="ce3" office:value-type="time" office:time-value="PT11H08M00S" calcext:value-type="time">
            <text:p>11:08</text:p>
          </table:table-cell>
          <table:table-cell table:style-name="ce3" office:value-type="time" office:time-value="PT19H08M00S" calcext:value-type="time">
            <text:p>19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84</text:p>
          </table:table-cell>
          <table:table-cell office:value-type="string" calcext:value-type="string">
            <text:p>emp00030</text:p>
          </table:table-cell>
          <table:table-cell table:style-name="ce4" office:value-type="date" office:date-value="2019-08-18" calcext:value-type="date">
            <text:p>2019-08-18</text:p>
          </table:table-cell>
          <table:table-cell table:style-name="ce3" office:value-type="time" office:time-value="PT08H03M00S" calcext:value-type="time">
            <text:p>08:03</text:p>
          </table:table-cell>
          <table:table-cell table:style-name="ce3" office:value-type="time" office:time-value="PT16H03M00S" calcext:value-type="time">
            <text:p>16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75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8-18" calcext:value-type="date">
            <text:p>2019-08-18</text:p>
          </table:table-cell>
          <table:table-cell table:style-name="ce3" office:value-type="time" office:time-value="PT12H55M00S" calcext:value-type="time">
            <text:p>12:55</text:p>
          </table:table-cell>
          <table:table-cell table:style-name="ce3" office:value-type="time" office:time-value="PT20H55M00S" calcext:value-type="time">
            <text:p>20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27</text:p>
          </table:table-cell>
          <table:table-cell office:value-type="string" calcext:value-type="string">
            <text:p>emp00077</text:p>
          </table:table-cell>
          <table:table-cell table:style-name="ce4" office:value-type="date" office:date-value="2019-08-18" calcext:value-type="date">
            <text:p>2019-08-18</text:p>
          </table:table-cell>
          <table:table-cell table:style-name="ce3" office:value-type="time" office:time-value="PT09H10M00S" calcext:value-type="time">
            <text:p>09:10</text:p>
          </table:table-cell>
          <table:table-cell table:style-name="ce3" office:value-type="time" office:time-value="PT17H10M00S" calcext:value-type="time">
            <text:p>17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3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8-19" calcext:value-type="date">
            <text:p>2019-08-19</text:p>
          </table:table-cell>
          <table:table-cell table:style-name="ce3" office:value-type="time" office:time-value="PT07H58M00S" calcext:value-type="time">
            <text:p>07:58</text:p>
          </table:table-cell>
          <table:table-cell table:style-name="ce3" office:value-type="time" office:time-value="PT15H58M00S" calcext:value-type="time">
            <text:p>15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5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8-19" calcext:value-type="date">
            <text:p>2019-08-19</text:p>
          </table:table-cell>
          <table:table-cell table:style-name="ce3" office:value-type="time" office:time-value="PT12H08M00S" calcext:value-type="time">
            <text:p>12:08</text:p>
          </table:table-cell>
          <table:table-cell table:style-name="ce3" office:value-type="time" office:time-value="PT20H08M00S" calcext:value-type="time">
            <text:p>20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18</text:p>
          </table:table-cell>
          <table:table-cell office:value-type="string" calcext:value-type="string">
            <text:p>emp00077</text:p>
          </table:table-cell>
          <table:table-cell table:style-name="ce4" office:value-type="date" office:date-value="2019-08-19" calcext:value-type="date">
            <text:p>2019-08-19</text:p>
          </table:table-cell>
          <table:table-cell table:style-name="ce3" office:value-type="time" office:time-value="PT11H40M00S" calcext:value-type="time">
            <text:p>11:40</text:p>
          </table:table-cell>
          <table:table-cell table:style-name="ce3" office:value-type="time" office:time-value="PT19H40M00S" calcext:value-type="time">
            <text:p>19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04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8-19" calcext:value-type="date">
            <text:p>2019-08-19</text:p>
          </table:table-cell>
          <table:table-cell table:style-name="ce3" office:value-type="time" office:time-value="PT09H40M00S" calcext:value-type="time">
            <text:p>09:40</text:p>
          </table:table-cell>
          <table:table-cell table:style-name="ce3" office:value-type="time" office:time-value="PT17H40M00S" calcext:value-type="time">
            <text:p>17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30</text:p>
          </table:table-cell>
          <table:table-cell office:value-type="string" calcext:value-type="string">
            <text:p>emp00031</text:p>
          </table:table-cell>
          <table:table-cell table:style-name="ce4" office:value-type="date" office:date-value="2019-08-19" calcext:value-type="date">
            <text:p>2019-08-19</text:p>
          </table:table-cell>
          <table:table-cell table:style-name="ce3" office:value-type="time" office:time-value="PT11H34M00S" calcext:value-type="time">
            <text:p>11:34</text:p>
          </table:table-cell>
          <table:table-cell table:style-name="ce3" office:value-type="time" office:time-value="PT19H34M00S" calcext:value-type="time">
            <text:p>19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1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8-20" calcext:value-type="date">
            <text:p>2019-08-20</text:p>
          </table:table-cell>
          <table:table-cell table:style-name="ce3" office:value-type="time" office:time-value="PT10H50M00S" calcext:value-type="time">
            <text:p>10:50</text:p>
          </table:table-cell>
          <table:table-cell table:style-name="ce3" office:value-type="time" office:time-value="PT18H50M00S" calcext:value-type="time">
            <text:p>18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8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8-20" calcext:value-type="date">
            <text:p>2019-08-20</text:p>
          </table:table-cell>
          <table:table-cell table:style-name="ce3" office:value-type="time" office:time-value="PT07H48M00S" calcext:value-type="time">
            <text:p>07:48</text:p>
          </table:table-cell>
          <table:table-cell table:style-name="ce3" office:value-type="time" office:time-value="PT15H48M00S" calcext:value-type="time">
            <text:p>15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7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8-20" calcext:value-type="date">
            <text:p>2019-08-20</text:p>
          </table:table-cell>
          <table:table-cell table:style-name="ce3" office:value-type="time" office:time-value="PT06H26M00S" calcext:value-type="time">
            <text:p>06:26</text:p>
          </table:table-cell>
          <table:table-cell table:style-name="ce3" office:value-type="time" office:time-value="PT14H26M00S" calcext:value-type="time">
            <text:p>14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67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8-20" calcext:value-type="date">
            <text:p>2019-08-20</text:p>
          </table:table-cell>
          <table:table-cell table:style-name="ce3" office:value-type="time" office:time-value="PT12H15M00S" calcext:value-type="time">
            <text:p>12:15</text:p>
          </table:table-cell>
          <table:table-cell table:style-name="ce3" office:value-type="time" office:time-value="PT20H15M00S" calcext:value-type="time">
            <text:p>20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4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8-20" calcext:value-type="date">
            <text:p>2019-08-20</text:p>
          </table:table-cell>
          <table:table-cell table:style-name="ce3" office:value-type="time" office:time-value="PT12H02M00S" calcext:value-type="time">
            <text:p>12:02</text:p>
          </table:table-cell>
          <table:table-cell table:style-name="ce3" office:value-type="time" office:time-value="PT20H02M00S" calcext:value-type="time">
            <text:p>20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9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8-21" calcext:value-type="date">
            <text:p>2019-08-21</text:p>
          </table:table-cell>
          <table:table-cell table:style-name="ce3" office:value-type="time" office:time-value="PT06H59M00S" calcext:value-type="time">
            <text:p>06:59</text:p>
          </table:table-cell>
          <table:table-cell table:style-name="ce3" office:value-type="time" office:time-value="PT14H59M00S" calcext:value-type="time">
            <text:p>14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5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8-21" calcext:value-type="date">
            <text:p>2019-08-21</text:p>
          </table:table-cell>
          <table:table-cell table:style-name="ce3" office:value-type="time" office:time-value="PT10H32M00S" calcext:value-type="time">
            <text:p>10:32</text:p>
          </table:table-cell>
          <table:table-cell table:style-name="ce3" office:value-type="time" office:time-value="PT18H32M00S" calcext:value-type="time">
            <text:p>18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30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8-22" calcext:value-type="date">
            <text:p>2019-08-22</text:p>
          </table:table-cell>
          <table:table-cell table:style-name="ce3" office:value-type="time" office:time-value="PT10H01M00S" calcext:value-type="time">
            <text:p>10:01</text:p>
          </table:table-cell>
          <table:table-cell table:style-name="ce3" office:value-type="time" office:time-value="PT18H01M00S" calcext:value-type="time">
            <text:p>18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06</text:p>
          </table:table-cell>
          <table:table-cell office:value-type="string" calcext:value-type="string">
            <text:p>emp00042</text:p>
          </table:table-cell>
          <table:table-cell table:style-name="ce4" office:value-type="date" office:date-value="2019-08-22" calcext:value-type="date">
            <text:p>2019-08-22</text:p>
          </table:table-cell>
          <table:table-cell table:style-name="ce3" office:value-type="time" office:time-value="PT06H51M00S" calcext:value-type="time">
            <text:p>06:51</text:p>
          </table:table-cell>
          <table:table-cell table:style-name="ce3" office:value-type="time" office:time-value="PT14H51M00S" calcext:value-type="time">
            <text:p>14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38</text:p>
          </table:table-cell>
          <table:table-cell office:value-type="string" calcext:value-type="string">
            <text:p>emp00080</text:p>
          </table:table-cell>
          <table:table-cell table:style-name="ce4" office:value-type="date" office:date-value="2019-08-22" calcext:value-type="date">
            <text:p>2019-08-22</text:p>
          </table:table-cell>
          <table:table-cell table:style-name="ce3" office:value-type="time" office:time-value="PT08H51M00S" calcext:value-type="time">
            <text:p>08:51</text:p>
          </table:table-cell>
          <table:table-cell table:style-name="ce3" office:value-type="time" office:time-value="PT16H51M00S" calcext:value-type="time">
            <text:p>16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83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8-22" calcext:value-type="date">
            <text:p>2019-08-22</text:p>
          </table:table-cell>
          <table:table-cell table:style-name="ce3" office:value-type="time" office:time-value="PT11H04M00S" calcext:value-type="time">
            <text:p>11:04</text:p>
          </table:table-cell>
          <table:table-cell table:style-name="ce3" office:value-type="time" office:time-value="PT19H04M00S" calcext:value-type="time">
            <text:p>19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1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8-22" calcext:value-type="date">
            <text:p>2019-08-22</text:p>
          </table:table-cell>
          <table:table-cell table:style-name="ce3" office:value-type="time" office:time-value="PT09H34M00S" calcext:value-type="time">
            <text:p>09:34</text:p>
          </table:table-cell>
          <table:table-cell table:style-name="ce3" office:value-type="time" office:time-value="PT17H34M00S" calcext:value-type="time">
            <text:p>17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95</text:p>
          </table:table-cell>
          <table:table-cell office:value-type="string" calcext:value-type="string">
            <text:p>emp00026</text:p>
          </table:table-cell>
          <table:table-cell table:style-name="ce4" office:value-type="date" office:date-value="2019-08-22" calcext:value-type="date">
            <text:p>2019-08-22</text:p>
          </table:table-cell>
          <table:table-cell table:style-name="ce3" office:value-type="time" office:time-value="PT11H32M00S" calcext:value-type="time">
            <text:p>11:32</text:p>
          </table:table-cell>
          <table:table-cell table:style-name="ce3" office:value-type="time" office:time-value="PT19H32M00S" calcext:value-type="time">
            <text:p>19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5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8-23" calcext:value-type="date">
            <text:p>2019-08-23</text:p>
          </table:table-cell>
          <table:table-cell table:style-name="ce3" office:value-type="time" office:time-value="PT10H44M00S" calcext:value-type="time">
            <text:p>10:44</text:p>
          </table:table-cell>
          <table:table-cell table:style-name="ce3" office:value-type="time" office:time-value="PT18H44M00S" calcext:value-type="time">
            <text:p>18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88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8-23" calcext:value-type="date">
            <text:p>2019-08-23</text:p>
          </table:table-cell>
          <table:table-cell table:style-name="ce3" office:value-type="time" office:time-value="PT06H42M00S" calcext:value-type="time">
            <text:p>06:42</text:p>
          </table:table-cell>
          <table:table-cell table:style-name="ce3" office:value-type="time" office:time-value="PT14H42M00S" calcext:value-type="time">
            <text:p>14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05</text:p>
          </table:table-cell>
          <table:table-cell office:value-type="string" calcext:value-type="string">
            <text:p>emp00067</text:p>
          </table:table-cell>
          <table:table-cell table:style-name="ce4" office:value-type="date" office:date-value="2019-08-23" calcext:value-type="date">
            <text:p>2019-08-23</text:p>
          </table:table-cell>
          <table:table-cell table:style-name="ce3" office:value-type="time" office:time-value="PT11H30M00S" calcext:value-type="time">
            <text:p>11:30</text:p>
          </table:table-cell>
          <table:table-cell table:style-name="ce3" office:value-type="time" office:time-value="PT19H30M00S" calcext:value-type="time">
            <text:p>19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59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8-23" calcext:value-type="date">
            <text:p>2019-08-23</text:p>
          </table:table-cell>
          <table:table-cell table:style-name="ce3" office:value-type="time" office:time-value="PT10H02M00S" calcext:value-type="time">
            <text:p>10:02</text:p>
          </table:table-cell>
          <table:table-cell table:style-name="ce3" office:value-type="time" office:time-value="PT18H02M00S" calcext:value-type="time">
            <text:p>18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37</text:p>
          </table:table-cell>
          <table:table-cell office:value-type="string" calcext:value-type="string">
            <text:p>emp00018</text:p>
          </table:table-cell>
          <table:table-cell table:style-name="ce4" office:value-type="date" office:date-value="2019-08-23" calcext:value-type="date">
            <text:p>2019-08-23</text:p>
          </table:table-cell>
          <table:table-cell table:style-name="ce3" office:value-type="time" office:time-value="PT07H08M00S" calcext:value-type="time">
            <text:p>07:08</text:p>
          </table:table-cell>
          <table:table-cell table:style-name="ce3" office:value-type="time" office:time-value="PT15H08M00S" calcext:value-type="time">
            <text:p>15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77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8-23" calcext:value-type="date">
            <text:p>2019-08-23</text:p>
          </table:table-cell>
          <table:table-cell table:style-name="ce3" office:value-type="time" office:time-value="PT06H22M00S" calcext:value-type="time">
            <text:p>06:22</text:p>
          </table:table-cell>
          <table:table-cell table:style-name="ce3" office:value-type="time" office:time-value="PT14H22M00S" calcext:value-type="time">
            <text:p>14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66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8-24" calcext:value-type="date">
            <text:p>2019-08-24</text:p>
          </table:table-cell>
          <table:table-cell table:style-name="ce3" office:value-type="time" office:time-value="PT10H12M00S" calcext:value-type="time">
            <text:p>10:12</text:p>
          </table:table-cell>
          <table:table-cell table:style-name="ce3" office:value-type="time" office:time-value="PT18H12M00S" calcext:value-type="time">
            <text:p>18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08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8-24" calcext:value-type="date">
            <text:p>2019-08-24</text:p>
          </table:table-cell>
          <table:table-cell table:style-name="ce3" office:value-type="time" office:time-value="PT09H29M00S" calcext:value-type="time">
            <text:p>09:29</text:p>
          </table:table-cell>
          <table:table-cell table:style-name="ce3" office:value-type="time" office:time-value="PT17H29M00S" calcext:value-type="time">
            <text:p>17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1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8-24" calcext:value-type="date">
            <text:p>2019-08-24</text:p>
          </table:table-cell>
          <table:table-cell table:style-name="ce3" office:value-type="time" office:time-value="PT12H21M00S" calcext:value-type="time">
            <text:p>12:21</text:p>
          </table:table-cell>
          <table:table-cell table:style-name="ce3" office:value-type="time" office:time-value="PT20H21M00S" calcext:value-type="time">
            <text:p>20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94</text:p>
          </table:table-cell>
          <table:table-cell office:value-type="string" calcext:value-type="string">
            <text:p>emp00086</text:p>
          </table:table-cell>
          <table:table-cell table:style-name="ce4" office:value-type="date" office:date-value="2019-08-24" calcext:value-type="date">
            <text:p>2019-08-24</text:p>
          </table:table-cell>
          <table:table-cell table:style-name="ce3" office:value-type="time" office:time-value="PT07H55M00S" calcext:value-type="time">
            <text:p>07:55</text:p>
          </table:table-cell>
          <table:table-cell table:style-name="ce3" office:value-type="time" office:time-value="PT15H55M00S" calcext:value-type="time">
            <text:p>15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17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8-24" calcext:value-type="date">
            <text:p>2019-08-24</text:p>
          </table:table-cell>
          <table:table-cell table:style-name="ce3" office:value-type="time" office:time-value="PT09H49M00S" calcext:value-type="time">
            <text:p>09:49</text:p>
          </table:table-cell>
          <table:table-cell table:style-name="ce3" office:value-type="time" office:time-value="PT17H49M00S" calcext:value-type="time">
            <text:p>17: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9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8-24" calcext:value-type="date">
            <text:p>2019-08-24</text:p>
          </table:table-cell>
          <table:table-cell table:style-name="ce3" office:value-type="time" office:time-value="PT08H25M00S" calcext:value-type="time">
            <text:p>08:25</text:p>
          </table:table-cell>
          <table:table-cell table:style-name="ce3" office:value-type="time" office:time-value="PT16H25M00S" calcext:value-type="time">
            <text:p>16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3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8-24" calcext:value-type="date">
            <text:p>2019-08-24</text:p>
          </table:table-cell>
          <table:table-cell table:style-name="ce3" office:value-type="time" office:time-value="PT09H08M00S" calcext:value-type="time">
            <text:p>09:08</text:p>
          </table:table-cell>
          <table:table-cell table:style-name="ce3" office:value-type="time" office:time-value="PT17H08M00S" calcext:value-type="time">
            <text:p>17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97</text:p>
          </table:table-cell>
          <table:table-cell office:value-type="string" calcext:value-type="string">
            <text:p>emp00039</text:p>
          </table:table-cell>
          <table:table-cell table:style-name="ce4" office:value-type="date" office:date-value="2019-08-24" calcext:value-type="date">
            <text:p>2019-08-24</text:p>
          </table:table-cell>
          <table:table-cell table:style-name="ce3" office:value-type="time" office:time-value="PT09H22M00S" calcext:value-type="time">
            <text:p>09:22</text:p>
          </table:table-cell>
          <table:table-cell table:style-name="ce3" office:value-type="time" office:time-value="PT17H22M00S" calcext:value-type="time">
            <text:p>17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26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8-25" calcext:value-type="date">
            <text:p>2019-08-25</text:p>
          </table:table-cell>
          <table:table-cell table:style-name="ce3" office:value-type="time" office:time-value="PT10H42M00S" calcext:value-type="time">
            <text:p>10:42</text:p>
          </table:table-cell>
          <table:table-cell table:style-name="ce3" office:value-type="time" office:time-value="PT18H42M00S" calcext:value-type="time">
            <text:p>18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6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8-25" calcext:value-type="date">
            <text:p>2019-08-25</text:p>
          </table:table-cell>
          <table:table-cell table:style-name="ce3" office:value-type="time" office:time-value="PT09H46M00S" calcext:value-type="time">
            <text:p>09:46</text:p>
          </table:table-cell>
          <table:table-cell table:style-name="ce3" office:value-type="time" office:time-value="PT17H46M00S" calcext:value-type="time">
            <text:p>17: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44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8-25" calcext:value-type="date">
            <text:p>2019-08-25</text:p>
          </table:table-cell>
          <table:table-cell table:style-name="ce3" office:value-type="time" office:time-value="PT10H57M00S" calcext:value-type="time">
            <text:p>10:57</text:p>
          </table:table-cell>
          <table:table-cell table:style-name="ce3" office:value-type="time" office:time-value="PT18H57M00S" calcext:value-type="time">
            <text:p>18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30</text:p>
          </table:table-cell>
          <table:table-cell office:value-type="string" calcext:value-type="string">
            <text:p>emp00008</text:p>
          </table:table-cell>
          <table:table-cell table:style-name="ce4" office:value-type="date" office:date-value="2019-08-25" calcext:value-type="date">
            <text:p>2019-08-25</text:p>
          </table:table-cell>
          <table:table-cell table:style-name="ce3" office:value-type="time" office:time-value="PT08H12M00S" calcext:value-type="time">
            <text:p>08:12</text:p>
          </table:table-cell>
          <table:table-cell table:style-name="ce3" office:value-type="time" office:time-value="PT16H12M00S" calcext:value-type="time">
            <text:p>16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15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8-25" calcext:value-type="date">
            <text:p>2019-08-25</text:p>
          </table:table-cell>
          <table:table-cell table:style-name="ce3" office:value-type="time" office:time-value="PT11H31M00S" calcext:value-type="time">
            <text:p>11:31</text:p>
          </table:table-cell>
          <table:table-cell table:style-name="ce3" office:value-type="time" office:time-value="PT19H31M00S" calcext:value-type="time">
            <text:p>19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54</text:p>
          </table:table-cell>
          <table:table-cell office:value-type="string" calcext:value-type="string">
            <text:p>emp00080</text:p>
          </table:table-cell>
          <table:table-cell table:style-name="ce4" office:value-type="date" office:date-value="2019-08-25" calcext:value-type="date">
            <text:p>2019-08-25</text:p>
          </table:table-cell>
          <table:table-cell table:style-name="ce3" office:value-type="time" office:time-value="PT07H55M00S" calcext:value-type="time">
            <text:p>07:55</text:p>
          </table:table-cell>
          <table:table-cell table:style-name="ce3" office:value-type="time" office:time-value="PT15H55M00S" calcext:value-type="time">
            <text:p>15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9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8-25" calcext:value-type="date">
            <text:p>2019-08-25</text:p>
          </table:table-cell>
          <table:table-cell table:style-name="ce3" office:value-type="time" office:time-value="PT09H23M00S" calcext:value-type="time">
            <text:p>09:23</text:p>
          </table:table-cell>
          <table:table-cell table:style-name="ce3" office:value-type="time" office:time-value="PT17H23M00S" calcext:value-type="time">
            <text:p>17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2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8-26" calcext:value-type="date">
            <text:p>2019-08-26</text:p>
          </table:table-cell>
          <table:table-cell table:style-name="ce3" office:value-type="time" office:time-value="PT08H55M00S" calcext:value-type="time">
            <text:p>08:55</text:p>
          </table:table-cell>
          <table:table-cell table:style-name="ce3" office:value-type="time" office:time-value="PT16H55M00S" calcext:value-type="time">
            <text:p>16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31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8-26" calcext:value-type="date">
            <text:p>2019-08-26</text:p>
          </table:table-cell>
          <table:table-cell table:style-name="ce3" office:value-type="time" office:time-value="PT12H10M00S" calcext:value-type="time">
            <text:p>12:10</text:p>
          </table:table-cell>
          <table:table-cell table:style-name="ce3" office:value-type="time" office:time-value="PT20H10M00S" calcext:value-type="time">
            <text:p>20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7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8-26" calcext:value-type="date">
            <text:p>2019-08-26</text:p>
          </table:table-cell>
          <table:table-cell table:style-name="ce3" office:value-type="time" office:time-value="PT09H20M00S" calcext:value-type="time">
            <text:p>09:20</text:p>
          </table:table-cell>
          <table:table-cell table:style-name="ce3" office:value-type="time" office:time-value="PT17H20M00S" calcext:value-type="time">
            <text:p>17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94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8-27" calcext:value-type="date">
            <text:p>2019-08-27</text:p>
          </table:table-cell>
          <table:table-cell table:style-name="ce3" office:value-type="time" office:time-value="PT11H42M00S" calcext:value-type="time">
            <text:p>11:42</text:p>
          </table:table-cell>
          <table:table-cell table:style-name="ce3" office:value-type="time" office:time-value="PT19H42M00S" calcext:value-type="time">
            <text:p>19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5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8-27" calcext:value-type="date">
            <text:p>2019-08-27</text:p>
          </table:table-cell>
          <table:table-cell table:style-name="ce3" office:value-type="time" office:time-value="PT07H01M00S" calcext:value-type="time">
            <text:p>07:01</text:p>
          </table:table-cell>
          <table:table-cell table:style-name="ce3" office:value-type="time" office:time-value="PT15H01M00S" calcext:value-type="time">
            <text:p>15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0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8-27" calcext:value-type="date">
            <text:p>2019-08-27</text:p>
          </table:table-cell>
          <table:table-cell table:style-name="ce3" office:value-type="time" office:time-value="PT12H53M00S" calcext:value-type="time">
            <text:p>12:53</text:p>
          </table:table-cell>
          <table:table-cell table:style-name="ce3" office:value-type="time" office:time-value="PT20H53M00S" calcext:value-type="time">
            <text:p>20: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24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8-28" calcext:value-type="date">
            <text:p>2019-08-28</text:p>
          </table:table-cell>
          <table:table-cell table:style-name="ce3" office:value-type="time" office:time-value="PT10H56M00S" calcext:value-type="time">
            <text:p>10:56</text:p>
          </table:table-cell>
          <table:table-cell table:style-name="ce3" office:value-type="time" office:time-value="PT18H56M00S" calcext:value-type="time">
            <text:p>18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6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8-28" calcext:value-type="date">
            <text:p>2019-08-28</text:p>
          </table:table-cell>
          <table:table-cell table:style-name="ce3" office:value-type="time" office:time-value="PT11H46M00S" calcext:value-type="time">
            <text:p>11:46</text:p>
          </table:table-cell>
          <table:table-cell table:style-name="ce3" office:value-type="time" office:time-value="PT19H46M00S" calcext:value-type="time">
            <text:p>19: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8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8-28" calcext:value-type="date">
            <text:p>2019-08-28</text:p>
          </table:table-cell>
          <table:table-cell table:style-name="ce3" office:value-type="time" office:time-value="PT12H36M00S" calcext:value-type="time">
            <text:p>12:36</text:p>
          </table:table-cell>
          <table:table-cell table:style-name="ce3" office:value-type="time" office:time-value="PT20H36M00S" calcext:value-type="time">
            <text:p>20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9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8-28" calcext:value-type="date">
            <text:p>2019-08-28</text:p>
          </table:table-cell>
          <table:table-cell table:style-name="ce3" office:value-type="time" office:time-value="PT10H13M00S" calcext:value-type="time">
            <text:p>10:13</text:p>
          </table:table-cell>
          <table:table-cell table:style-name="ce3" office:value-type="time" office:time-value="PT18H13M00S" calcext:value-type="time">
            <text:p>18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71</text:p>
          </table:table-cell>
          <table:table-cell office:value-type="string" calcext:value-type="string">
            <text:p>emp00062</text:p>
          </table:table-cell>
          <table:table-cell table:style-name="ce4" office:value-type="date" office:date-value="2019-08-28" calcext:value-type="date">
            <text:p>2019-08-28</text:p>
          </table:table-cell>
          <table:table-cell table:style-name="ce3" office:value-type="time" office:time-value="PT09H37M00S" calcext:value-type="time">
            <text:p>09:37</text:p>
          </table:table-cell>
          <table:table-cell table:style-name="ce3" office:value-type="time" office:time-value="PT17H37M00S" calcext:value-type="time">
            <text:p>17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25</text:p>
          </table:table-cell>
          <table:table-cell office:value-type="string" calcext:value-type="string">
            <text:p>emp00032</text:p>
          </table:table-cell>
          <table:table-cell table:style-name="ce4" office:value-type="date" office:date-value="2019-08-28" calcext:value-type="date">
            <text:p>2019-08-28</text:p>
          </table:table-cell>
          <table:table-cell table:style-name="ce3" office:value-type="time" office:time-value="PT08H46M00S" calcext:value-type="time">
            <text:p>08:46</text:p>
          </table:table-cell>
          <table:table-cell table:style-name="ce3" office:value-type="time" office:time-value="PT16H46M00S" calcext:value-type="time">
            <text:p>16: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51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8-29" calcext:value-type="date">
            <text:p>2019-08-29</text:p>
          </table:table-cell>
          <table:table-cell table:style-name="ce3" office:value-type="time" office:time-value="PT12H14M00S" calcext:value-type="time">
            <text:p>12:14</text:p>
          </table:table-cell>
          <table:table-cell table:style-name="ce3" office:value-type="time" office:time-value="PT20H14M00S" calcext:value-type="time">
            <text:p>20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57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8-29" calcext:value-type="date">
            <text:p>2019-08-29</text:p>
          </table:table-cell>
          <table:table-cell table:style-name="ce3" office:value-type="time" office:time-value="PT12H12M00S" calcext:value-type="time">
            <text:p>12:12</text:p>
          </table:table-cell>
          <table:table-cell table:style-name="ce3" office:value-type="time" office:time-value="PT20H12M00S" calcext:value-type="time">
            <text:p>20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49</text:p>
          </table:table-cell>
          <table:table-cell office:value-type="string" calcext:value-type="string">
            <text:p>emp00014</text:p>
          </table:table-cell>
          <table:table-cell table:style-name="ce4" office:value-type="date" office:date-value="2019-08-29" calcext:value-type="date">
            <text:p>2019-08-29</text:p>
          </table:table-cell>
          <table:table-cell table:style-name="ce3" office:value-type="time" office:time-value="PT07H37M00S" calcext:value-type="time">
            <text:p>07:37</text:p>
          </table:table-cell>
          <table:table-cell table:style-name="ce3" office:value-type="time" office:time-value="PT15H37M00S" calcext:value-type="time">
            <text:p>15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87</text:p>
          </table:table-cell>
          <table:table-cell office:value-type="string" calcext:value-type="string">
            <text:p>emp00025</text:p>
          </table:table-cell>
          <table:table-cell table:style-name="ce4" office:value-type="date" office:date-value="2019-08-29" calcext:value-type="date">
            <text:p>2019-08-29</text:p>
          </table:table-cell>
          <table:table-cell table:style-name="ce3" office:value-type="time" office:time-value="PT11H56M00S" calcext:value-type="time">
            <text:p>11:56</text:p>
          </table:table-cell>
          <table:table-cell table:style-name="ce3" office:value-type="time" office:time-value="PT19H56M00S" calcext:value-type="time">
            <text:p>19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20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9-01" calcext:value-type="date">
            <text:p>2019-09-01</text:p>
          </table:table-cell>
          <table:table-cell table:style-name="ce3" office:value-type="time" office:time-value="PT08H51M00S" calcext:value-type="time">
            <text:p>08:51</text:p>
          </table:table-cell>
          <table:table-cell table:style-name="ce3" office:value-type="time" office:time-value="PT16H51M00S" calcext:value-type="time">
            <text:p>16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08</text:p>
          </table:table-cell>
          <table:table-cell office:value-type="string" calcext:value-type="string">
            <text:p>emp00067</text:p>
          </table:table-cell>
          <table:table-cell table:style-name="ce4" office:value-type="date" office:date-value="2019-09-01" calcext:value-type="date">
            <text:p>2019-09-01</text:p>
          </table:table-cell>
          <table:table-cell table:style-name="ce3" office:value-type="time" office:time-value="PT07H29M00S" calcext:value-type="time">
            <text:p>07:29</text:p>
          </table:table-cell>
          <table:table-cell table:style-name="ce3" office:value-type="time" office:time-value="PT15H29M00S" calcext:value-type="time">
            <text:p>15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2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9-01" calcext:value-type="date">
            <text:p>2019-09-01</text:p>
          </table:table-cell>
          <table:table-cell table:style-name="ce3" office:value-type="time" office:time-value="PT10H58M00S" calcext:value-type="time">
            <text:p>10:58</text:p>
          </table:table-cell>
          <table:table-cell table:style-name="ce3" office:value-type="time" office:time-value="PT18H58M00S" calcext:value-type="time">
            <text:p>18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8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9-02" calcext:value-type="date">
            <text:p>2019-09-02</text:p>
          </table:table-cell>
          <table:table-cell table:style-name="ce3" office:value-type="time" office:time-value="PT11H18M00S" calcext:value-type="time">
            <text:p>11:18</text:p>
          </table:table-cell>
          <table:table-cell table:style-name="ce3" office:value-type="time" office:time-value="PT19H18M00S" calcext:value-type="time">
            <text:p>19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57</text:p>
          </table:table-cell>
          <table:table-cell office:value-type="string" calcext:value-type="string">
            <text:p>emp00038</text:p>
          </table:table-cell>
          <table:table-cell table:style-name="ce4" office:value-type="date" office:date-value="2019-09-02" calcext:value-type="date">
            <text:p>2019-09-02</text:p>
          </table:table-cell>
          <table:table-cell table:style-name="ce3" office:value-type="time" office:time-value="PT07H17M00S" calcext:value-type="time">
            <text:p>07:17</text:p>
          </table:table-cell>
          <table:table-cell table:style-name="ce3" office:value-type="time" office:time-value="PT15H17M00S" calcext:value-type="time">
            <text:p>15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4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9-02" calcext:value-type="date">
            <text:p>2019-09-02</text:p>
          </table:table-cell>
          <table:table-cell table:style-name="ce3" office:value-type="time" office:time-value="PT11H47M00S" calcext:value-type="time">
            <text:p>11:47</text:p>
          </table:table-cell>
          <table:table-cell table:style-name="ce3" office:value-type="time" office:time-value="PT19H47M00S" calcext:value-type="time">
            <text:p>19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5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9-03" calcext:value-type="date">
            <text:p>2019-09-03</text:p>
          </table:table-cell>
          <table:table-cell table:style-name="ce3" office:value-type="time" office:time-value="PT11H28M00S" calcext:value-type="time">
            <text:p>11:28</text:p>
          </table:table-cell>
          <table:table-cell table:style-name="ce3" office:value-type="time" office:time-value="PT19H28M00S" calcext:value-type="time">
            <text:p>19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3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9-03" calcext:value-type="date">
            <text:p>2019-09-03</text:p>
          </table:table-cell>
          <table:table-cell table:style-name="ce3" office:value-type="time" office:time-value="PT09H52M00S" calcext:value-type="time">
            <text:p>09:52</text:p>
          </table:table-cell>
          <table:table-cell table:style-name="ce3" office:value-type="time" office:time-value="PT17H52M00S" calcext:value-type="time">
            <text:p>17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3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9-03" calcext:value-type="date">
            <text:p>2019-09-03</text:p>
          </table:table-cell>
          <table:table-cell table:style-name="ce3" office:value-type="time" office:time-value="PT12H56M00S" calcext:value-type="time">
            <text:p>12:56</text:p>
          </table:table-cell>
          <table:table-cell table:style-name="ce3" office:value-type="time" office:time-value="PT20H56M00S" calcext:value-type="time">
            <text:p>20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3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9-04" calcext:value-type="date">
            <text:p>2019-09-04</text:p>
          </table:table-cell>
          <table:table-cell table:style-name="ce3" office:value-type="time" office:time-value="PT09H29M00S" calcext:value-type="time">
            <text:p>09:29</text:p>
          </table:table-cell>
          <table:table-cell table:style-name="ce3" office:value-type="time" office:time-value="PT17H29M00S" calcext:value-type="time">
            <text:p>17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3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9-05" calcext:value-type="date">
            <text:p>2019-09-05</text:p>
          </table:table-cell>
          <table:table-cell table:style-name="ce3" office:value-type="time" office:time-value="PT06H16M00S" calcext:value-type="time">
            <text:p>06:16</text:p>
          </table:table-cell>
          <table:table-cell table:style-name="ce3" office:value-type="time" office:time-value="PT14H16M00S" calcext:value-type="time">
            <text:p>14: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4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9-05" calcext:value-type="date">
            <text:p>2019-09-05</text:p>
          </table:table-cell>
          <table:table-cell table:style-name="ce3" office:value-type="time" office:time-value="PT07H08M00S" calcext:value-type="time">
            <text:p>07:08</text:p>
          </table:table-cell>
          <table:table-cell table:style-name="ce3" office:value-type="time" office:time-value="PT15H08M00S" calcext:value-type="time">
            <text:p>15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64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9-06" calcext:value-type="date">
            <text:p>2019-09-06</text:p>
          </table:table-cell>
          <table:table-cell table:style-name="ce3" office:value-type="time" office:time-value="PT07H02M00S" calcext:value-type="time">
            <text:p>07:02</text:p>
          </table:table-cell>
          <table:table-cell table:style-name="ce3" office:value-type="time" office:time-value="PT15H02M00S" calcext:value-type="time">
            <text:p>15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3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9-06" calcext:value-type="date">
            <text:p>2019-09-06</text:p>
          </table:table-cell>
          <table:table-cell table:style-name="ce3" office:value-type="time" office:time-value="PT07H11M00S" calcext:value-type="time">
            <text:p>07:11</text:p>
          </table:table-cell>
          <table:table-cell table:style-name="ce3" office:value-type="time" office:time-value="PT15H11M00S" calcext:value-type="time">
            <text:p>15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40</text:p>
          </table:table-cell>
          <table:table-cell office:value-type="string" calcext:value-type="string">
            <text:p>emp00035</text:p>
          </table:table-cell>
          <table:table-cell table:style-name="ce4" office:value-type="date" office:date-value="2019-09-06" calcext:value-type="date">
            <text:p>2019-09-06</text:p>
          </table:table-cell>
          <table:table-cell table:style-name="ce3" office:value-type="time" office:time-value="PT07H47M00S" calcext:value-type="time">
            <text:p>07:47</text:p>
          </table:table-cell>
          <table:table-cell table:style-name="ce3" office:value-type="time" office:time-value="PT15H47M00S" calcext:value-type="time">
            <text:p>15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3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9-06" calcext:value-type="date">
            <text:p>2019-09-06</text:p>
          </table:table-cell>
          <table:table-cell table:style-name="ce3" office:value-type="time" office:time-value="PT06H03M00S" calcext:value-type="time">
            <text:p>06:03</text:p>
          </table:table-cell>
          <table:table-cell table:style-name="ce3" office:value-type="time" office:time-value="PT14H03M00S" calcext:value-type="time">
            <text:p>14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46</text:p>
          </table:table-cell>
          <table:table-cell office:value-type="string" calcext:value-type="string">
            <text:p>emp00024</text:p>
          </table:table-cell>
          <table:table-cell table:style-name="ce4" office:value-type="date" office:date-value="2019-09-06" calcext:value-type="date">
            <text:p>2019-09-06</text:p>
          </table:table-cell>
          <table:table-cell table:style-name="ce3" office:value-type="time" office:time-value="PT11H09M00S" calcext:value-type="time">
            <text:p>11:09</text:p>
          </table:table-cell>
          <table:table-cell table:style-name="ce3" office:value-type="time" office:time-value="PT19H09M00S" calcext:value-type="time">
            <text:p>19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6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9-07" calcext:value-type="date">
            <text:p>2019-09-07</text:p>
          </table:table-cell>
          <table:table-cell table:style-name="ce3" office:value-type="time" office:time-value="PT08H32M00S" calcext:value-type="time">
            <text:p>08:32</text:p>
          </table:table-cell>
          <table:table-cell table:style-name="ce3" office:value-type="time" office:time-value="PT16H32M00S" calcext:value-type="time">
            <text:p>16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74</text:p>
          </table:table-cell>
          <table:table-cell office:value-type="string" calcext:value-type="string">
            <text:p>emp00096</text:p>
          </table:table-cell>
          <table:table-cell table:style-name="ce4" office:value-type="date" office:date-value="2019-09-07" calcext:value-type="date">
            <text:p>2019-09-0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14H45M00S" calcext:value-type="time">
            <text:p>14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2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9-07" calcext:value-type="date">
            <text:p>2019-09-07</text:p>
          </table:table-cell>
          <table:table-cell table:style-name="ce3" office:value-type="time" office:time-value="PT12H42M00S" calcext:value-type="time">
            <text:p>12:42</text:p>
          </table:table-cell>
          <table:table-cell table:style-name="ce3" office:value-type="time" office:time-value="PT20H42M00S" calcext:value-type="time">
            <text:p>20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48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9-07" calcext:value-type="date">
            <text:p>2019-09-07</text:p>
          </table:table-cell>
          <table:table-cell table:style-name="ce3" office:value-type="time" office:time-value="PT09H07M00S" calcext:value-type="time">
            <text:p>09:07</text:p>
          </table:table-cell>
          <table:table-cell table:style-name="ce3" office:value-type="time" office:time-value="PT17H07M00S" calcext:value-type="time">
            <text:p>17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10</text:p>
          </table:table-cell>
          <table:table-cell office:value-type="string" calcext:value-type="string">
            <text:p>emp00006</text:p>
          </table:table-cell>
          <table:table-cell table:style-name="ce4" office:value-type="date" office:date-value="2019-09-07" calcext:value-type="date">
            <text:p>2019-09-07</text:p>
          </table:table-cell>
          <table:table-cell table:style-name="ce3" office:value-type="time" office:time-value="PT07H48M00S" calcext:value-type="time">
            <text:p>07:48</text:p>
          </table:table-cell>
          <table:table-cell table:style-name="ce3" office:value-type="time" office:time-value="PT15H48M00S" calcext:value-type="time">
            <text:p>15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99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9-07" calcext:value-type="date">
            <text:p>2019-09-07</text:p>
          </table:table-cell>
          <table:table-cell table:style-name="ce3" office:value-type="time" office:time-value="PT07H29M00S" calcext:value-type="time">
            <text:p>07:29</text:p>
          </table:table-cell>
          <table:table-cell table:style-name="ce3" office:value-type="time" office:time-value="PT15H29M00S" calcext:value-type="time">
            <text:p>15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23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9-07" calcext:value-type="date">
            <text:p>2019-09-07</text:p>
          </table:table-cell>
          <table:table-cell table:style-name="ce3" office:value-type="time" office:time-value="PT07H23M00S" calcext:value-type="time">
            <text:p>07:23</text:p>
          </table:table-cell>
          <table:table-cell table:style-name="ce3" office:value-type="time" office:time-value="PT15H23M00S" calcext:value-type="time">
            <text:p>15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06</text:p>
          </table:table-cell>
          <table:table-cell office:value-type="string" calcext:value-type="string">
            <text:p>emp00053</text:p>
          </table:table-cell>
          <table:table-cell table:style-name="ce4" office:value-type="date" office:date-value="2019-09-07" calcext:value-type="date">
            <text:p>2019-09-07</text:p>
          </table:table-cell>
          <table:table-cell table:style-name="ce3" office:value-type="time" office:time-value="PT09H29M00S" calcext:value-type="time">
            <text:p>09:29</text:p>
          </table:table-cell>
          <table:table-cell table:style-name="ce3" office:value-type="time" office:time-value="PT17H29M00S" calcext:value-type="time">
            <text:p>17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16</text:p>
          </table:table-cell>
          <table:table-cell office:value-type="string" calcext:value-type="string">
            <text:p>emp00012</text:p>
          </table:table-cell>
          <table:table-cell table:style-name="ce4" office:value-type="date" office:date-value="2019-09-07" calcext:value-type="date">
            <text:p>2019-09-07</text:p>
          </table:table-cell>
          <table:table-cell table:style-name="ce3" office:value-type="time" office:time-value="PT09H48M00S" calcext:value-type="time">
            <text:p>09:48</text:p>
          </table:table-cell>
          <table:table-cell table:style-name="ce3" office:value-type="time" office:time-value="PT17H48M00S" calcext:value-type="time">
            <text:p>17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85</text:p>
          </table:table-cell>
          <table:table-cell office:value-type="string" calcext:value-type="string">
            <text:p>emp00063</text:p>
          </table:table-cell>
          <table:table-cell table:style-name="ce4" office:value-type="date" office:date-value="2019-09-07" calcext:value-type="date">
            <text:p>2019-09-07</text:p>
          </table:table-cell>
          <table:table-cell table:style-name="ce3" office:value-type="time" office:time-value="PT06H19M00S" calcext:value-type="time">
            <text:p>06:19</text:p>
          </table:table-cell>
          <table:table-cell table:style-name="ce3" office:value-type="time" office:time-value="PT14H19M00S" calcext:value-type="time">
            <text:p>14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7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9-08" calcext:value-type="date">
            <text:p>2019-09-08</text:p>
          </table:table-cell>
          <table:table-cell table:style-name="ce3" office:value-type="time" office:time-value="PT12H50M00S" calcext:value-type="time">
            <text:p>12:50</text:p>
          </table:table-cell>
          <table:table-cell table:style-name="ce3" office:value-type="time" office:time-value="PT20H50M00S" calcext:value-type="time">
            <text:p>20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67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9-08" calcext:value-type="date">
            <text:p>2019-09-08</text:p>
          </table:table-cell>
          <table:table-cell table:style-name="ce3" office:value-type="time" office:time-value="PT12H18M00S" calcext:value-type="time">
            <text:p>12:18</text:p>
          </table:table-cell>
          <table:table-cell table:style-name="ce3" office:value-type="time" office:time-value="PT20H18M00S" calcext:value-type="time">
            <text:p>20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4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9-09" calcext:value-type="date">
            <text:p>2019-09-09</text:p>
          </table:table-cell>
          <table:table-cell table:style-name="ce3" office:value-type="time" office:time-value="PT08H52M00S" calcext:value-type="time">
            <text:p>08:52</text:p>
          </table:table-cell>
          <table:table-cell table:style-name="ce3" office:value-type="time" office:time-value="PT16H52M00S" calcext:value-type="time">
            <text:p>16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7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9-09" calcext:value-type="date">
            <text:p>2019-09-09</text:p>
          </table:table-cell>
          <table:table-cell table:style-name="ce3" office:value-type="time" office:time-value="PT08H50M00S" calcext:value-type="time">
            <text:p>08:50</text:p>
          </table:table-cell>
          <table:table-cell table:style-name="ce3" office:value-type="time" office:time-value="PT16H50M00S" calcext:value-type="time">
            <text:p>16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79</text:p>
          </table:table-cell>
          <table:table-cell office:value-type="string" calcext:value-type="string">
            <text:p>emp00050</text:p>
          </table:table-cell>
          <table:table-cell table:style-name="ce4" office:value-type="date" office:date-value="2019-09-09" calcext:value-type="date">
            <text:p>2019-09-09</text:p>
          </table:table-cell>
          <table:table-cell table:style-name="ce3" office:value-type="time" office:time-value="PT11H09M00S" calcext:value-type="time">
            <text:p>11:09</text:p>
          </table:table-cell>
          <table:table-cell table:style-name="ce3" office:value-type="time" office:time-value="PT19H09M00S" calcext:value-type="time">
            <text:p>19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07</text:p>
          </table:table-cell>
          <table:table-cell office:value-type="string" calcext:value-type="string">
            <text:p>emp00018</text:p>
          </table:table-cell>
          <table:table-cell table:style-name="ce4" office:value-type="date" office:date-value="2019-09-09" calcext:value-type="date">
            <text:p>2019-09-09</text:p>
          </table:table-cell>
          <table:table-cell table:style-name="ce3" office:value-type="time" office:time-value="PT08H08M00S" calcext:value-type="time">
            <text:p>08:08</text:p>
          </table:table-cell>
          <table:table-cell table:style-name="ce3" office:value-type="time" office:time-value="PT16H08M00S" calcext:value-type="time">
            <text:p>16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9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9-09" calcext:value-type="date">
            <text:p>2019-09-09</text:p>
          </table:table-cell>
          <table:table-cell table:style-name="ce3" office:value-type="time" office:time-value="PT09H10M00S" calcext:value-type="time">
            <text:p>09:10</text:p>
          </table:table-cell>
          <table:table-cell table:style-name="ce3" office:value-type="time" office:time-value="PT17H10M00S" calcext:value-type="time">
            <text:p>17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08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9-10" calcext:value-type="date">
            <text:p>2019-09-10</text:p>
          </table:table-cell>
          <table:table-cell table:style-name="ce3" office:value-type="time" office:time-value="PT10H37M00S" calcext:value-type="time">
            <text:p>10:37</text:p>
          </table:table-cell>
          <table:table-cell table:style-name="ce3" office:value-type="time" office:time-value="PT18H37M00S" calcext:value-type="time">
            <text:p>18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90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9-10" calcext:value-type="date">
            <text:p>2019-09-10</text:p>
          </table:table-cell>
          <table:table-cell table:style-name="ce3" office:value-type="time" office:time-value="PT12H01M00S" calcext:value-type="time">
            <text:p>12:01</text:p>
          </table:table-cell>
          <table:table-cell table:style-name="ce3" office:value-type="time" office:time-value="PT20H01M00S" calcext:value-type="time">
            <text:p>20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9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9-10" calcext:value-type="date">
            <text:p>2019-09-10</text:p>
          </table:table-cell>
          <table:table-cell table:style-name="ce3" office:value-type="time" office:time-value="PT06H39M00S" calcext:value-type="time">
            <text:p>06:39</text:p>
          </table:table-cell>
          <table:table-cell table:style-name="ce3" office:value-type="time" office:time-value="PT14H39M00S" calcext:value-type="time">
            <text:p>14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6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9-11" calcext:value-type="date">
            <text:p>2019-09-11</text:p>
          </table:table-cell>
          <table:table-cell table:style-name="ce3" office:value-type="time" office:time-value="PT10H27M00S" calcext:value-type="time">
            <text:p>10:27</text:p>
          </table:table-cell>
          <table:table-cell table:style-name="ce3" office:value-type="time" office:time-value="PT18H27M00S" calcext:value-type="time">
            <text:p>18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0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9-11" calcext:value-type="date">
            <text:p>2019-09-11</text:p>
          </table:table-cell>
          <table:table-cell table:style-name="ce3" office:value-type="time" office:time-value="PT10H27M00S" calcext:value-type="time">
            <text:p>10:27</text:p>
          </table:table-cell>
          <table:table-cell table:style-name="ce3" office:value-type="time" office:time-value="PT18H27M00S" calcext:value-type="time">
            <text:p>18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13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9-11" calcext:value-type="date">
            <text:p>2019-09-11</text:p>
          </table:table-cell>
          <table:table-cell table:style-name="ce3" office:value-type="time" office:time-value="PT07H48M00S" calcext:value-type="time">
            <text:p>07:48</text:p>
          </table:table-cell>
          <table:table-cell table:style-name="ce3" office:value-type="time" office:time-value="PT15H48M00S" calcext:value-type="time">
            <text:p>15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15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9-11" calcext:value-type="date">
            <text:p>2019-09-11</text:p>
          </table:table-cell>
          <table:table-cell table:style-name="ce3" office:value-type="time" office:time-value="PT08H33M00S" calcext:value-type="time">
            <text:p>08:33</text:p>
          </table:table-cell>
          <table:table-cell table:style-name="ce3" office:value-type="time" office:time-value="PT16H33M00S" calcext:value-type="time">
            <text:p>16: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6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9-12" calcext:value-type="date">
            <text:p>2019-09-12</text:p>
          </table:table-cell>
          <table:table-cell table:style-name="ce3" office:value-type="time" office:time-value="PT09H54M00S" calcext:value-type="time">
            <text:p>09:54</text:p>
          </table:table-cell>
          <table:table-cell table:style-name="ce3" office:value-type="time" office:time-value="PT17H54M00S" calcext:value-type="time">
            <text:p>17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1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9-12" calcext:value-type="date">
            <text:p>2019-09-12</text:p>
          </table:table-cell>
          <table:table-cell table:style-name="ce3" office:value-type="time" office:time-value="PT11H03M00S" calcext:value-type="time">
            <text:p>11:03</text:p>
          </table:table-cell>
          <table:table-cell table:style-name="ce3" office:value-type="time" office:time-value="PT19H03M00S" calcext:value-type="time">
            <text:p>19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51</text:p>
          </table:table-cell>
          <table:table-cell office:value-type="string" calcext:value-type="string">
            <text:p>emp00011</text:p>
          </table:table-cell>
          <table:table-cell table:style-name="ce4" office:value-type="date" office:date-value="2019-09-12" calcext:value-type="date">
            <text:p>2019-09-12</text:p>
          </table:table-cell>
          <table:table-cell table:style-name="ce3" office:value-type="time" office:time-value="PT12H14M00S" calcext:value-type="time">
            <text:p>12:14</text:p>
          </table:table-cell>
          <table:table-cell table:style-name="ce3" office:value-type="time" office:time-value="PT20H14M00S" calcext:value-type="time">
            <text:p>20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91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9-13" calcext:value-type="date">
            <text:p>2019-09-13</text:p>
          </table:table-cell>
          <table:table-cell table:style-name="ce3" office:value-type="time" office:time-value="PT07H09M00S" calcext:value-type="time">
            <text:p>07:09</text:p>
          </table:table-cell>
          <table:table-cell table:style-name="ce3" office:value-type="time" office:time-value="PT15H09M00S" calcext:value-type="time">
            <text:p>15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80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9-13" calcext:value-type="date">
            <text:p>2019-09-13</text:p>
          </table:table-cell>
          <table:table-cell table:style-name="ce3" office:value-type="time" office:time-value="PT11H04M00S" calcext:value-type="time">
            <text:p>11:04</text:p>
          </table:table-cell>
          <table:table-cell table:style-name="ce3" office:value-type="time" office:time-value="PT19H04M00S" calcext:value-type="time">
            <text:p>19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8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9-14" calcext:value-type="date">
            <text:p>2019-09-14</text:p>
          </table:table-cell>
          <table:table-cell table:style-name="ce3" office:value-type="time" office:time-value="PT08H51M00S" calcext:value-type="time">
            <text:p>08:51</text:p>
          </table:table-cell>
          <table:table-cell table:style-name="ce3" office:value-type="time" office:time-value="PT16H51M00S" calcext:value-type="time">
            <text:p>16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64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9-14" calcext:value-type="date">
            <text:p>2019-09-14</text:p>
          </table:table-cell>
          <table:table-cell table:style-name="ce3" office:value-type="time" office:time-value="PT12H51M00S" calcext:value-type="time">
            <text:p>12:51</text:p>
          </table:table-cell>
          <table:table-cell table:style-name="ce3" office:value-type="time" office:time-value="PT20H51M00S" calcext:value-type="time">
            <text:p>20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23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9-14" calcext:value-type="date">
            <text:p>2019-09-14</text:p>
          </table:table-cell>
          <table:table-cell table:style-name="ce3" office:value-type="time" office:time-value="PT10H34M00S" calcext:value-type="time">
            <text:p>10:34</text:p>
          </table:table-cell>
          <table:table-cell table:style-name="ce3" office:value-type="time" office:time-value="PT18H34M00S" calcext:value-type="time">
            <text:p>18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8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9-14" calcext:value-type="date">
            <text:p>2019-09-14</text:p>
          </table:table-cell>
          <table:table-cell table:style-name="ce3" office:value-type="time" office:time-value="PT07H36M00S" calcext:value-type="time">
            <text:p>07:36</text:p>
          </table:table-cell>
          <table:table-cell table:style-name="ce3" office:value-type="time" office:time-value="PT15H36M00S" calcext:value-type="time">
            <text:p>15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56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9-15" calcext:value-type="date">
            <text:p>2019-09-15</text:p>
          </table:table-cell>
          <table:table-cell table:style-name="ce3" office:value-type="time" office:time-value="PT07H27M00S" calcext:value-type="time">
            <text:p>07:27</text:p>
          </table:table-cell>
          <table:table-cell table:style-name="ce3" office:value-type="time" office:time-value="PT15H27M00S" calcext:value-type="time">
            <text:p>15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1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9-15" calcext:value-type="date">
            <text:p>2019-09-15</text:p>
          </table:table-cell>
          <table:table-cell table:style-name="ce3" office:value-type="time" office:time-value="PT12H21M00S" calcext:value-type="time">
            <text:p>12:21</text:p>
          </table:table-cell>
          <table:table-cell table:style-name="ce3" office:value-type="time" office:time-value="PT20H21M00S" calcext:value-type="time">
            <text:p>20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43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9-15" calcext:value-type="date">
            <text:p>2019-09-15</text:p>
          </table:table-cell>
          <table:table-cell table:style-name="ce3" office:value-type="time" office:time-value="PT10H28M00S" calcext:value-type="time">
            <text:p>10:28</text:p>
          </table:table-cell>
          <table:table-cell table:style-name="ce3" office:value-type="time" office:time-value="PT18H28M00S" calcext:value-type="time">
            <text:p>18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3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9-16" calcext:value-type="date">
            <text:p>2019-09-16</text:p>
          </table:table-cell>
          <table:table-cell table:style-name="ce3" office:value-type="time" office:time-value="PT07H51M00S" calcext:value-type="time">
            <text:p>07:51</text:p>
          </table:table-cell>
          <table:table-cell table:style-name="ce3" office:value-type="time" office:time-value="PT15H51M00S" calcext:value-type="time">
            <text:p>15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1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9-16" calcext:value-type="date">
            <text:p>2019-09-16</text:p>
          </table:table-cell>
          <table:table-cell table:style-name="ce3" office:value-type="time" office:time-value="PT10H15M00S" calcext:value-type="time">
            <text:p>10:15</text:p>
          </table:table-cell>
          <table:table-cell table:style-name="ce3" office:value-type="time" office:time-value="PT18H15M00S" calcext:value-type="time">
            <text:p>18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8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9-16" calcext:value-type="date">
            <text:p>2019-09-16</text:p>
          </table:table-cell>
          <table:table-cell table:style-name="ce3" office:value-type="time" office:time-value="PT08H53M00S" calcext:value-type="time">
            <text:p>08:53</text:p>
          </table:table-cell>
          <table:table-cell table:style-name="ce3" office:value-type="time" office:time-value="PT16H53M00S" calcext:value-type="time">
            <text:p>16: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71</text:p>
          </table:table-cell>
          <table:table-cell office:value-type="string" calcext:value-type="string">
            <text:p>emp00086</text:p>
          </table:table-cell>
          <table:table-cell table:style-name="ce4" office:value-type="date" office:date-value="2019-09-16" calcext:value-type="date">
            <text:p>2019-09-16</text:p>
          </table:table-cell>
          <table:table-cell table:style-name="ce3" office:value-type="time" office:time-value="PT12H27M00S" calcext:value-type="time">
            <text:p>12:27</text:p>
          </table:table-cell>
          <table:table-cell table:style-name="ce3" office:value-type="time" office:time-value="PT20H27M00S" calcext:value-type="time">
            <text:p>20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77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9-16" calcext:value-type="date">
            <text:p>2019-09-16</text:p>
          </table:table-cell>
          <table:table-cell table:style-name="ce3" office:value-type="time" office:time-value="PT07H16M00S" calcext:value-type="time">
            <text:p>07:16</text:p>
          </table:table-cell>
          <table:table-cell table:style-name="ce3" office:value-type="time" office:time-value="PT15H16M00S" calcext:value-type="time">
            <text:p>15: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41</text:p>
          </table:table-cell>
          <table:table-cell office:value-type="string" calcext:value-type="string">
            <text:p>emp00058</text:p>
          </table:table-cell>
          <table:table-cell table:style-name="ce4" office:value-type="date" office:date-value="2019-09-16" calcext:value-type="date">
            <text:p>2019-09-16</text:p>
          </table:table-cell>
          <table:table-cell table:style-name="ce3" office:value-type="time" office:time-value="PT09H00M00S" calcext:value-type="time">
            <text:p>09:00</text:p>
          </table:table-cell>
          <table:table-cell table:style-name="ce3" office:value-type="time" office:time-value="PT17H00M00S" calcext:value-type="time">
            <text:p>1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84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9-17" calcext:value-type="date">
            <text:p>2019-09-17</text:p>
          </table:table-cell>
          <table:table-cell table:style-name="ce3" office:value-type="time" office:time-value="PT10H45M00S" calcext:value-type="time">
            <text:p>10:45</text:p>
          </table:table-cell>
          <table:table-cell table:style-name="ce3" office:value-type="time" office:time-value="PT18H45M00S" calcext:value-type="time">
            <text:p>18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4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9-17" calcext:value-type="date">
            <text:p>2019-09-17</text:p>
          </table:table-cell>
          <table:table-cell table:style-name="ce3" office:value-type="time" office:time-value="PT08H50M00S" calcext:value-type="time">
            <text:p>08:50</text:p>
          </table:table-cell>
          <table:table-cell table:style-name="ce3" office:value-type="time" office:time-value="PT16H50M00S" calcext:value-type="time">
            <text:p>16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56</text:p>
          </table:table-cell>
          <table:table-cell office:value-type="string" calcext:value-type="string">
            <text:p>emp00053</text:p>
          </table:table-cell>
          <table:table-cell table:style-name="ce4" office:value-type="date" office:date-value="2019-09-17" calcext:value-type="date">
            <text:p>2019-09-17</text:p>
          </table:table-cell>
          <table:table-cell table:style-name="ce3" office:value-type="time" office:time-value="PT12H50M00S" calcext:value-type="time">
            <text:p>12:50</text:p>
          </table:table-cell>
          <table:table-cell table:style-name="ce3" office:value-type="time" office:time-value="PT20H50M00S" calcext:value-type="time">
            <text:p>20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3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9-18" calcext:value-type="date">
            <text:p>2019-09-18</text:p>
          </table:table-cell>
          <table:table-cell table:style-name="ce3" office:value-type="time" office:time-value="PT09H52M00S" calcext:value-type="time">
            <text:p>09:52</text:p>
          </table:table-cell>
          <table:table-cell table:style-name="ce3" office:value-type="time" office:time-value="PT17H52M00S" calcext:value-type="time">
            <text:p>17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0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9-18" calcext:value-type="date">
            <text:p>2019-09-18</text:p>
          </table:table-cell>
          <table:table-cell table:style-name="ce3" office:value-type="time" office:time-value="PT11H46M00S" calcext:value-type="time">
            <text:p>11:46</text:p>
          </table:table-cell>
          <table:table-cell table:style-name="ce3" office:value-type="time" office:time-value="PT19H46M00S" calcext:value-type="time">
            <text:p>19: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34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9-18" calcext:value-type="date">
            <text:p>2019-09-18</text:p>
          </table:table-cell>
          <table:table-cell table:style-name="ce3" office:value-type="time" office:time-value="PT10H36M00S" calcext:value-type="time">
            <text:p>10:36</text:p>
          </table:table-cell>
          <table:table-cell table:style-name="ce3" office:value-type="time" office:time-value="PT18H36M00S" calcext:value-type="time">
            <text:p>18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5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9-19" calcext:value-type="date">
            <text:p>2019-09-19</text:p>
          </table:table-cell>
          <table:table-cell table:style-name="ce3" office:value-type="time" office:time-value="PT12H07M00S" calcext:value-type="time">
            <text:p>12:07</text:p>
          </table:table-cell>
          <table:table-cell table:style-name="ce3" office:value-type="time" office:time-value="PT20H07M00S" calcext:value-type="time">
            <text:p>20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80</text:p>
          </table:table-cell>
          <table:table-cell office:value-type="string" calcext:value-type="string">
            <text:p>emp00020</text:p>
          </table:table-cell>
          <table:table-cell table:style-name="ce4" office:value-type="date" office:date-value="2019-09-19" calcext:value-type="date">
            <text:p>2019-09-19</text:p>
          </table:table-cell>
          <table:table-cell table:style-name="ce3" office:value-type="time" office:time-value="PT06H21M00S" calcext:value-type="time">
            <text:p>06:21</text:p>
          </table:table-cell>
          <table:table-cell table:style-name="ce3" office:value-type="time" office:time-value="PT14H21M00S" calcext:value-type="time">
            <text:p>14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24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9-19" calcext:value-type="date">
            <text:p>2019-09-19</text:p>
          </table:table-cell>
          <table:table-cell table:style-name="ce3" office:value-type="time" office:time-value="PT07H01M00S" calcext:value-type="time">
            <text:p>07:01</text:p>
          </table:table-cell>
          <table:table-cell table:style-name="ce3" office:value-type="time" office:time-value="PT15H01M00S" calcext:value-type="time">
            <text:p>15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2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9-19" calcext:value-type="date">
            <text:p>2019-09-19</text:p>
          </table:table-cell>
          <table:table-cell table:style-name="ce3" office:value-type="time" office:time-value="PT09H53M00S" calcext:value-type="time">
            <text:p>09:53</text:p>
          </table:table-cell>
          <table:table-cell table:style-name="ce3" office:value-type="time" office:time-value="PT17H53M00S" calcext:value-type="time">
            <text:p>17: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00</text:p>
          </table:table-cell>
          <table:table-cell office:value-type="string" calcext:value-type="string">
            <text:p>emp00017</text:p>
          </table:table-cell>
          <table:table-cell table:style-name="ce4" office:value-type="date" office:date-value="2019-09-19" calcext:value-type="date">
            <text:p>2019-09-19</text:p>
          </table:table-cell>
          <table:table-cell table:style-name="ce3" office:value-type="time" office:time-value="PT11H01M00S" calcext:value-type="time">
            <text:p>11:01</text:p>
          </table:table-cell>
          <table:table-cell table:style-name="ce3" office:value-type="time" office:time-value="PT19H01M00S" calcext:value-type="time">
            <text:p>19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0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9-20" calcext:value-type="date">
            <text:p>2019-09-20</text:p>
          </table:table-cell>
          <table:table-cell table:style-name="ce3" office:value-type="time" office:time-value="PT10H10M00S" calcext:value-type="time">
            <text:p>10:10</text:p>
          </table:table-cell>
          <table:table-cell table:style-name="ce3" office:value-type="time" office:time-value="PT18H10M00S" calcext:value-type="time">
            <text:p>18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77</text:p>
          </table:table-cell>
          <table:table-cell office:value-type="string" calcext:value-type="string">
            <text:p>emp00023</text:p>
          </table:table-cell>
          <table:table-cell table:style-name="ce4" office:value-type="date" office:date-value="2019-09-20" calcext:value-type="date">
            <text:p>2019-09-20</text:p>
          </table:table-cell>
          <table:table-cell table:style-name="ce3" office:value-type="time" office:time-value="PT09H36M00S" calcext:value-type="time">
            <text:p>09:36</text:p>
          </table:table-cell>
          <table:table-cell table:style-name="ce3" office:value-type="time" office:time-value="PT17H36M00S" calcext:value-type="time">
            <text:p>17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76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9-20" calcext:value-type="date">
            <text:p>2019-09-20</text:p>
          </table:table-cell>
          <table:table-cell table:style-name="ce3" office:value-type="time" office:time-value="PT10H01M00S" calcext:value-type="time">
            <text:p>10:01</text:p>
          </table:table-cell>
          <table:table-cell table:style-name="ce3" office:value-type="time" office:time-value="PT18H01M00S" calcext:value-type="time">
            <text:p>18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27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9-21" calcext:value-type="date">
            <text:p>2019-09-21</text:p>
          </table:table-cell>
          <table:table-cell table:style-name="ce3" office:value-type="time" office:time-value="PT07H17M00S" calcext:value-type="time">
            <text:p>07:17</text:p>
          </table:table-cell>
          <table:table-cell table:style-name="ce3" office:value-type="time" office:time-value="PT15H17M00S" calcext:value-type="time">
            <text:p>15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5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9-21" calcext:value-type="date">
            <text:p>2019-09-21</text:p>
          </table:table-cell>
          <table:table-cell table:style-name="ce3" office:value-type="time" office:time-value="PT07H30M00S" calcext:value-type="time">
            <text:p>07:30</text:p>
          </table:table-cell>
          <table:table-cell table:style-name="ce3" office:value-type="time" office:time-value="PT15H30M00S" calcext:value-type="time">
            <text:p>15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3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9-22" calcext:value-type="date">
            <text:p>2019-09-22</text:p>
          </table:table-cell>
          <table:table-cell table:style-name="ce3" office:value-type="time" office:time-value="PT09H13M00S" calcext:value-type="time">
            <text:p>09:13</text:p>
          </table:table-cell>
          <table:table-cell table:style-name="ce3" office:value-type="time" office:time-value="PT17H13M00S" calcext:value-type="time">
            <text:p>17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03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9-22" calcext:value-type="date">
            <text:p>2019-09-22</text:p>
          </table:table-cell>
          <table:table-cell table:style-name="ce3" office:value-type="time" office:time-value="PT12H43M00S" calcext:value-type="time">
            <text:p>12:43</text:p>
          </table:table-cell>
          <table:table-cell table:style-name="ce3" office:value-type="time" office:time-value="PT20H43M00S" calcext:value-type="time">
            <text:p>20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50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9-22" calcext:value-type="date">
            <text:p>2019-09-22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14H25M00S" calcext:value-type="time">
            <text:p>14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54</text:p>
          </table:table-cell>
          <table:table-cell office:value-type="string" calcext:value-type="string">
            <text:p>emp00021</text:p>
          </table:table-cell>
          <table:table-cell table:style-name="ce4" office:value-type="date" office:date-value="2019-09-22" calcext:value-type="date">
            <text:p>2019-09-22</text:p>
          </table:table-cell>
          <table:table-cell table:style-name="ce3" office:value-type="time" office:time-value="PT10H36M00S" calcext:value-type="time">
            <text:p>10:36</text:p>
          </table:table-cell>
          <table:table-cell table:style-name="ce3" office:value-type="time" office:time-value="PT18H36M00S" calcext:value-type="time">
            <text:p>18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68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9-22" calcext:value-type="date">
            <text:p>2019-09-22</text:p>
          </table:table-cell>
          <table:table-cell table:style-name="ce3" office:value-type="time" office:time-value="PT12H27M00S" calcext:value-type="time">
            <text:p>12:27</text:p>
          </table:table-cell>
          <table:table-cell table:style-name="ce3" office:value-type="time" office:time-value="PT20H27M00S" calcext:value-type="time">
            <text:p>20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48</text:p>
          </table:table-cell>
          <table:table-cell office:value-type="string" calcext:value-type="string">
            <text:p>emp00096</text:p>
          </table:table-cell>
          <table:table-cell table:style-name="ce4" office:value-type="date" office:date-value="2019-09-22" calcext:value-type="date">
            <text:p>2019-09-22</text:p>
          </table:table-cell>
          <table:table-cell table:style-name="ce3" office:value-type="time" office:time-value="PT08H05M00S" calcext:value-type="time">
            <text:p>08:05</text:p>
          </table:table-cell>
          <table:table-cell table:style-name="ce3" office:value-type="time" office:time-value="PT16H05M00S" calcext:value-type="time">
            <text:p>16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64</text:p>
          </table:table-cell>
          <table:table-cell office:value-type="string" calcext:value-type="string">
            <text:p>emp00051</text:p>
          </table:table-cell>
          <table:table-cell table:style-name="ce4" office:value-type="date" office:date-value="2019-09-22" calcext:value-type="date">
            <text:p>2019-09-22</text:p>
          </table:table-cell>
          <table:table-cell table:style-name="ce3" office:value-type="time" office:time-value="PT12H17M00S" calcext:value-type="time">
            <text:p>12:17</text:p>
          </table:table-cell>
          <table:table-cell table:style-name="ce3" office:value-type="time" office:time-value="PT20H17M00S" calcext:value-type="time">
            <text:p>20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9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9-22" calcext:value-type="date">
            <text:p>2019-09-22</text:p>
          </table:table-cell>
          <table:table-cell table:style-name="ce3" office:value-type="time" office:time-value="PT07H18M00S" calcext:value-type="time">
            <text:p>07:18</text:p>
          </table:table-cell>
          <table:table-cell table:style-name="ce3" office:value-type="time" office:time-value="PT15H18M00S" calcext:value-type="time">
            <text:p>15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47</text:p>
          </table:table-cell>
          <table:table-cell office:value-type="string" calcext:value-type="string">
            <text:p>emp00062</text:p>
          </table:table-cell>
          <table:table-cell table:style-name="ce4" office:value-type="date" office:date-value="2019-09-22" calcext:value-type="date">
            <text:p>2019-09-22</text:p>
          </table:table-cell>
          <table:table-cell table:style-name="ce3" office:value-type="time" office:time-value="PT06H29M00S" calcext:value-type="time">
            <text:p>06:29</text:p>
          </table:table-cell>
          <table:table-cell table:style-name="ce3" office:value-type="time" office:time-value="PT14H29M00S" calcext:value-type="time">
            <text:p>14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88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9-23" calcext:value-type="date">
            <text:p>2019-09-23</text:p>
          </table:table-cell>
          <table:table-cell table:style-name="ce3" office:value-type="time" office:time-value="PT06H31M00S" calcext:value-type="time">
            <text:p>06:31</text:p>
          </table:table-cell>
          <table:table-cell table:style-name="ce3" office:value-type="time" office:time-value="PT14H31M00S" calcext:value-type="time">
            <text:p>14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0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9-23" calcext:value-type="date">
            <text:p>2019-09-23</text:p>
          </table:table-cell>
          <table:table-cell table:style-name="ce3" office:value-type="time" office:time-value="PT10H13M00S" calcext:value-type="time">
            <text:p>10:13</text:p>
          </table:table-cell>
          <table:table-cell table:style-name="ce3" office:value-type="time" office:time-value="PT18H13M00S" calcext:value-type="time">
            <text:p>18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9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09-23" calcext:value-type="date">
            <text:p>2019-09-23</text:p>
          </table:table-cell>
          <table:table-cell table:style-name="ce3" office:value-type="time" office:time-value="PT11H44M00S" calcext:value-type="time">
            <text:p>11:44</text:p>
          </table:table-cell>
          <table:table-cell table:style-name="ce3" office:value-type="time" office:time-value="PT19H44M00S" calcext:value-type="time">
            <text:p>19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4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9-23" calcext:value-type="date">
            <text:p>2019-09-23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14H40M00S" calcext:value-type="time">
            <text:p>14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3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9-23" calcext:value-type="date">
            <text:p>2019-09-23</text:p>
          </table:table-cell>
          <table:table-cell table:style-name="ce3" office:value-type="time" office:time-value="PT06H24M00S" calcext:value-type="time">
            <text:p>06:24</text:p>
          </table:table-cell>
          <table:table-cell table:style-name="ce3" office:value-type="time" office:time-value="PT14H24M00S" calcext:value-type="time">
            <text:p>14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9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9-23" calcext:value-type="date">
            <text:p>2019-09-23</text:p>
          </table:table-cell>
          <table:table-cell table:style-name="ce3" office:value-type="time" office:time-value="PT10H40M00S" calcext:value-type="time">
            <text:p>10:40</text:p>
          </table:table-cell>
          <table:table-cell table:style-name="ce3" office:value-type="time" office:time-value="PT18H40M00S" calcext:value-type="time">
            <text:p>18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92</text:p>
          </table:table-cell>
          <table:table-cell office:value-type="string" calcext:value-type="string">
            <text:p>emp00053</text:p>
          </table:table-cell>
          <table:table-cell table:style-name="ce4" office:value-type="date" office:date-value="2019-09-23" calcext:value-type="date">
            <text:p>2019-09-23</text:p>
          </table:table-cell>
          <table:table-cell table:style-name="ce3" office:value-type="time" office:time-value="PT10H29M00S" calcext:value-type="time">
            <text:p>10:29</text:p>
          </table:table-cell>
          <table:table-cell table:style-name="ce3" office:value-type="time" office:time-value="PT18H29M00S" calcext:value-type="time">
            <text:p>18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53</text:p>
          </table:table-cell>
          <table:table-cell office:value-type="string" calcext:value-type="string">
            <text:p>emp00089</text:p>
          </table:table-cell>
          <table:table-cell table:style-name="ce4" office:value-type="date" office:date-value="2019-09-23" calcext:value-type="date">
            <text:p>2019-09-23</text:p>
          </table:table-cell>
          <table:table-cell table:style-name="ce3" office:value-type="time" office:time-value="PT07H49M00S" calcext:value-type="time">
            <text:p>07:49</text:p>
          </table:table-cell>
          <table:table-cell table:style-name="ce3" office:value-type="time" office:time-value="PT15H49M00S" calcext:value-type="time">
            <text:p>15: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7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09-24" calcext:value-type="date">
            <text:p>2019-09-24</text:p>
          </table:table-cell>
          <table:table-cell table:style-name="ce3" office:value-type="time" office:time-value="PT09H59M00S" calcext:value-type="time">
            <text:p>09:59</text:p>
          </table:table-cell>
          <table:table-cell table:style-name="ce3" office:value-type="time" office:time-value="PT17H59M00S" calcext:value-type="time">
            <text:p>17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2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9-24" calcext:value-type="date">
            <text:p>2019-09-24</text:p>
          </table:table-cell>
          <table:table-cell table:style-name="ce3" office:value-type="time" office:time-value="PT11H54M00S" calcext:value-type="time">
            <text:p>11:54</text:p>
          </table:table-cell>
          <table:table-cell table:style-name="ce3" office:value-type="time" office:time-value="PT19H54M00S" calcext:value-type="time">
            <text:p>19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81</text:p>
          </table:table-cell>
          <table:table-cell office:value-type="string" calcext:value-type="string">
            <text:p>emp00085</text:p>
          </table:table-cell>
          <table:table-cell table:style-name="ce4" office:value-type="date" office:date-value="2019-09-24" calcext:value-type="date">
            <text:p>2019-09-24</text:p>
          </table:table-cell>
          <table:table-cell table:style-name="ce3" office:value-type="time" office:time-value="PT06H59M00S" calcext:value-type="time">
            <text:p>06:59</text:p>
          </table:table-cell>
          <table:table-cell table:style-name="ce3" office:value-type="time" office:time-value="PT14H59M00S" calcext:value-type="time">
            <text:p>14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27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09-24" calcext:value-type="date">
            <text:p>2019-09-24</text:p>
          </table:table-cell>
          <table:table-cell table:style-name="ce3" office:value-type="time" office:time-value="PT11H10M00S" calcext:value-type="time">
            <text:p>11:10</text:p>
          </table:table-cell>
          <table:table-cell table:style-name="ce3" office:value-type="time" office:time-value="PT19H10M00S" calcext:value-type="time">
            <text:p>19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39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9-25" calcext:value-type="date">
            <text:p>2019-09-25</text:p>
          </table:table-cell>
          <table:table-cell table:style-name="ce3" office:value-type="time" office:time-value="PT12H42M00S" calcext:value-type="time">
            <text:p>12:42</text:p>
          </table:table-cell>
          <table:table-cell table:style-name="ce3" office:value-type="time" office:time-value="PT20H42M00S" calcext:value-type="time">
            <text:p>20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37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9-26" calcext:value-type="date">
            <text:p>2019-09-26</text:p>
          </table:table-cell>
          <table:table-cell table:style-name="ce3" office:value-type="time" office:time-value="PT09H26M00S" calcext:value-type="time">
            <text:p>09:26</text:p>
          </table:table-cell>
          <table:table-cell table:style-name="ce3" office:value-type="time" office:time-value="PT17H26M00S" calcext:value-type="time">
            <text:p>17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4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09-26" calcext:value-type="date">
            <text:p>2019-09-26</text:p>
          </table:table-cell>
          <table:table-cell table:style-name="ce3" office:value-type="time" office:time-value="PT08H38M00S" calcext:value-type="time">
            <text:p>08:38</text:p>
          </table:table-cell>
          <table:table-cell table:style-name="ce3" office:value-type="time" office:time-value="PT16H38M00S" calcext:value-type="time">
            <text:p>16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12</text:p>
          </table:table-cell>
          <table:table-cell office:value-type="string" calcext:value-type="string">
            <text:p>emp00015</text:p>
          </table:table-cell>
          <table:table-cell table:style-name="ce4" office:value-type="date" office:date-value="2019-09-26" calcext:value-type="date">
            <text:p>2019-09-26</text:p>
          </table:table-cell>
          <table:table-cell table:style-name="ce3" office:value-type="time" office:time-value="PT08H42M00S" calcext:value-type="time">
            <text:p>08:42</text:p>
          </table:table-cell>
          <table:table-cell table:style-name="ce3" office:value-type="time" office:time-value="PT16H42M00S" calcext:value-type="time">
            <text:p>16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40</text:p>
          </table:table-cell>
          <table:table-cell office:value-type="string" calcext:value-type="string">
            <text:p>emp00003</text:p>
          </table:table-cell>
          <table:table-cell table:style-name="ce4" office:value-type="date" office:date-value="2019-09-26" calcext:value-type="date">
            <text:p>2019-09-26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14H40M00S" calcext:value-type="time">
            <text:p>14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37</text:p>
          </table:table-cell>
          <table:table-cell office:value-type="string" calcext:value-type="string">
            <text:p>emp00094</text:p>
          </table:table-cell>
          <table:table-cell table:style-name="ce4" office:value-type="date" office:date-value="2019-09-26" calcext:value-type="date">
            <text:p>2019-09-26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14H05M00S" calcext:value-type="time">
            <text:p>14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33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9-27" calcext:value-type="date">
            <text:p>2019-09-27</text:p>
          </table:table-cell>
          <table:table-cell table:style-name="ce3" office:value-type="time" office:time-value="PT09H02M00S" calcext:value-type="time">
            <text:p>09:02</text:p>
          </table:table-cell>
          <table:table-cell table:style-name="ce3" office:value-type="time" office:time-value="PT17H02M00S" calcext:value-type="time">
            <text:p>17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97</text:p>
          </table:table-cell>
          <table:table-cell office:value-type="string" calcext:value-type="string">
            <text:p>emp00091</text:p>
          </table:table-cell>
          <table:table-cell table:style-name="ce4" office:value-type="date" office:date-value="2019-09-27" calcext:value-type="date">
            <text:p>2019-09-27</text:p>
          </table:table-cell>
          <table:table-cell table:style-name="ce3" office:value-type="time" office:time-value="PT07H12M00S" calcext:value-type="time">
            <text:p>07:12</text:p>
          </table:table-cell>
          <table:table-cell table:style-name="ce3" office:value-type="time" office:time-value="PT15H12M00S" calcext:value-type="time">
            <text:p>15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1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9-27" calcext:value-type="date">
            <text:p>2019-09-27</text:p>
          </table:table-cell>
          <table:table-cell table:style-name="ce3" office:value-type="time" office:time-value="PT11H45M00S" calcext:value-type="time">
            <text:p>11:45</text:p>
          </table:table-cell>
          <table:table-cell table:style-name="ce3" office:value-type="time" office:time-value="PT19H45M00S" calcext:value-type="time">
            <text:p>19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61</text:p>
          </table:table-cell>
          <table:table-cell office:value-type="string" calcext:value-type="string">
            <text:p>emp00097</text:p>
          </table:table-cell>
          <table:table-cell table:style-name="ce4" office:value-type="date" office:date-value="2019-09-27" calcext:value-type="date">
            <text:p>2019-09-27</text:p>
          </table:table-cell>
          <table:table-cell table:style-name="ce3" office:value-type="time" office:time-value="PT06H09M00S" calcext:value-type="time">
            <text:p>06:09</text:p>
          </table:table-cell>
          <table:table-cell table:style-name="ce3" office:value-type="time" office:time-value="PT14H09M00S" calcext:value-type="time">
            <text:p>14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13</text:p>
          </table:table-cell>
          <table:table-cell office:value-type="string" calcext:value-type="string">
            <text:p>emp00060</text:p>
          </table:table-cell>
          <table:table-cell table:style-name="ce4" office:value-type="date" office:date-value="2019-09-27" calcext:value-type="date">
            <text:p>2019-09-27</text:p>
          </table:table-cell>
          <table:table-cell table:style-name="ce3" office:value-type="time" office:time-value="PT10H38M00S" calcext:value-type="time">
            <text:p>10:38</text:p>
          </table:table-cell>
          <table:table-cell table:style-name="ce3" office:value-type="time" office:time-value="PT18H38M00S" calcext:value-type="time">
            <text:p>18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2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09-28" calcext:value-type="date">
            <text:p>2019-09-28</text:p>
          </table:table-cell>
          <table:table-cell table:style-name="ce3" office:value-type="time" office:time-value="PT09H55M00S" calcext:value-type="time">
            <text:p>09:55</text:p>
          </table:table-cell>
          <table:table-cell table:style-name="ce3" office:value-type="time" office:time-value="PT17H55M00S" calcext:value-type="time">
            <text:p>17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6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9-28" calcext:value-type="date">
            <text:p>2019-09-28</text:p>
          </table:table-cell>
          <table:table-cell table:style-name="ce3" office:value-type="time" office:time-value="PT09H46M00S" calcext:value-type="time">
            <text:p>09:46</text:p>
          </table:table-cell>
          <table:table-cell table:style-name="ce3" office:value-type="time" office:time-value="PT17H46M00S" calcext:value-type="time">
            <text:p>17: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6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09-29" calcext:value-type="date">
            <text:p>2019-09-29</text:p>
          </table:table-cell>
          <table:table-cell table:style-name="ce3" office:value-type="time" office:time-value="PT08H21M00S" calcext:value-type="time">
            <text:p>08:21</text:p>
          </table:table-cell>
          <table:table-cell table:style-name="ce3" office:value-type="time" office:time-value="PT16H21M00S" calcext:value-type="time">
            <text:p>16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4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09-29" calcext:value-type="date">
            <text:p>2019-09-29</text:p>
          </table:table-cell>
          <table:table-cell table:style-name="ce3" office:value-type="time" office:time-value="PT11H02M00S" calcext:value-type="time">
            <text:p>11:02</text:p>
          </table:table-cell>
          <table:table-cell table:style-name="ce3" office:value-type="time" office:time-value="PT19H02M00S" calcext:value-type="time">
            <text:p>19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29</text:p>
          </table:table-cell>
          <table:table-cell office:value-type="string" calcext:value-type="string">
            <text:p>emp00042</text:p>
          </table:table-cell>
          <table:table-cell table:style-name="ce4" office:value-type="date" office:date-value="2019-09-29" calcext:value-type="date">
            <text:p>2019-09-29</text:p>
          </table:table-cell>
          <table:table-cell table:style-name="ce3" office:value-type="time" office:time-value="PT09H20M00S" calcext:value-type="time">
            <text:p>09:20</text:p>
          </table:table-cell>
          <table:table-cell table:style-name="ce3" office:value-type="time" office:time-value="PT17H20M00S" calcext:value-type="time">
            <text:p>17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35</text:p>
          </table:table-cell>
          <table:table-cell office:value-type="string" calcext:value-type="string">
            <text:p>emp00003</text:p>
          </table:table-cell>
          <table:table-cell table:style-name="ce4" office:value-type="date" office:date-value="2019-09-29" calcext:value-type="date">
            <text:p>2019-09-29</text:p>
          </table:table-cell>
          <table:table-cell table:style-name="ce3" office:value-type="time" office:time-value="PT12H23M00S" calcext:value-type="time">
            <text:p>12:23</text:p>
          </table:table-cell>
          <table:table-cell table:style-name="ce3" office:value-type="time" office:time-value="PT20H23M00S" calcext:value-type="time">
            <text:p>20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34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09-29" calcext:value-type="date">
            <text:p>2019-09-29</text:p>
          </table:table-cell>
          <table:table-cell table:style-name="ce3" office:value-type="time" office:time-value="PT06H51M00S" calcext:value-type="time">
            <text:p>06:51</text:p>
          </table:table-cell>
          <table:table-cell table:style-name="ce3" office:value-type="time" office:time-value="PT14H51M00S" calcext:value-type="time">
            <text:p>14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9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0-01" calcext:value-type="date">
            <text:p>2019-10-01</text:p>
          </table:table-cell>
          <table:table-cell table:style-name="ce3" office:value-type="time" office:time-value="PT09H21M00S" calcext:value-type="time">
            <text:p>09:21</text:p>
          </table:table-cell>
          <table:table-cell table:style-name="ce3" office:value-type="time" office:time-value="PT17H21M00S" calcext:value-type="time">
            <text:p>17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34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0-01" calcext:value-type="date">
            <text:p>2019-10-01</text:p>
          </table:table-cell>
          <table:table-cell table:style-name="ce3" office:value-type="time" office:time-value="PT10H36M00S" calcext:value-type="time">
            <text:p>10:36</text:p>
          </table:table-cell>
          <table:table-cell table:style-name="ce3" office:value-type="time" office:time-value="PT18H36M00S" calcext:value-type="time">
            <text:p>18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11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0-01" calcext:value-type="date">
            <text:p>2019-10-01</text:p>
          </table:table-cell>
          <table:table-cell table:style-name="ce3" office:value-type="time" office:time-value="PT12H11M00S" calcext:value-type="time">
            <text:p>12:11</text:p>
          </table:table-cell>
          <table:table-cell table:style-name="ce3" office:value-type="time" office:time-value="PT20H11M00S" calcext:value-type="time">
            <text:p>20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75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0-02" calcext:value-type="date">
            <text:p>2019-10-02</text:p>
          </table:table-cell>
          <table:table-cell table:style-name="ce3" office:value-type="time" office:time-value="PT12H55M00S" calcext:value-type="time">
            <text:p>12:55</text:p>
          </table:table-cell>
          <table:table-cell table:style-name="ce3" office:value-type="time" office:time-value="PT20H55M00S" calcext:value-type="time">
            <text:p>20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8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0-02" calcext:value-type="date">
            <text:p>2019-10-02</text:p>
          </table:table-cell>
          <table:table-cell table:style-name="ce3" office:value-type="time" office:time-value="PT06H43M00S" calcext:value-type="time">
            <text:p>06:43</text:p>
          </table:table-cell>
          <table:table-cell table:style-name="ce3" office:value-type="time" office:time-value="PT14H43M00S" calcext:value-type="time">
            <text:p>14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40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0-03" calcext:value-type="date">
            <text:p>2019-10-03</text:p>
          </table:table-cell>
          <table:table-cell table:style-name="ce3" office:value-type="time" office:time-value="PT10H10M00S" calcext:value-type="time">
            <text:p>10:10</text:p>
          </table:table-cell>
          <table:table-cell table:style-name="ce3" office:value-type="time" office:time-value="PT18H10M00S" calcext:value-type="time">
            <text:p>18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36</text:p>
          </table:table-cell>
          <table:table-cell office:value-type="string" calcext:value-type="string">
            <text:p>emp00077</text:p>
          </table:table-cell>
          <table:table-cell table:style-name="ce4" office:value-type="date" office:date-value="2019-10-03" calcext:value-type="date">
            <text:p>2019-10-03</text:p>
          </table:table-cell>
          <table:table-cell table:style-name="ce3" office:value-type="time" office:time-value="PT08H49M00S" calcext:value-type="time">
            <text:p>08:49</text:p>
          </table:table-cell>
          <table:table-cell table:style-name="ce3" office:value-type="time" office:time-value="PT16H49M00S" calcext:value-type="time">
            <text:p>16: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4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0-03" calcext:value-type="date">
            <text:p>2019-10-03</text:p>
          </table:table-cell>
          <table:table-cell table:style-name="ce3" office:value-type="time" office:time-value="PT10H01M00S" calcext:value-type="time">
            <text:p>10:01</text:p>
          </table:table-cell>
          <table:table-cell table:style-name="ce3" office:value-type="time" office:time-value="PT18H01M00S" calcext:value-type="time">
            <text:p>18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9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0-03" calcext:value-type="date">
            <text:p>2019-10-03</text:p>
          </table:table-cell>
          <table:table-cell table:style-name="ce3" office:value-type="time" office:time-value="PT12H07M00S" calcext:value-type="time">
            <text:p>12:07</text:p>
          </table:table-cell>
          <table:table-cell table:style-name="ce3" office:value-type="time" office:time-value="PT20H07M00S" calcext:value-type="time">
            <text:p>20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55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0-03" calcext:value-type="date">
            <text:p>2019-10-03</text:p>
          </table:table-cell>
          <table:table-cell table:style-name="ce3" office:value-type="time" office:time-value="PT10H20M00S" calcext:value-type="time">
            <text:p>10:20</text:p>
          </table:table-cell>
          <table:table-cell table:style-name="ce3" office:value-type="time" office:time-value="PT18H20M00S" calcext:value-type="time">
            <text:p>18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2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0-04" calcext:value-type="date">
            <text:p>2019-10-04</text:p>
          </table:table-cell>
          <table:table-cell table:style-name="ce3" office:value-type="time" office:time-value="PT06H39M00S" calcext:value-type="time">
            <text:p>06:39</text:p>
          </table:table-cell>
          <table:table-cell table:style-name="ce3" office:value-type="time" office:time-value="PT14H39M00S" calcext:value-type="time">
            <text:p>14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03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0-04" calcext:value-type="date">
            <text:p>2019-10-04</text:p>
          </table:table-cell>
          <table:table-cell table:style-name="ce3" office:value-type="time" office:time-value="PT09H24M00S" calcext:value-type="time">
            <text:p>09:24</text:p>
          </table:table-cell>
          <table:table-cell table:style-name="ce3" office:value-type="time" office:time-value="PT17H24M00S" calcext:value-type="time">
            <text:p>17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8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0-04" calcext:value-type="date">
            <text:p>2019-10-04</text:p>
          </table:table-cell>
          <table:table-cell table:style-name="ce3" office:value-type="time" office:time-value="PT11H16M00S" calcext:value-type="time">
            <text:p>11:16</text:p>
          </table:table-cell>
          <table:table-cell table:style-name="ce3" office:value-type="time" office:time-value="PT19H16M00S" calcext:value-type="time">
            <text:p>19: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2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0-04" calcext:value-type="date">
            <text:p>2019-10-04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14H45M00S" calcext:value-type="time">
            <text:p>14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23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0-04" calcext:value-type="date">
            <text:p>2019-10-04</text:p>
          </table:table-cell>
          <table:table-cell table:style-name="ce3" office:value-type="time" office:time-value="PT06H10M00S" calcext:value-type="time">
            <text:p>06:10</text:p>
          </table:table-cell>
          <table:table-cell table:style-name="ce3" office:value-type="time" office:time-value="PT14H10M00S" calcext:value-type="time">
            <text:p>14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8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0-05" calcext:value-type="date">
            <text:p>2019-10-05</text:p>
          </table:table-cell>
          <table:table-cell table:style-name="ce3" office:value-type="time" office:time-value="PT06H19M00S" calcext:value-type="time">
            <text:p>06:19</text:p>
          </table:table-cell>
          <table:table-cell table:style-name="ce3" office:value-type="time" office:time-value="PT14H19M00S" calcext:value-type="time">
            <text:p>14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2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0-05" calcext:value-type="date">
            <text:p>2019-10-05</text:p>
          </table:table-cell>
          <table:table-cell table:style-name="ce3" office:value-type="time" office:time-value="PT09H21M00S" calcext:value-type="time">
            <text:p>09:21</text:p>
          </table:table-cell>
          <table:table-cell table:style-name="ce3" office:value-type="time" office:time-value="PT17H21M00S" calcext:value-type="time">
            <text:p>17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87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0-05" calcext:value-type="date">
            <text:p>2019-10-05</text:p>
          </table:table-cell>
          <table:table-cell table:style-name="ce3" office:value-type="time" office:time-value="PT06H30M00S" calcext:value-type="time">
            <text:p>06:30</text:p>
          </table:table-cell>
          <table:table-cell table:style-name="ce3" office:value-type="time" office:time-value="PT14H30M00S" calcext:value-type="time">
            <text:p>14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4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0-05" calcext:value-type="date">
            <text:p>2019-10-05</text:p>
          </table:table-cell>
          <table:table-cell table:style-name="ce3" office:value-type="time" office:time-value="PT08H45M00S" calcext:value-type="time">
            <text:p>08:45</text:p>
          </table:table-cell>
          <table:table-cell table:style-name="ce3" office:value-type="time" office:time-value="PT16H45M00S" calcext:value-type="time">
            <text:p>16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8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0-06" calcext:value-type="date">
            <text:p>2019-10-06</text:p>
          </table:table-cell>
          <table:table-cell table:style-name="ce3" office:value-type="time" office:time-value="PT07H44M00S" calcext:value-type="time">
            <text:p>07:44</text:p>
          </table:table-cell>
          <table:table-cell table:style-name="ce3" office:value-type="time" office:time-value="PT15H44M00S" calcext:value-type="time">
            <text:p>15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7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0-06" calcext:value-type="date">
            <text:p>2019-10-06</text:p>
          </table:table-cell>
          <table:table-cell table:style-name="ce3" office:value-type="time" office:time-value="PT08H56M00S" calcext:value-type="time">
            <text:p>08:56</text:p>
          </table:table-cell>
          <table:table-cell table:style-name="ce3" office:value-type="time" office:time-value="PT16H56M00S" calcext:value-type="time">
            <text:p>16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2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0-07" calcext:value-type="date">
            <text:p>2019-10-07</text:p>
          </table:table-cell>
          <table:table-cell table:style-name="ce3" office:value-type="time" office:time-value="PT06H19M00S" calcext:value-type="time">
            <text:p>06:19</text:p>
          </table:table-cell>
          <table:table-cell table:style-name="ce3" office:value-type="time" office:time-value="PT14H19M00S" calcext:value-type="time">
            <text:p>14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39</text:p>
          </table:table-cell>
          <table:table-cell office:value-type="string" calcext:value-type="string">
            <text:p>emp00029</text:p>
          </table:table-cell>
          <table:table-cell table:style-name="ce4" office:value-type="date" office:date-value="2019-10-07" calcext:value-type="date">
            <text:p>2019-10-07</text:p>
          </table:table-cell>
          <table:table-cell table:style-name="ce3" office:value-type="time" office:time-value="PT10H00M00S" calcext:value-type="time">
            <text:p>10:00</text:p>
          </table:table-cell>
          <table:table-cell table:style-name="ce3" office:value-type="time" office:time-value="PT18H00M00S" calcext:value-type="time">
            <text:p>1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1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0-08" calcext:value-type="date">
            <text:p>2019-10-08</text:p>
          </table:table-cell>
          <table:table-cell table:style-name="ce3" office:value-type="time" office:time-value="PT12H23M00S" calcext:value-type="time">
            <text:p>12:23</text:p>
          </table:table-cell>
          <table:table-cell table:style-name="ce3" office:value-type="time" office:time-value="PT20H23M00S" calcext:value-type="time">
            <text:p>20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8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0-08" calcext:value-type="date">
            <text:p>2019-10-08</text:p>
          </table:table-cell>
          <table:table-cell table:style-name="ce3" office:value-type="time" office:time-value="PT08H14M00S" calcext:value-type="time">
            <text:p>08:14</text:p>
          </table:table-cell>
          <table:table-cell table:style-name="ce3" office:value-type="time" office:time-value="PT16H14M00S" calcext:value-type="time">
            <text:p>16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9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0-09" calcext:value-type="date">
            <text:p>2019-10-09</text:p>
          </table:table-cell>
          <table:table-cell table:style-name="ce3" office:value-type="time" office:time-value="PT08H14M00S" calcext:value-type="time">
            <text:p>08:14</text:p>
          </table:table-cell>
          <table:table-cell table:style-name="ce3" office:value-type="time" office:time-value="PT16H14M00S" calcext:value-type="time">
            <text:p>16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08</text:p>
          </table:table-cell>
          <table:table-cell office:value-type="string" calcext:value-type="string">
            <text:p>emp00067</text:p>
          </table:table-cell>
          <table:table-cell table:style-name="ce4" office:value-type="date" office:date-value="2019-10-09" calcext:value-type="date">
            <text:p>2019-10-09</text:p>
          </table:table-cell>
          <table:table-cell table:style-name="ce3" office:value-type="time" office:time-value="PT06H27M00S" calcext:value-type="time">
            <text:p>06:27</text:p>
          </table:table-cell>
          <table:table-cell table:style-name="ce3" office:value-type="time" office:time-value="PT14H27M00S" calcext:value-type="time">
            <text:p>14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60</text:p>
          </table:table-cell>
          <table:table-cell office:value-type="string" calcext:value-type="string">
            <text:p>emp00085</text:p>
          </table:table-cell>
          <table:table-cell table:style-name="ce4" office:value-type="date" office:date-value="2019-10-09" calcext:value-type="date">
            <text:p>2019-10-09</text:p>
          </table:table-cell>
          <table:table-cell table:style-name="ce3" office:value-type="time" office:time-value="PT12H19M00S" calcext:value-type="time">
            <text:p>12:19</text:p>
          </table:table-cell>
          <table:table-cell table:style-name="ce3" office:value-type="time" office:time-value="PT20H19M00S" calcext:value-type="time">
            <text:p>20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0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0-09" calcext:value-type="date">
            <text:p>2019-10-09</text:p>
          </table:table-cell>
          <table:table-cell table:style-name="ce3" office:value-type="time" office:time-value="PT11H11M00S" calcext:value-type="time">
            <text:p>11:11</text:p>
          </table:table-cell>
          <table:table-cell table:style-name="ce3" office:value-type="time" office:time-value="PT19H11M00S" calcext:value-type="time">
            <text:p>19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92</text:p>
          </table:table-cell>
          <table:table-cell office:value-type="string" calcext:value-type="string">
            <text:p>emp00064</text:p>
          </table:table-cell>
          <table:table-cell table:style-name="ce4" office:value-type="date" office:date-value="2019-10-09" calcext:value-type="date">
            <text:p>2019-10-09</text:p>
          </table:table-cell>
          <table:table-cell table:style-name="ce3" office:value-type="time" office:time-value="PT08H41M00S" calcext:value-type="time">
            <text:p>08:41</text:p>
          </table:table-cell>
          <table:table-cell table:style-name="ce3" office:value-type="time" office:time-value="PT16H41M00S" calcext:value-type="time">
            <text:p>16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50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0-09" calcext:value-type="date">
            <text:p>2019-10-09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14H25M00S" calcext:value-type="time">
            <text:p>14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6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0-10" calcext:value-type="date">
            <text:p>2019-10-10</text:p>
          </table:table-cell>
          <table:table-cell table:style-name="ce3" office:value-type="time" office:time-value="PT07H09M00S" calcext:value-type="time">
            <text:p>07:09</text:p>
          </table:table-cell>
          <table:table-cell table:style-name="ce3" office:value-type="time" office:time-value="PT15H09M00S" calcext:value-type="time">
            <text:p>15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1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0-10" calcext:value-type="date">
            <text:p>2019-10-10</text:p>
          </table:table-cell>
          <table:table-cell table:style-name="ce3" office:value-type="time" office:time-value="PT06H52M00S" calcext:value-type="time">
            <text:p>06:52</text:p>
          </table:table-cell>
          <table:table-cell table:style-name="ce3" office:value-type="time" office:time-value="PT14H52M00S" calcext:value-type="time">
            <text:p>14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6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0-11" calcext:value-type="date">
            <text:p>2019-10-11</text:p>
          </table:table-cell>
          <table:table-cell table:style-name="ce3" office:value-type="time" office:time-value="PT07H52M00S" calcext:value-type="time">
            <text:p>07:52</text:p>
          </table:table-cell>
          <table:table-cell table:style-name="ce3" office:value-type="time" office:time-value="PT15H52M00S" calcext:value-type="time">
            <text:p>15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63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0-12" calcext:value-type="date">
            <text:p>2019-10-12</text:p>
          </table:table-cell>
          <table:table-cell table:style-name="ce3" office:value-type="time" office:time-value="PT08H11M00S" calcext:value-type="time">
            <text:p>08:11</text:p>
          </table:table-cell>
          <table:table-cell table:style-name="ce3" office:value-type="time" office:time-value="PT16H11M00S" calcext:value-type="time">
            <text:p>16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43</text:p>
          </table:table-cell>
          <table:table-cell office:value-type="string" calcext:value-type="string">
            <text:p>emp00047</text:p>
          </table:table-cell>
          <table:table-cell table:style-name="ce4" office:value-type="date" office:date-value="2019-10-12" calcext:value-type="date">
            <text:p>2019-10-12</text:p>
          </table:table-cell>
          <table:table-cell table:style-name="ce3" office:value-type="time" office:time-value="PT09H44M00S" calcext:value-type="time">
            <text:p>09:44</text:p>
          </table:table-cell>
          <table:table-cell table:style-name="ce3" office:value-type="time" office:time-value="PT17H44M00S" calcext:value-type="time">
            <text:p>17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3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0-12" calcext:value-type="date">
            <text:p>2019-10-12</text:p>
          </table:table-cell>
          <table:table-cell table:style-name="ce3" office:value-type="time" office:time-value="PT09H34M00S" calcext:value-type="time">
            <text:p>09:34</text:p>
          </table:table-cell>
          <table:table-cell table:style-name="ce3" office:value-type="time" office:time-value="PT17H34M00S" calcext:value-type="time">
            <text:p>17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8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0-13" calcext:value-type="date">
            <text:p>2019-10-13</text:p>
          </table:table-cell>
          <table:table-cell table:style-name="ce3" office:value-type="time" office:time-value="PT08H35M00S" calcext:value-type="time">
            <text:p>08:35</text:p>
          </table:table-cell>
          <table:table-cell table:style-name="ce3" office:value-type="time" office:time-value="PT16H35M00S" calcext:value-type="time">
            <text:p>16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91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0-13" calcext:value-type="date">
            <text:p>2019-10-13</text:p>
          </table:table-cell>
          <table:table-cell table:style-name="ce3" office:value-type="time" office:time-value="PT08H19M00S" calcext:value-type="time">
            <text:p>08:19</text:p>
          </table:table-cell>
          <table:table-cell table:style-name="ce3" office:value-type="time" office:time-value="PT16H19M00S" calcext:value-type="time">
            <text:p>16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2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0-13" calcext:value-type="date">
            <text:p>2019-10-13</text:p>
          </table:table-cell>
          <table:table-cell table:style-name="ce3" office:value-type="time" office:time-value="PT10H39M00S" calcext:value-type="time">
            <text:p>10:39</text:p>
          </table:table-cell>
          <table:table-cell table:style-name="ce3" office:value-type="time" office:time-value="PT18H39M00S" calcext:value-type="time">
            <text:p>18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3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0-13" calcext:value-type="date">
            <text:p>2019-10-13</text:p>
          </table:table-cell>
          <table:table-cell table:style-name="ce3" office:value-type="time" office:time-value="PT09H33M00S" calcext:value-type="time">
            <text:p>09:33</text:p>
          </table:table-cell>
          <table:table-cell table:style-name="ce3" office:value-type="time" office:time-value="PT17H33M00S" calcext:value-type="time">
            <text:p>17: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8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0-13" calcext:value-type="date">
            <text:p>2019-10-13</text:p>
          </table:table-cell>
          <table:table-cell table:style-name="ce3" office:value-type="time" office:time-value="PT12H31M00S" calcext:value-type="time">
            <text:p>12:31</text:p>
          </table:table-cell>
          <table:table-cell table:style-name="ce3" office:value-type="time" office:time-value="PT20H31M00S" calcext:value-type="time">
            <text:p>20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9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0-13" calcext:value-type="date">
            <text:p>2019-10-13</text:p>
          </table:table-cell>
          <table:table-cell table:style-name="ce3" office:value-type="time" office:time-value="PT07H14M00S" calcext:value-type="time">
            <text:p>07:14</text:p>
          </table:table-cell>
          <table:table-cell table:style-name="ce3" office:value-type="time" office:time-value="PT15H14M00S" calcext:value-type="time">
            <text:p>15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1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0-13" calcext:value-type="date">
            <text:p>2019-10-13</text:p>
          </table:table-cell>
          <table:table-cell table:style-name="ce3" office:value-type="time" office:time-value="PT08H11M00S" calcext:value-type="time">
            <text:p>08:11</text:p>
          </table:table-cell>
          <table:table-cell table:style-name="ce3" office:value-type="time" office:time-value="PT16H11M00S" calcext:value-type="time">
            <text:p>16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78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0-13" calcext:value-type="date">
            <text:p>2019-10-13</text:p>
          </table:table-cell>
          <table:table-cell table:style-name="ce3" office:value-type="time" office:time-value="PT09H19M00S" calcext:value-type="time">
            <text:p>09:19</text:p>
          </table:table-cell>
          <table:table-cell table:style-name="ce3" office:value-type="time" office:time-value="PT17H19M00S" calcext:value-type="time">
            <text:p>17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74</text:p>
          </table:table-cell>
          <table:table-cell office:value-type="string" calcext:value-type="string">
            <text:p>emp00045</text:p>
          </table:table-cell>
          <table:table-cell table:style-name="ce4" office:value-type="date" office:date-value="2019-10-13" calcext:value-type="date">
            <text:p>2019-10-13</text:p>
          </table:table-cell>
          <table:table-cell table:style-name="ce3" office:value-type="time" office:time-value="PT08H04M00S" calcext:value-type="time">
            <text:p>08:04</text:p>
          </table:table-cell>
          <table:table-cell table:style-name="ce3" office:value-type="time" office:time-value="PT16H04M00S" calcext:value-type="time">
            <text:p>16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96</text:p>
          </table:table-cell>
          <table:table-cell office:value-type="string" calcext:value-type="string">
            <text:p>emp00105</text:p>
          </table:table-cell>
          <table:table-cell table:style-name="ce4" office:value-type="date" office:date-value="2019-10-13" calcext:value-type="date">
            <text:p>2019-10-13</text:p>
          </table:table-cell>
          <table:table-cell table:style-name="ce3" office:value-type="time" office:time-value="PT07H32M00S" calcext:value-type="time">
            <text:p>07:32</text:p>
          </table:table-cell>
          <table:table-cell table:style-name="ce3" office:value-type="time" office:time-value="PT15H32M00S" calcext:value-type="time">
            <text:p>15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3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0-15" calcext:value-type="date">
            <text:p>2019-10-15</text:p>
          </table:table-cell>
          <table:table-cell table:style-name="ce3" office:value-type="time" office:time-value="PT12H53M00S" calcext:value-type="time">
            <text:p>12:53</text:p>
          </table:table-cell>
          <table:table-cell table:style-name="ce3" office:value-type="time" office:time-value="PT20H53M00S" calcext:value-type="time">
            <text:p>20: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4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0-16" calcext:value-type="date">
            <text:p>2019-10-16</text:p>
          </table:table-cell>
          <table:table-cell table:style-name="ce3" office:value-type="time" office:time-value="PT11H29M00S" calcext:value-type="time">
            <text:p>11:29</text:p>
          </table:table-cell>
          <table:table-cell table:style-name="ce3" office:value-type="time" office:time-value="PT19H29M00S" calcext:value-type="time">
            <text:p>19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43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0-16" calcext:value-type="date">
            <text:p>2019-10-16</text:p>
          </table:table-cell>
          <table:table-cell table:style-name="ce3" office:value-type="time" office:time-value="PT07H32M00S" calcext:value-type="time">
            <text:p>07:32</text:p>
          </table:table-cell>
          <table:table-cell table:style-name="ce3" office:value-type="time" office:time-value="PT15H32M00S" calcext:value-type="time">
            <text:p>15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48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0-16" calcext:value-type="date">
            <text:p>2019-10-16</text:p>
          </table:table-cell>
          <table:table-cell table:style-name="ce3" office:value-type="time" office:time-value="PT06H02M00S" calcext:value-type="time">
            <text:p>06:02</text:p>
          </table:table-cell>
          <table:table-cell table:style-name="ce3" office:value-type="time" office:time-value="PT14H02M00S" calcext:value-type="time">
            <text:p>14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35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0-16" calcext:value-type="date">
            <text:p>2019-10-16</text:p>
          </table:table-cell>
          <table:table-cell table:style-name="ce3" office:value-type="time" office:time-value="PT12H38M00S" calcext:value-type="time">
            <text:p>12:38</text:p>
          </table:table-cell>
          <table:table-cell table:style-name="ce3" office:value-type="time" office:time-value="PT20H38M00S" calcext:value-type="time">
            <text:p>20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0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0-16" calcext:value-type="date">
            <text:p>2019-10-16</text:p>
          </table:table-cell>
          <table:table-cell table:style-name="ce3" office:value-type="time" office:time-value="PT12H10M00S" calcext:value-type="time">
            <text:p>12:10</text:p>
          </table:table-cell>
          <table:table-cell table:style-name="ce3" office:value-type="time" office:time-value="PT20H10M00S" calcext:value-type="time">
            <text:p>20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3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0-17" calcext:value-type="date">
            <text:p>2019-10-17</text:p>
          </table:table-cell>
          <table:table-cell table:style-name="ce3" office:value-type="time" office:time-value="PT12H02M00S" calcext:value-type="time">
            <text:p>12:02</text:p>
          </table:table-cell>
          <table:table-cell table:style-name="ce3" office:value-type="time" office:time-value="PT20H02M00S" calcext:value-type="time">
            <text:p>20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6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0-18" calcext:value-type="date">
            <text:p>2019-10-18</text:p>
          </table:table-cell>
          <table:table-cell table:style-name="ce3" office:value-type="time" office:time-value="PT12H39M00S" calcext:value-type="time">
            <text:p>12:39</text:p>
          </table:table-cell>
          <table:table-cell table:style-name="ce3" office:value-type="time" office:time-value="PT20H39M00S" calcext:value-type="time">
            <text:p>20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97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0-18" calcext:value-type="date">
            <text:p>2019-10-18</text:p>
          </table:table-cell>
          <table:table-cell table:style-name="ce3" office:value-type="time" office:time-value="PT06H20M00S" calcext:value-type="time">
            <text:p>06:20</text:p>
          </table:table-cell>
          <table:table-cell table:style-name="ce3" office:value-type="time" office:time-value="PT14H20M00S" calcext:value-type="time">
            <text:p>14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37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0-19" calcext:value-type="date">
            <text:p>2019-10-19</text:p>
          </table:table-cell>
          <table:table-cell table:style-name="ce3" office:value-type="time" office:time-value="PT07H46M00S" calcext:value-type="time">
            <text:p>07:46</text:p>
          </table:table-cell>
          <table:table-cell table:style-name="ce3" office:value-type="time" office:time-value="PT15H46M00S" calcext:value-type="time">
            <text:p>15: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2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0-19" calcext:value-type="date">
            <text:p>2019-10-19</text:p>
          </table:table-cell>
          <table:table-cell table:style-name="ce3" office:value-type="time" office:time-value="PT06H59M00S" calcext:value-type="time">
            <text:p>06:59</text:p>
          </table:table-cell>
          <table:table-cell table:style-name="ce3" office:value-type="time" office:time-value="PT14H59M00S" calcext:value-type="time">
            <text:p>14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83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0-19" calcext:value-type="date">
            <text:p>2019-10-19</text:p>
          </table:table-cell>
          <table:table-cell table:style-name="ce3" office:value-type="time" office:time-value="PT07H41M00S" calcext:value-type="time">
            <text:p>07:41</text:p>
          </table:table-cell>
          <table:table-cell table:style-name="ce3" office:value-type="time" office:time-value="PT15H41M00S" calcext:value-type="time">
            <text:p>15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20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0-19" calcext:value-type="date">
            <text:p>2019-10-19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14H55M00S" calcext:value-type="time">
            <text:p>14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48</text:p>
          </table:table-cell>
          <table:table-cell office:value-type="string" calcext:value-type="string">
            <text:p>emp00069</text:p>
          </table:table-cell>
          <table:table-cell table:style-name="ce4" office:value-type="date" office:date-value="2019-10-19" calcext:value-type="date">
            <text:p>2019-10-19</text:p>
          </table:table-cell>
          <table:table-cell table:style-name="ce3" office:value-type="time" office:time-value="PT10H52M00S" calcext:value-type="time">
            <text:p>10:52</text:p>
          </table:table-cell>
          <table:table-cell table:style-name="ce3" office:value-type="time" office:time-value="PT18H52M00S" calcext:value-type="time">
            <text:p>18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13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0-20" calcext:value-type="date">
            <text:p>2019-10-20</text:p>
          </table:table-cell>
          <table:table-cell table:style-name="ce3" office:value-type="time" office:time-value="PT10H13M00S" calcext:value-type="time">
            <text:p>10:13</text:p>
          </table:table-cell>
          <table:table-cell table:style-name="ce3" office:value-type="time" office:time-value="PT18H13M00S" calcext:value-type="time">
            <text:p>18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5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0-20" calcext:value-type="date">
            <text:p>2019-10-20</text:p>
          </table:table-cell>
          <table:table-cell table:style-name="ce3" office:value-type="time" office:time-value="PT10H46M00S" calcext:value-type="time">
            <text:p>10:46</text:p>
          </table:table-cell>
          <table:table-cell table:style-name="ce3" office:value-type="time" office:time-value="PT18H46M00S" calcext:value-type="time">
            <text:p>18: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4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0-21" calcext:value-type="date">
            <text:p>2019-10-21</text:p>
          </table:table-cell>
          <table:table-cell table:style-name="ce3" office:value-type="time" office:time-value="PT09H20M00S" calcext:value-type="time">
            <text:p>09:20</text:p>
          </table:table-cell>
          <table:table-cell table:style-name="ce3" office:value-type="time" office:time-value="PT17H20M00S" calcext:value-type="time">
            <text:p>17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64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0-22" calcext:value-type="date">
            <text:p>2019-10-22</text:p>
          </table:table-cell>
          <table:table-cell table:style-name="ce3" office:value-type="time" office:time-value="PT12H17M00S" calcext:value-type="time">
            <text:p>12:17</text:p>
          </table:table-cell>
          <table:table-cell table:style-name="ce3" office:value-type="time" office:time-value="PT20H17M00S" calcext:value-type="time">
            <text:p>20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7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0-22" calcext:value-type="date">
            <text:p>2019-10-22</text:p>
          </table:table-cell>
          <table:table-cell table:style-name="ce3" office:value-type="time" office:time-value="PT08H23M00S" calcext:value-type="time">
            <text:p>08:23</text:p>
          </table:table-cell>
          <table:table-cell table:style-name="ce3" office:value-type="time" office:time-value="PT16H23M00S" calcext:value-type="time">
            <text:p>16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88</text:p>
          </table:table-cell>
          <table:table-cell office:value-type="string" calcext:value-type="string">
            <text:p>emp00096</text:p>
          </table:table-cell>
          <table:table-cell table:style-name="ce4" office:value-type="date" office:date-value="2019-10-22" calcext:value-type="date">
            <text:p>2019-10-22</text:p>
          </table:table-cell>
          <table:table-cell table:style-name="ce3" office:value-type="time" office:time-value="PT06H27M00S" calcext:value-type="time">
            <text:p>06:27</text:p>
          </table:table-cell>
          <table:table-cell table:style-name="ce3" office:value-type="time" office:time-value="PT14H27M00S" calcext:value-type="time">
            <text:p>14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27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0-23" calcext:value-type="date">
            <text:p>2019-10-23</text:p>
          </table:table-cell>
          <table:table-cell table:style-name="ce3" office:value-type="time" office:time-value="PT10H55M00S" calcext:value-type="time">
            <text:p>10:55</text:p>
          </table:table-cell>
          <table:table-cell table:style-name="ce3" office:value-type="time" office:time-value="PT18H55M00S" calcext:value-type="time">
            <text:p>18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90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0-23" calcext:value-type="date">
            <text:p>2019-10-23</text:p>
          </table:table-cell>
          <table:table-cell table:style-name="ce3" office:value-type="time" office:time-value="PT09H32M00S" calcext:value-type="time">
            <text:p>09:32</text:p>
          </table:table-cell>
          <table:table-cell table:style-name="ce3" office:value-type="time" office:time-value="PT17H32M00S" calcext:value-type="time">
            <text:p>17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17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0-23" calcext:value-type="date">
            <text:p>2019-10-23</text:p>
          </table:table-cell>
          <table:table-cell table:style-name="ce3" office:value-type="time" office:time-value="PT12H41M00S" calcext:value-type="time">
            <text:p>12:41</text:p>
          </table:table-cell>
          <table:table-cell table:style-name="ce3" office:value-type="time" office:time-value="PT20H41M00S" calcext:value-type="time">
            <text:p>20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17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0-24" calcext:value-type="date">
            <text:p>2019-10-24</text:p>
          </table:table-cell>
          <table:table-cell table:style-name="ce3" office:value-type="time" office:time-value="PT11H46M00S" calcext:value-type="time">
            <text:p>11:46</text:p>
          </table:table-cell>
          <table:table-cell table:style-name="ce3" office:value-type="time" office:time-value="PT19H46M00S" calcext:value-type="time">
            <text:p>19: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9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0-24" calcext:value-type="date">
            <text:p>2019-10-24</text:p>
          </table:table-cell>
          <table:table-cell table:style-name="ce3" office:value-type="time" office:time-value="PT10H39M00S" calcext:value-type="time">
            <text:p>10:39</text:p>
          </table:table-cell>
          <table:table-cell table:style-name="ce3" office:value-type="time" office:time-value="PT18H39M00S" calcext:value-type="time">
            <text:p>18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30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0-25" calcext:value-type="date">
            <text:p>2019-10-25</text:p>
          </table:table-cell>
          <table:table-cell table:style-name="ce3" office:value-type="time" office:time-value="PT11H34M00S" calcext:value-type="time">
            <text:p>11:34</text:p>
          </table:table-cell>
          <table:table-cell table:style-name="ce3" office:value-type="time" office:time-value="PT19H34M00S" calcext:value-type="time">
            <text:p>19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0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0-25" calcext:value-type="date">
            <text:p>2019-10-25</text:p>
          </table:table-cell>
          <table:table-cell table:style-name="ce3" office:value-type="time" office:time-value="PT09H03M00S" calcext:value-type="time">
            <text:p>09:03</text:p>
          </table:table-cell>
          <table:table-cell table:style-name="ce3" office:value-type="time" office:time-value="PT17H03M00S" calcext:value-type="time">
            <text:p>17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5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0-25" calcext:value-type="date">
            <text:p>2019-10-25</text:p>
          </table:table-cell>
          <table:table-cell table:style-name="ce3" office:value-type="time" office:time-value="PT11H11M00S" calcext:value-type="time">
            <text:p>11:11</text:p>
          </table:table-cell>
          <table:table-cell table:style-name="ce3" office:value-type="time" office:time-value="PT19H11M00S" calcext:value-type="time">
            <text:p>19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1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0-25" calcext:value-type="date">
            <text:p>2019-10-25</text:p>
          </table:table-cell>
          <table:table-cell table:style-name="ce3" office:value-type="time" office:time-value="PT10H15M00S" calcext:value-type="time">
            <text:p>10:15</text:p>
          </table:table-cell>
          <table:table-cell table:style-name="ce3" office:value-type="time" office:time-value="PT18H15M00S" calcext:value-type="time">
            <text:p>18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36</text:p>
          </table:table-cell>
          <table:table-cell office:value-type="string" calcext:value-type="string">
            <text:p>emp00054</text:p>
          </table:table-cell>
          <table:table-cell table:style-name="ce4" office:value-type="date" office:date-value="2019-10-25" calcext:value-type="date">
            <text:p>2019-10-25</text:p>
          </table:table-cell>
          <table:table-cell table:style-name="ce3" office:value-type="time" office:time-value="PT12H11M00S" calcext:value-type="time">
            <text:p>12:11</text:p>
          </table:table-cell>
          <table:table-cell table:style-name="ce3" office:value-type="time" office:time-value="PT20H11M00S" calcext:value-type="time">
            <text:p>20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18</text:p>
          </table:table-cell>
          <table:table-cell office:value-type="string" calcext:value-type="string">
            <text:p>emp00033</text:p>
          </table:table-cell>
          <table:table-cell table:style-name="ce4" office:value-type="date" office:date-value="2019-10-25" calcext:value-type="date">
            <text:p>2019-10-25</text:p>
          </table:table-cell>
          <table:table-cell table:style-name="ce3" office:value-type="time" office:time-value="PT10H44M00S" calcext:value-type="time">
            <text:p>10:44</text:p>
          </table:table-cell>
          <table:table-cell table:style-name="ce3" office:value-type="time" office:time-value="PT18H44M00S" calcext:value-type="time">
            <text:p>18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7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0-27" calcext:value-type="date">
            <text:p>2019-10-27</text:p>
          </table:table-cell>
          <table:table-cell table:style-name="ce3" office:value-type="time" office:time-value="PT07H08M00S" calcext:value-type="time">
            <text:p>07:08</text:p>
          </table:table-cell>
          <table:table-cell table:style-name="ce3" office:value-type="time" office:time-value="PT15H08M00S" calcext:value-type="time">
            <text:p>15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17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0-27" calcext:value-type="date">
            <text:p>2019-10-27</text:p>
          </table:table-cell>
          <table:table-cell table:style-name="ce3" office:value-type="time" office:time-value="PT10H51M00S" calcext:value-type="time">
            <text:p>10:51</text:p>
          </table:table-cell>
          <table:table-cell table:style-name="ce3" office:value-type="time" office:time-value="PT18H51M00S" calcext:value-type="time">
            <text:p>18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5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0-27" calcext:value-type="date">
            <text:p>2019-10-27</text:p>
          </table:table-cell>
          <table:table-cell table:style-name="ce3" office:value-type="time" office:time-value="PT09H59M00S" calcext:value-type="time">
            <text:p>09:59</text:p>
          </table:table-cell>
          <table:table-cell table:style-name="ce3" office:value-type="time" office:time-value="PT17H59M00S" calcext:value-type="time">
            <text:p>17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8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0-27" calcext:value-type="date">
            <text:p>2019-10-27</text:p>
          </table:table-cell>
          <table:table-cell table:style-name="ce3" office:value-type="time" office:time-value="PT11H30M00S" calcext:value-type="time">
            <text:p>11:30</text:p>
          </table:table-cell>
          <table:table-cell table:style-name="ce3" office:value-type="time" office:time-value="PT19H30M00S" calcext:value-type="time">
            <text:p>19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00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0-27" calcext:value-type="date">
            <text:p>2019-10-27</text:p>
          </table:table-cell>
          <table:table-cell table:style-name="ce3" office:value-type="time" office:time-value="PT09H28M00S" calcext:value-type="time">
            <text:p>09:28</text:p>
          </table:table-cell>
          <table:table-cell table:style-name="ce3" office:value-type="time" office:time-value="PT17H28M00S" calcext:value-type="time">
            <text:p>17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69</text:p>
          </table:table-cell>
          <table:table-cell office:value-type="string" calcext:value-type="string">
            <text:p>emp00036</text:p>
          </table:table-cell>
          <table:table-cell table:style-name="ce4" office:value-type="date" office:date-value="2019-10-27" calcext:value-type="date">
            <text:p>2019-10-27</text:p>
          </table:table-cell>
          <table:table-cell table:style-name="ce3" office:value-type="time" office:time-value="PT07H12M00S" calcext:value-type="time">
            <text:p>07:12</text:p>
          </table:table-cell>
          <table:table-cell table:style-name="ce3" office:value-type="time" office:time-value="PT15H12M00S" calcext:value-type="time">
            <text:p>15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43</text:p>
          </table:table-cell>
          <table:table-cell office:value-type="string" calcext:value-type="string">
            <text:p>emp00017</text:p>
          </table:table-cell>
          <table:table-cell table:style-name="ce4" office:value-type="date" office:date-value="2019-10-27" calcext:value-type="date">
            <text:p>2019-10-27</text:p>
          </table:table-cell>
          <table:table-cell table:style-name="ce3" office:value-type="time" office:time-value="PT07H01M00S" calcext:value-type="time">
            <text:p>07:01</text:p>
          </table:table-cell>
          <table:table-cell table:style-name="ce3" office:value-type="time" office:time-value="PT15H01M00S" calcext:value-type="time">
            <text:p>15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8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0-28" calcext:value-type="date">
            <text:p>2019-10-28</text:p>
          </table:table-cell>
          <table:table-cell table:style-name="ce3" office:value-type="time" office:time-value="PT11H06M00S" calcext:value-type="time">
            <text:p>11:06</text:p>
          </table:table-cell>
          <table:table-cell table:style-name="ce3" office:value-type="time" office:time-value="PT19H06M00S" calcext:value-type="time">
            <text:p>19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27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0-28" calcext:value-type="date">
            <text:p>2019-10-28</text:p>
          </table:table-cell>
          <table:table-cell table:style-name="ce3" office:value-type="time" office:time-value="PT07H19M00S" calcext:value-type="time">
            <text:p>07:19</text:p>
          </table:table-cell>
          <table:table-cell table:style-name="ce3" office:value-type="time" office:time-value="PT15H19M00S" calcext:value-type="time">
            <text:p>15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3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0-28" calcext:value-type="date">
            <text:p>2019-10-28</text:p>
          </table:table-cell>
          <table:table-cell table:style-name="ce3" office:value-type="time" office:time-value="PT11H21M00S" calcext:value-type="time">
            <text:p>11:21</text:p>
          </table:table-cell>
          <table:table-cell table:style-name="ce3" office:value-type="time" office:time-value="PT19H21M00S" calcext:value-type="time">
            <text:p>19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4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0-28" calcext:value-type="date">
            <text:p>2019-10-28</text:p>
          </table:table-cell>
          <table:table-cell table:style-name="ce3" office:value-type="time" office:time-value="PT09H38M00S" calcext:value-type="time">
            <text:p>09:38</text:p>
          </table:table-cell>
          <table:table-cell table:style-name="ce3" office:value-type="time" office:time-value="PT17H38M00S" calcext:value-type="time">
            <text:p>17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4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0-28" calcext:value-type="date">
            <text:p>2019-10-28</text:p>
          </table:table-cell>
          <table:table-cell table:style-name="ce3" office:value-type="time" office:time-value="PT08H39M00S" calcext:value-type="time">
            <text:p>08:39</text:p>
          </table:table-cell>
          <table:table-cell table:style-name="ce3" office:value-type="time" office:time-value="PT16H39M00S" calcext:value-type="time">
            <text:p>16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33</text:p>
          </table:table-cell>
          <table:table-cell office:value-type="string" calcext:value-type="string">
            <text:p>emp00040</text:p>
          </table:table-cell>
          <table:table-cell table:style-name="ce4" office:value-type="date" office:date-value="2019-10-28" calcext:value-type="date">
            <text:p>2019-10-28</text:p>
          </table:table-cell>
          <table:table-cell table:style-name="ce3" office:value-type="time" office:time-value="PT11H34M00S" calcext:value-type="time">
            <text:p>11:34</text:p>
          </table:table-cell>
          <table:table-cell table:style-name="ce3" office:value-type="time" office:time-value="PT19H34M00S" calcext:value-type="time">
            <text:p>19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78</text:p>
          </table:table-cell>
          <table:table-cell office:value-type="string" calcext:value-type="string">
            <text:p>emp00069</text:p>
          </table:table-cell>
          <table:table-cell table:style-name="ce4" office:value-type="date" office:date-value="2019-10-28" calcext:value-type="date">
            <text:p>2019-10-28</text:p>
          </table:table-cell>
          <table:table-cell table:style-name="ce3" office:value-type="time" office:time-value="PT12H43M00S" calcext:value-type="time">
            <text:p>12:43</text:p>
          </table:table-cell>
          <table:table-cell table:style-name="ce3" office:value-type="time" office:time-value="PT20H43M00S" calcext:value-type="time">
            <text:p>20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46</text:p>
          </table:table-cell>
          <table:table-cell office:value-type="string" calcext:value-type="string">
            <text:p>emp00028</text:p>
          </table:table-cell>
          <table:table-cell table:style-name="ce4" office:value-type="date" office:date-value="2019-10-28" calcext:value-type="date">
            <text:p>2019-10-28</text:p>
          </table:table-cell>
          <table:table-cell table:style-name="ce3" office:value-type="time" office:time-value="PT08H09M00S" calcext:value-type="time">
            <text:p>08:09</text:p>
          </table:table-cell>
          <table:table-cell table:style-name="ce3" office:value-type="time" office:time-value="PT16H09M00S" calcext:value-type="time">
            <text:p>16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03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0-29" calcext:value-type="date">
            <text:p>2019-10-29</text:p>
          </table:table-cell>
          <table:table-cell table:style-name="ce3" office:value-type="time" office:time-value="PT11H27M00S" calcext:value-type="time">
            <text:p>11:27</text:p>
          </table:table-cell>
          <table:table-cell table:style-name="ce3" office:value-type="time" office:time-value="PT19H27M00S" calcext:value-type="time">
            <text:p>19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54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0-29" calcext:value-type="date">
            <text:p>2019-10-29</text:p>
          </table:table-cell>
          <table:table-cell table:style-name="ce3" office:value-type="time" office:time-value="PT09H07M00S" calcext:value-type="time">
            <text:p>09:07</text:p>
          </table:table-cell>
          <table:table-cell table:style-name="ce3" office:value-type="time" office:time-value="PT17H07M00S" calcext:value-type="time">
            <text:p>17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4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1-01" calcext:value-type="date">
            <text:p>2019-11-01</text:p>
          </table:table-cell>
          <table:table-cell table:style-name="ce3" office:value-type="time" office:time-value="PT09H18M00S" calcext:value-type="time">
            <text:p>09:18</text:p>
          </table:table-cell>
          <table:table-cell table:style-name="ce3" office:value-type="time" office:time-value="PT17H18M00S" calcext:value-type="time">
            <text:p>17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7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1-01" calcext:value-type="date">
            <text:p>2019-11-01</text:p>
          </table:table-cell>
          <table:table-cell table:style-name="ce3" office:value-type="time" office:time-value="PT11H29M00S" calcext:value-type="time">
            <text:p>11:29</text:p>
          </table:table-cell>
          <table:table-cell table:style-name="ce3" office:value-type="time" office:time-value="PT19H29M00S" calcext:value-type="time">
            <text:p>19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94</text:p>
          </table:table-cell>
          <table:table-cell office:value-type="string" calcext:value-type="string">
            <text:p>emp00029</text:p>
          </table:table-cell>
          <table:table-cell table:style-name="ce4" office:value-type="date" office:date-value="2019-11-01" calcext:value-type="date">
            <text:p>2019-11-01</text:p>
          </table:table-cell>
          <table:table-cell table:style-name="ce3" office:value-type="time" office:time-value="PT07H38M00S" calcext:value-type="time">
            <text:p>07:38</text:p>
          </table:table-cell>
          <table:table-cell table:style-name="ce3" office:value-type="time" office:time-value="PT15H38M00S" calcext:value-type="time">
            <text:p>15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36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1-01" calcext:value-type="date">
            <text:p>2019-11-01</text:p>
          </table:table-cell>
          <table:table-cell table:style-name="ce3" office:value-type="time" office:time-value="PT08H58M00S" calcext:value-type="time">
            <text:p>08:58</text:p>
          </table:table-cell>
          <table:table-cell table:style-name="ce3" office:value-type="time" office:time-value="PT16H58M00S" calcext:value-type="time">
            <text:p>16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63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1-01" calcext:value-type="date">
            <text:p>2019-11-01</text:p>
          </table:table-cell>
          <table:table-cell table:style-name="ce3" office:value-type="time" office:time-value="PT10H07M00S" calcext:value-type="time">
            <text:p>10:07</text:p>
          </table:table-cell>
          <table:table-cell table:style-name="ce3" office:value-type="time" office:time-value="PT18H07M00S" calcext:value-type="time">
            <text:p>18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6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1-01" calcext:value-type="date">
            <text:p>2019-11-01</text:p>
          </table:table-cell>
          <table:table-cell table:style-name="ce3" office:value-type="time" office:time-value="PT10H23M00S" calcext:value-type="time">
            <text:p>10:23</text:p>
          </table:table-cell>
          <table:table-cell table:style-name="ce3" office:value-type="time" office:time-value="PT18H23M00S" calcext:value-type="time">
            <text:p>18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99</text:p>
          </table:table-cell>
          <table:table-cell office:value-type="string" calcext:value-type="string">
            <text:p>emp00038</text:p>
          </table:table-cell>
          <table:table-cell table:style-name="ce4" office:value-type="date" office:date-value="2019-11-01" calcext:value-type="date">
            <text:p>2019-11-01</text:p>
          </table:table-cell>
          <table:table-cell table:style-name="ce3" office:value-type="time" office:time-value="PT12H40M00S" calcext:value-type="time">
            <text:p>12:40</text:p>
          </table:table-cell>
          <table:table-cell table:style-name="ce3" office:value-type="time" office:time-value="PT20H40M00S" calcext:value-type="time">
            <text:p>20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42</text:p>
          </table:table-cell>
          <table:table-cell office:value-type="string" calcext:value-type="string">
            <text:p>emp00045</text:p>
          </table:table-cell>
          <table:table-cell table:style-name="ce4" office:value-type="date" office:date-value="2019-11-01" calcext:value-type="date">
            <text:p>2019-11-01</text:p>
          </table:table-cell>
          <table:table-cell table:style-name="ce3" office:value-type="time" office:time-value="PT06H09M00S" calcext:value-type="time">
            <text:p>06:09</text:p>
          </table:table-cell>
          <table:table-cell table:style-name="ce3" office:value-type="time" office:time-value="PT14H09M00S" calcext:value-type="time">
            <text:p>14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5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1-02" calcext:value-type="date">
            <text:p>2019-11-02</text:p>
          </table:table-cell>
          <table:table-cell table:style-name="ce3" office:value-type="time" office:time-value="PT12H27M00S" calcext:value-type="time">
            <text:p>12:27</text:p>
          </table:table-cell>
          <table:table-cell table:style-name="ce3" office:value-type="time" office:time-value="PT20H27M00S" calcext:value-type="time">
            <text:p>20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17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1-02" calcext:value-type="date">
            <text:p>2019-11-02</text:p>
          </table:table-cell>
          <table:table-cell table:style-name="ce3" office:value-type="time" office:time-value="PT11H20M00S" calcext:value-type="time">
            <text:p>11:20</text:p>
          </table:table-cell>
          <table:table-cell table:style-name="ce3" office:value-type="time" office:time-value="PT19H20M00S" calcext:value-type="time">
            <text:p>19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7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1-02" calcext:value-type="date">
            <text:p>2019-11-02</text:p>
          </table:table-cell>
          <table:table-cell table:style-name="ce3" office:value-type="time" office:time-value="PT12H22M00S" calcext:value-type="time">
            <text:p>12:22</text:p>
          </table:table-cell>
          <table:table-cell table:style-name="ce3" office:value-type="time" office:time-value="PT20H22M00S" calcext:value-type="time">
            <text:p>20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16</text:p>
          </table:table-cell>
          <table:table-cell office:value-type="string" calcext:value-type="string">
            <text:p>emp00016</text:p>
          </table:table-cell>
          <table:table-cell table:style-name="ce4" office:value-type="date" office:date-value="2019-11-02" calcext:value-type="date">
            <text:p>2019-11-02</text:p>
          </table:table-cell>
          <table:table-cell table:style-name="ce3" office:value-type="time" office:time-value="PT12H51M00S" calcext:value-type="time">
            <text:p>12:51</text:p>
          </table:table-cell>
          <table:table-cell table:style-name="ce3" office:value-type="time" office:time-value="PT20H51M00S" calcext:value-type="time">
            <text:p>20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48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1-03" calcext:value-type="date">
            <text:p>2019-11-03</text:p>
          </table:table-cell>
          <table:table-cell table:style-name="ce3" office:value-type="time" office:time-value="PT10H45M00S" calcext:value-type="time">
            <text:p>10:45</text:p>
          </table:table-cell>
          <table:table-cell table:style-name="ce3" office:value-type="time" office:time-value="PT18H45M00S" calcext:value-type="time">
            <text:p>18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4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1-03" calcext:value-type="date">
            <text:p>2019-11-03</text:p>
          </table:table-cell>
          <table:table-cell table:style-name="ce3" office:value-type="time" office:time-value="PT06H09M00S" calcext:value-type="time">
            <text:p>06:09</text:p>
          </table:table-cell>
          <table:table-cell table:style-name="ce3" office:value-type="time" office:time-value="PT14H09M00S" calcext:value-type="time">
            <text:p>14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9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1-03" calcext:value-type="date">
            <text:p>2019-11-03</text:p>
          </table:table-cell>
          <table:table-cell table:style-name="ce3" office:value-type="time" office:time-value="PT07H55M00S" calcext:value-type="time">
            <text:p>07:55</text:p>
          </table:table-cell>
          <table:table-cell table:style-name="ce3" office:value-type="time" office:time-value="PT15H55M00S" calcext:value-type="time">
            <text:p>15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9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1-04" calcext:value-type="date">
            <text:p>2019-11-04</text:p>
          </table:table-cell>
          <table:table-cell table:style-name="ce3" office:value-type="time" office:time-value="PT09H10M00S" calcext:value-type="time">
            <text:p>09:10</text:p>
          </table:table-cell>
          <table:table-cell table:style-name="ce3" office:value-type="time" office:time-value="PT17H10M00S" calcext:value-type="time">
            <text:p>17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4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1-04" calcext:value-type="date">
            <text:p>2019-11-04</text:p>
          </table:table-cell>
          <table:table-cell table:style-name="ce3" office:value-type="time" office:time-value="PT06H29M00S" calcext:value-type="time">
            <text:p>06:29</text:p>
          </table:table-cell>
          <table:table-cell table:style-name="ce3" office:value-type="time" office:time-value="PT14H29M00S" calcext:value-type="time">
            <text:p>14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47</text:p>
          </table:table-cell>
          <table:table-cell office:value-type="string" calcext:value-type="string">
            <text:p>emp00013</text:p>
          </table:table-cell>
          <table:table-cell table:style-name="ce4" office:value-type="date" office:date-value="2019-11-04" calcext:value-type="date">
            <text:p>2019-11-04</text:p>
          </table:table-cell>
          <table:table-cell table:style-name="ce3" office:value-type="time" office:time-value="PT12H25M00S" calcext:value-type="time">
            <text:p>12:25</text:p>
          </table:table-cell>
          <table:table-cell table:style-name="ce3" office:value-type="time" office:time-value="PT20H25M00S" calcext:value-type="time">
            <text:p>20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28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1-04" calcext:value-type="date">
            <text:p>2019-11-04</text:p>
          </table:table-cell>
          <table:table-cell table:style-name="ce3" office:value-type="time" office:time-value="PT10H39M00S" calcext:value-type="time">
            <text:p>10:39</text:p>
          </table:table-cell>
          <table:table-cell table:style-name="ce3" office:value-type="time" office:time-value="PT18H39M00S" calcext:value-type="time">
            <text:p>18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15</text:p>
          </table:table-cell>
          <table:table-cell office:value-type="string" calcext:value-type="string">
            <text:p>emp00062</text:p>
          </table:table-cell>
          <table:table-cell table:style-name="ce4" office:value-type="date" office:date-value="2019-11-04" calcext:value-type="date">
            <text:p>2019-11-04</text:p>
          </table:table-cell>
          <table:table-cell table:style-name="ce3" office:value-type="time" office:time-value="PT07H57M00S" calcext:value-type="time">
            <text:p>07:57</text:p>
          </table:table-cell>
          <table:table-cell table:style-name="ce3" office:value-type="time" office:time-value="PT15H57M00S" calcext:value-type="time">
            <text:p>15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26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1-04" calcext:value-type="date">
            <text:p>2019-11-04</text:p>
          </table:table-cell>
          <table:table-cell table:style-name="ce3" office:value-type="time" office:time-value="PT10H42M00S" calcext:value-type="time">
            <text:p>10:42</text:p>
          </table:table-cell>
          <table:table-cell table:style-name="ce3" office:value-type="time" office:time-value="PT18H42M00S" calcext:value-type="time">
            <text:p>18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90</text:p>
          </table:table-cell>
          <table:table-cell office:value-type="string" calcext:value-type="string">
            <text:p>emp00073</text:p>
          </table:table-cell>
          <table:table-cell table:style-name="ce4" office:value-type="date" office:date-value="2019-11-05" calcext:value-type="date">
            <text:p>2019-11-05</text:p>
          </table:table-cell>
          <table:table-cell table:style-name="ce3" office:value-type="time" office:time-value="PT11H50M00S" calcext:value-type="time">
            <text:p>11:50</text:p>
          </table:table-cell>
          <table:table-cell table:style-name="ce3" office:value-type="time" office:time-value="PT19H50M00S" calcext:value-type="time">
            <text:p>19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26</text:p>
          </table:table-cell>
          <table:table-cell office:value-type="string" calcext:value-type="string">
            <text:p>emp00060</text:p>
          </table:table-cell>
          <table:table-cell table:style-name="ce4" office:value-type="date" office:date-value="2019-11-05" calcext:value-type="date">
            <text:p>2019-11-05</text:p>
          </table:table-cell>
          <table:table-cell table:style-name="ce3" office:value-type="time" office:time-value="PT11H29M00S" calcext:value-type="time">
            <text:p>11:29</text:p>
          </table:table-cell>
          <table:table-cell table:style-name="ce3" office:value-type="time" office:time-value="PT19H29M00S" calcext:value-type="time">
            <text:p>19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6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1-06" calcext:value-type="date">
            <text:p>2019-11-06</text:p>
          </table:table-cell>
          <table:table-cell table:style-name="ce3" office:value-type="time" office:time-value="PT07H50M00S" calcext:value-type="time">
            <text:p>07:50</text:p>
          </table:table-cell>
          <table:table-cell table:style-name="ce3" office:value-type="time" office:time-value="PT15H50M00S" calcext:value-type="time">
            <text:p>15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5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1-06" calcext:value-type="date">
            <text:p>2019-11-06</text:p>
          </table:table-cell>
          <table:table-cell table:style-name="ce3" office:value-type="time" office:time-value="PT06H58M00S" calcext:value-type="time">
            <text:p>06:58</text:p>
          </table:table-cell>
          <table:table-cell table:style-name="ce3" office:value-type="time" office:time-value="PT14H58M00S" calcext:value-type="time">
            <text:p>14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80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1-06" calcext:value-type="date">
            <text:p>2019-11-06</text:p>
          </table:table-cell>
          <table:table-cell table:style-name="ce3" office:value-type="time" office:time-value="PT06H57M00S" calcext:value-type="time">
            <text:p>06:57</text:p>
          </table:table-cell>
          <table:table-cell table:style-name="ce3" office:value-type="time" office:time-value="PT14H57M00S" calcext:value-type="time">
            <text:p>14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57</text:p>
          </table:table-cell>
          <table:table-cell office:value-type="string" calcext:value-type="string">
            <text:p>emp00073</text:p>
          </table:table-cell>
          <table:table-cell table:style-name="ce4" office:value-type="date" office:date-value="2019-11-06" calcext:value-type="date">
            <text:p>2019-11-06</text:p>
          </table:table-cell>
          <table:table-cell table:style-name="ce3" office:value-type="time" office:time-value="PT07H54M00S" calcext:value-type="time">
            <text:p>07:54</text:p>
          </table:table-cell>
          <table:table-cell table:style-name="ce3" office:value-type="time" office:time-value="PT15H54M00S" calcext:value-type="time">
            <text:p>15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37</text:p>
          </table:table-cell>
          <table:table-cell office:value-type="string" calcext:value-type="string">
            <text:p>emp00033</text:p>
          </table:table-cell>
          <table:table-cell table:style-name="ce4" office:value-type="date" office:date-value="2019-11-06" calcext:value-type="date">
            <text:p>2019-11-06</text:p>
          </table:table-cell>
          <table:table-cell table:style-name="ce3" office:value-type="time" office:time-value="PT07H30M00S" calcext:value-type="time">
            <text:p>07:30</text:p>
          </table:table-cell>
          <table:table-cell table:style-name="ce3" office:value-type="time" office:time-value="PT15H30M00S" calcext:value-type="time">
            <text:p>15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44</text:p>
          </table:table-cell>
          <table:table-cell office:value-type="string" calcext:value-type="string">
            <text:p>emp00007</text:p>
          </table:table-cell>
          <table:table-cell table:style-name="ce4" office:value-type="date" office:date-value="2019-11-06" calcext:value-type="date">
            <text:p>2019-11-06</text:p>
          </table:table-cell>
          <table:table-cell table:style-name="ce3" office:value-type="time" office:time-value="PT08H07M00S" calcext:value-type="time">
            <text:p>08:07</text:p>
          </table:table-cell>
          <table:table-cell table:style-name="ce3" office:value-type="time" office:time-value="PT16H07M00S" calcext:value-type="time">
            <text:p>16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8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1-07" calcext:value-type="date">
            <text:p>2019-11-07</text:p>
          </table:table-cell>
          <table:table-cell table:style-name="ce3" office:value-type="time" office:time-value="PT07H36M00S" calcext:value-type="time">
            <text:p>07:36</text:p>
          </table:table-cell>
          <table:table-cell table:style-name="ce3" office:value-type="time" office:time-value="PT15H36M00S" calcext:value-type="time">
            <text:p>15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7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1-07" calcext:value-type="date">
            <text:p>2019-11-07</text:p>
          </table:table-cell>
          <table:table-cell table:style-name="ce3" office:value-type="time" office:time-value="PT11H42M00S" calcext:value-type="time">
            <text:p>11:42</text:p>
          </table:table-cell>
          <table:table-cell table:style-name="ce3" office:value-type="time" office:time-value="PT19H42M00S" calcext:value-type="time">
            <text:p>19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5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1-07" calcext:value-type="date">
            <text:p>2019-11-07</text:p>
          </table:table-cell>
          <table:table-cell table:style-name="ce3" office:value-type="time" office:time-value="PT12H27M00S" calcext:value-type="time">
            <text:p>12:27</text:p>
          </table:table-cell>
          <table:table-cell table:style-name="ce3" office:value-type="time" office:time-value="PT20H27M00S" calcext:value-type="time">
            <text:p>20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4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1-08" calcext:value-type="date">
            <text:p>2019-11-08</text:p>
          </table:table-cell>
          <table:table-cell table:style-name="ce3" office:value-type="time" office:time-value="PT08H24M00S" calcext:value-type="time">
            <text:p>08:24</text:p>
          </table:table-cell>
          <table:table-cell table:style-name="ce3" office:value-type="time" office:time-value="PT16H24M00S" calcext:value-type="time">
            <text:p>16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2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1-08" calcext:value-type="date">
            <text:p>2019-11-08</text:p>
          </table:table-cell>
          <table:table-cell table:style-name="ce3" office:value-type="time" office:time-value="PT10H04M00S" calcext:value-type="time">
            <text:p>10:04</text:p>
          </table:table-cell>
          <table:table-cell table:style-name="ce3" office:value-type="time" office:time-value="PT18H04M00S" calcext:value-type="time">
            <text:p>18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14</text:p>
          </table:table-cell>
          <table:table-cell office:value-type="string" calcext:value-type="string">
            <text:p>emp00014</text:p>
          </table:table-cell>
          <table:table-cell table:style-name="ce4" office:value-type="date" office:date-value="2019-11-08" calcext:value-type="date">
            <text:p>2019-11-08</text:p>
          </table:table-cell>
          <table:table-cell table:style-name="ce3" office:value-type="time" office:time-value="PT06H20M00S" calcext:value-type="time">
            <text:p>06:20</text:p>
          </table:table-cell>
          <table:table-cell table:style-name="ce3" office:value-type="time" office:time-value="PT14H20M00S" calcext:value-type="time">
            <text:p>14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8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1-08" calcext:value-type="date">
            <text:p>2019-11-08</text:p>
          </table:table-cell>
          <table:table-cell table:style-name="ce3" office:value-type="time" office:time-value="PT06H08M00S" calcext:value-type="time">
            <text:p>06:08</text:p>
          </table:table-cell>
          <table:table-cell table:style-name="ce3" office:value-type="time" office:time-value="PT14H08M00S" calcext:value-type="time">
            <text:p>14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95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1-08" calcext:value-type="date">
            <text:p>2019-11-08</text:p>
          </table:table-cell>
          <table:table-cell table:style-name="ce3" office:value-type="time" office:time-value="PT10H33M00S" calcext:value-type="time">
            <text:p>10:33</text:p>
          </table:table-cell>
          <table:table-cell table:style-name="ce3" office:value-type="time" office:time-value="PT18H33M00S" calcext:value-type="time">
            <text:p>18: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97</text:p>
          </table:table-cell>
          <table:table-cell office:value-type="string" calcext:value-type="string">
            <text:p>emp00078</text:p>
          </table:table-cell>
          <table:table-cell table:style-name="ce4" office:value-type="date" office:date-value="2019-11-08" calcext:value-type="date">
            <text:p>2019-11-08</text:p>
          </table:table-cell>
          <table:table-cell table:style-name="ce3" office:value-type="time" office:time-value="PT09H00M00S" calcext:value-type="time">
            <text:p>09:00</text:p>
          </table:table-cell>
          <table:table-cell table:style-name="ce3" office:value-type="time" office:time-value="PT17H00M00S" calcext:value-type="time">
            <text:p>1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1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1-09" calcext:value-type="date">
            <text:p>2019-11-09</text:p>
          </table:table-cell>
          <table:table-cell table:style-name="ce3" office:value-type="time" office:time-value="PT08H10M00S" calcext:value-type="time">
            <text:p>08:10</text:p>
          </table:table-cell>
          <table:table-cell table:style-name="ce3" office:value-type="time" office:time-value="PT16H10M00S" calcext:value-type="time">
            <text:p>16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13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1-09" calcext:value-type="date">
            <text:p>2019-11-09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14H05M00S" calcext:value-type="time">
            <text:p>14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2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1-10" calcext:value-type="date">
            <text:p>2019-11-10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14H55M00S" calcext:value-type="time">
            <text:p>14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6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1-10" calcext:value-type="date">
            <text:p>2019-11-10</text:p>
          </table:table-cell>
          <table:table-cell table:style-name="ce3" office:value-type="time" office:time-value="PT07H47M00S" calcext:value-type="time">
            <text:p>07:47</text:p>
          </table:table-cell>
          <table:table-cell table:style-name="ce3" office:value-type="time" office:time-value="PT15H47M00S" calcext:value-type="time">
            <text:p>15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2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1-10" calcext:value-type="date">
            <text:p>2019-11-10</text:p>
          </table:table-cell>
          <table:table-cell table:style-name="ce3" office:value-type="time" office:time-value="PT12H12M00S" calcext:value-type="time">
            <text:p>12:12</text:p>
          </table:table-cell>
          <table:table-cell table:style-name="ce3" office:value-type="time" office:time-value="PT20H12M00S" calcext:value-type="time">
            <text:p>20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1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1-10" calcext:value-type="date">
            <text:p>2019-11-10</text:p>
          </table:table-cell>
          <table:table-cell table:style-name="ce3" office:value-type="time" office:time-value="PT07H30M00S" calcext:value-type="time">
            <text:p>07:30</text:p>
          </table:table-cell>
          <table:table-cell table:style-name="ce3" office:value-type="time" office:time-value="PT15H30M00S" calcext:value-type="time">
            <text:p>15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90</text:p>
          </table:table-cell>
          <table:table-cell office:value-type="string" calcext:value-type="string">
            <text:p>emp00077</text:p>
          </table:table-cell>
          <table:table-cell table:style-name="ce4" office:value-type="date" office:date-value="2019-11-10" calcext:value-type="date">
            <text:p>2019-11-10</text:p>
          </table:table-cell>
          <table:table-cell table:style-name="ce3" office:value-type="time" office:time-value="PT12H13M00S" calcext:value-type="time">
            <text:p>12:13</text:p>
          </table:table-cell>
          <table:table-cell table:style-name="ce3" office:value-type="time" office:time-value="PT20H13M00S" calcext:value-type="time">
            <text:p>20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0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1-11" calcext:value-type="date">
            <text:p>2019-11-11</text:p>
          </table:table-cell>
          <table:table-cell table:style-name="ce3" office:value-type="time" office:time-value="PT09H24M00S" calcext:value-type="time">
            <text:p>09:24</text:p>
          </table:table-cell>
          <table:table-cell table:style-name="ce3" office:value-type="time" office:time-value="PT17H24M00S" calcext:value-type="time">
            <text:p>17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5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1-11" calcext:value-type="date">
            <text:p>2019-11-11</text:p>
          </table:table-cell>
          <table:table-cell table:style-name="ce3" office:value-type="time" office:time-value="PT07H54M00S" calcext:value-type="time">
            <text:p>07:54</text:p>
          </table:table-cell>
          <table:table-cell table:style-name="ce3" office:value-type="time" office:time-value="PT15H54M00S" calcext:value-type="time">
            <text:p>15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54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1-11" calcext:value-type="date">
            <text:p>2019-11-11</text:p>
          </table:table-cell>
          <table:table-cell table:style-name="ce3" office:value-type="time" office:time-value="PT06H19M00S" calcext:value-type="time">
            <text:p>06:19</text:p>
          </table:table-cell>
          <table:table-cell table:style-name="ce3" office:value-type="time" office:time-value="PT14H19M00S" calcext:value-type="time">
            <text:p>14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93</text:p>
          </table:table-cell>
          <table:table-cell office:value-type="string" calcext:value-type="string">
            <text:p>emp00051</text:p>
          </table:table-cell>
          <table:table-cell table:style-name="ce4" office:value-type="date" office:date-value="2019-11-11" calcext:value-type="date">
            <text:p>2019-11-11</text:p>
          </table:table-cell>
          <table:table-cell table:style-name="ce3" office:value-type="time" office:time-value="PT08H09M00S" calcext:value-type="time">
            <text:p>08:09</text:p>
          </table:table-cell>
          <table:table-cell table:style-name="ce3" office:value-type="time" office:time-value="PT16H09M00S" calcext:value-type="time">
            <text:p>16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9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1-12" calcext:value-type="date">
            <text:p>2019-11-12</text:p>
          </table:table-cell>
          <table:table-cell table:style-name="ce3" office:value-type="time" office:time-value="PT09H37M00S" calcext:value-type="time">
            <text:p>09:37</text:p>
          </table:table-cell>
          <table:table-cell table:style-name="ce3" office:value-type="time" office:time-value="PT17H37M00S" calcext:value-type="time">
            <text:p>17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7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1-12" calcext:value-type="date">
            <text:p>2019-11-12</text:p>
          </table:table-cell>
          <table:table-cell table:style-name="ce3" office:value-type="time" office:time-value="PT09H06M00S" calcext:value-type="time">
            <text:p>09:06</text:p>
          </table:table-cell>
          <table:table-cell table:style-name="ce3" office:value-type="time" office:time-value="PT17H06M00S" calcext:value-type="time">
            <text:p>17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48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1-12" calcext:value-type="date">
            <text:p>2019-11-12</text:p>
          </table:table-cell>
          <table:table-cell table:style-name="ce3" office:value-type="time" office:time-value="PT09H07M00S" calcext:value-type="time">
            <text:p>09:07</text:p>
          </table:table-cell>
          <table:table-cell table:style-name="ce3" office:value-type="time" office:time-value="PT17H07M00S" calcext:value-type="time">
            <text:p>17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77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1-13" calcext:value-type="date">
            <text:p>2019-11-13</text:p>
          </table:table-cell>
          <table:table-cell table:style-name="ce3" office:value-type="time" office:time-value="PT10H01M00S" calcext:value-type="time">
            <text:p>10:01</text:p>
          </table:table-cell>
          <table:table-cell table:style-name="ce3" office:value-type="time" office:time-value="PT18H01M00S" calcext:value-type="time">
            <text:p>18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04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1-13" calcext:value-type="date">
            <text:p>2019-11-13</text:p>
          </table:table-cell>
          <table:table-cell table:style-name="ce3" office:value-type="time" office:time-value="PT10H59M00S" calcext:value-type="time">
            <text:p>10:59</text:p>
          </table:table-cell>
          <table:table-cell table:style-name="ce3" office:value-type="time" office:time-value="PT18H59M00S" calcext:value-type="time">
            <text:p>18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08</text:p>
          </table:table-cell>
          <table:table-cell office:value-type="string" calcext:value-type="string">
            <text:p>emp00104</text:p>
          </table:table-cell>
          <table:table-cell table:style-name="ce4" office:value-type="date" office:date-value="2019-11-13" calcext:value-type="date">
            <text:p>2019-11-13</text:p>
          </table:table-cell>
          <table:table-cell table:style-name="ce3" office:value-type="time" office:time-value="PT10H37M00S" calcext:value-type="time">
            <text:p>10:37</text:p>
          </table:table-cell>
          <table:table-cell table:style-name="ce3" office:value-type="time" office:time-value="PT18H37M00S" calcext:value-type="time">
            <text:p>18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2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1-13" calcext:value-type="date">
            <text:p>2019-11-13</text:p>
          </table:table-cell>
          <table:table-cell table:style-name="ce3" office:value-type="time" office:time-value="PT09H56M00S" calcext:value-type="time">
            <text:p>09:56</text:p>
          </table:table-cell>
          <table:table-cell table:style-name="ce3" office:value-type="time" office:time-value="PT17H56M00S" calcext:value-type="time">
            <text:p>17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7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1-14" calcext:value-type="date">
            <text:p>2019-11-14</text:p>
          </table:table-cell>
          <table:table-cell table:style-name="ce3" office:value-type="time" office:time-value="PT11H16M00S" calcext:value-type="time">
            <text:p>11:16</text:p>
          </table:table-cell>
          <table:table-cell table:style-name="ce3" office:value-type="time" office:time-value="PT19H16M00S" calcext:value-type="time">
            <text:p>19: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5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1-15" calcext:value-type="date">
            <text:p>2019-11-15</text:p>
          </table:table-cell>
          <table:table-cell table:style-name="ce3" office:value-type="time" office:time-value="PT11H02M00S" calcext:value-type="time">
            <text:p>11:02</text:p>
          </table:table-cell>
          <table:table-cell table:style-name="ce3" office:value-type="time" office:time-value="PT19H02M00S" calcext:value-type="time">
            <text:p>19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46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1-15" calcext:value-type="date">
            <text:p>2019-11-15</text:p>
          </table:table-cell>
          <table:table-cell table:style-name="ce3" office:value-type="time" office:time-value="PT06H14M00S" calcext:value-type="time">
            <text:p>06:14</text:p>
          </table:table-cell>
          <table:table-cell table:style-name="ce3" office:value-type="time" office:time-value="PT14H14M00S" calcext:value-type="time">
            <text:p>14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2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1-15" calcext:value-type="date">
            <text:p>2019-11-15</text:p>
          </table:table-cell>
          <table:table-cell table:style-name="ce3" office:value-type="time" office:time-value="PT12H44M00S" calcext:value-type="time">
            <text:p>12:44</text:p>
          </table:table-cell>
          <table:table-cell table:style-name="ce3" office:value-type="time" office:time-value="PT20H44M00S" calcext:value-type="time">
            <text:p>20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7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1-15" calcext:value-type="date">
            <text:p>2019-11-15</text:p>
          </table:table-cell>
          <table:table-cell table:style-name="ce3" office:value-type="time" office:time-value="PT09H45M00S" calcext:value-type="time">
            <text:p>09:45</text:p>
          </table:table-cell>
          <table:table-cell table:style-name="ce3" office:value-type="time" office:time-value="PT17H45M00S" calcext:value-type="time">
            <text:p>17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03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1-16" calcext:value-type="date">
            <text:p>2019-11-16</text:p>
          </table:table-cell>
          <table:table-cell table:style-name="ce3" office:value-type="time" office:time-value="PT09H06M00S" calcext:value-type="time">
            <text:p>09:06</text:p>
          </table:table-cell>
          <table:table-cell table:style-name="ce3" office:value-type="time" office:time-value="PT17H06M00S" calcext:value-type="time">
            <text:p>17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5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1-17" calcext:value-type="date">
            <text:p>2019-11-17</text:p>
          </table:table-cell>
          <table:table-cell table:style-name="ce3" office:value-type="time" office:time-value="PT11H44M00S" calcext:value-type="time">
            <text:p>11:44</text:p>
          </table:table-cell>
          <table:table-cell table:style-name="ce3" office:value-type="time" office:time-value="PT19H44M00S" calcext:value-type="time">
            <text:p>19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07</text:p>
          </table:table-cell>
          <table:table-cell office:value-type="string" calcext:value-type="string">
            <text:p>emp00085</text:p>
          </table:table-cell>
          <table:table-cell table:style-name="ce4" office:value-type="date" office:date-value="2019-11-17" calcext:value-type="date">
            <text:p>2019-11-17</text:p>
          </table:table-cell>
          <table:table-cell table:style-name="ce3" office:value-type="time" office:time-value="PT06H27M00S" calcext:value-type="time">
            <text:p>06:27</text:p>
          </table:table-cell>
          <table:table-cell table:style-name="ce3" office:value-type="time" office:time-value="PT14H27M00S" calcext:value-type="time">
            <text:p>14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48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1-17" calcext:value-type="date">
            <text:p>2019-11-17</text:p>
          </table:table-cell>
          <table:table-cell table:style-name="ce3" office:value-type="time" office:time-value="PT11H50M00S" calcext:value-type="time">
            <text:p>11:50</text:p>
          </table:table-cell>
          <table:table-cell table:style-name="ce3" office:value-type="time" office:time-value="PT19H50M00S" calcext:value-type="time">
            <text:p>19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0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1-17" calcext:value-type="date">
            <text:p>2019-11-17</text:p>
          </table:table-cell>
          <table:table-cell table:style-name="ce3" office:value-type="time" office:time-value="PT12H45M00S" calcext:value-type="time">
            <text:p>12:45</text:p>
          </table:table-cell>
          <table:table-cell table:style-name="ce3" office:value-type="time" office:time-value="PT20H45M00S" calcext:value-type="time">
            <text:p>20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32</text:p>
          </table:table-cell>
          <table:table-cell office:value-type="string" calcext:value-type="string">
            <text:p>emp00015</text:p>
          </table:table-cell>
          <table:table-cell table:style-name="ce4" office:value-type="date" office:date-value="2019-11-17" calcext:value-type="date">
            <text:p>2019-11-17</text:p>
          </table:table-cell>
          <table:table-cell table:style-name="ce3" office:value-type="time" office:time-value="PT09H13M00S" calcext:value-type="time">
            <text:p>09:13</text:p>
          </table:table-cell>
          <table:table-cell table:style-name="ce3" office:value-type="time" office:time-value="PT17H13M00S" calcext:value-type="time">
            <text:p>17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97</text:p>
          </table:table-cell>
          <table:table-cell office:value-type="string" calcext:value-type="string">
            <text:p>emp00086</text:p>
          </table:table-cell>
          <table:table-cell table:style-name="ce4" office:value-type="date" office:date-value="2019-11-18" calcext:value-type="date">
            <text:p>2019-11-18</text:p>
          </table:table-cell>
          <table:table-cell table:style-name="ce3" office:value-type="time" office:time-value="PT09H22M00S" calcext:value-type="time">
            <text:p>09:22</text:p>
          </table:table-cell>
          <table:table-cell table:style-name="ce3" office:value-type="time" office:time-value="PT17H22M00S" calcext:value-type="time">
            <text:p>17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54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1-19" calcext:value-type="date">
            <text:p>2019-11-19</text:p>
          </table:table-cell>
          <table:table-cell table:style-name="ce3" office:value-type="time" office:time-value="PT09H07M00S" calcext:value-type="time">
            <text:p>09:07</text:p>
          </table:table-cell>
          <table:table-cell table:style-name="ce3" office:value-type="time" office:time-value="PT17H07M00S" calcext:value-type="time">
            <text:p>17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0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1-19" calcext:value-type="date">
            <text:p>2019-11-19</text:p>
          </table:table-cell>
          <table:table-cell table:style-name="ce3" office:value-type="time" office:time-value="PT06H13M00S" calcext:value-type="time">
            <text:p>06:13</text:p>
          </table:table-cell>
          <table:table-cell table:style-name="ce3" office:value-type="time" office:time-value="PT14H13M00S" calcext:value-type="time">
            <text:p>14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94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1-20" calcext:value-type="date">
            <text:p>2019-11-20</text:p>
          </table:table-cell>
          <table:table-cell table:style-name="ce3" office:value-type="time" office:time-value="PT12H16M00S" calcext:value-type="time">
            <text:p>12:16</text:p>
          </table:table-cell>
          <table:table-cell table:style-name="ce3" office:value-type="time" office:time-value="PT20H16M00S" calcext:value-type="time">
            <text:p>20: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02</text:p>
          </table:table-cell>
          <table:table-cell office:value-type="string" calcext:value-type="string">
            <text:p>emp00070</text:p>
          </table:table-cell>
          <table:table-cell table:style-name="ce4" office:value-type="date" office:date-value="2019-11-20" calcext:value-type="date">
            <text:p>2019-11-20</text:p>
          </table:table-cell>
          <table:table-cell table:style-name="ce3" office:value-type="time" office:time-value="PT12H22M00S" calcext:value-type="time">
            <text:p>12:22</text:p>
          </table:table-cell>
          <table:table-cell table:style-name="ce3" office:value-type="time" office:time-value="PT20H22M00S" calcext:value-type="time">
            <text:p>20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34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1-21" calcext:value-type="date">
            <text:p>2019-11-21</text:p>
          </table:table-cell>
          <table:table-cell table:style-name="ce3" office:value-type="time" office:time-value="PT11H07M00S" calcext:value-type="time">
            <text:p>11:07</text:p>
          </table:table-cell>
          <table:table-cell table:style-name="ce3" office:value-type="time" office:time-value="PT19H07M00S" calcext:value-type="time">
            <text:p>19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8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1-21" calcext:value-type="date">
            <text:p>2019-11-21</text:p>
          </table:table-cell>
          <table:table-cell table:style-name="ce3" office:value-type="time" office:time-value="PT09H13M00S" calcext:value-type="time">
            <text:p>09:13</text:p>
          </table:table-cell>
          <table:table-cell table:style-name="ce3" office:value-type="time" office:time-value="PT17H13M00S" calcext:value-type="time">
            <text:p>17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00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1-21" calcext:value-type="date">
            <text:p>2019-11-21</text:p>
          </table:table-cell>
          <table:table-cell table:style-name="ce3" office:value-type="time" office:time-value="PT08H33M00S" calcext:value-type="time">
            <text:p>08:33</text:p>
          </table:table-cell>
          <table:table-cell table:style-name="ce3" office:value-type="time" office:time-value="PT16H33M00S" calcext:value-type="time">
            <text:p>16: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0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1-22" calcext:value-type="date">
            <text:p>2019-11-22</text:p>
          </table:table-cell>
          <table:table-cell table:style-name="ce3" office:value-type="time" office:time-value="PT12H06M00S" calcext:value-type="time">
            <text:p>12:06</text:p>
          </table:table-cell>
          <table:table-cell table:style-name="ce3" office:value-type="time" office:time-value="PT20H06M00S" calcext:value-type="time">
            <text:p>20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21</text:p>
          </table:table-cell>
          <table:table-cell office:value-type="string" calcext:value-type="string">
            <text:p>emp00070</text:p>
          </table:table-cell>
          <table:table-cell table:style-name="ce4" office:value-type="date" office:date-value="2019-11-22" calcext:value-type="date">
            <text:p>2019-11-22</text:p>
          </table:table-cell>
          <table:table-cell table:style-name="ce3" office:value-type="time" office:time-value="PT08H50M00S" calcext:value-type="time">
            <text:p>08:50</text:p>
          </table:table-cell>
          <table:table-cell table:style-name="ce3" office:value-type="time" office:time-value="PT16H50M00S" calcext:value-type="time">
            <text:p>16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11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1-22" calcext:value-type="date">
            <text:p>2019-11-22</text:p>
          </table:table-cell>
          <table:table-cell table:style-name="ce3" office:value-type="time" office:time-value="PT09H27M00S" calcext:value-type="time">
            <text:p>09:27</text:p>
          </table:table-cell>
          <table:table-cell table:style-name="ce3" office:value-type="time" office:time-value="PT17H27M00S" calcext:value-type="time">
            <text:p>17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59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1-23" calcext:value-type="date">
            <text:p>2019-11-23</text:p>
          </table:table-cell>
          <table:table-cell table:style-name="ce3" office:value-type="time" office:time-value="PT08H53M00S" calcext:value-type="time">
            <text:p>08:53</text:p>
          </table:table-cell>
          <table:table-cell table:style-name="ce3" office:value-type="time" office:time-value="PT16H53M00S" calcext:value-type="time">
            <text:p>16: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8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1-23" calcext:value-type="date">
            <text:p>2019-11-23</text:p>
          </table:table-cell>
          <table:table-cell table:style-name="ce3" office:value-type="time" office:time-value="PT10H06M00S" calcext:value-type="time">
            <text:p>10:06</text:p>
          </table:table-cell>
          <table:table-cell table:style-name="ce3" office:value-type="time" office:time-value="PT18H06M00S" calcext:value-type="time">
            <text:p>18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31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1-24" calcext:value-type="date">
            <text:p>2019-11-24</text:p>
          </table:table-cell>
          <table:table-cell table:style-name="ce3" office:value-type="time" office:time-value="PT09H22M00S" calcext:value-type="time">
            <text:p>09:22</text:p>
          </table:table-cell>
          <table:table-cell table:style-name="ce3" office:value-type="time" office:time-value="PT17H22M00S" calcext:value-type="time">
            <text:p>17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9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1-24" calcext:value-type="date">
            <text:p>2019-11-24</text:p>
          </table:table-cell>
          <table:table-cell table:style-name="ce3" office:value-type="time" office:time-value="PT10H58M00S" calcext:value-type="time">
            <text:p>10:58</text:p>
          </table:table-cell>
          <table:table-cell table:style-name="ce3" office:value-type="time" office:time-value="PT18H58M00S" calcext:value-type="time">
            <text:p>18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59</text:p>
          </table:table-cell>
          <table:table-cell office:value-type="string" calcext:value-type="string">
            <text:p>emp00047</text:p>
          </table:table-cell>
          <table:table-cell table:style-name="ce4" office:value-type="date" office:date-value="2019-11-24" calcext:value-type="date">
            <text:p>2019-11-24</text:p>
          </table:table-cell>
          <table:table-cell table:style-name="ce3" office:value-type="time" office:time-value="PT08H10M00S" calcext:value-type="time">
            <text:p>08:10</text:p>
          </table:table-cell>
          <table:table-cell table:style-name="ce3" office:value-type="time" office:time-value="PT16H10M00S" calcext:value-type="time">
            <text:p>16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68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1-24" calcext:value-type="date">
            <text:p>2019-11-24</text:p>
          </table:table-cell>
          <table:table-cell table:style-name="ce3" office:value-type="time" office:time-value="PT08H13M00S" calcext:value-type="time">
            <text:p>08:13</text:p>
          </table:table-cell>
          <table:table-cell table:style-name="ce3" office:value-type="time" office:time-value="PT16H13M00S" calcext:value-type="time">
            <text:p>16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1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1-25" calcext:value-type="date">
            <text:p>2019-11-25</text:p>
          </table:table-cell>
          <table:table-cell table:style-name="ce3" office:value-type="time" office:time-value="PT12H14M00S" calcext:value-type="time">
            <text:p>12:14</text:p>
          </table:table-cell>
          <table:table-cell table:style-name="ce3" office:value-type="time" office:time-value="PT20H14M00S" calcext:value-type="time">
            <text:p>20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70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1-26" calcext:value-type="date">
            <text:p>2019-11-26</text:p>
          </table:table-cell>
          <table:table-cell table:style-name="ce3" office:value-type="time" office:time-value="PT06H17M00S" calcext:value-type="time">
            <text:p>06:17</text:p>
          </table:table-cell>
          <table:table-cell table:style-name="ce3" office:value-type="time" office:time-value="PT14H17M00S" calcext:value-type="time">
            <text:p>14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4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1-26" calcext:value-type="date">
            <text:p>2019-11-26</text:p>
          </table:table-cell>
          <table:table-cell table:style-name="ce3" office:value-type="time" office:time-value="PT08H02M00S" calcext:value-type="time">
            <text:p>08:02</text:p>
          </table:table-cell>
          <table:table-cell table:style-name="ce3" office:value-type="time" office:time-value="PT16H02M00S" calcext:value-type="time">
            <text:p>16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08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1-26" calcext:value-type="date">
            <text:p>2019-11-26</text:p>
          </table:table-cell>
          <table:table-cell table:style-name="ce3" office:value-type="time" office:time-value="PT12H40M00S" calcext:value-type="time">
            <text:p>12:40</text:p>
          </table:table-cell>
          <table:table-cell table:style-name="ce3" office:value-type="time" office:time-value="PT20H40M00S" calcext:value-type="time">
            <text:p>20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10</text:p>
          </table:table-cell>
          <table:table-cell office:value-type="string" calcext:value-type="string">
            <text:p>emp00022</text:p>
          </table:table-cell>
          <table:table-cell table:style-name="ce4" office:value-type="date" office:date-value="2019-11-26" calcext:value-type="date">
            <text:p>2019-11-26</text:p>
          </table:table-cell>
          <table:table-cell table:style-name="ce3" office:value-type="time" office:time-value="PT09H15M00S" calcext:value-type="time">
            <text:p>09:15</text:p>
          </table:table-cell>
          <table:table-cell table:style-name="ce3" office:value-type="time" office:time-value="PT17H15M00S" calcext:value-type="time">
            <text:p>17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61</text:p>
          </table:table-cell>
          <table:table-cell office:value-type="string" calcext:value-type="string">
            <text:p>emp00034</text:p>
          </table:table-cell>
          <table:table-cell table:style-name="ce4" office:value-type="date" office:date-value="2019-11-26" calcext:value-type="date">
            <text:p>2019-11-26</text:p>
          </table:table-cell>
          <table:table-cell table:style-name="ce3" office:value-type="time" office:time-value="PT07H50M00S" calcext:value-type="time">
            <text:p>07:50</text:p>
          </table:table-cell>
          <table:table-cell table:style-name="ce3" office:value-type="time" office:time-value="PT15H50M00S" calcext:value-type="time">
            <text:p>15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34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1-27" calcext:value-type="date">
            <text:p>2019-11-27</text:p>
          </table:table-cell>
          <table:table-cell table:style-name="ce3" office:value-type="time" office:time-value="PT07H38M00S" calcext:value-type="time">
            <text:p>07:38</text:p>
          </table:table-cell>
          <table:table-cell table:style-name="ce3" office:value-type="time" office:time-value="PT15H38M00S" calcext:value-type="time">
            <text:p>15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83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1-27" calcext:value-type="date">
            <text:p>2019-11-27</text:p>
          </table:table-cell>
          <table:table-cell table:style-name="ce3" office:value-type="time" office:time-value="PT09H51M00S" calcext:value-type="time">
            <text:p>09:51</text:p>
          </table:table-cell>
          <table:table-cell table:style-name="ce3" office:value-type="time" office:time-value="PT17H51M00S" calcext:value-type="time">
            <text:p>17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4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1-27" calcext:value-type="date">
            <text:p>2019-11-27</text:p>
          </table:table-cell>
          <table:table-cell table:style-name="ce3" office:value-type="time" office:time-value="PT12H32M00S" calcext:value-type="time">
            <text:p>12:32</text:p>
          </table:table-cell>
          <table:table-cell table:style-name="ce3" office:value-type="time" office:time-value="PT20H32M00S" calcext:value-type="time">
            <text:p>20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2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1-28" calcext:value-type="date">
            <text:p>2019-11-28</text:p>
          </table:table-cell>
          <table:table-cell table:style-name="ce3" office:value-type="time" office:time-value="PT06H21M00S" calcext:value-type="time">
            <text:p>06:21</text:p>
          </table:table-cell>
          <table:table-cell table:style-name="ce3" office:value-type="time" office:time-value="PT14H21M00S" calcext:value-type="time">
            <text:p>14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3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1-28" calcext:value-type="date">
            <text:p>2019-11-28</text:p>
          </table:table-cell>
          <table:table-cell table:style-name="ce3" office:value-type="time" office:time-value="PT06H27M00S" calcext:value-type="time">
            <text:p>06:27</text:p>
          </table:table-cell>
          <table:table-cell table:style-name="ce3" office:value-type="time" office:time-value="PT14H27M00S" calcext:value-type="time">
            <text:p>14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15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1-29" calcext:value-type="date">
            <text:p>2019-11-29</text:p>
          </table:table-cell>
          <table:table-cell table:style-name="ce3" office:value-type="time" office:time-value="PT09H44M00S" calcext:value-type="time">
            <text:p>09:44</text:p>
          </table:table-cell>
          <table:table-cell table:style-name="ce3" office:value-type="time" office:time-value="PT17H44M00S" calcext:value-type="time">
            <text:p>17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88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1-29" calcext:value-type="date">
            <text:p>2019-11-29</text:p>
          </table:table-cell>
          <table:table-cell table:style-name="ce3" office:value-type="time" office:time-value="PT06H15M00S" calcext:value-type="time">
            <text:p>06:15</text:p>
          </table:table-cell>
          <table:table-cell table:style-name="ce3" office:value-type="time" office:time-value="PT14H15M00S" calcext:value-type="time">
            <text:p>14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57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2-01" calcext:value-type="date">
            <text:p>2019-12-01</text:p>
          </table:table-cell>
          <table:table-cell table:style-name="ce3" office:value-type="time" office:time-value="PT11H03M00S" calcext:value-type="time">
            <text:p>11:03</text:p>
          </table:table-cell>
          <table:table-cell table:style-name="ce3" office:value-type="time" office:time-value="PT19H03M00S" calcext:value-type="time">
            <text:p>19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91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2-01" calcext:value-type="date">
            <text:p>2019-12-01</text:p>
          </table:table-cell>
          <table:table-cell table:style-name="ce3" office:value-type="time" office:time-value="PT09H59M00S" calcext:value-type="time">
            <text:p>09:59</text:p>
          </table:table-cell>
          <table:table-cell table:style-name="ce3" office:value-type="time" office:time-value="PT17H59M00S" calcext:value-type="time">
            <text:p>17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81</text:p>
          </table:table-cell>
          <table:table-cell office:value-type="string" calcext:value-type="string">
            <text:p>emp00029</text:p>
          </table:table-cell>
          <table:table-cell table:style-name="ce4" office:value-type="date" office:date-value="2019-12-01" calcext:value-type="date">
            <text:p>2019-12-01</text:p>
          </table:table-cell>
          <table:table-cell table:style-name="ce3" office:value-type="time" office:time-value="PT07H44M00S" calcext:value-type="time">
            <text:p>07:44</text:p>
          </table:table-cell>
          <table:table-cell table:style-name="ce3" office:value-type="time" office:time-value="PT15H44M00S" calcext:value-type="time">
            <text:p>15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71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2-02" calcext:value-type="date">
            <text:p>2019-12-02</text:p>
          </table:table-cell>
          <table:table-cell table:style-name="ce3" office:value-type="time" office:time-value="PT12H06M00S" calcext:value-type="time">
            <text:p>12:06</text:p>
          </table:table-cell>
          <table:table-cell table:style-name="ce3" office:value-type="time" office:time-value="PT20H06M00S" calcext:value-type="time">
            <text:p>20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68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2-02" calcext:value-type="date">
            <text:p>2019-12-02</text:p>
          </table:table-cell>
          <table:table-cell table:style-name="ce3" office:value-type="time" office:time-value="PT11H58M00S" calcext:value-type="time">
            <text:p>11:58</text:p>
          </table:table-cell>
          <table:table-cell table:style-name="ce3" office:value-type="time" office:time-value="PT19H58M00S" calcext:value-type="time">
            <text:p>19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5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2-02" calcext:value-type="date">
            <text:p>2019-12-02</text:p>
          </table:table-cell>
          <table:table-cell table:style-name="ce3" office:value-type="time" office:time-value="PT07H50M00S" calcext:value-type="time">
            <text:p>07:50</text:p>
          </table:table-cell>
          <table:table-cell table:style-name="ce3" office:value-type="time" office:time-value="PT15H50M00S" calcext:value-type="time">
            <text:p>15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1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2-02" calcext:value-type="date">
            <text:p>2019-12-02</text:p>
          </table:table-cell>
          <table:table-cell table:style-name="ce3" office:value-type="time" office:time-value="PT07H57M00S" calcext:value-type="time">
            <text:p>07:57</text:p>
          </table:table-cell>
          <table:table-cell table:style-name="ce3" office:value-type="time" office:time-value="PT15H57M00S" calcext:value-type="time">
            <text:p>15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40</text:p>
          </table:table-cell>
          <table:table-cell office:value-type="string" calcext:value-type="string">
            <text:p>emp00067</text:p>
          </table:table-cell>
          <table:table-cell table:style-name="ce4" office:value-type="date" office:date-value="2019-12-02" calcext:value-type="date">
            <text:p>2019-12-02</text:p>
          </table:table-cell>
          <table:table-cell table:style-name="ce3" office:value-type="time" office:time-value="PT06H24M00S" calcext:value-type="time">
            <text:p>06:24</text:p>
          </table:table-cell>
          <table:table-cell table:style-name="ce3" office:value-type="time" office:time-value="PT14H24M00S" calcext:value-type="time">
            <text:p>14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44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2-03" calcext:value-type="date">
            <text:p>2019-12-03</text:p>
          </table:table-cell>
          <table:table-cell table:style-name="ce3" office:value-type="time" office:time-value="PT09H30M00S" calcext:value-type="time">
            <text:p>09:30</text:p>
          </table:table-cell>
          <table:table-cell table:style-name="ce3" office:value-type="time" office:time-value="PT17H30M00S" calcext:value-type="time">
            <text:p>17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66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2-03" calcext:value-type="date">
            <text:p>2019-12-03</text:p>
          </table:table-cell>
          <table:table-cell table:style-name="ce3" office:value-type="time" office:time-value="PT10H27M00S" calcext:value-type="time">
            <text:p>10:27</text:p>
          </table:table-cell>
          <table:table-cell table:style-name="ce3" office:value-type="time" office:time-value="PT18H27M00S" calcext:value-type="time">
            <text:p>18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2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2-03" calcext:value-type="date">
            <text:p>2019-12-03</text:p>
          </table:table-cell>
          <table:table-cell table:style-name="ce3" office:value-type="time" office:time-value="PT06H20M00S" calcext:value-type="time">
            <text:p>06:20</text:p>
          </table:table-cell>
          <table:table-cell table:style-name="ce3" office:value-type="time" office:time-value="PT14H20M00S" calcext:value-type="time">
            <text:p>14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48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2-03" calcext:value-type="date">
            <text:p>2019-12-03</text:p>
          </table:table-cell>
          <table:table-cell table:style-name="ce3" office:value-type="time" office:time-value="PT12H12M00S" calcext:value-type="time">
            <text:p>12:12</text:p>
          </table:table-cell>
          <table:table-cell table:style-name="ce3" office:value-type="time" office:time-value="PT20H12M00S" calcext:value-type="time">
            <text:p>20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8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2-03" calcext:value-type="date">
            <text:p>2019-12-03</text:p>
          </table:table-cell>
          <table:table-cell table:style-name="ce3" office:value-type="time" office:time-value="PT06H50M00S" calcext:value-type="time">
            <text:p>06:50</text:p>
          </table:table-cell>
          <table:table-cell table:style-name="ce3" office:value-type="time" office:time-value="PT14H50M00S" calcext:value-type="time">
            <text:p>14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06</text:p>
          </table:table-cell>
          <table:table-cell office:value-type="string" calcext:value-type="string">
            <text:p>emp00023</text:p>
          </table:table-cell>
          <table:table-cell table:style-name="ce4" office:value-type="date" office:date-value="2019-12-03" calcext:value-type="date">
            <text:p>2019-12-03</text:p>
          </table:table-cell>
          <table:table-cell table:style-name="ce3" office:value-type="time" office:time-value="PT06H20M00S" calcext:value-type="time">
            <text:p>06:20</text:p>
          </table:table-cell>
          <table:table-cell table:style-name="ce3" office:value-type="time" office:time-value="PT14H20M00S" calcext:value-type="time">
            <text:p>14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5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2-03" calcext:value-type="date">
            <text:p>2019-12-03</text:p>
          </table:table-cell>
          <table:table-cell table:style-name="ce3" office:value-type="time" office:time-value="PT07H04M00S" calcext:value-type="time">
            <text:p>07:04</text:p>
          </table:table-cell>
          <table:table-cell table:style-name="ce3" office:value-type="time" office:time-value="PT15H04M00S" calcext:value-type="time">
            <text:p>15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57</text:p>
          </table:table-cell>
          <table:table-cell office:value-type="string" calcext:value-type="string">
            <text:p>emp00058</text:p>
          </table:table-cell>
          <table:table-cell table:style-name="ce4" office:value-type="date" office:date-value="2019-12-03" calcext:value-type="date">
            <text:p>2019-12-03</text:p>
          </table:table-cell>
          <table:table-cell table:style-name="ce3" office:value-type="time" office:time-value="PT11H03M00S" calcext:value-type="time">
            <text:p>11:03</text:p>
          </table:table-cell>
          <table:table-cell table:style-name="ce3" office:value-type="time" office:time-value="PT19H03M00S" calcext:value-type="time">
            <text:p>19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60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2-04" calcext:value-type="date">
            <text:p>2019-12-04</text:p>
          </table:table-cell>
          <table:table-cell table:style-name="ce3" office:value-type="time" office:time-value="PT08H43M00S" calcext:value-type="time">
            <text:p>08:43</text:p>
          </table:table-cell>
          <table:table-cell table:style-name="ce3" office:value-type="time" office:time-value="PT16H43M00S" calcext:value-type="time">
            <text:p>16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8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2-04" calcext:value-type="date">
            <text:p>2019-12-04</text:p>
          </table:table-cell>
          <table:table-cell table:style-name="ce3" office:value-type="time" office:time-value="PT11H59M00S" calcext:value-type="time">
            <text:p>11:59</text:p>
          </table:table-cell>
          <table:table-cell table:style-name="ce3" office:value-type="time" office:time-value="PT19H59M00S" calcext:value-type="time">
            <text:p>19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35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2-04" calcext:value-type="date">
            <text:p>2019-12-04</text:p>
          </table:table-cell>
          <table:table-cell table:style-name="ce3" office:value-type="time" office:time-value="PT06H13M00S" calcext:value-type="time">
            <text:p>06:13</text:p>
          </table:table-cell>
          <table:table-cell table:style-name="ce3" office:value-type="time" office:time-value="PT14H13M00S" calcext:value-type="time">
            <text:p>14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9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2-04" calcext:value-type="date">
            <text:p>2019-12-04</text:p>
          </table:table-cell>
          <table:table-cell table:style-name="ce3" office:value-type="time" office:time-value="PT10H35M00S" calcext:value-type="time">
            <text:p>10:35</text:p>
          </table:table-cell>
          <table:table-cell table:style-name="ce3" office:value-type="time" office:time-value="PT18H35M00S" calcext:value-type="time">
            <text:p>18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6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2-05" calcext:value-type="date">
            <text:p>2019-12-05</text:p>
          </table:table-cell>
          <table:table-cell table:style-name="ce3" office:value-type="time" office:time-value="PT09H46M00S" calcext:value-type="time">
            <text:p>09:46</text:p>
          </table:table-cell>
          <table:table-cell table:style-name="ce3" office:value-type="time" office:time-value="PT17H46M00S" calcext:value-type="time">
            <text:p>17: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53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2-06" calcext:value-type="date">
            <text:p>2019-12-06</text:p>
          </table:table-cell>
          <table:table-cell table:style-name="ce3" office:value-type="time" office:time-value="PT12H05M00S" calcext:value-type="time">
            <text:p>12:05</text:p>
          </table:table-cell>
          <table:table-cell table:style-name="ce3" office:value-type="time" office:time-value="PT20H05M00S" calcext:value-type="time">
            <text:p>20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65</text:p>
          </table:table-cell>
          <table:table-cell office:value-type="string" calcext:value-type="string">
            <text:p>emp00029</text:p>
          </table:table-cell>
          <table:table-cell table:style-name="ce4" office:value-type="date" office:date-value="2019-12-06" calcext:value-type="date">
            <text:p>2019-12-06</text:p>
          </table:table-cell>
          <table:table-cell table:style-name="ce3" office:value-type="time" office:time-value="PT11H28M00S" calcext:value-type="time">
            <text:p>11:28</text:p>
          </table:table-cell>
          <table:table-cell table:style-name="ce3" office:value-type="time" office:time-value="PT19H28M00S" calcext:value-type="time">
            <text:p>19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0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2-06" calcext:value-type="date">
            <text:p>2019-12-06</text:p>
          </table:table-cell>
          <table:table-cell table:style-name="ce3" office:value-type="time" office:time-value="PT11H01M00S" calcext:value-type="time">
            <text:p>11:01</text:p>
          </table:table-cell>
          <table:table-cell table:style-name="ce3" office:value-type="time" office:time-value="PT19H01M00S" calcext:value-type="time">
            <text:p>19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60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2-06" calcext:value-type="date">
            <text:p>2019-12-06</text:p>
          </table:table-cell>
          <table:table-cell table:style-name="ce3" office:value-type="time" office:time-value="PT07H14M00S" calcext:value-type="time">
            <text:p>07:14</text:p>
          </table:table-cell>
          <table:table-cell table:style-name="ce3" office:value-type="time" office:time-value="PT15H14M00S" calcext:value-type="time">
            <text:p>15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3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2-06" calcext:value-type="date">
            <text:p>2019-12-06</text:p>
          </table:table-cell>
          <table:table-cell table:style-name="ce3" office:value-type="time" office:time-value="PT08H20M00S" calcext:value-type="time">
            <text:p>08:20</text:p>
          </table:table-cell>
          <table:table-cell table:style-name="ce3" office:value-type="time" office:time-value="PT16H20M00S" calcext:value-type="time">
            <text:p>16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6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2-06" calcext:value-type="date">
            <text:p>2019-12-06</text:p>
          </table:table-cell>
          <table:table-cell table:style-name="ce3" office:value-type="time" office:time-value="PT11H35M00S" calcext:value-type="time">
            <text:p>11:35</text:p>
          </table:table-cell>
          <table:table-cell table:style-name="ce3" office:value-type="time" office:time-value="PT19H35M00S" calcext:value-type="time">
            <text:p>19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15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2-07" calcext:value-type="date">
            <text:p>2019-12-07</text:p>
          </table:table-cell>
          <table:table-cell table:style-name="ce3" office:value-type="time" office:time-value="PT08H33M00S" calcext:value-type="time">
            <text:p>08:33</text:p>
          </table:table-cell>
          <table:table-cell table:style-name="ce3" office:value-type="time" office:time-value="PT16H33M00S" calcext:value-type="time">
            <text:p>16: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3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2-07" calcext:value-type="date">
            <text:p>2019-12-07</text:p>
          </table:table-cell>
          <table:table-cell table:style-name="ce3" office:value-type="time" office:time-value="PT07H43M00S" calcext:value-type="time">
            <text:p>07:43</text:p>
          </table:table-cell>
          <table:table-cell table:style-name="ce3" office:value-type="time" office:time-value="PT15H43M00S" calcext:value-type="time">
            <text:p>15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43</text:p>
          </table:table-cell>
          <table:table-cell office:value-type="string" calcext:value-type="string">
            <text:p>emp00044</text:p>
          </table:table-cell>
          <table:table-cell table:style-name="ce4" office:value-type="date" office:date-value="2019-12-07" calcext:value-type="date">
            <text:p>2019-12-07</text:p>
          </table:table-cell>
          <table:table-cell table:style-name="ce3" office:value-type="time" office:time-value="PT11H36M00S" calcext:value-type="time">
            <text:p>11:36</text:p>
          </table:table-cell>
          <table:table-cell table:style-name="ce3" office:value-type="time" office:time-value="PT19H36M00S" calcext:value-type="time">
            <text:p>19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8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2-07" calcext:value-type="date">
            <text:p>2019-12-07</text:p>
          </table:table-cell>
          <table:table-cell table:style-name="ce3" office:value-type="time" office:time-value="PT07H41M00S" calcext:value-type="time">
            <text:p>07:41</text:p>
          </table:table-cell>
          <table:table-cell table:style-name="ce3" office:value-type="time" office:time-value="PT15H41M00S" calcext:value-type="time">
            <text:p>15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15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2-07" calcext:value-type="date">
            <text:p>2019-12-07</text:p>
          </table:table-cell>
          <table:table-cell table:style-name="ce3" office:value-type="time" office:time-value="PT06H26M00S" calcext:value-type="time">
            <text:p>06:26</text:p>
          </table:table-cell>
          <table:table-cell table:style-name="ce3" office:value-type="time" office:time-value="PT14H26M00S" calcext:value-type="time">
            <text:p>14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24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2-07" calcext:value-type="date">
            <text:p>2019-12-07</text:p>
          </table:table-cell>
          <table:table-cell table:style-name="ce3" office:value-type="time" office:time-value="PT11H31M00S" calcext:value-type="time">
            <text:p>11:31</text:p>
          </table:table-cell>
          <table:table-cell table:style-name="ce3" office:value-type="time" office:time-value="PT19H31M00S" calcext:value-type="time">
            <text:p>19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50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2-07" calcext:value-type="date">
            <text:p>2019-12-07</text:p>
          </table:table-cell>
          <table:table-cell table:style-name="ce3" office:value-type="time" office:time-value="PT12H08M00S" calcext:value-type="time">
            <text:p>12:08</text:p>
          </table:table-cell>
          <table:table-cell table:style-name="ce3" office:value-type="time" office:time-value="PT20H08M00S" calcext:value-type="time">
            <text:p>20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70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2-07" calcext:value-type="date">
            <text:p>2019-12-07</text:p>
          </table:table-cell>
          <table:table-cell table:style-name="ce3" office:value-type="time" office:time-value="PT06H17M00S" calcext:value-type="time">
            <text:p>06:17</text:p>
          </table:table-cell>
          <table:table-cell table:style-name="ce3" office:value-type="time" office:time-value="PT14H17M00S" calcext:value-type="time">
            <text:p>14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5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2-08" calcext:value-type="date">
            <text:p>2019-12-08</text:p>
          </table:table-cell>
          <table:table-cell table:style-name="ce3" office:value-type="time" office:time-value="PT09H55M00S" calcext:value-type="time">
            <text:p>09:55</text:p>
          </table:table-cell>
          <table:table-cell table:style-name="ce3" office:value-type="time" office:time-value="PT17H55M00S" calcext:value-type="time">
            <text:p>17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94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2-08" calcext:value-type="date">
            <text:p>2019-12-08</text:p>
          </table:table-cell>
          <table:table-cell table:style-name="ce3" office:value-type="time" office:time-value="PT09H17M00S" calcext:value-type="time">
            <text:p>09:17</text:p>
          </table:table-cell>
          <table:table-cell table:style-name="ce3" office:value-type="time" office:time-value="PT17H17M00S" calcext:value-type="time">
            <text:p>17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06</text:p>
          </table:table-cell>
          <table:table-cell office:value-type="string" calcext:value-type="string">
            <text:p>emp00032</text:p>
          </table:table-cell>
          <table:table-cell table:style-name="ce4" office:value-type="date" office:date-value="2019-12-08" calcext:value-type="date">
            <text:p>2019-12-08</text:p>
          </table:table-cell>
          <table:table-cell table:style-name="ce3" office:value-type="time" office:time-value="PT10H13M00S" calcext:value-type="time">
            <text:p>10:13</text:p>
          </table:table-cell>
          <table:table-cell table:style-name="ce3" office:value-type="time" office:time-value="PT18H13M00S" calcext:value-type="time">
            <text:p>18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20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2-10" calcext:value-type="date">
            <text:p>2019-12-10</text:p>
          </table:table-cell>
          <table:table-cell table:style-name="ce3" office:value-type="time" office:time-value="PT07H46M00S" calcext:value-type="time">
            <text:p>07:46</text:p>
          </table:table-cell>
          <table:table-cell table:style-name="ce3" office:value-type="time" office:time-value="PT15H46M00S" calcext:value-type="time">
            <text:p>15: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2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2-10" calcext:value-type="date">
            <text:p>2019-12-10</text:p>
          </table:table-cell>
          <table:table-cell table:style-name="ce3" office:value-type="time" office:time-value="PT08H46M00S" calcext:value-type="time">
            <text:p>08:46</text:p>
          </table:table-cell>
          <table:table-cell table:style-name="ce3" office:value-type="time" office:time-value="PT16H46M00S" calcext:value-type="time">
            <text:p>16: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34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2-10" calcext:value-type="date">
            <text:p>2019-12-10</text:p>
          </table:table-cell>
          <table:table-cell table:style-name="ce3" office:value-type="time" office:time-value="PT10H47M00S" calcext:value-type="time">
            <text:p>10:47</text:p>
          </table:table-cell>
          <table:table-cell table:style-name="ce3" office:value-type="time" office:time-value="PT18H47M00S" calcext:value-type="time">
            <text:p>18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9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2-10" calcext:value-type="date">
            <text:p>2019-12-10</text:p>
          </table:table-cell>
          <table:table-cell table:style-name="ce3" office:value-type="time" office:time-value="PT10H23M00S" calcext:value-type="time">
            <text:p>10:23</text:p>
          </table:table-cell>
          <table:table-cell table:style-name="ce3" office:value-type="time" office:time-value="PT18H23M00S" calcext:value-type="time">
            <text:p>18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07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2-10" calcext:value-type="date">
            <text:p>2019-12-10</text:p>
          </table:table-cell>
          <table:table-cell table:style-name="ce3" office:value-type="time" office:time-value="PT10H03M00S" calcext:value-type="time">
            <text:p>10:03</text:p>
          </table:table-cell>
          <table:table-cell table:style-name="ce3" office:value-type="time" office:time-value="PT18H03M00S" calcext:value-type="time">
            <text:p>18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666</text:p>
          </table:table-cell>
          <table:table-cell office:value-type="string" calcext:value-type="string">
            <text:p>emp00099</text:p>
          </table:table-cell>
          <table:table-cell table:style-name="ce4" office:value-type="date" office:date-value="2019-12-10" calcext:value-type="date">
            <text:p>2019-12-10</text:p>
          </table:table-cell>
          <table:table-cell table:style-name="ce3" office:value-type="time" office:time-value="PT11H52M00S" calcext:value-type="time">
            <text:p>11:52</text:p>
          </table:table-cell>
          <table:table-cell table:style-name="ce3" office:value-type="time" office:time-value="PT19H52M00S" calcext:value-type="time">
            <text:p>19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96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2-10" calcext:value-type="date">
            <text:p>2019-12-10</text:p>
          </table:table-cell>
          <table:table-cell table:style-name="ce3" office:value-type="time" office:time-value="PT07H04M00S" calcext:value-type="time">
            <text:p>07:04</text:p>
          </table:table-cell>
          <table:table-cell table:style-name="ce3" office:value-type="time" office:time-value="PT15H04M00S" calcext:value-type="time">
            <text:p>15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42</text:p>
          </table:table-cell>
          <table:table-cell office:value-type="string" calcext:value-type="string">
            <text:p>emp00119</text:p>
          </table:table-cell>
          <table:table-cell table:style-name="ce4" office:value-type="date" office:date-value="2019-12-10" calcext:value-type="date">
            <text:p>2019-12-10</text:p>
          </table:table-cell>
          <table:table-cell table:style-name="ce3" office:value-type="time" office:time-value="PT08H24M00S" calcext:value-type="time">
            <text:p>08:24</text:p>
          </table:table-cell>
          <table:table-cell table:style-name="ce3" office:value-type="time" office:time-value="PT16H24M00S" calcext:value-type="time">
            <text:p>16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56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2-11" calcext:value-type="date">
            <text:p>2019-12-11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14H05M00S" calcext:value-type="time">
            <text:p>14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58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2-11" calcext:value-type="date">
            <text:p>2019-12-11</text:p>
          </table:table-cell>
          <table:table-cell table:style-name="ce3" office:value-type="time" office:time-value="PT10H27M00S" calcext:value-type="time">
            <text:p>10:27</text:p>
          </table:table-cell>
          <table:table-cell table:style-name="ce3" office:value-type="time" office:time-value="PT18H27M00S" calcext:value-type="time">
            <text:p>18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2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2-11" calcext:value-type="date">
            <text:p>2019-12-11</text:p>
          </table:table-cell>
          <table:table-cell table:style-name="ce3" office:value-type="time" office:time-value="PT08H57M00S" calcext:value-type="time">
            <text:p>08:57</text:p>
          </table:table-cell>
          <table:table-cell table:style-name="ce3" office:value-type="time" office:time-value="PT16H57M00S" calcext:value-type="time">
            <text:p>16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0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2-12" calcext:value-type="date">
            <text:p>2019-12-12</text:p>
          </table:table-cell>
          <table:table-cell table:style-name="ce3" office:value-type="time" office:time-value="PT11H39M00S" calcext:value-type="time">
            <text:p>11:39</text:p>
          </table:table-cell>
          <table:table-cell table:style-name="ce3" office:value-type="time" office:time-value="PT19H39M00S" calcext:value-type="time">
            <text:p>19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68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2-12" calcext:value-type="date">
            <text:p>2019-12-12</text:p>
          </table:table-cell>
          <table:table-cell table:style-name="ce3" office:value-type="time" office:time-value="PT08H14M00S" calcext:value-type="time">
            <text:p>08:14</text:p>
          </table:table-cell>
          <table:table-cell table:style-name="ce3" office:value-type="time" office:time-value="PT16H14M00S" calcext:value-type="time">
            <text:p>16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1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2-12" calcext:value-type="date">
            <text:p>2019-12-12</text:p>
          </table:table-cell>
          <table:table-cell table:style-name="ce3" office:value-type="time" office:time-value="PT10H15M00S" calcext:value-type="time">
            <text:p>10:15</text:p>
          </table:table-cell>
          <table:table-cell table:style-name="ce3" office:value-type="time" office:time-value="PT18H15M00S" calcext:value-type="time">
            <text:p>18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3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2-12" calcext:value-type="date">
            <text:p>2019-12-12</text:p>
          </table:table-cell>
          <table:table-cell table:style-name="ce3" office:value-type="time" office:time-value="PT08H13M00S" calcext:value-type="time">
            <text:p>08:13</text:p>
          </table:table-cell>
          <table:table-cell table:style-name="ce3" office:value-type="time" office:time-value="PT16H13M00S" calcext:value-type="time">
            <text:p>16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47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2-13" calcext:value-type="date">
            <text:p>2019-12-13</text:p>
          </table:table-cell>
          <table:table-cell table:style-name="ce3" office:value-type="time" office:time-value="PT09H42M00S" calcext:value-type="time">
            <text:p>09:42</text:p>
          </table:table-cell>
          <table:table-cell table:style-name="ce3" office:value-type="time" office:time-value="PT17H42M00S" calcext:value-type="time">
            <text:p>17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0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2-13" calcext:value-type="date">
            <text:p>2019-12-13</text:p>
          </table:table-cell>
          <table:table-cell table:style-name="ce3" office:value-type="time" office:time-value="PT10H21M00S" calcext:value-type="time">
            <text:p>10:21</text:p>
          </table:table-cell>
          <table:table-cell table:style-name="ce3" office:value-type="time" office:time-value="PT18H21M00S" calcext:value-type="time">
            <text:p>18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3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2-13" calcext:value-type="date">
            <text:p>2019-12-13</text:p>
          </table:table-cell>
          <table:table-cell table:style-name="ce3" office:value-type="time" office:time-value="PT10H42M00S" calcext:value-type="time">
            <text:p>10:42</text:p>
          </table:table-cell>
          <table:table-cell table:style-name="ce3" office:value-type="time" office:time-value="PT18H42M00S" calcext:value-type="time">
            <text:p>18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53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2-14" calcext:value-type="date">
            <text:p>2019-12-14</text:p>
          </table:table-cell>
          <table:table-cell table:style-name="ce3" office:value-type="time" office:time-value="PT08H13M00S" calcext:value-type="time">
            <text:p>08:13</text:p>
          </table:table-cell>
          <table:table-cell table:style-name="ce3" office:value-type="time" office:time-value="PT16H13M00S" calcext:value-type="time">
            <text:p>16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30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2-14" calcext:value-type="date">
            <text:p>2019-12-14</text:p>
          </table:table-cell>
          <table:table-cell table:style-name="ce3" office:value-type="time" office:time-value="PT06H20M00S" calcext:value-type="time">
            <text:p>06:20</text:p>
          </table:table-cell>
          <table:table-cell table:style-name="ce3" office:value-type="time" office:time-value="PT14H20M00S" calcext:value-type="time">
            <text:p>14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5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2-14" calcext:value-type="date">
            <text:p>2019-12-14</text:p>
          </table:table-cell>
          <table:table-cell table:style-name="ce3" office:value-type="time" office:time-value="PT07H19M00S" calcext:value-type="time">
            <text:p>07:19</text:p>
          </table:table-cell>
          <table:table-cell table:style-name="ce3" office:value-type="time" office:time-value="PT15H19M00S" calcext:value-type="time">
            <text:p>15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08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2-14" calcext:value-type="date">
            <text:p>2019-12-14</text:p>
          </table:table-cell>
          <table:table-cell table:style-name="ce3" office:value-type="time" office:time-value="PT08H10M00S" calcext:value-type="time">
            <text:p>08:10</text:p>
          </table:table-cell>
          <table:table-cell table:style-name="ce3" office:value-type="time" office:time-value="PT16H10M00S" calcext:value-type="time">
            <text:p>16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5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2-14" calcext:value-type="date">
            <text:p>2019-12-14</text:p>
          </table:table-cell>
          <table:table-cell table:style-name="ce3" office:value-type="time" office:time-value="PT11H12M00S" calcext:value-type="time">
            <text:p>11:12</text:p>
          </table:table-cell>
          <table:table-cell table:style-name="ce3" office:value-type="time" office:time-value="PT19H12M00S" calcext:value-type="time">
            <text:p>19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93</text:p>
          </table:table-cell>
          <table:table-cell office:value-type="string" calcext:value-type="string">
            <text:p>emp00045</text:p>
          </table:table-cell>
          <table:table-cell table:style-name="ce4" office:value-type="date" office:date-value="2019-12-14" calcext:value-type="date">
            <text:p>2019-12-14</text:p>
          </table:table-cell>
          <table:table-cell table:style-name="ce3" office:value-type="time" office:time-value="PT07H16M00S" calcext:value-type="time">
            <text:p>07:16</text:p>
          </table:table-cell>
          <table:table-cell table:style-name="ce3" office:value-type="time" office:time-value="PT15H16M00S" calcext:value-type="time">
            <text:p>15: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06</text:p>
          </table:table-cell>
          <table:table-cell office:value-type="string" calcext:value-type="string">
            <text:p>emp00098</text:p>
          </table:table-cell>
          <table:table-cell table:style-name="ce4" office:value-type="date" office:date-value="2019-12-14" calcext:value-type="date">
            <text:p>2019-12-14</text:p>
          </table:table-cell>
          <table:table-cell table:style-name="ce3" office:value-type="time" office:time-value="PT08H14M00S" calcext:value-type="time">
            <text:p>08:14</text:p>
          </table:table-cell>
          <table:table-cell table:style-name="ce3" office:value-type="time" office:time-value="PT16H14M00S" calcext:value-type="time">
            <text:p>16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7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2-16" calcext:value-type="date">
            <text:p>2019-12-16</text:p>
          </table:table-cell>
          <table:table-cell table:style-name="ce3" office:value-type="time" office:time-value="PT12H22M00S" calcext:value-type="time">
            <text:p>12:22</text:p>
          </table:table-cell>
          <table:table-cell table:style-name="ce3" office:value-type="time" office:time-value="PT20H22M00S" calcext:value-type="time">
            <text:p>20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199</text:p>
          </table:table-cell>
          <table:table-cell office:value-type="string" calcext:value-type="string">
            <text:p>emp00046</text:p>
          </table:table-cell>
          <table:table-cell table:style-name="ce4" office:value-type="date" office:date-value="2019-12-16" calcext:value-type="date">
            <text:p>2019-12-16</text:p>
          </table:table-cell>
          <table:table-cell table:style-name="ce3" office:value-type="time" office:time-value="PT12H40M00S" calcext:value-type="time">
            <text:p>12:40</text:p>
          </table:table-cell>
          <table:table-cell table:style-name="ce3" office:value-type="time" office:time-value="PT20H40M00S" calcext:value-type="time">
            <text:p>20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55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2-16" calcext:value-type="date">
            <text:p>2019-12-16</text:p>
          </table:table-cell>
          <table:table-cell table:style-name="ce3" office:value-type="time" office:time-value="PT10H10M00S" calcext:value-type="time">
            <text:p>10:10</text:p>
          </table:table-cell>
          <table:table-cell table:style-name="ce3" office:value-type="time" office:time-value="PT18H10M00S" calcext:value-type="time">
            <text:p>18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66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2-16" calcext:value-type="date">
            <text:p>2019-12-16</text:p>
          </table:table-cell>
          <table:table-cell table:style-name="ce3" office:value-type="time" office:time-value="PT09H46M00S" calcext:value-type="time">
            <text:p>09:46</text:p>
          </table:table-cell>
          <table:table-cell table:style-name="ce3" office:value-type="time" office:time-value="PT17H46M00S" calcext:value-type="time">
            <text:p>17: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64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2-17" calcext:value-type="date">
            <text:p>2019-12-17</text:p>
          </table:table-cell>
          <table:table-cell table:style-name="ce3" office:value-type="time" office:time-value="PT10H25M00S" calcext:value-type="time">
            <text:p>10:25</text:p>
          </table:table-cell>
          <table:table-cell table:style-name="ce3" office:value-type="time" office:time-value="PT18H25M00S" calcext:value-type="time">
            <text:p>18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14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2-17" calcext:value-type="date">
            <text:p>2019-12-17</text:p>
          </table:table-cell>
          <table:table-cell table:style-name="ce3" office:value-type="time" office:time-value="PT12H20M00S" calcext:value-type="time">
            <text:p>12:20</text:p>
          </table:table-cell>
          <table:table-cell table:style-name="ce3" office:value-type="time" office:time-value="PT20H20M00S" calcext:value-type="time">
            <text:p>20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61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2-17" calcext:value-type="date">
            <text:p>2019-12-17</text:p>
          </table:table-cell>
          <table:table-cell table:style-name="ce3" office:value-type="time" office:time-value="PT06H47M00S" calcext:value-type="time">
            <text:p>06:47</text:p>
          </table:table-cell>
          <table:table-cell table:style-name="ce3" office:value-type="time" office:time-value="PT14H47M00S" calcext:value-type="time">
            <text:p>14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32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2-18" calcext:value-type="date">
            <text:p>2019-12-18</text:p>
          </table:table-cell>
          <table:table-cell table:style-name="ce3" office:value-type="time" office:time-value="PT06H27M00S" calcext:value-type="time">
            <text:p>06:27</text:p>
          </table:table-cell>
          <table:table-cell table:style-name="ce3" office:value-type="time" office:time-value="PT14H27M00S" calcext:value-type="time">
            <text:p>14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70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2-18" calcext:value-type="date">
            <text:p>2019-12-18</text:p>
          </table:table-cell>
          <table:table-cell table:style-name="ce3" office:value-type="time" office:time-value="PT06H23M00S" calcext:value-type="time">
            <text:p>06:23</text:p>
          </table:table-cell>
          <table:table-cell table:style-name="ce3" office:value-type="time" office:time-value="PT14H23M00S" calcext:value-type="time">
            <text:p>14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34</text:p>
          </table:table-cell>
          <table:table-cell office:value-type="string" calcext:value-type="string">
            <text:p>emp00059</text:p>
          </table:table-cell>
          <table:table-cell table:style-name="ce4" office:value-type="date" office:date-value="2019-12-18" calcext:value-type="date">
            <text:p>2019-12-18</text:p>
          </table:table-cell>
          <table:table-cell table:style-name="ce3" office:value-type="time" office:time-value="PT12H55M00S" calcext:value-type="time">
            <text:p>12:55</text:p>
          </table:table-cell>
          <table:table-cell table:style-name="ce3" office:value-type="time" office:time-value="PT20H55M00S" calcext:value-type="time">
            <text:p>20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62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2-18" calcext:value-type="date">
            <text:p>2019-12-18</text:p>
          </table:table-cell>
          <table:table-cell table:style-name="ce3" office:value-type="time" office:time-value="PT07H23M00S" calcext:value-type="time">
            <text:p>07:23</text:p>
          </table:table-cell>
          <table:table-cell table:style-name="ce3" office:value-type="time" office:time-value="PT15H23M00S" calcext:value-type="time">
            <text:p>15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14</text:p>
          </table:table-cell>
          <table:table-cell office:value-type="string" calcext:value-type="string">
            <text:p>emp00087</text:p>
          </table:table-cell>
          <table:table-cell table:style-name="ce4" office:value-type="date" office:date-value="2019-12-18" calcext:value-type="date">
            <text:p>2019-12-18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14H00M00S" calcext:value-type="time">
            <text:p>14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08</text:p>
          </table:table-cell>
          <table:table-cell office:value-type="string" calcext:value-type="string">
            <text:p>emp00046</text:p>
          </table:table-cell>
          <table:table-cell table:style-name="ce4" office:value-type="date" office:date-value="2019-12-18" calcext:value-type="date">
            <text:p>2019-12-18</text:p>
          </table:table-cell>
          <table:table-cell table:style-name="ce3" office:value-type="time" office:time-value="PT10H06M00S" calcext:value-type="time">
            <text:p>10:06</text:p>
          </table:table-cell>
          <table:table-cell table:style-name="ce3" office:value-type="time" office:time-value="PT18H06M00S" calcext:value-type="time">
            <text:p>18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8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2-18" calcext:value-type="date">
            <text:p>2019-12-18</text:p>
          </table:table-cell>
          <table:table-cell table:style-name="ce3" office:value-type="time" office:time-value="PT10H23M00S" calcext:value-type="time">
            <text:p>10:23</text:p>
          </table:table-cell>
          <table:table-cell table:style-name="ce3" office:value-type="time" office:time-value="PT18H23M00S" calcext:value-type="time">
            <text:p>18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89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2-19" calcext:value-type="date">
            <text:p>2019-12-19</text:p>
          </table:table-cell>
          <table:table-cell table:style-name="ce3" office:value-type="time" office:time-value="PT07H09M00S" calcext:value-type="time">
            <text:p>07:09</text:p>
          </table:table-cell>
          <table:table-cell table:style-name="ce3" office:value-type="time" office:time-value="PT15H09M00S" calcext:value-type="time">
            <text:p>15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8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2-19" calcext:value-type="date">
            <text:p>2019-12-19</text:p>
          </table:table-cell>
          <table:table-cell table:style-name="ce3" office:value-type="time" office:time-value="PT12H56M00S" calcext:value-type="time">
            <text:p>12:56</text:p>
          </table:table-cell>
          <table:table-cell table:style-name="ce3" office:value-type="time" office:time-value="PT20H56M00S" calcext:value-type="time">
            <text:p>20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82</text:p>
          </table:table-cell>
          <table:table-cell office:value-type="string" calcext:value-type="string">
            <text:p>emp00068</text:p>
          </table:table-cell>
          <table:table-cell table:style-name="ce4" office:value-type="date" office:date-value="2019-12-19" calcext:value-type="date">
            <text:p>2019-12-19</text:p>
          </table:table-cell>
          <table:table-cell table:style-name="ce3" office:value-type="time" office:time-value="PT11H07M00S" calcext:value-type="time">
            <text:p>11:07</text:p>
          </table:table-cell>
          <table:table-cell table:style-name="ce3" office:value-type="time" office:time-value="PT19H07M00S" calcext:value-type="time">
            <text:p>19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0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2-19" calcext:value-type="date">
            <text:p>2019-12-19</text:p>
          </table:table-cell>
          <table:table-cell table:style-name="ce3" office:value-type="time" office:time-value="PT11H41M00S" calcext:value-type="time">
            <text:p>11:41</text:p>
          </table:table-cell>
          <table:table-cell table:style-name="ce3" office:value-type="time" office:time-value="PT19H41M00S" calcext:value-type="time">
            <text:p>19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3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2-19" calcext:value-type="date">
            <text:p>2019-12-19</text:p>
          </table:table-cell>
          <table:table-cell table:style-name="ce3" office:value-type="time" office:time-value="PT06H16M00S" calcext:value-type="time">
            <text:p>06:16</text:p>
          </table:table-cell>
          <table:table-cell table:style-name="ce3" office:value-type="time" office:time-value="PT14H16M00S" calcext:value-type="time">
            <text:p>14: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319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2-20" calcext:value-type="date">
            <text:p>2019-12-20</text:p>
          </table:table-cell>
          <table:table-cell table:style-name="ce3" office:value-type="time" office:time-value="PT09H26M00S" calcext:value-type="time">
            <text:p>09:26</text:p>
          </table:table-cell>
          <table:table-cell table:style-name="ce3" office:value-type="time" office:time-value="PT17H26M00S" calcext:value-type="time">
            <text:p>17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21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2-20" calcext:value-type="date">
            <text:p>2019-12-20</text:p>
          </table:table-cell>
          <table:table-cell table:style-name="ce3" office:value-type="time" office:time-value="PT09H51M00S" calcext:value-type="time">
            <text:p>09:51</text:p>
          </table:table-cell>
          <table:table-cell table:style-name="ce3" office:value-type="time" office:time-value="PT17H51M00S" calcext:value-type="time">
            <text:p>17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42</text:p>
          </table:table-cell>
          <table:table-cell office:value-type="string" calcext:value-type="string">
            <text:p>emp00079</text:p>
          </table:table-cell>
          <table:table-cell table:style-name="ce4" office:value-type="date" office:date-value="2019-12-21" calcext:value-type="date">
            <text:p>2019-12-21</text:p>
          </table:table-cell>
          <table:table-cell table:style-name="ce3" office:value-type="time" office:time-value="PT07H44M00S" calcext:value-type="time">
            <text:p>07:44</text:p>
          </table:table-cell>
          <table:table-cell table:style-name="ce3" office:value-type="time" office:time-value="PT15H44M00S" calcext:value-type="time">
            <text:p>15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37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2-21" calcext:value-type="date">
            <text:p>2019-12-21</text:p>
          </table:table-cell>
          <table:table-cell table:style-name="ce3" office:value-type="time" office:time-value="PT12H42M00S" calcext:value-type="time">
            <text:p>12:42</text:p>
          </table:table-cell>
          <table:table-cell table:style-name="ce3" office:value-type="time" office:time-value="PT20H42M00S" calcext:value-type="time">
            <text:p>20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5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2-21" calcext:value-type="date">
            <text:p>2019-12-21</text:p>
          </table:table-cell>
          <table:table-cell table:style-name="ce3" office:value-type="time" office:time-value="PT10H08M00S" calcext:value-type="time">
            <text:p>10:08</text:p>
          </table:table-cell>
          <table:table-cell table:style-name="ce3" office:value-type="time" office:time-value="PT18H08M00S" calcext:value-type="time">
            <text:p>18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73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2-22" calcext:value-type="date">
            <text:p>2019-12-22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14H55M00S" calcext:value-type="time">
            <text:p>14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65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2-22" calcext:value-type="date">
            <text:p>2019-12-22</text:p>
          </table:table-cell>
          <table:table-cell table:style-name="ce3" office:value-type="time" office:time-value="PT12H51M00S" calcext:value-type="time">
            <text:p>12:51</text:p>
          </table:table-cell>
          <table:table-cell table:style-name="ce3" office:value-type="time" office:time-value="PT20H51M00S" calcext:value-type="time">
            <text:p>20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41</text:p>
          </table:table-cell>
          <table:table-cell office:value-type="string" calcext:value-type="string">
            <text:p>emp00044</text:p>
          </table:table-cell>
          <table:table-cell table:style-name="ce4" office:value-type="date" office:date-value="2019-12-22" calcext:value-type="date">
            <text:p>2019-12-22</text:p>
          </table:table-cell>
          <table:table-cell table:style-name="ce3" office:value-type="time" office:time-value="PT06H36M00S" calcext:value-type="time">
            <text:p>06:36</text:p>
          </table:table-cell>
          <table:table-cell table:style-name="ce3" office:value-type="time" office:time-value="PT14H36M00S" calcext:value-type="time">
            <text:p>14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53</text:p>
          </table:table-cell>
          <table:table-cell office:value-type="string" calcext:value-type="string">
            <text:p>emp00098</text:p>
          </table:table-cell>
          <table:table-cell table:style-name="ce4" office:value-type="date" office:date-value="2019-12-22" calcext:value-type="date">
            <text:p>2019-12-22</text:p>
          </table:table-cell>
          <table:table-cell table:style-name="ce3" office:value-type="time" office:time-value="PT12H05M00S" calcext:value-type="time">
            <text:p>12:05</text:p>
          </table:table-cell>
          <table:table-cell table:style-name="ce3" office:value-type="time" office:time-value="PT20H05M00S" calcext:value-type="time">
            <text:p>20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39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2-23" calcext:value-type="date">
            <text:p>2019-12-23</text:p>
          </table:table-cell>
          <table:table-cell table:style-name="ce3" office:value-type="time" office:time-value="PT06H56M00S" calcext:value-type="time">
            <text:p>06:56</text:p>
          </table:table-cell>
          <table:table-cell table:style-name="ce3" office:value-type="time" office:time-value="PT14H56M00S" calcext:value-type="time">
            <text:p>14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66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2-23" calcext:value-type="date">
            <text:p>2019-12-23</text:p>
          </table:table-cell>
          <table:table-cell table:style-name="ce3" office:value-type="time" office:time-value="PT10H12M00S" calcext:value-type="time">
            <text:p>10:12</text:p>
          </table:table-cell>
          <table:table-cell table:style-name="ce3" office:value-type="time" office:time-value="PT18H12M00S" calcext:value-type="time">
            <text:p>18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18</text:p>
          </table:table-cell>
          <table:table-cell office:value-type="string" calcext:value-type="string">
            <text:p>emp00049</text:p>
          </table:table-cell>
          <table:table-cell table:style-name="ce4" office:value-type="date" office:date-value="2019-12-24" calcext:value-type="date">
            <text:p>2019-12-24</text:p>
          </table:table-cell>
          <table:table-cell table:style-name="ce3" office:value-type="time" office:time-value="PT12H36M00S" calcext:value-type="time">
            <text:p>12:36</text:p>
          </table:table-cell>
          <table:table-cell table:style-name="ce3" office:value-type="time" office:time-value="PT20H36M00S" calcext:value-type="time">
            <text:p>20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34</text:p>
          </table:table-cell>
          <table:table-cell office:value-type="string" calcext:value-type="string">
            <text:p>emp00035</text:p>
          </table:table-cell>
          <table:table-cell table:style-name="ce4" office:value-type="date" office:date-value="2019-12-24" calcext:value-type="date">
            <text:p>2019-12-24</text:p>
          </table:table-cell>
          <table:table-cell table:style-name="ce3" office:value-type="time" office:time-value="PT06H51M00S" calcext:value-type="time">
            <text:p>06:51</text:p>
          </table:table-cell>
          <table:table-cell table:style-name="ce3" office:value-type="time" office:time-value="PT14H51M00S" calcext:value-type="time">
            <text:p>14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171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2-24" calcext:value-type="date">
            <text:p>2019-12-24</text:p>
          </table:table-cell>
          <table:table-cell table:style-name="ce3" office:value-type="time" office:time-value="PT12H06M00S" calcext:value-type="time">
            <text:p>12:06</text:p>
          </table:table-cell>
          <table:table-cell table:style-name="ce3" office:value-type="time" office:time-value="PT20H06M00S" calcext:value-type="time">
            <text:p>20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63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2-25" calcext:value-type="date">
            <text:p>2019-12-25</text:p>
          </table:table-cell>
          <table:table-cell table:style-name="ce3" office:value-type="time" office:time-value="PT07H42M00S" calcext:value-type="time">
            <text:p>07:42</text:p>
          </table:table-cell>
          <table:table-cell table:style-name="ce3" office:value-type="time" office:time-value="PT15H42M00S" calcext:value-type="time">
            <text:p>15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79</text:p>
          </table:table-cell>
          <table:table-cell office:value-type="string" calcext:value-type="string">
            <text:p>emp00092</text:p>
          </table:table-cell>
          <table:table-cell table:style-name="ce4" office:value-type="date" office:date-value="2019-12-25" calcext:value-type="date">
            <text:p>2019-12-25</text:p>
          </table:table-cell>
          <table:table-cell table:style-name="ce3" office:value-type="time" office:time-value="PT09H25M00S" calcext:value-type="time">
            <text:p>09:25</text:p>
          </table:table-cell>
          <table:table-cell table:style-name="ce3" office:value-type="time" office:time-value="PT17H25M00S" calcext:value-type="time">
            <text:p>17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08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2-25" calcext:value-type="date">
            <text:p>2019-12-25</text:p>
          </table:table-cell>
          <table:table-cell table:style-name="ce3" office:value-type="time" office:time-value="PT08H20M00S" calcext:value-type="time">
            <text:p>08:20</text:p>
          </table:table-cell>
          <table:table-cell table:style-name="ce3" office:value-type="time" office:time-value="PT16H20M00S" calcext:value-type="time">
            <text:p>16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21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2-25" calcext:value-type="date">
            <text:p>2019-12-25</text:p>
          </table:table-cell>
          <table:table-cell table:style-name="ce3" office:value-type="time" office:time-value="PT09H55M00S" calcext:value-type="time">
            <text:p>09:55</text:p>
          </table:table-cell>
          <table:table-cell table:style-name="ce3" office:value-type="time" office:time-value="PT17H55M00S" calcext:value-type="time">
            <text:p>17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08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2-26" calcext:value-type="date">
            <text:p>2019-12-26</text:p>
          </table:table-cell>
          <table:table-cell table:style-name="ce3" office:value-type="time" office:time-value="PT09H47M00S" calcext:value-type="time">
            <text:p>09:47</text:p>
          </table:table-cell>
          <table:table-cell table:style-name="ce3" office:value-type="time" office:time-value="PT17H47M00S" calcext:value-type="time">
            <text:p>17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092</text:p>
          </table:table-cell>
          <table:table-cell office:value-type="string" calcext:value-type="string">
            <text:p>emp00066</text:p>
          </table:table-cell>
          <table:table-cell table:style-name="ce4" office:value-type="date" office:date-value="2019-12-27" calcext:value-type="date">
            <text:p>2019-12-27</text:p>
          </table:table-cell>
          <table:table-cell table:style-name="ce3" office:value-type="time" office:time-value="PT08H41M00S" calcext:value-type="time">
            <text:p>08:41</text:p>
          </table:table-cell>
          <table:table-cell table:style-name="ce3" office:value-type="time" office:time-value="PT16H41M00S" calcext:value-type="time">
            <text:p>16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99</text:p>
          </table:table-cell>
          <table:table-cell office:value-type="string" calcext:value-type="string">
            <text:p>emp00010</text:p>
          </table:table-cell>
          <table:table-cell table:style-name="ce4" office:value-type="date" office:date-value="2019-12-27" calcext:value-type="date">
            <text:p>2019-12-27</text:p>
          </table:table-cell>
          <table:table-cell table:style-name="ce3" office:value-type="time" office:time-value="PT11H09M00S" calcext:value-type="time">
            <text:p>11:09</text:p>
          </table:table-cell>
          <table:table-cell table:style-name="ce3" office:value-type="time" office:time-value="PT19H09M00S" calcext:value-type="time">
            <text:p>19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732</text:p>
          </table:table-cell>
          <table:table-cell office:value-type="string" calcext:value-type="string">
            <text:p>emp00089</text:p>
          </table:table-cell>
          <table:table-cell table:style-name="ce4" office:value-type="date" office:date-value="2019-12-27" calcext:value-type="date">
            <text:p>2019-12-27</text:p>
          </table:table-cell>
          <table:table-cell table:style-name="ce3" office:value-type="time" office:time-value="PT08H53M00S" calcext:value-type="time">
            <text:p>08:53</text:p>
          </table:table-cell>
          <table:table-cell table:style-name="ce3" office:value-type="time" office:time-value="PT16H53M00S" calcext:value-type="time">
            <text:p>16: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53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2-27" calcext:value-type="date">
            <text:p>2019-12-27</text:p>
          </table:table-cell>
          <table:table-cell table:style-name="ce3" office:value-type="time" office:time-value="PT11H36M00S" calcext:value-type="time">
            <text:p>11:36</text:p>
          </table:table-cell>
          <table:table-cell table:style-name="ce3" office:value-type="time" office:time-value="PT19H36M00S" calcext:value-type="time">
            <text:p>19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19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2-28" calcext:value-type="date">
            <text:p>2019-12-28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19H00M00S" calcext:value-type="time">
            <text:p>19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545</text:p>
          </table:table-cell>
          <table:table-cell office:value-type="string" calcext:value-type="string">
            <text:p>emp00001</text:p>
          </table:table-cell>
          <table:table-cell table:style-name="ce4" office:value-type="date" office:date-value="2019-12-28" calcext:value-type="date">
            <text:p>2019-12-28</text:p>
          </table:table-cell>
          <table:table-cell table:style-name="ce3" office:value-type="time" office:time-value="PT12H52M00S" calcext:value-type="time">
            <text:p>12:52</text:p>
          </table:table-cell>
          <table:table-cell table:style-name="ce3" office:value-type="time" office:time-value="PT20H52M00S" calcext:value-type="time">
            <text:p>20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927</text:p>
          </table:table-cell>
          <table:table-cell office:value-type="string" calcext:value-type="string">
            <text:p>emp00088</text:p>
          </table:table-cell>
          <table:table-cell table:style-name="ce4" office:value-type="date" office:date-value="2019-12-28" calcext:value-type="date">
            <text:p>2019-12-28</text:p>
          </table:table-cell>
          <table:table-cell table:style-name="ce3" office:value-type="time" office:time-value="PT12H55M00S" calcext:value-type="time">
            <text:p>12:55</text:p>
          </table:table-cell>
          <table:table-cell table:style-name="ce3" office:value-type="time" office:time-value="PT20H55M00S" calcext:value-type="time">
            <text:p>20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1029</text:p>
          </table:table-cell>
          <table:table-cell office:value-type="string" calcext:value-type="string">
            <text:p>emp00019</text:p>
          </table:table-cell>
          <table:table-cell table:style-name="ce4" office:value-type="date" office:date-value="2019-12-28" calcext:value-type="date">
            <text:p>2019-12-28</text:p>
          </table:table-cell>
          <table:table-cell table:style-name="ce3" office:value-type="time" office:time-value="PT09H55M00S" calcext:value-type="time">
            <text:p>09:55</text:p>
          </table:table-cell>
          <table:table-cell table:style-name="ce3" office:value-type="time" office:time-value="PT17H55M00S" calcext:value-type="time">
            <text:p>17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208</text:p>
          </table:table-cell>
          <table:table-cell office:value-type="string" calcext:value-type="string">
            <text:p>emp00116</text:p>
          </table:table-cell>
          <table:table-cell table:style-name="ce4" office:value-type="date" office:date-value="2019-12-29" calcext:value-type="date">
            <text:p>2019-12-29</text:p>
          </table:table-cell>
          <table:table-cell table:style-name="ce3" office:value-type="time" office:time-value="PT08H20M00S" calcext:value-type="time">
            <text:p>08:20</text:p>
          </table:table-cell>
          <table:table-cell table:style-name="ce3" office:value-type="time" office:time-value="PT16H20M00S" calcext:value-type="time">
            <text:p>16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471</text:p>
          </table:table-cell>
          <table:table-cell office:value-type="string" calcext:value-type="string">
            <text:p>emp00048</text:p>
          </table:table-cell>
          <table:table-cell table:style-name="ce4" office:value-type="date" office:date-value="2019-12-29" calcext:value-type="date">
            <text:p>2019-12-29</text:p>
          </table:table-cell>
          <table:table-cell table:style-name="ce3" office:value-type="time" office:time-value="PT06H02M00S" calcext:value-type="time">
            <text:p>06:02</text:p>
          </table:table-cell>
          <table:table-cell table:style-name="ce3" office:value-type="time" office:time-value="PT14H02M00S" calcext:value-type="time">
            <text:p>14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N000816</text:p>
          </table:table-cell>
          <table:table-cell office:value-type="string" calcext:value-type="string">
            <text:p>emp00059</text:p>
          </table:table-cell>
          <table:table-cell table:style-name="ce4" office:value-type="date" office:date-value="2019-12-29" calcext:value-type="date">
            <text:p>2019-12-29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15H00M00S" calcext:value-type="time">
            <text:p>15:00</text:p>
          </table:table-cell>
          <table:table-cell table:number-columns-repeated="1019"/>
        </table:table-row>
        <table:table-row table:style-name="ro1" table:number-rows-repeated="751">
          <table:table-cell table:number-columns-repeated="3"/>
          <table:table-cell table:style-name="ce3" table:number-columns-repeated="2"/>
          <table:table-cell table:number-columns-repeated="1019"/>
        </table:table-row>
        <table:table-row table:style-name="ro1" table:number-rows-repeated="1046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jornadas.A2:jornadas.AMJ125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/>
      <number:text>/</number:text>
      <number:year number:style="long"/>
    </number:date-style>
    <number:date-style style:name="N10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08" number:title="Definido por el usuario">
      <number:text-content/>
      <style:map style:condition="value()&lt;=1.79769313486232E+308" style:apply-style-name="N108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5f_BuiltIn_5f_20_25__20_-_20_Énfasis1" style:display-name="Excel_BuiltIn_20% - Énfasis1" style:family="table-cell" style:parent-style-name="Default" style:data-style-name="N0">
      <style:table-cell-properties fo:background-color="#ccffff" style:vertical-align="automatic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creation-date>2019-07-23T19:14:41Z</meta:creation-date>
    <dc:date>2019-08-03T20:18:21.922000000</dc:date>
    <meta:editing-cycles>5</meta:editing-cycles>
    <meta:editing-duration>PT57M28S</meta:editing-duration>
    <meta:document-statistic meta:table-count="1" meta:cell-count="6250" meta:object-count="0"/>
  </office:meta>
</office:document-meta>
</file>